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prosumer_id</text:p>
          </table:table-cell>
          <table:table-cell table:style-name="ce1" office:value-type="string" calcext:value-type="string">
            <text:p>prosumer_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total_consumption</text:p>
          </table:table-cell>
          <table:table-cell table:style-name="ce1" office:value-type="string" calcext:value-type="string">
            <text:p>total_production</text:p>
          </table:table-cell>
          <table:table-cell table:style-name="ce1" office:value-type="string" calcext:value-type="string">
            <text:p>max_consumption</text:p>
          </table:table-cell>
          <table:table-cell table:style-name="ce1" office:value-type="string" calcext:value-type="string">
            <text:p>max_production</text:p>
          </table:table-cell>
          <table:table-cell table:style-name="ce1" office:value-type="string" calcext:value-type="string">
            <text:p>avg_total_consumption</text:p>
          </table:table-cell>
          <table:table-cell table:style-name="ce1" office:value-type="string" calcext:value-type="string">
            <text:p>avg_total_production</text:p>
          </table:table-cell>
          <table:table-cell table:style-name="ce1" office:value-type="string" calcext:value-type="string">
            <text:p>avg_max_consumption</text:p>
          </table:table-cell>
          <table:table-cell table:style-name="ce1" office:value-type="string" calcext:value-type="string">
            <text:p>avg_max_production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HEDNO_commercial_MV_5031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696406.159999996" calcext:value-type="float">
            <text:p>696406,159999996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,68</text:p>
          </table:table-cell>
          <table:table-cell/>
          <table:table-cell office:value-type="float" office:value="58032.9133333334" calcext:value-type="float">
            <text:p>58032,9133333334</text:p>
          </table:table-cell>
          <table:table-cell office:value-type="float" office:value="0" calcext:value-type="float">
            <text:p>0</text:p>
          </table:table-cell>
          <table:table-cell office:value-type="float" office:value="31.9666666666667" calcext:value-type="float">
            <text:p>31,9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]+[.J2]&gt;0)" office:value-type="boolean" office:boolean-value="true" calcext:value-type="boolean">
            <text:p>ΣΩΣΤΌ</text:p>
          </table:table-cell>
          <table:table-cell table:formula="of:=IF([.I2]+[.K2]&gt;0)" office:value-type="boolean" office:boolean-value="false" calcext:value-type="boolean">
            <text:p>ΛΆΘΟΣ</text:p>
          </table:table-cell>
          <table:table-cell/>
          <table:table-cell table:formula="of:=IF(AND([.M2];[.N2]);&quot;ERROR&quot;;&quot;&quot;)">
            <text:p/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HEDNO_commercial_MV_5032</text:p>
          </table:table-cell>
          <table:table-cell office:value-type="string" calcext:value-type="string">
            <text:p>Καρδίτσας</text:p>
          </table:table-cell>
          <table:table-cell office:value-type="float" office:value="405379.040000001" calcext:value-type="float">
            <text:p>405379,0400000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3781.0733333333" calcext:value-type="float">
            <text:p>33781,0733333333</text:p>
          </table:table-cell>
          <table:table-cell office:value-type="float" office:value="0" calcext:value-type="float">
            <text:p>0</text:p>
          </table:table-cell>
          <table:table-cell office:value-type="float" office:value="22.7066666666667" calcext:value-type="float">
            <text:p>22,70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]+[.J3]&gt;0)" office:value-type="boolean" office:boolean-value="true" calcext:value-type="boolean">
            <text:p>ΣΩΣΤΌ</text:p>
          </table:table-cell>
          <table:table-cell table:formula="of:=IF([.I3]+[.K3]&gt;0)" office:value-type="boolean" office:boolean-value="false" calcext:value-type="boolean">
            <text:p>ΛΆΘΟΣ</text:p>
          </table:table-cell>
          <table:table-cell/>
          <table:table-cell table:formula="of:=IF(AND([.M3];[.N3]);&quot;ERROR&quot;;&quot;&quot;)">
            <text:p/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HEDNO_commercial_MV_5033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215588.08" calcext:value-type="float">
            <text:p>215588,08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,8</text:p>
          </table:table-cell>
          <table:table-cell/>
          <table:table-cell office:value-type="float" office:value="17965.2866666667" calcext:value-type="float">
            <text:p>17965,2866666667</text:p>
          </table:table-cell>
          <table:table-cell office:value-type="float" office:value="0" calcext:value-type="float">
            <text:p>0</text:p>
          </table:table-cell>
          <table:table-cell office:value-type="float" office:value="18.3533333333333" calcext:value-type="float">
            <text:p>18,35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]+[.J4]&gt;0)" office:value-type="boolean" office:boolean-value="true" calcext:value-type="boolean">
            <text:p>ΣΩΣΤΌ</text:p>
          </table:table-cell>
          <table:table-cell table:formula="of:=IF([.I4]+[.K4]&gt;0)" office:value-type="boolean" office:boolean-value="false" calcext:value-type="boolean">
            <text:p>ΛΆΘΟΣ</text:p>
          </table:table-cell>
          <table:table-cell/>
          <table:table-cell table:formula="of:=IF(AND([.M4];[.N4]);&quot;ERROR&quot;;&quot;&quot;)">
            <text:p/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HEDNO_commercial_MV_5034</text:p>
          </table:table-cell>
          <table:table-cell office:value-type="string" calcext:value-type="string">
            <text:p>Πάτρας</text:p>
          </table:table-cell>
          <table:table-cell office:value-type="float" office:value="1961991.5" calcext:value-type="float">
            <text:p>1961991,5</text:p>
          </table:table-cell>
          <table:table-cell office:value-type="float" office:value="0" calcext:value-type="float">
            <text:p>0</text:p>
          </table:table-cell>
          <table:table-cell office:value-type="float" office:value="109.5" calcext:value-type="float">
            <text:p>109,5</text:p>
          </table:table-cell>
          <table:table-cell/>
          <table:table-cell office:value-type="float" office:value="163496.916666667" calcext:value-type="float">
            <text:p>163496,916666667</text:p>
          </table:table-cell>
          <table:table-cell office:value-type="float" office:value="0" calcext:value-type="float">
            <text:p>0</text:p>
          </table:table-cell>
          <table:table-cell office:value-type="float" office:value="91.625" calcext:value-type="float">
            <text:p>91,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]+[.J5]&gt;0)" office:value-type="boolean" office:boolean-value="true" calcext:value-type="boolean">
            <text:p>ΣΩΣΤΌ</text:p>
          </table:table-cell>
          <table:table-cell table:formula="of:=IF([.I5]+[.K5]&gt;0)" office:value-type="boolean" office:boolean-value="false" calcext:value-type="boolean">
            <text:p>ΛΆΘΟΣ</text:p>
          </table:table-cell>
          <table:table-cell/>
          <table:table-cell table:formula="of:=IF(AND([.M5];[.N5]);&quot;ERROR&quot;;&quot;&quot;)">
            <text:p/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HEDNO_commercial_MV_5035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1569548.8" calcext:value-type="float">
            <text:p>1569548,8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,8</text:p>
          </table:table-cell>
          <table:table-cell/>
          <table:table-cell office:value-type="float" office:value="130794.183333333" calcext:value-type="float">
            <text:p>130794,183333333</text:p>
          </table:table-cell>
          <table:table-cell office:value-type="float" office:value="0" calcext:value-type="float">
            <text:p>0</text:p>
          </table:table-cell>
          <table:table-cell office:value-type="float" office:value="73.65" calcext:value-type="float">
            <text:p>73,6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6]+[.J6]&gt;0)" office:value-type="boolean" office:boolean-value="true" calcext:value-type="boolean">
            <text:p>ΣΩΣΤΌ</text:p>
          </table:table-cell>
          <table:table-cell table:formula="of:=IF([.I6]+[.K6]&gt;0)" office:value-type="boolean" office:boolean-value="false" calcext:value-type="boolean">
            <text:p>ΛΆΘΟΣ</text:p>
          </table:table-cell>
          <table:table-cell/>
          <table:table-cell table:formula="of:=IF(AND([.M6];[.N6]);&quot;ERROR&quot;;&quot;&quot;)">
            <text:p/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HEDNO_commercial_MV_5036</text:p>
          </table:table-cell>
          <table:table-cell office:value-type="string" calcext:value-type="string">
            <text:p>Πάτρας</text:p>
          </table:table-cell>
          <table:table-cell office:value-type="float" office:value="817073.599999998" calcext:value-type="float">
            <text:p>817073,599999998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,6</text:p>
          </table:table-cell>
          <table:table-cell/>
          <table:table-cell office:value-type="float" office:value="68088.6166666667" calcext:value-type="float">
            <text:p>68088,6166666667</text:p>
          </table:table-cell>
          <table:table-cell office:value-type="float" office:value="0" calcext:value-type="float">
            <text:p>0</text:p>
          </table:table-cell>
          <table:table-cell office:value-type="float" office:value="39.7833333333333" calcext:value-type="float">
            <text:p>39,78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7]+[.J7]&gt;0)" office:value-type="boolean" office:boolean-value="true" calcext:value-type="boolean">
            <text:p>ΣΩΣΤΌ</text:p>
          </table:table-cell>
          <table:table-cell table:formula="of:=IF([.I7]+[.K7]&gt;0)" office:value-type="boolean" office:boolean-value="false" calcext:value-type="boolean">
            <text:p>ΛΆΘΟΣ</text:p>
          </table:table-cell>
          <table:table-cell/>
          <table:table-cell table:formula="of:=IF(AND([.M7];[.N7]);&quot;ERROR&quot;;&quot;&quot;)">
            <text:p/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HEDNO_commercial_MV_5037</text:p>
          </table:table-cell>
          <table:table-cell office:value-type="string" calcext:value-type="string">
            <text:p>Πάτρας</text:p>
          </table:table-cell>
          <table:table-cell office:value-type="float" office:value="595735.800000002" calcext:value-type="float">
            <text:p>595735,800000002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,4</text:p>
          </table:table-cell>
          <table:table-cell/>
          <table:table-cell office:value-type="float" office:value="49643.9166666667" calcext:value-type="float">
            <text:p>49643,9166666667</text:p>
          </table:table-cell>
          <table:table-cell office:value-type="float" office:value="0" calcext:value-type="float">
            <text:p>0</text:p>
          </table:table-cell>
          <table:table-cell office:value-type="float" office:value="28.6833333333333" calcext:value-type="float">
            <text:p>28,68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8]+[.J8]&gt;0)" office:value-type="boolean" office:boolean-value="true" calcext:value-type="boolean">
            <text:p>ΣΩΣΤΌ</text:p>
          </table:table-cell>
          <table:table-cell table:formula="of:=IF([.I8]+[.K8]&gt;0)" office:value-type="boolean" office:boolean-value="false" calcext:value-type="boolean">
            <text:p>ΛΆΘΟΣ</text:p>
          </table:table-cell>
          <table:table-cell/>
          <table:table-cell table:formula="of:=IF(AND([.M8];[.N8]);&quot;ERROR&quot;;&quot;&quot;)">
            <text:p/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HEDNO_commercial_MV_5038</text:p>
          </table:table-cell>
          <table:table-cell office:value-type="string" calcext:value-type="string">
            <text:p>Πάτρας</text:p>
          </table:table-cell>
          <table:table-cell office:value-type="float" office:value="2752440" calcext:value-type="float">
            <text:p>2752440</text:p>
          </table:table-cell>
          <table:table-cell office:value-type="float" office:value="0" calcext:value-type="float">
            <text:p>0</text:p>
          </table:table-cell>
          <table:table-cell office:value-type="float" office:value="197.5" calcext:value-type="float">
            <text:p>197,5</text:p>
          </table:table-cell>
          <table:table-cell/>
          <table:table-cell office:value-type="float" office:value="229367.333333333" calcext:value-type="float">
            <text:p>229367,333333333</text:p>
          </table:table-cell>
          <table:table-cell office:value-type="float" office:value="0" calcext:value-type="float">
            <text:p>0</text:p>
          </table:table-cell>
          <table:table-cell office:value-type="float" office:value="167.5" calcext:value-type="float">
            <text:p>167,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9]+[.J9]&gt;0)" office:value-type="boolean" office:boolean-value="true" calcext:value-type="boolean">
            <text:p>ΣΩΣΤΌ</text:p>
          </table:table-cell>
          <table:table-cell table:formula="of:=IF([.I9]+[.K9]&gt;0)" office:value-type="boolean" office:boolean-value="false" calcext:value-type="boolean">
            <text:p>ΛΆΘΟΣ</text:p>
          </table:table-cell>
          <table:table-cell/>
          <table:table-cell table:formula="of:=IF(AND([.M9];[.N9]);&quot;ERROR&quot;;&quot;&quot;)">
            <text:p/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HEDNO_commercial_MV_5039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605450.699999997" calcext:value-type="float">
            <text:p>605450,699999997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,2</text:p>
          </table:table-cell>
          <table:table-cell/>
          <table:table-cell office:value-type="float" office:value="50453.6416666666" calcext:value-type="float">
            <text:p>50453,6416666666</text:p>
          </table:table-cell>
          <table:table-cell office:value-type="float" office:value="0" calcext:value-type="float">
            <text:p>0</text:p>
          </table:table-cell>
          <table:table-cell office:value-type="float" office:value="34.2666666666667" calcext:value-type="float">
            <text:p>34,2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0]+[.J10]&gt;0)" office:value-type="boolean" office:boolean-value="true" calcext:value-type="boolean">
            <text:p>ΣΩΣΤΌ</text:p>
          </table:table-cell>
          <table:table-cell table:formula="of:=IF([.I10]+[.K10]&gt;0)" office:value-type="boolean" office:boolean-value="false" calcext:value-type="boolean">
            <text:p>ΛΆΘΟΣ</text:p>
          </table:table-cell>
          <table:table-cell/>
          <table:table-cell table:formula="of:=IF(AND([.M10];[.N10]);&quot;ERROR&quot;;&quot;&quot;)">
            <text:p/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HEDNO_commercial_MV_5040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229845.999999997" calcext:value-type="float">
            <text:p>229845,999999997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,6</text:p>
          </table:table-cell>
          <table:table-cell/>
          <table:table-cell office:value-type="float" office:value="19153.5833333333" calcext:value-type="float">
            <text:p>19153,5833333333</text:p>
          </table:table-cell>
          <table:table-cell office:value-type="float" office:value="0" calcext:value-type="float">
            <text:p>0</text:p>
          </table:table-cell>
          <table:table-cell office:value-type="float" office:value="23.5333333333333" calcext:value-type="float">
            <text:p>23,5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1]+[.J11]&gt;0)" office:value-type="boolean" office:boolean-value="true" calcext:value-type="boolean">
            <text:p>ΣΩΣΤΌ</text:p>
          </table:table-cell>
          <table:table-cell table:formula="of:=IF([.I11]+[.K11]&gt;0)" office:value-type="boolean" office:boolean-value="false" calcext:value-type="boolean">
            <text:p>ΛΆΘΟΣ</text:p>
          </table:table-cell>
          <table:table-cell/>
          <table:table-cell table:formula="of:=IF(AND([.M11];[.N11]);&quot;ERROR&quot;;&quot;&quot;)">
            <text:p/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HEDNO_commercial_MV_5041</text:p>
          </table:table-cell>
          <table:table-cell office:value-type="string" calcext:value-type="string">
            <text:p>Πάτρας</text:p>
          </table:table-cell>
          <table:table-cell office:value-type="float" office:value="976119.599999998" calcext:value-type="float">
            <text:p>976119,599999998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,6</text:p>
          </table:table-cell>
          <table:table-cell/>
          <table:table-cell office:value-type="float" office:value="81342.15" calcext:value-type="float">
            <text:p>81342,15</text:p>
          </table:table-cell>
          <table:table-cell office:value-type="float" office:value="0" calcext:value-type="float">
            <text:p>0</text:p>
          </table:table-cell>
          <table:table-cell office:value-type="float" office:value="49.65" calcext:value-type="float">
            <text:p>49,6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2]+[.J12]&gt;0)" office:value-type="boolean" office:boolean-value="true" calcext:value-type="boolean">
            <text:p>ΣΩΣΤΌ</text:p>
          </table:table-cell>
          <table:table-cell table:formula="of:=IF([.I12]+[.K12]&gt;0)" office:value-type="boolean" office:boolean-value="false" calcext:value-type="boolean">
            <text:p>ΛΆΘΟΣ</text:p>
          </table:table-cell>
          <table:table-cell/>
          <table:table-cell table:formula="of:=IF(AND([.M12];[.N12]);&quot;ERROR&quot;;&quot;&quot;)">
            <text:p/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HEDNO_commercial_MV_5042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0166307.0000001" calcext:value-type="float">
            <text:p>10166307,0000001</text:p>
          </table:table-cell>
          <table:table-cell office:value-type="float" office:value="0" calcext:value-type="float">
            <text:p>0</text:p>
          </table:table-cell>
          <table:table-cell office:value-type="float" office:value="466.8" calcext:value-type="float">
            <text:p>466,8</text:p>
          </table:table-cell>
          <table:table-cell/>
          <table:table-cell office:value-type="float" office:value="847173.55" calcext:value-type="float">
            <text:p>847173,55</text:p>
          </table:table-cell>
          <table:table-cell office:value-type="float" office:value="0" calcext:value-type="float">
            <text:p>0</text:p>
          </table:table-cell>
          <table:table-cell office:value-type="float" office:value="411.1" calcext:value-type="float">
            <text:p>411,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3]+[.J13]&gt;0)" office:value-type="boolean" office:boolean-value="true" calcext:value-type="boolean">
            <text:p>ΣΩΣΤΌ</text:p>
          </table:table-cell>
          <table:table-cell table:formula="of:=IF([.I13]+[.K13]&gt;0)" office:value-type="boolean" office:boolean-value="false" calcext:value-type="boolean">
            <text:p>ΛΆΘΟΣ</text:p>
          </table:table-cell>
          <table:table-cell/>
          <table:table-cell table:formula="of:=IF(AND([.M13];[.N13]);&quot;ERROR&quot;;&quot;&quot;)">
            <text:p/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HEDNO_commercial_MV_5043</text:p>
          </table:table-cell>
          <table:table-cell office:value-type="string" calcext:value-type="string">
            <text:p>Πτολεμαϊδας</text:p>
          </table:table-cell>
          <table:table-cell office:value-type="float" office:value="537773.339999999" calcext:value-type="float">
            <text:p>537773,339999999</text:p>
          </table:table-cell>
          <table:table-cell office:value-type="float" office:value="0" calcext:value-type="float">
            <text:p>0</text:p>
          </table:table-cell>
          <table:table-cell office:value-type="float" office:value="29.97" calcext:value-type="float">
            <text:p>29,97</text:p>
          </table:table-cell>
          <table:table-cell/>
          <table:table-cell office:value-type="float" office:value="44813.675" calcext:value-type="float">
            <text:p>44813,675</text:p>
          </table:table-cell>
          <table:table-cell office:value-type="float" office:value="0" calcext:value-type="float">
            <text:p>0</text:p>
          </table:table-cell>
          <table:table-cell office:value-type="float" office:value="26.86" calcext:value-type="float">
            <text:p>26,8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4]+[.J14]&gt;0)" office:value-type="boolean" office:boolean-value="true" calcext:value-type="boolean">
            <text:p>ΣΩΣΤΌ</text:p>
          </table:table-cell>
          <table:table-cell table:formula="of:=IF([.I14]+[.K14]&gt;0)" office:value-type="boolean" office:boolean-value="false" calcext:value-type="boolean">
            <text:p>ΛΆΘΟΣ</text:p>
          </table:table-cell>
          <table:table-cell/>
          <table:table-cell table:formula="of:=IF(AND([.M14];[.N14]);&quot;ERROR&quot;;&quot;&quot;)">
            <text:p/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HEDNO_commercial_MV_5044</text:p>
          </table:table-cell>
          <table:table-cell office:value-type="string" calcext:value-type="string">
            <text:p>Κοζάνης</text:p>
          </table:table-cell>
          <table:table-cell office:value-type="float" office:value="877085.760000001" calcext:value-type="float">
            <text:p>877085,760000001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,2</text:p>
          </table:table-cell>
          <table:table-cell/>
          <table:table-cell office:value-type="float" office:value="73089.4766666667" calcext:value-type="float">
            <text:p>73089,4766666667</text:p>
          </table:table-cell>
          <table:table-cell office:value-type="float" office:value="0" calcext:value-type="float">
            <text:p>0</text:p>
          </table:table-cell>
          <table:table-cell office:value-type="float" office:value="49.97" calcext:value-type="float">
            <text:p>49,9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5]+[.J15]&gt;0)" office:value-type="boolean" office:boolean-value="true" calcext:value-type="boolean">
            <text:p>ΣΩΣΤΌ</text:p>
          </table:table-cell>
          <table:table-cell table:formula="of:=IF([.I15]+[.K15]&gt;0)" office:value-type="boolean" office:boolean-value="false" calcext:value-type="boolean">
            <text:p>ΛΆΘΟΣ</text:p>
          </table:table-cell>
          <table:table-cell/>
          <table:table-cell table:formula="of:=IF(AND([.M15];[.N15]);&quot;ERROR&quot;;&quot;&quot;)">
            <text:p/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HEDNO_commercial_MV_5045</text:p>
          </table:table-cell>
          <table:table-cell office:value-type="string" calcext:value-type="string">
            <text:p>Καρδίτσας</text:p>
          </table:table-cell>
          <table:table-cell office:value-type="float" office:value="68576.8000000032" calcext:value-type="float">
            <text:p>68576,80000000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714.67333333335" calcext:value-type="float">
            <text:p>5714,6733333334</text:p>
          </table:table-cell>
          <table:table-cell office:value-type="float" office:value="0" calcext:value-type="float">
            <text:p>0</text:p>
          </table:table-cell>
          <table:table-cell office:value-type="float" office:value="5.66666666666667" calcext:value-type="float">
            <text:p>5,6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]+[.J16]&gt;0)" office:value-type="boolean" office:boolean-value="true" calcext:value-type="boolean">
            <text:p>ΣΩΣΤΌ</text:p>
          </table:table-cell>
          <table:table-cell table:formula="of:=IF([.I16]+[.K16]&gt;0)" office:value-type="boolean" office:boolean-value="false" calcext:value-type="boolean">
            <text:p>ΛΆΘΟΣ</text:p>
          </table:table-cell>
          <table:table-cell/>
          <table:table-cell table:formula="of:=IF(AND([.M16];[.N16]);&quot;ERROR&quot;;&quot;&quot;)">
            <text:p/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HEDNO_commercial_MV_5046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280088.36000002" calcext:value-type="float">
            <text:p>1280088,36000002</text:p>
          </table:table-cell>
          <table:table-cell office:value-type="float" office:value="0" calcext:value-type="float">
            <text:p>0</text:p>
          </table:table-cell>
          <table:table-cell office:value-type="float" office:value="162.12" calcext:value-type="float">
            <text:p>162,12</text:p>
          </table:table-cell>
          <table:table-cell/>
          <table:table-cell office:value-type="float" office:value="106672.74" calcext:value-type="float">
            <text:p>106672,74</text:p>
          </table:table-cell>
          <table:table-cell office:value-type="float" office:value="0" calcext:value-type="float">
            <text:p>0</text:p>
          </table:table-cell>
          <table:table-cell office:value-type="float" office:value="110.29" calcext:value-type="float">
            <text:p>110,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]+[.J17]&gt;0)" office:value-type="boolean" office:boolean-value="true" calcext:value-type="boolean">
            <text:p>ΣΩΣΤΌ</text:p>
          </table:table-cell>
          <table:table-cell table:formula="of:=IF([.I17]+[.K17]&gt;0)" office:value-type="boolean" office:boolean-value="false" calcext:value-type="boolean">
            <text:p>ΛΆΘΟΣ</text:p>
          </table:table-cell>
          <table:table-cell/>
          <table:table-cell table:formula="of:=IF(AND([.M17];[.N17]);&quot;ERROR&quot;;&quot;&quot;)">
            <text:p/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HEDNO_commercial_MV_5047</text:p>
          </table:table-cell>
          <table:table-cell office:value-type="string" calcext:value-type="string">
            <text:p>Κεντρ. Θεσ/κης</text:p>
          </table:table-cell>
          <table:table-cell office:value-type="float" office:value="644509.980000008" calcext:value-type="float">
            <text:p>644509,980000008</text:p>
          </table:table-cell>
          <table:table-cell office:value-type="float" office:value="0" calcext:value-type="float">
            <text:p>0</text:p>
          </table:table-cell>
          <table:table-cell office:value-type="float" office:value="51.94" calcext:value-type="float">
            <text:p>51,94</text:p>
          </table:table-cell>
          <table:table-cell/>
          <table:table-cell office:value-type="float" office:value="53708.98" calcext:value-type="float">
            <text:p>53708,98</text:p>
          </table:table-cell>
          <table:table-cell office:value-type="float" office:value="0" calcext:value-type="float">
            <text:p>0</text:p>
          </table:table-cell>
          <table:table-cell office:value-type="float" office:value="40.2666666666667" calcext:value-type="float">
            <text:p>40,2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]+[.J18]&gt;0)" office:value-type="boolean" office:boolean-value="true" calcext:value-type="boolean">
            <text:p>ΣΩΣΤΌ</text:p>
          </table:table-cell>
          <table:table-cell table:formula="of:=IF([.I18]+[.K18]&gt;0)" office:value-type="boolean" office:boolean-value="false" calcext:value-type="boolean">
            <text:p>ΛΆΘΟΣ</text:p>
          </table:table-cell>
          <table:table-cell/>
          <table:table-cell table:formula="of:=IF(AND([.M18];[.N18]);&quot;ERROR&quot;;&quot;&quot;)">
            <text:p/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HEDNO_commercial_MV_5048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706394.72000001" calcext:value-type="float">
            <text:p>1706394,72000001</text:p>
          </table:table-cell>
          <table:table-cell office:value-type="float" office:value="0" calcext:value-type="float">
            <text:p>0</text:p>
          </table:table-cell>
          <table:table-cell office:value-type="float" office:value="137.16" calcext:value-type="float">
            <text:p>137,16</text:p>
          </table:table-cell>
          <table:table-cell/>
          <table:table-cell office:value-type="float" office:value="142196.46" calcext:value-type="float">
            <text:p>142196,46</text:p>
          </table:table-cell>
          <table:table-cell office:value-type="float" office:value="0" calcext:value-type="float">
            <text:p>0</text:p>
          </table:table-cell>
          <table:table-cell office:value-type="float" office:value="116.69" calcext:value-type="float">
            <text:p>116,6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]+[.J19]&gt;0)" office:value-type="boolean" office:boolean-value="true" calcext:value-type="boolean">
            <text:p>ΣΩΣΤΌ</text:p>
          </table:table-cell>
          <table:table-cell table:formula="of:=IF([.I19]+[.K19]&gt;0)" office:value-type="boolean" office:boolean-value="false" calcext:value-type="boolean">
            <text:p>ΛΆΘΟΣ</text:p>
          </table:table-cell>
          <table:table-cell/>
          <table:table-cell table:formula="of:=IF(AND([.M19];[.N19]);&quot;ERROR&quot;;&quot;&quot;)">
            <text:p/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HEDNO_commercial_MV_5049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164323.500000002" calcext:value-type="float">
            <text:p>164323,500000002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/>
          <table:table-cell office:value-type="float" office:value="13693.3250000001" calcext:value-type="float">
            <text:p>13693,3250000001</text:p>
          </table:table-cell>
          <table:table-cell office:value-type="float" office:value="0" calcext:value-type="float">
            <text:p>0</text:p>
          </table:table-cell>
          <table:table-cell office:value-type="float" office:value="7.425" calcext:value-type="float">
            <text:p>7,4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]+[.J20]&gt;0)" office:value-type="boolean" office:boolean-value="true" calcext:value-type="boolean">
            <text:p>ΣΩΣΤΌ</text:p>
          </table:table-cell>
          <table:table-cell table:formula="of:=IF([.I20]+[.K20]&gt;0)" office:value-type="boolean" office:boolean-value="false" calcext:value-type="boolean">
            <text:p>ΛΆΘΟΣ</text:p>
          </table:table-cell>
          <table:table-cell/>
          <table:table-cell table:formula="of:=IF(AND([.M20];[.N20]);&quot;ERROR&quot;;&quot;&quot;)">
            <text:p/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HEDNO_commercial_MV_5050</text:p>
          </table:table-cell>
          <table:table-cell office:value-type="string" calcext:value-type="string">
            <text:p>Μ.Τ Περ. Αθηνών</text:p>
          </table:table-cell>
          <table:table-cell office:value-type="float" office:value="5352987.99999997" calcext:value-type="float">
            <text:p>5352987,99999997</text:p>
          </table:table-cell>
          <table:table-cell office:value-type="float" office:value="0" calcext:value-type="float">
            <text:p>0</text:p>
          </table:table-cell>
          <table:table-cell office:value-type="float" office:value="503.6" calcext:value-type="float">
            <text:p>503,6</text:p>
          </table:table-cell>
          <table:table-cell/>
          <table:table-cell office:value-type="float" office:value="446077.366666667" calcext:value-type="float">
            <text:p>446077,366666667</text:p>
          </table:table-cell>
          <table:table-cell office:value-type="float" office:value="0" calcext:value-type="float">
            <text:p>0</text:p>
          </table:table-cell>
          <table:table-cell office:value-type="float" office:value="379.333333333333" calcext:value-type="float">
            <text:p>379,3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]+[.J21]&gt;0)" office:value-type="boolean" office:boolean-value="true" calcext:value-type="boolean">
            <text:p>ΣΩΣΤΌ</text:p>
          </table:table-cell>
          <table:table-cell table:formula="of:=IF([.I21]+[.K21]&gt;0)" office:value-type="boolean" office:boolean-value="false" calcext:value-type="boolean">
            <text:p>ΛΆΘΟΣ</text:p>
          </table:table-cell>
          <table:table-cell/>
          <table:table-cell table:formula="of:=IF(AND([.M21];[.N21]);&quot;ERROR&quot;;&quot;&quot;)">
            <text:p/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HEDNO_biomhxanikoi_6001</text:p>
          </table:table-cell>
          <table:table-cell office:value-type="string" calcext:value-type="string">
            <text:p>Δυτ. Θεσ/κη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2]+[.J22]&gt;0)" office:value-type="boolean" office:boolean-value="false" calcext:value-type="boolean">
            <text:p>ΛΆΘΟΣ</text:p>
          </table:table-cell>
          <table:table-cell table:formula="of:=IF([.I22]+[.K22]&gt;0)" office:value-type="boolean" office:boolean-value="false" calcext:value-type="boolean">
            <text:p>ΛΆΘΟΣ</text:p>
          </table:table-cell>
          <table:table-cell/>
          <table:table-cell table:formula="of:=IF(AND([.M22];[.N22]);&quot;ERROR&quot;;&quot;&quot;)">
            <text:p/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HEDNO_biomhxanikoi_6002</text:p>
          </table:table-cell>
          <table:table-cell office:value-type="string" calcext:value-type="string">
            <text:p>Λαυρίου</text:p>
          </table:table-cell>
          <table:table-cell office:value-type="float" office:value="101717.811999999" calcext:value-type="float">
            <text:p>101717,811999999</text:p>
          </table:table-cell>
          <table:table-cell office:value-type="float" office:value="0" calcext:value-type="float">
            <text:p>0</text:p>
          </table:table-cell>
          <table:table-cell office:value-type="float" office:value="14.928" calcext:value-type="float">
            <text:p>14,928</text:p>
          </table:table-cell>
          <table:table-cell/>
          <table:table-cell office:value-type="float" office:value="8476.39533333333" calcext:value-type="float">
            <text:p>8476,3953333333</text:p>
          </table:table-cell>
          <table:table-cell office:value-type="float" office:value="0" calcext:value-type="float">
            <text:p>0</text:p>
          </table:table-cell>
          <table:table-cell office:value-type="float" office:value="11.2733333333333" calcext:value-type="float">
            <text:p>11,27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]+[.J23]&gt;0)" office:value-type="boolean" office:boolean-value="true" calcext:value-type="boolean">
            <text:p>ΣΩΣΤΌ</text:p>
          </table:table-cell>
          <table:table-cell table:formula="of:=IF([.I23]+[.K23]&gt;0)" office:value-type="boolean" office:boolean-value="false" calcext:value-type="boolean">
            <text:p>ΛΆΘΟΣ</text:p>
          </table:table-cell>
          <table:table-cell/>
          <table:table-cell table:formula="of:=IF(AND([.M23];[.N23]);&quot;ERROR&quot;;&quot;&quot;)">
            <text:p/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HEDNO_biomhxanikoi_6003</text:p>
          </table:table-cell>
          <table:table-cell office:value-type="string" calcext:value-type="string">
            <text:p>Δυτ. Θεσ/κης</text:p>
          </table:table-cell>
          <table:table-cell office:value-type="float" office:value="45963.1959999991" calcext:value-type="float">
            <text:p>45963,1959999991</text:p>
          </table:table-cell>
          <table:table-cell office:value-type="float" office:value="0" calcext:value-type="float">
            <text:p>0</text:p>
          </table:table-cell>
          <table:table-cell office:value-type="float" office:value="6.904" calcext:value-type="float">
            <text:p>6,904</text:p>
          </table:table-cell>
          <table:table-cell/>
          <table:table-cell office:value-type="float" office:value="3830.26633333337" calcext:value-type="float">
            <text:p>3830,2663333334</text:p>
          </table:table-cell>
          <table:table-cell office:value-type="float" office:value="0" calcext:value-type="float">
            <text:p>0</text:p>
          </table:table-cell>
          <table:table-cell office:value-type="float" office:value="2.29166666666667" calcext:value-type="float">
            <text:p>2,291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4]+[.J24]&gt;0)" office:value-type="boolean" office:boolean-value="true" calcext:value-type="boolean">
            <text:p>ΣΩΣΤΌ</text:p>
          </table:table-cell>
          <table:table-cell table:formula="of:=IF([.I24]+[.K24]&gt;0)" office:value-type="boolean" office:boolean-value="false" calcext:value-type="boolean">
            <text:p>ΛΆΘΟΣ</text:p>
          </table:table-cell>
          <table:table-cell/>
          <table:table-cell table:formula="of:=IF(AND([.M24];[.N24]);&quot;ERROR&quot;;&quot;&quot;)">
            <text:p/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HEDNO_biomhxanikoi_6004</text:p>
          </table:table-cell>
          <table:table-cell office:value-type="string" calcext:value-type="string">
            <text:p>Κορωπίου</text:p>
          </table:table-cell>
          <table:table-cell office:value-type="float" office:value="162664.719999999" calcext:value-type="float">
            <text:p>162664,719999999</text:p>
          </table:table-cell>
          <table:table-cell office:value-type="float" office:value="0" calcext:value-type="float">
            <text:p>0</text:p>
          </table:table-cell>
          <table:table-cell office:value-type="float" office:value="33.052" calcext:value-type="float">
            <text:p>33,052</text:p>
          </table:table-cell>
          <table:table-cell/>
          <table:table-cell office:value-type="float" office:value="13555.186" calcext:value-type="float">
            <text:p>13555,186</text:p>
          </table:table-cell>
          <table:table-cell office:value-type="float" office:value="0" calcext:value-type="float">
            <text:p>0</text:p>
          </table:table-cell>
          <table:table-cell office:value-type="float" office:value="25.4566666666667" calcext:value-type="float">
            <text:p>25,45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]+[.J25]&gt;0)" office:value-type="boolean" office:boolean-value="true" calcext:value-type="boolean">
            <text:p>ΣΩΣΤΌ</text:p>
          </table:table-cell>
          <table:table-cell table:formula="of:=IF([.I25]+[.K25]&gt;0)" office:value-type="boolean" office:boolean-value="false" calcext:value-type="boolean">
            <text:p>ΛΆΘΟΣ</text:p>
          </table:table-cell>
          <table:table-cell/>
          <table:table-cell table:formula="of:=IF(AND([.M25];[.N25]);&quot;ERROR&quot;;&quot;&quot;)">
            <text:p/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HEDNO_biomhxanikoi_6005</text:p>
          </table:table-cell>
          <table:table-cell office:value-type="string" calcext:value-type="string">
            <text:p>Δυτ. Θεσ/κης</text:p>
          </table:table-cell>
          <table:table-cell office:value-type="float" office:value="518991.496000003" calcext:value-type="float">
            <text:p>518991,496000003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float" office:value="43248.0026666667" calcext:value-type="float">
            <text:p>43248,0026666667</text:p>
          </table:table-cell>
          <table:table-cell office:value-type="float" office:value="0" calcext:value-type="float">
            <text:p>0</text:p>
          </table:table-cell>
          <table:table-cell office:value-type="float" office:value="15.408" calcext:value-type="float">
            <text:p>15,40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]+[.J26]&gt;0)" office:value-type="boolean" office:boolean-value="true" calcext:value-type="boolean">
            <text:p>ΣΩΣΤΌ</text:p>
          </table:table-cell>
          <table:table-cell table:formula="of:=IF([.I26]+[.K26]&gt;0)" office:value-type="boolean" office:boolean-value="false" calcext:value-type="boolean">
            <text:p>ΛΆΘΟΣ</text:p>
          </table:table-cell>
          <table:table-cell/>
          <table:table-cell table:formula="of:=IF(AND([.M26];[.N26]);&quot;ERROR&quot;;&quot;&quot;)">
            <text:p/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HEDNO_biomhxanikoi_6006</text:p>
          </table:table-cell>
          <table:table-cell office:value-type="string" calcext:value-type="string">
            <text:p>Χαλκίδας</text:p>
          </table:table-cell>
          <table:table-cell office:value-type="float" office:value="547988.280000005" calcext:value-type="float">
            <text:p>547988,280000005</text:p>
          </table:table-cell>
          <table:table-cell office:value-type="float" office:value="0" calcext:value-type="float">
            <text:p>0</text:p>
          </table:table-cell>
          <table:table-cell office:value-type="float" office:value="38.112" calcext:value-type="float">
            <text:p>38,112</text:p>
          </table:table-cell>
          <table:table-cell/>
          <table:table-cell office:value-type="float" office:value="45665.1986666667" calcext:value-type="float">
            <text:p>45665,1986666667</text:p>
          </table:table-cell>
          <table:table-cell office:value-type="float" office:value="0" calcext:value-type="float">
            <text:p>0</text:p>
          </table:table-cell>
          <table:table-cell office:value-type="float" office:value="33.6393333333333" calcext:value-type="float">
            <text:p>33,639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]+[.J27]&gt;0)" office:value-type="boolean" office:boolean-value="true" calcext:value-type="boolean">
            <text:p>ΣΩΣΤΌ</text:p>
          </table:table-cell>
          <table:table-cell table:formula="of:=IF([.I27]+[.K27]&gt;0)" office:value-type="boolean" office:boolean-value="false" calcext:value-type="boolean">
            <text:p>ΛΆΘΟΣ</text:p>
          </table:table-cell>
          <table:table-cell/>
          <table:table-cell table:formula="of:=IF(AND([.M27];[.N27]);&quot;ERROR&quot;;&quot;&quot;)">
            <text:p/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HEDNO_biomhxanikoi_6007</text:p>
          </table:table-cell>
          <table:table-cell office:value-type="string" calcext:value-type="string">
            <text:p>Δυτ. Θεσ/κης</text:p>
          </table:table-cell>
          <table:table-cell office:value-type="float" office:value="66081.0399999995" calcext:value-type="float">
            <text:p>66081,0399999995</text:p>
          </table:table-cell>
          <table:table-cell office:value-type="float" office:value="0" calcext:value-type="float">
            <text:p>0</text:p>
          </table:table-cell>
          <table:table-cell office:value-type="float" office:value="10.548" calcext:value-type="float">
            <text:p>10,548</text:p>
          </table:table-cell>
          <table:table-cell/>
          <table:table-cell office:value-type="float" office:value="5506.725" calcext:value-type="float">
            <text:p>5506,725</text:p>
          </table:table-cell>
          <table:table-cell office:value-type="float" office:value="0" calcext:value-type="float">
            <text:p>0</text:p>
          </table:table-cell>
          <table:table-cell office:value-type="float" office:value="8.62733333333333" calcext:value-type="float">
            <text:p>8,627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8]+[.J28]&gt;0)" office:value-type="boolean" office:boolean-value="true" calcext:value-type="boolean">
            <text:p>ΣΩΣΤΌ</text:p>
          </table:table-cell>
          <table:table-cell table:formula="of:=IF([.I28]+[.K28]&gt;0)" office:value-type="boolean" office:boolean-value="false" calcext:value-type="boolean">
            <text:p>ΛΆΘΟΣ</text:p>
          </table:table-cell>
          <table:table-cell/>
          <table:table-cell table:formula="of:=IF(AND([.M28];[.N28]);&quot;ERROR&quot;;&quot;&quot;)">
            <text:p/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HEDNO_biomhxanikoi_6008</text:p>
          </table:table-cell>
          <table:table-cell office:value-type="string" calcext:value-type="string">
            <text:p>Δυτ. Θεσ/κης</text:p>
          </table:table-cell>
          <table:table-cell office:value-type="float" office:value="347226.948" calcext:value-type="float">
            <text:p>347226,948</text:p>
          </table:table-cell>
          <table:table-cell office:value-type="float" office:value="0" calcext:value-type="float">
            <text:p>0</text:p>
          </table:table-cell>
          <table:table-cell office:value-type="float" office:value="26.588" calcext:value-type="float">
            <text:p>26,588</text:p>
          </table:table-cell>
          <table:table-cell/>
          <table:table-cell office:value-type="float" office:value="28935.3893333333" calcext:value-type="float">
            <text:p>28935,3893333333</text:p>
          </table:table-cell>
          <table:table-cell office:value-type="float" office:value="0" calcext:value-type="float">
            <text:p>0</text:p>
          </table:table-cell>
          <table:table-cell office:value-type="float" office:value="23.291" calcext:value-type="float">
            <text:p>23,29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]+[.J29]&gt;0)" office:value-type="boolean" office:boolean-value="true" calcext:value-type="boolean">
            <text:p>ΣΩΣΤΌ</text:p>
          </table:table-cell>
          <table:table-cell table:formula="of:=IF([.I29]+[.K29]&gt;0)" office:value-type="boolean" office:boolean-value="false" calcext:value-type="boolean">
            <text:p>ΛΆΘΟΣ</text:p>
          </table:table-cell>
          <table:table-cell/>
          <table:table-cell table:formula="of:=IF(AND([.M29];[.N29]);&quot;ERROR&quot;;&quot;&quot;)">
            <text:p/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HEDNO_biomhxanikoi_6009</text:p>
          </table:table-cell>
          <table:table-cell office:value-type="string" calcext:value-type="string">
            <text:p>Δυτ. Θεσ/κης</text:p>
          </table:table-cell>
          <table:table-cell office:value-type="float" office:value="90049.4560000006" calcext:value-type="float">
            <text:p>90049,4560000006</text:p>
          </table:table-cell>
          <table:table-cell office:value-type="float" office:value="0" calcext:value-type="float">
            <text:p>0</text:p>
          </table:table-cell>
          <table:table-cell office:value-type="float" office:value="15.444" calcext:value-type="float">
            <text:p>15,444</text:p>
          </table:table-cell>
          <table:table-cell/>
          <table:table-cell office:value-type="float" office:value="7504.10966666667" calcext:value-type="float">
            <text:p>7504,1096666667</text:p>
          </table:table-cell>
          <table:table-cell office:value-type="float" office:value="0" calcext:value-type="float">
            <text:p>0</text:p>
          </table:table-cell>
          <table:table-cell office:value-type="float" office:value="12.1286666666667" calcext:value-type="float">
            <text:p>12,128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]+[.J30]&gt;0)" office:value-type="boolean" office:boolean-value="true" calcext:value-type="boolean">
            <text:p>ΣΩΣΤΌ</text:p>
          </table:table-cell>
          <table:table-cell table:formula="of:=IF([.I30]+[.K30]&gt;0)" office:value-type="boolean" office:boolean-value="false" calcext:value-type="boolean">
            <text:p>ΛΆΘΟΣ</text:p>
          </table:table-cell>
          <table:table-cell/>
          <table:table-cell table:formula="of:=IF(AND([.M30];[.N30]);&quot;ERROR&quot;;&quot;&quot;)">
            <text:p/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HEDNO_biomhxanikoi_6010</text:p>
          </table:table-cell>
          <table:table-cell office:value-type="string" calcext:value-type="string">
            <text:p>Καβάλας</text:p>
          </table:table-cell>
          <table:table-cell office:value-type="float" office:value="10981.9039999996" calcext:value-type="float">
            <text:p>10981,9039999996</text:p>
          </table:table-cell>
          <table:table-cell office:value-type="float" office:value="0" calcext:value-type="float">
            <text:p>0</text:p>
          </table:table-cell>
          <table:table-cell office:value-type="float" office:value="4.228" calcext:value-type="float">
            <text:p>4,228</text:p>
          </table:table-cell>
          <table:table-cell/>
          <table:table-cell office:value-type="float" office:value="915.141000000001" calcext:value-type="float">
            <text:p>915,141</text:p>
          </table:table-cell>
          <table:table-cell office:value-type="float" office:value="0" calcext:value-type="float">
            <text:p>0</text:p>
          </table:table-cell>
          <table:table-cell office:value-type="float" office:value="3.02466666666667" calcext:value-type="float">
            <text:p>3,024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]+[.J31]&gt;0)" office:value-type="boolean" office:boolean-value="true" calcext:value-type="boolean">
            <text:p>ΣΩΣΤΌ</text:p>
          </table:table-cell>
          <table:table-cell table:formula="of:=IF([.I31]+[.K31]&gt;0)" office:value-type="boolean" office:boolean-value="false" calcext:value-type="boolean">
            <text:p>ΛΆΘΟΣ</text:p>
          </table:table-cell>
          <table:table-cell/>
          <table:table-cell table:formula="of:=IF(AND([.M31];[.N31]);&quot;ERROR&quot;;&quot;&quot;)">
            <text:p/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HEDNO_biomhxanikoi_6011</text:p>
          </table:table-cell>
          <table:table-cell office:value-type="string" calcext:value-type="string">
            <text:p>Ορεστιάδας</text:p>
          </table:table-cell>
          <table:table-cell office:value-type="float" office:value="759.696" calcext:value-type="float">
            <text:p>759,696</text:p>
          </table:table-cell>
          <table:table-cell office:value-type="float" office:value="0" calcext:value-type="float">
            <text:p>0</text:p>
          </table:table-cell>
          <table:table-cell office:value-type="float" office:value="15.872" calcext:value-type="float">
            <text:p>15,872</text:p>
          </table:table-cell>
          <table:table-cell/>
          <table:table-cell office:value-type="float" office:value="63.308" calcext:value-type="float">
            <text:p>63,308</text:p>
          </table:table-cell>
          <table:table-cell office:value-type="float" office:value="0" calcext:value-type="float">
            <text:p>0</text:p>
          </table:table-cell>
          <table:table-cell office:value-type="float" office:value="3.64266666666667" calcext:value-type="float">
            <text:p>3,642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]+[.J32]&gt;0)" office:value-type="boolean" office:boolean-value="true" calcext:value-type="boolean">
            <text:p>ΣΩΣΤΌ</text:p>
          </table:table-cell>
          <table:table-cell table:formula="of:=IF([.I32]+[.K32]&gt;0)" office:value-type="boolean" office:boolean-value="false" calcext:value-type="boolean">
            <text:p>ΛΆΘΟΣ</text:p>
          </table:table-cell>
          <table:table-cell/>
          <table:table-cell table:formula="of:=IF(AND([.M32];[.N32]);&quot;ERROR&quot;;&quot;&quot;)">
            <text:p/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HEDNO_biomhxanikoi_6012</text:p>
          </table:table-cell>
          <table:table-cell office:value-type="string" calcext:value-type="string">
            <text:p>Αιγίου</text:p>
          </table:table-cell>
          <table:table-cell office:value-type="float" office:value="21113.9959999997" calcext:value-type="float">
            <text:p>21113,9959999997</text:p>
          </table:table-cell>
          <table:table-cell office:value-type="float" office:value="0" calcext:value-type="float">
            <text:p>0</text:p>
          </table:table-cell>
          <table:table-cell office:value-type="float" office:value="30.596" calcext:value-type="float">
            <text:p>30,596</text:p>
          </table:table-cell>
          <table:table-cell/>
          <table:table-cell office:value-type="float" office:value="1759.45666666666" calcext:value-type="float">
            <text:p>1759,4566666667</text:p>
          </table:table-cell>
          <table:table-cell office:value-type="float" office:value="0" calcext:value-type="float">
            <text:p>0</text:p>
          </table:table-cell>
          <table:table-cell office:value-type="float" office:value="24.093" calcext:value-type="float">
            <text:p>24,09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]+[.J33]&gt;0)" office:value-type="boolean" office:boolean-value="true" calcext:value-type="boolean">
            <text:p>ΣΩΣΤΌ</text:p>
          </table:table-cell>
          <table:table-cell table:formula="of:=IF([.I33]+[.K33]&gt;0)" office:value-type="boolean" office:boolean-value="false" calcext:value-type="boolean">
            <text:p>ΛΆΘΟΣ</text:p>
          </table:table-cell>
          <table:table-cell/>
          <table:table-cell table:formula="of:=IF(AND([.M33];[.N33]);&quot;ERROR&quot;;&quot;&quot;)">
            <text:p/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HEDNO_biomhxanikoi_6013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34]+[.J34]&gt;0)" office:value-type="boolean" office:boolean-value="false" calcext:value-type="boolean">
            <text:p>ΛΆΘΟΣ</text:p>
          </table:table-cell>
          <table:table-cell table:formula="of:=IF([.I34]+[.K34]&gt;0)" office:value-type="boolean" office:boolean-value="false" calcext:value-type="boolean">
            <text:p>ΛΆΘΟΣ</text:p>
          </table:table-cell>
          <table:table-cell/>
          <table:table-cell table:formula="of:=IF(AND([.M34];[.N34]);&quot;ERROR&quot;;&quot;&quot;)">
            <text:p/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HEDNO_biomhxanikoi_6014</text:p>
          </table:table-cell>
          <table:table-cell office:value-type="string" calcext:value-type="string">
            <text:p>Δυτ. Θεσ/κης</text:p>
          </table:table-cell>
          <table:table-cell office:value-type="float" office:value="21733.1440000003" calcext:value-type="float">
            <text:p>21733,1440000003</text:p>
          </table:table-cell>
          <table:table-cell office:value-type="float" office:value="0" calcext:value-type="float">
            <text:p>0</text:p>
          </table:table-cell>
          <table:table-cell office:value-type="float" office:value="17.084" calcext:value-type="float">
            <text:p>17,084</text:p>
          </table:table-cell>
          <table:table-cell/>
          <table:table-cell office:value-type="float" office:value="1811.07" calcext:value-type="float">
            <text:p>1811,07</text:p>
          </table:table-cell>
          <table:table-cell office:value-type="float" office:value="0" calcext:value-type="float">
            <text:p>0</text:p>
          </table:table-cell>
          <table:table-cell office:value-type="float" office:value="6.51566666666667" calcext:value-type="float">
            <text:p>6,515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]+[.J35]&gt;0)" office:value-type="boolean" office:boolean-value="true" calcext:value-type="boolean">
            <text:p>ΣΩΣΤΌ</text:p>
          </table:table-cell>
          <table:table-cell table:formula="of:=IF([.I35]+[.K35]&gt;0)" office:value-type="boolean" office:boolean-value="false" calcext:value-type="boolean">
            <text:p>ΛΆΘΟΣ</text:p>
          </table:table-cell>
          <table:table-cell/>
          <table:table-cell table:formula="of:=IF(AND([.M35];[.N35]);&quot;ERROR&quot;;&quot;&quot;)">
            <text:p/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HEDNO_biomhxanikoi_6015</text:p>
          </table:table-cell>
          <table:table-cell office:value-type="string" calcext:value-type="string">
            <text:p>Αιγάλεω</text:p>
          </table:table-cell>
          <table:table-cell office:value-type="float" office:value="234982.927999999" calcext:value-type="float">
            <text:p>234982,927999999</text:p>
          </table:table-cell>
          <table:table-cell office:value-type="float" office:value="0" calcext:value-type="float">
            <text:p>0</text:p>
          </table:table-cell>
          <table:table-cell office:value-type="float" office:value="18.584" calcext:value-type="float">
            <text:p>18,584</text:p>
          </table:table-cell>
          <table:table-cell/>
          <table:table-cell office:value-type="float" office:value="19581.6056666667" calcext:value-type="float">
            <text:p>19581,6056666667</text:p>
          </table:table-cell>
          <table:table-cell office:value-type="float" office:value="0" calcext:value-type="float">
            <text:p>0</text:p>
          </table:table-cell>
          <table:table-cell office:value-type="float" office:value="13.9903333333333" calcext:value-type="float">
            <text:p>13,99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]+[.J36]&gt;0)" office:value-type="boolean" office:boolean-value="true" calcext:value-type="boolean">
            <text:p>ΣΩΣΤΌ</text:p>
          </table:table-cell>
          <table:table-cell table:formula="of:=IF([.I36]+[.K36]&gt;0)" office:value-type="boolean" office:boolean-value="false" calcext:value-type="boolean">
            <text:p>ΛΆΘΟΣ</text:p>
          </table:table-cell>
          <table:table-cell/>
          <table:table-cell table:formula="of:=IF(AND([.M36];[.N36]);&quot;ERROR&quot;;&quot;&quot;)">
            <text:p/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HEDNO_biomhxanikoi_6016</text:p>
          </table:table-cell>
          <table:table-cell office:value-type="string" calcext:value-type="string">
            <text:p>Αιγάλεω</text:p>
          </table:table-cell>
          <table:table-cell office:value-type="float" office:value="140524.01" calcext:value-type="float">
            <text:p>140524,01</text:p>
          </table:table-cell>
          <table:table-cell office:value-type="float" office:value="0" calcext:value-type="float">
            <text:p>0</text:p>
          </table:table-cell>
          <table:table-cell office:value-type="float" office:value="19.23" calcext:value-type="float">
            <text:p>19,23</text:p>
          </table:table-cell>
          <table:table-cell/>
          <table:table-cell office:value-type="float" office:value="11710.1425" calcext:value-type="float">
            <text:p>11710,1425</text:p>
          </table:table-cell>
          <table:table-cell office:value-type="float" office:value="0" calcext:value-type="float">
            <text:p>0</text:p>
          </table:table-cell>
          <table:table-cell office:value-type="float" office:value="15.7025" calcext:value-type="float">
            <text:p>15,70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]+[.J37]&gt;0)" office:value-type="boolean" office:boolean-value="true" calcext:value-type="boolean">
            <text:p>ΣΩΣΤΌ</text:p>
          </table:table-cell>
          <table:table-cell table:formula="of:=IF([.I37]+[.K37]&gt;0)" office:value-type="boolean" office:boolean-value="false" calcext:value-type="boolean">
            <text:p>ΛΆΘΟΣ</text:p>
          </table:table-cell>
          <table:table-cell/>
          <table:table-cell table:formula="of:=IF(AND([.M37];[.N37]);&quot;ERROR&quot;;&quot;&quot;)">
            <text:p/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HEDNO_biomhxanikoi_6017</text:p>
          </table:table-cell>
          <table:table-cell office:value-type="string" calcext:value-type="string">
            <text:p>Κορωπίου</text:p>
          </table:table-cell>
          <table:table-cell office:value-type="float" office:value="897242.848000009" calcext:value-type="float">
            <text:p>897242,848000009</text:p>
          </table:table-cell>
          <table:table-cell office:value-type="float" office:value="0" calcext:value-type="float">
            <text:p>0</text:p>
          </table:table-cell>
          <table:table-cell office:value-type="float" office:value="52.728" calcext:value-type="float">
            <text:p>52,728</text:p>
          </table:table-cell>
          <table:table-cell/>
          <table:table-cell office:value-type="float" office:value="74768.276" calcext:value-type="float">
            <text:p>74768,276</text:p>
          </table:table-cell>
          <table:table-cell office:value-type="float" office:value="0" calcext:value-type="float">
            <text:p>0</text:p>
          </table:table-cell>
          <table:table-cell office:value-type="float" office:value="47.6193333333333" calcext:value-type="float">
            <text:p>47,619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]+[.J38]&gt;0)" office:value-type="boolean" office:boolean-value="true" calcext:value-type="boolean">
            <text:p>ΣΩΣΤΌ</text:p>
          </table:table-cell>
          <table:table-cell table:formula="of:=IF([.I38]+[.K38]&gt;0)" office:value-type="boolean" office:boolean-value="false" calcext:value-type="boolean">
            <text:p>ΛΆΘΟΣ</text:p>
          </table:table-cell>
          <table:table-cell/>
          <table:table-cell table:formula="of:=IF(AND([.M38];[.N38]);&quot;ERROR&quot;;&quot;&quot;)">
            <text:p/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HEDNO_biomhxanikoi_6018</text:p>
          </table:table-cell>
          <table:table-cell office:value-type="string" calcext:value-type="string">
            <text:p>Δυτ. Θεσ/κη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39]+[.J39]&gt;0)" office:value-type="boolean" office:boolean-value="false" calcext:value-type="boolean">
            <text:p>ΛΆΘΟΣ</text:p>
          </table:table-cell>
          <table:table-cell table:formula="of:=IF([.I39]+[.K39]&gt;0)" office:value-type="boolean" office:boolean-value="false" calcext:value-type="boolean">
            <text:p>ΛΆΘΟΣ</text:p>
          </table:table-cell>
          <table:table-cell/>
          <table:table-cell table:formula="of:=IF(AND([.M39];[.N39]);&quot;ERROR&quot;;&quot;&quot;)">
            <text:p/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HEDNO_biomhxanikoi_6019</text:p>
          </table:table-cell>
          <table:table-cell office:value-type="string" calcext:value-type="string">
            <text:p>Βόλου</text:p>
          </table:table-cell>
          <table:table-cell office:value-type="float" office:value="1887.54399999972" calcext:value-type="float">
            <text:p>1887,5439999997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157.295333333334" calcext:value-type="float">
            <text:p>157,2953333333</text:p>
          </table:table-cell>
          <table:table-cell office:value-type="float" office:value="0" calcext:value-type="float">
            <text:p>0</text:p>
          </table:table-cell>
          <table:table-cell office:value-type="float" office:value="0.903333333333333" calcext:value-type="float">
            <text:p>0,90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0]+[.J40]&gt;0)" office:value-type="boolean" office:boolean-value="true" calcext:value-type="boolean">
            <text:p>ΣΩΣΤΌ</text:p>
          </table:table-cell>
          <table:table-cell table:formula="of:=IF([.I40]+[.K40]&gt;0)" office:value-type="boolean" office:boolean-value="false" calcext:value-type="boolean">
            <text:p>ΛΆΘΟΣ</text:p>
          </table:table-cell>
          <table:table-cell/>
          <table:table-cell table:formula="of:=IF(AND([.M40];[.N40]);&quot;ERROR&quot;;&quot;&quot;)">
            <text:p/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HEDNO_biomhxanikoi_6020</text:p>
          </table:table-cell>
          <table:table-cell office:value-type="string" calcext:value-type="string">
            <text:p>Αγρινίου</text:p>
          </table:table-cell>
          <table:table-cell office:value-type="float" office:value="1532.18999999998" calcext:value-type="float">
            <text:p>1532,19</text:p>
          </table:table-cell>
          <table:table-cell office:value-type="float" office:value="0" calcext:value-type="float">
            <text:p>0</text:p>
          </table:table-cell>
          <table:table-cell office:value-type="float" office:value="6.85" calcext:value-type="float">
            <text:p>6,85</text:p>
          </table:table-cell>
          <table:table-cell/>
          <table:table-cell office:value-type="float" office:value="127.6825" calcext:value-type="float">
            <text:p>127,6825</text:p>
          </table:table-cell>
          <table:table-cell office:value-type="float" office:value="0" calcext:value-type="float">
            <text:p>0</text:p>
          </table:table-cell>
          <table:table-cell office:value-type="float" office:value="5.79666666666667" calcext:value-type="float">
            <text:p>5,79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1]+[.J41]&gt;0)" office:value-type="boolean" office:boolean-value="true" calcext:value-type="boolean">
            <text:p>ΣΩΣΤΌ</text:p>
          </table:table-cell>
          <table:table-cell table:formula="of:=IF([.I41]+[.K41]&gt;0)" office:value-type="boolean" office:boolean-value="false" calcext:value-type="boolean">
            <text:p>ΛΆΘΟΣ</text:p>
          </table:table-cell>
          <table:table-cell/>
          <table:table-cell table:formula="of:=IF(AND([.M41];[.N41]);&quot;ERROR&quot;;&quot;&quot;)">
            <text:p/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HEDNO_biomhxanikoi_6021</text:p>
          </table:table-cell>
          <table:table-cell office:value-type="string" calcext:value-type="string">
            <text:p>Δυτ. Θεσ/κης</text:p>
          </table:table-cell>
          <table:table-cell office:value-type="float" office:value="358151.764000005" calcext:value-type="float">
            <text:p>358151,764000005</text:p>
          </table:table-cell>
          <table:table-cell office:value-type="float" office:value="0" calcext:value-type="float">
            <text:p>0</text:p>
          </table:table-cell>
          <table:table-cell office:value-type="float" office:value="10.432" calcext:value-type="float">
            <text:p>10,432</text:p>
          </table:table-cell>
          <table:table-cell/>
          <table:table-cell office:value-type="float" office:value="29845.1323333333" calcext:value-type="float">
            <text:p>29845,1323333333</text:p>
          </table:table-cell>
          <table:table-cell office:value-type="float" office:value="0" calcext:value-type="float">
            <text:p>0</text:p>
          </table:table-cell>
          <table:table-cell office:value-type="float" office:value="10.367" calcext:value-type="float">
            <text:p>10,3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2]+[.J42]&gt;0)" office:value-type="boolean" office:boolean-value="true" calcext:value-type="boolean">
            <text:p>ΣΩΣΤΌ</text:p>
          </table:table-cell>
          <table:table-cell table:formula="of:=IF([.I42]+[.K42]&gt;0)" office:value-type="boolean" office:boolean-value="false" calcext:value-type="boolean">
            <text:p>ΛΆΘΟΣ</text:p>
          </table:table-cell>
          <table:table-cell/>
          <table:table-cell table:formula="of:=IF(AND([.M42];[.N42]);&quot;ERROR&quot;;&quot;&quot;)">
            <text:p/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HEDNO_biomhxanikoi_6022</text:p>
          </table:table-cell>
          <table:table-cell office:value-type="string" calcext:value-type="string">
            <text:p>Κορωπίου</text:p>
          </table:table-cell>
          <table:table-cell office:value-type="float" office:value="77680.8880000009" calcext:value-type="float">
            <text:p>77680,8880000009</text:p>
          </table:table-cell>
          <table:table-cell office:value-type="float" office:value="0" calcext:value-type="float">
            <text:p>0</text:p>
          </table:table-cell>
          <table:table-cell office:value-type="float" office:value="8.728" calcext:value-type="float">
            <text:p>8,728</text:p>
          </table:table-cell>
          <table:table-cell/>
          <table:table-cell office:value-type="float" office:value="6473.17633333333" calcext:value-type="float">
            <text:p>6473,1763333333</text:p>
          </table:table-cell>
          <table:table-cell office:value-type="float" office:value="0" calcext:value-type="float">
            <text:p>0</text:p>
          </table:table-cell>
          <table:table-cell office:value-type="float" office:value="7.38766666666667" calcext:value-type="float">
            <text:p>7,38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3]+[.J43]&gt;0)" office:value-type="boolean" office:boolean-value="true" calcext:value-type="boolean">
            <text:p>ΣΩΣΤΌ</text:p>
          </table:table-cell>
          <table:table-cell table:formula="of:=IF([.I43]+[.K43]&gt;0)" office:value-type="boolean" office:boolean-value="false" calcext:value-type="boolean">
            <text:p>ΛΆΘΟΣ</text:p>
          </table:table-cell>
          <table:table-cell/>
          <table:table-cell table:formula="of:=IF(AND([.M43];[.N43]);&quot;ERROR&quot;;&quot;&quot;)">
            <text:p/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HEDNO_biomhxanikoi_6023</text:p>
          </table:table-cell>
          <table:table-cell office:value-type="string" calcext:value-type="string">
            <text:p>Αιγίου</text:p>
          </table:table-cell>
          <table:table-cell office:value-type="float" office:value="17589.272" calcext:value-type="float">
            <text:p>17589,272</text:p>
          </table:table-cell>
          <table:table-cell office:value-type="float" office:value="0" calcext:value-type="float">
            <text:p>0</text:p>
          </table:table-cell>
          <table:table-cell office:value-type="float" office:value="16.124" calcext:value-type="float">
            <text:p>16,124</text:p>
          </table:table-cell>
          <table:table-cell/>
          <table:table-cell office:value-type="float" office:value="1465.77266666667" calcext:value-type="float">
            <text:p>1465,7726666667</text:p>
          </table:table-cell>
          <table:table-cell office:value-type="float" office:value="0" calcext:value-type="float">
            <text:p>0</text:p>
          </table:table-cell>
          <table:table-cell office:value-type="float" office:value="4.495" calcext:value-type="float">
            <text:p>4,49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4]+[.J44]&gt;0)" office:value-type="boolean" office:boolean-value="true" calcext:value-type="boolean">
            <text:p>ΣΩΣΤΌ</text:p>
          </table:table-cell>
          <table:table-cell table:formula="of:=IF([.I44]+[.K44]&gt;0)" office:value-type="boolean" office:boolean-value="false" calcext:value-type="boolean">
            <text:p>ΛΆΘΟΣ</text:p>
          </table:table-cell>
          <table:table-cell/>
          <table:table-cell table:formula="of:=IF(AND([.M44];[.N44]);&quot;ERROR&quot;;&quot;&quot;)">
            <text:p/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HEDNO_biomhxanikoi_6024</text:p>
          </table:table-cell>
          <table:table-cell office:value-type="string" calcext:value-type="string">
            <text:p>Λαυρίου</text:p>
          </table:table-cell>
          <table:table-cell office:value-type="float" office:value="100088.250000002" calcext:value-type="float">
            <text:p>100088,250000002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/>
          <table:table-cell office:value-type="float" office:value="8340.65666666666" calcext:value-type="float">
            <text:p>8340,6566666667</text:p>
          </table:table-cell>
          <table:table-cell office:value-type="float" office:value="0" calcext:value-type="float">
            <text:p>0</text:p>
          </table:table-cell>
          <table:table-cell office:value-type="float" office:value="10.9133333333333" calcext:value-type="float">
            <text:p>10,91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5]+[.J45]&gt;0)" office:value-type="boolean" office:boolean-value="true" calcext:value-type="boolean">
            <text:p>ΣΩΣΤΌ</text:p>
          </table:table-cell>
          <table:table-cell table:formula="of:=IF([.I45]+[.K45]&gt;0)" office:value-type="boolean" office:boolean-value="false" calcext:value-type="boolean">
            <text:p>ΛΆΘΟΣ</text:p>
          </table:table-cell>
          <table:table-cell/>
          <table:table-cell table:formula="of:=IF(AND([.M45];[.N45]);&quot;ERROR&quot;;&quot;&quot;)">
            <text:p/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HEDNO_biomhxanikoi_6025</text:p>
          </table:table-cell>
          <table:table-cell office:value-type="string" calcext:value-type="string">
            <text:p>Δυτ. Θεσ/κης</text:p>
          </table:table-cell>
          <table:table-cell office:value-type="float" office:value="91046.3880000021" calcext:value-type="float">
            <text:p>91046,3880000021</text:p>
          </table:table-cell>
          <table:table-cell office:value-type="float" office:value="0" calcext:value-type="float">
            <text:p>0</text:p>
          </table:table-cell>
          <table:table-cell office:value-type="float" office:value="18.396" calcext:value-type="float">
            <text:p>18,396</text:p>
          </table:table-cell>
          <table:table-cell/>
          <table:table-cell office:value-type="float" office:value="7587.16366666667" calcext:value-type="float">
            <text:p>7587,1636666667</text:p>
          </table:table-cell>
          <table:table-cell office:value-type="float" office:value="0" calcext:value-type="float">
            <text:p>0</text:p>
          </table:table-cell>
          <table:table-cell office:value-type="float" office:value="15.6856666666667" calcext:value-type="float">
            <text:p>15,685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6]+[.J46]&gt;0)" office:value-type="boolean" office:boolean-value="true" calcext:value-type="boolean">
            <text:p>ΣΩΣΤΌ</text:p>
          </table:table-cell>
          <table:table-cell table:formula="of:=IF([.I46]+[.K46]&gt;0)" office:value-type="boolean" office:boolean-value="false" calcext:value-type="boolean">
            <text:p>ΛΆΘΟΣ</text:p>
          </table:table-cell>
          <table:table-cell/>
          <table:table-cell table:formula="of:=IF(AND([.M46];[.N46]);&quot;ERROR&quot;;&quot;&quot;)">
            <text:p/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HEDNO_biomhxanikoi_6026</text:p>
          </table:table-cell>
          <table:table-cell office:value-type="string" calcext:value-type="string">
            <text:p>Δυτ. Θεσ/κης</text:p>
          </table:table-cell>
          <table:table-cell office:value-type="float" office:value="80522.1240000003" calcext:value-type="float">
            <text:p>80522,1240000003</text:p>
          </table:table-cell>
          <table:table-cell office:value-type="float" office:value="0" calcext:value-type="float">
            <text:p>0</text:p>
          </table:table-cell>
          <table:table-cell office:value-type="float" office:value="18.412" calcext:value-type="float">
            <text:p>18,412</text:p>
          </table:table-cell>
          <table:table-cell/>
          <table:table-cell office:value-type="float" office:value="6710.17366666667" calcext:value-type="float">
            <text:p>6710,1736666667</text:p>
          </table:table-cell>
          <table:table-cell office:value-type="float" office:value="0" calcext:value-type="float">
            <text:p>0</text:p>
          </table:table-cell>
          <table:table-cell office:value-type="float" office:value="15.228" calcext:value-type="float">
            <text:p>15,22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7]+[.J47]&gt;0)" office:value-type="boolean" office:boolean-value="true" calcext:value-type="boolean">
            <text:p>ΣΩΣΤΌ</text:p>
          </table:table-cell>
          <table:table-cell table:formula="of:=IF([.I47]+[.K47]&gt;0)" office:value-type="boolean" office:boolean-value="false" calcext:value-type="boolean">
            <text:p>ΛΆΘΟΣ</text:p>
          </table:table-cell>
          <table:table-cell/>
          <table:table-cell table:formula="of:=IF(AND([.M47];[.N47]);&quot;ERROR&quot;;&quot;&quot;)">
            <text:p/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HEDNO_biomhxanikoi_6027</text:p>
          </table:table-cell>
          <table:table-cell office:value-type="string" calcext:value-type="string">
            <text:p>Δυτ. Θεσ/κης</text:p>
          </table:table-cell>
          <table:table-cell office:value-type="float" office:value="102765.163999986" calcext:value-type="float">
            <text:p>102765,163999986</text:p>
          </table:table-cell>
          <table:table-cell office:value-type="float" office:value="0" calcext:value-type="float">
            <text:p>0</text:p>
          </table:table-cell>
          <table:table-cell office:value-type="float" office:value="15.284" calcext:value-type="float">
            <text:p>15,284</text:p>
          </table:table-cell>
          <table:table-cell/>
          <table:table-cell office:value-type="float" office:value="8563.72200000001" calcext:value-type="float">
            <text:p>8563,722</text:p>
          </table:table-cell>
          <table:table-cell office:value-type="float" office:value="0" calcext:value-type="float">
            <text:p>0</text:p>
          </table:table-cell>
          <table:table-cell office:value-type="float" office:value="11.283" calcext:value-type="float">
            <text:p>11,28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8]+[.J48]&gt;0)" office:value-type="boolean" office:boolean-value="true" calcext:value-type="boolean">
            <text:p>ΣΩΣΤΌ</text:p>
          </table:table-cell>
          <table:table-cell table:formula="of:=IF([.I48]+[.K48]&gt;0)" office:value-type="boolean" office:boolean-value="false" calcext:value-type="boolean">
            <text:p>ΛΆΘΟΣ</text:p>
          </table:table-cell>
          <table:table-cell/>
          <table:table-cell table:formula="of:=IF(AND([.M48];[.N48]);&quot;ERROR&quot;;&quot;&quot;)">
            <text:p/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HEDNO_biomhxanikoi_6028</text:p>
          </table:table-cell>
          <table:table-cell office:value-type="string" calcext:value-type="string">
            <text:p>Δυτ. Θεσ/κης</text:p>
          </table:table-cell>
          <table:table-cell office:value-type="float" office:value="8572.71600000006" calcext:value-type="float">
            <text:p>8572,716000000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714.369666666665" calcext:value-type="float">
            <text:p>714,3696666667</text:p>
          </table:table-cell>
          <table:table-cell office:value-type="float" office:value="0" calcext:value-type="float">
            <text:p>0</text:p>
          </table:table-cell>
          <table:table-cell office:value-type="float" office:value="1.48266666666667" calcext:value-type="float">
            <text:p>1,482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49]+[.J49]&gt;0)" office:value-type="boolean" office:boolean-value="true" calcext:value-type="boolean">
            <text:p>ΣΩΣΤΌ</text:p>
          </table:table-cell>
          <table:table-cell table:formula="of:=IF([.I49]+[.K49]&gt;0)" office:value-type="boolean" office:boolean-value="false" calcext:value-type="boolean">
            <text:p>ΛΆΘΟΣ</text:p>
          </table:table-cell>
          <table:table-cell/>
          <table:table-cell table:formula="of:=IF(AND([.M49];[.N49]);&quot;ERROR&quot;;&quot;&quot;)">
            <text:p/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HEDNO_biomhxanikoi_6029</text:p>
          </table:table-cell>
          <table:table-cell office:value-type="string" calcext:value-type="string">
            <text:p>Πάτρας</text:p>
          </table:table-cell>
          <table:table-cell office:value-type="float" office:value="80280.8719999998" calcext:value-type="float">
            <text:p>80280,8719999998</text:p>
          </table:table-cell>
          <table:table-cell office:value-type="float" office:value="0" calcext:value-type="float">
            <text:p>0</text:p>
          </table:table-cell>
          <table:table-cell office:value-type="float" office:value="12.688" calcext:value-type="float">
            <text:p>12,688</text:p>
          </table:table-cell>
          <table:table-cell/>
          <table:table-cell office:value-type="float" office:value="6689.95266666667" calcext:value-type="float">
            <text:p>6689,9526666667</text:p>
          </table:table-cell>
          <table:table-cell office:value-type="float" office:value="0" calcext:value-type="float">
            <text:p>0</text:p>
          </table:table-cell>
          <table:table-cell office:value-type="float" office:value="8.64333333333333" calcext:value-type="float">
            <text:p>8,64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0]+[.J50]&gt;0)" office:value-type="boolean" office:boolean-value="true" calcext:value-type="boolean">
            <text:p>ΣΩΣΤΌ</text:p>
          </table:table-cell>
          <table:table-cell table:formula="of:=IF([.I50]+[.K50]&gt;0)" office:value-type="boolean" office:boolean-value="false" calcext:value-type="boolean">
            <text:p>ΛΆΘΟΣ</text:p>
          </table:table-cell>
          <table:table-cell/>
          <table:table-cell table:formula="of:=IF(AND([.M50];[.N50]);&quot;ERROR&quot;;&quot;&quot;)">
            <text:p/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HEDNO_biomhxanikoi_6030</text:p>
          </table:table-cell>
          <table:table-cell office:value-type="string" calcext:value-type="string">
            <text:p>Δυτ. Θεσ/κης</text:p>
          </table:table-cell>
          <table:table-cell office:value-type="float" office:value="108559.415999997" calcext:value-type="float">
            <text:p>108559,415999997</text:p>
          </table:table-cell>
          <table:table-cell office:value-type="float" office:value="0" calcext:value-type="float">
            <text:p>0</text:p>
          </table:table-cell>
          <table:table-cell office:value-type="float" office:value="22.692" calcext:value-type="float">
            <text:p>22,692</text:p>
          </table:table-cell>
          <table:table-cell/>
          <table:table-cell office:value-type="float" office:value="9046.60266666667" calcext:value-type="float">
            <text:p>9046,6026666667</text:p>
          </table:table-cell>
          <table:table-cell office:value-type="float" office:value="0" calcext:value-type="float">
            <text:p>0</text:p>
          </table:table-cell>
          <table:table-cell office:value-type="float" office:value="21.4723333333333" calcext:value-type="float">
            <text:p>21,472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1]+[.J51]&gt;0)" office:value-type="boolean" office:boolean-value="true" calcext:value-type="boolean">
            <text:p>ΣΩΣΤΌ</text:p>
          </table:table-cell>
          <table:table-cell table:formula="of:=IF([.I51]+[.K51]&gt;0)" office:value-type="boolean" office:boolean-value="false" calcext:value-type="boolean">
            <text:p>ΛΆΘΟΣ</text:p>
          </table:table-cell>
          <table:table-cell/>
          <table:table-cell table:formula="of:=IF(AND([.M51];[.N51]);&quot;ERROR&quot;;&quot;&quot;)">
            <text:p/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HEDNO_biomhxanikoi_6031</text:p>
          </table:table-cell>
          <table:table-cell office:value-type="string" calcext:value-type="string">
            <text:p>Δυτ. Θεσ/κης</text:p>
          </table:table-cell>
          <table:table-cell office:value-type="float" office:value="213991.999999991" calcext:value-type="float">
            <text:p>213991,999999991</text:p>
          </table:table-cell>
          <table:table-cell office:value-type="float" office:value="0" calcext:value-type="float">
            <text:p>0</text:p>
          </table:table-cell>
          <table:table-cell office:value-type="float" office:value="6.984" calcext:value-type="float">
            <text:p>6,984</text:p>
          </table:table-cell>
          <table:table-cell/>
          <table:table-cell office:value-type="float" office:value="17832.12" calcext:value-type="float">
            <text:p>17832,12</text:p>
          </table:table-cell>
          <table:table-cell office:value-type="float" office:value="0" calcext:value-type="float">
            <text:p>0</text:p>
          </table:table-cell>
          <table:table-cell office:value-type="float" office:value="6.79033333333333" calcext:value-type="float">
            <text:p>6,79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2]+[.J52]&gt;0)" office:value-type="boolean" office:boolean-value="true" calcext:value-type="boolean">
            <text:p>ΣΩΣΤΌ</text:p>
          </table:table-cell>
          <table:table-cell table:formula="of:=IF([.I52]+[.K52]&gt;0)" office:value-type="boolean" office:boolean-value="false" calcext:value-type="boolean">
            <text:p>ΛΆΘΟΣ</text:p>
          </table:table-cell>
          <table:table-cell/>
          <table:table-cell table:formula="of:=IF(AND([.M52];[.N52]);&quot;ERROR&quot;;&quot;&quot;)">
            <text:p/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HEDNO_biomhxanikoi_6032</text:p>
          </table:table-cell>
          <table:table-cell office:value-type="string" calcext:value-type="string">
            <text:p>Δυτ. Θεσ/κης</text:p>
          </table:table-cell>
          <table:table-cell office:value-type="float" office:value="0.344" calcext:value-type="float">
            <text:p>0,344</text:p>
          </table:table-cell>
          <table:table-cell office:value-type="float" office:value="0" calcext:value-type="float">
            <text:p>0</text:p>
          </table:table-cell>
          <table:table-cell office:value-type="float" office:value="0.296" calcext:value-type="float">
            <text:p>0,296</text:p>
          </table:table-cell>
          <table:table-cell/>
          <table:table-cell office:value-type="float" office:value="0.0286666666666667" calcext:value-type="float">
            <text:p>0,0286666667</text:p>
          </table:table-cell>
          <table:table-cell office:value-type="float" office:value="0" calcext:value-type="float">
            <text:p>0</text:p>
          </table:table-cell>
          <table:table-cell office:value-type="float" office:value="0.0273333333333333" calcext:value-type="float">
            <text:p>0,027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3]+[.J53]&gt;0)" office:value-type="boolean" office:boolean-value="true" calcext:value-type="boolean">
            <text:p>ΣΩΣΤΌ</text:p>
          </table:table-cell>
          <table:table-cell table:formula="of:=IF([.I53]+[.K53]&gt;0)" office:value-type="boolean" office:boolean-value="false" calcext:value-type="boolean">
            <text:p>ΛΆΘΟΣ</text:p>
          </table:table-cell>
          <table:table-cell/>
          <table:table-cell table:formula="of:=IF(AND([.M53];[.N53]);&quot;ERROR&quot;;&quot;&quot;)">
            <text:p/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HEDNO_biomhxanikoi_6033</text:p>
          </table:table-cell>
          <table:table-cell office:value-type="string" calcext:value-type="string">
            <text:p>Δυτ. Θεσ/κης</text:p>
          </table:table-cell>
          <table:table-cell office:value-type="float" office:value="15649.8040000013" calcext:value-type="float">
            <text:p>15649,8040000013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,68</text:p>
          </table:table-cell>
          <table:table-cell/>
          <table:table-cell office:value-type="float" office:value="1304.15033333333" calcext:value-type="float">
            <text:p>1304,1503333333</text:p>
          </table:table-cell>
          <table:table-cell office:value-type="float" office:value="0" calcext:value-type="float">
            <text:p>0</text:p>
          </table:table-cell>
          <table:table-cell office:value-type="float" office:value="9.154" calcext:value-type="float">
            <text:p>9,15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4]+[.J54]&gt;0)" office:value-type="boolean" office:boolean-value="true" calcext:value-type="boolean">
            <text:p>ΣΩΣΤΌ</text:p>
          </table:table-cell>
          <table:table-cell table:formula="of:=IF([.I54]+[.K54]&gt;0)" office:value-type="boolean" office:boolean-value="false" calcext:value-type="boolean">
            <text:p>ΛΆΘΟΣ</text:p>
          </table:table-cell>
          <table:table-cell/>
          <table:table-cell table:formula="of:=IF(AND([.M54];[.N54]);&quot;ERROR&quot;;&quot;&quot;)">
            <text:p/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HEDNO_biomhxanikoi_6034</text:p>
          </table:table-cell>
          <table:table-cell office:value-type="string" calcext:value-type="string">
            <text:p>Αλιβερίου</text:p>
          </table:table-cell>
          <table:table-cell office:value-type="float" office:value="55142.0520000013" calcext:value-type="float">
            <text:p>55142,0520000013</text:p>
          </table:table-cell>
          <table:table-cell office:value-type="float" office:value="0" calcext:value-type="float">
            <text:p>0</text:p>
          </table:table-cell>
          <table:table-cell office:value-type="float" office:value="29.368" calcext:value-type="float">
            <text:p>29,368</text:p>
          </table:table-cell>
          <table:table-cell/>
          <table:table-cell office:value-type="float" office:value="4595.16633333332" calcext:value-type="float">
            <text:p>4595,1663333333</text:p>
          </table:table-cell>
          <table:table-cell office:value-type="float" office:value="0" calcext:value-type="float">
            <text:p>0</text:p>
          </table:table-cell>
          <table:table-cell office:value-type="float" office:value="18.178" calcext:value-type="float">
            <text:p>18,17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5]+[.J55]&gt;0)" office:value-type="boolean" office:boolean-value="true" calcext:value-type="boolean">
            <text:p>ΣΩΣΤΌ</text:p>
          </table:table-cell>
          <table:table-cell table:formula="of:=IF([.I55]+[.K55]&gt;0)" office:value-type="boolean" office:boolean-value="false" calcext:value-type="boolean">
            <text:p>ΛΆΘΟΣ</text:p>
          </table:table-cell>
          <table:table-cell/>
          <table:table-cell table:formula="of:=IF(AND([.M55];[.N55]);&quot;ERROR&quot;;&quot;&quot;)">
            <text:p/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HEDNO_biomhxanikoi_6035</text:p>
          </table:table-cell>
          <table:table-cell office:value-type="string" calcext:value-type="string">
            <text:p>Δυτ. Θεσ/κης</text:p>
          </table:table-cell>
          <table:table-cell office:value-type="float" office:value="13885.1880000002" calcext:value-type="float">
            <text:p>13885,1880000002</text:p>
          </table:table-cell>
          <table:table-cell office:value-type="float" office:value="0" calcext:value-type="float">
            <text:p>0</text:p>
          </table:table-cell>
          <table:table-cell office:value-type="float" office:value="4.596" calcext:value-type="float">
            <text:p>4,596</text:p>
          </table:table-cell>
          <table:table-cell/>
          <table:table-cell office:value-type="float" office:value="1157.038" calcext:value-type="float">
            <text:p>1157,038</text:p>
          </table:table-cell>
          <table:table-cell office:value-type="float" office:value="0" calcext:value-type="float">
            <text:p>0</text:p>
          </table:table-cell>
          <table:table-cell office:value-type="float" office:value="2.429" calcext:value-type="float">
            <text:p>2,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6]+[.J56]&gt;0)" office:value-type="boolean" office:boolean-value="true" calcext:value-type="boolean">
            <text:p>ΣΩΣΤΌ</text:p>
          </table:table-cell>
          <table:table-cell table:formula="of:=IF([.I56]+[.K56]&gt;0)" office:value-type="boolean" office:boolean-value="false" calcext:value-type="boolean">
            <text:p>ΛΆΘΟΣ</text:p>
          </table:table-cell>
          <table:table-cell/>
          <table:table-cell table:formula="of:=IF(AND([.M56];[.N56]);&quot;ERROR&quot;;&quot;&quot;)">
            <text:p/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HEDNO_biomhxanikoi_6036</text:p>
          </table:table-cell>
          <table:table-cell office:value-type="string" calcext:value-type="string">
            <text:p>Κορωπίου</text:p>
          </table:table-cell>
          <table:table-cell office:value-type="float" office:value="20144.524" calcext:value-type="float">
            <text:p>20144,524</text:p>
          </table:table-cell>
          <table:table-cell office:value-type="float" office:value="0" calcext:value-type="float">
            <text:p>0</text:p>
          </table:table-cell>
          <table:table-cell office:value-type="float" office:value="7.604" calcext:value-type="float">
            <text:p>7,604</text:p>
          </table:table-cell>
          <table:table-cell/>
          <table:table-cell office:value-type="float" office:value="1678.67066666667" calcext:value-type="float">
            <text:p>1678,6706666667</text:p>
          </table:table-cell>
          <table:table-cell office:value-type="float" office:value="0" calcext:value-type="float">
            <text:p>0</text:p>
          </table:table-cell>
          <table:table-cell office:value-type="float" office:value="6.92333333333333" calcext:value-type="float">
            <text:p>6,92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7]+[.J57]&gt;0)" office:value-type="boolean" office:boolean-value="true" calcext:value-type="boolean">
            <text:p>ΣΩΣΤΌ</text:p>
          </table:table-cell>
          <table:table-cell table:formula="of:=IF([.I57]+[.K57]&gt;0)" office:value-type="boolean" office:boolean-value="false" calcext:value-type="boolean">
            <text:p>ΛΆΘΟΣ</text:p>
          </table:table-cell>
          <table:table-cell/>
          <table:table-cell table:formula="of:=IF(AND([.M57];[.N57]);&quot;ERROR&quot;;&quot;&quot;)">
            <text:p/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HEDNO_biomhxanikoi_6037</text:p>
          </table:table-cell>
          <table:table-cell office:value-type="string" calcext:value-type="string">
            <text:p>Δυτ. Θεσ/κης</text:p>
          </table:table-cell>
          <table:table-cell office:value-type="float" office:value="9421.4760000002" calcext:value-type="float">
            <text:p>9421,4760000002</text:p>
          </table:table-cell>
          <table:table-cell office:value-type="float" office:value="0" calcext:value-type="float">
            <text:p>0</text:p>
          </table:table-cell>
          <table:table-cell office:value-type="float" office:value="8.024" calcext:value-type="float">
            <text:p>8,024</text:p>
          </table:table-cell>
          <table:table-cell/>
          <table:table-cell office:value-type="float" office:value="785.122999999996" calcext:value-type="float">
            <text:p>785,123</text:p>
          </table:table-cell>
          <table:table-cell office:value-type="float" office:value="0" calcext:value-type="float">
            <text:p>0</text:p>
          </table:table-cell>
          <table:table-cell office:value-type="float" office:value="6.15" calcext:value-type="float">
            <text:p>6,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8]+[.J58]&gt;0)" office:value-type="boolean" office:boolean-value="true" calcext:value-type="boolean">
            <text:p>ΣΩΣΤΌ</text:p>
          </table:table-cell>
          <table:table-cell table:formula="of:=IF([.I58]+[.K58]&gt;0)" office:value-type="boolean" office:boolean-value="false" calcext:value-type="boolean">
            <text:p>ΛΆΘΟΣ</text:p>
          </table:table-cell>
          <table:table-cell/>
          <table:table-cell table:formula="of:=IF(AND([.M58];[.N58]);&quot;ERROR&quot;;&quot;&quot;)">
            <text:p/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HEDNO_biomhxanikoi_6038</text:p>
          </table:table-cell>
          <table:table-cell office:value-type="string" calcext:value-type="string">
            <text:p>Κορωπίου</text:p>
          </table:table-cell>
          <table:table-cell office:value-type="float" office:value="279087.300000004" calcext:value-type="float">
            <text:p>279087,300000004</text:p>
          </table:table-cell>
          <table:table-cell office:value-type="float" office:value="0" calcext:value-type="float">
            <text:p>0</text:p>
          </table:table-cell>
          <table:table-cell office:value-type="float" office:value="49.78" calcext:value-type="float">
            <text:p>49,78</text:p>
          </table:table-cell>
          <table:table-cell/>
          <table:table-cell office:value-type="float" office:value="23257.1616666666" calcext:value-type="float">
            <text:p>23257,1616666666</text:p>
          </table:table-cell>
          <table:table-cell office:value-type="float" office:value="0" calcext:value-type="float">
            <text:p>0</text:p>
          </table:table-cell>
          <table:table-cell office:value-type="float" office:value="42.6983333333333" calcext:value-type="float">
            <text:p>42,698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59]+[.J59]&gt;0)" office:value-type="boolean" office:boolean-value="true" calcext:value-type="boolean">
            <text:p>ΣΩΣΤΌ</text:p>
          </table:table-cell>
          <table:table-cell table:formula="of:=IF([.I59]+[.K59]&gt;0)" office:value-type="boolean" office:boolean-value="false" calcext:value-type="boolean">
            <text:p>ΛΆΘΟΣ</text:p>
          </table:table-cell>
          <table:table-cell/>
          <table:table-cell table:formula="of:=IF(AND([.M59];[.N59]);&quot;ERROR&quot;;&quot;&quot;)">
            <text:p/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HEDNO_biomhxanikoi_6039</text:p>
          </table:table-cell>
          <table:table-cell office:value-type="string" calcext:value-type="string">
            <text:p>Κ.Αχαϊας</text:p>
          </table:table-cell>
          <table:table-cell office:value-type="float" office:value="17616.9400000003" calcext:value-type="float">
            <text:p>17616,9400000003</text:p>
          </table:table-cell>
          <table:table-cell office:value-type="float" office:value="0" calcext:value-type="float">
            <text:p>0</text:p>
          </table:table-cell>
          <table:table-cell office:value-type="float" office:value="4.012" calcext:value-type="float">
            <text:p>4,012</text:p>
          </table:table-cell>
          <table:table-cell/>
          <table:table-cell office:value-type="float" office:value="1468.05633333333" calcext:value-type="float">
            <text:p>1468,0563333333</text:p>
          </table:table-cell>
          <table:table-cell office:value-type="float" office:value="0" calcext:value-type="float">
            <text:p>0</text:p>
          </table:table-cell>
          <table:table-cell office:value-type="float" office:value="3.251" calcext:value-type="float">
            <text:p>3,2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60]+[.J60]&gt;0)" office:value-type="boolean" office:boolean-value="true" calcext:value-type="boolean">
            <text:p>ΣΩΣΤΌ</text:p>
          </table:table-cell>
          <table:table-cell table:formula="of:=IF([.I60]+[.K60]&gt;0)" office:value-type="boolean" office:boolean-value="false" calcext:value-type="boolean">
            <text:p>ΛΆΘΟΣ</text:p>
          </table:table-cell>
          <table:table-cell/>
          <table:table-cell table:formula="of:=IF(AND([.M60];[.N60]);&quot;ERROR&quot;;&quot;&quot;)">
            <text:p/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HEDNO_biomhxanikoi_6040</text:p>
          </table:table-cell>
          <table:table-cell office:value-type="string" calcext:value-type="string">
            <text:p>Δυτ. Θεσ/κης</text:p>
          </table:table-cell>
          <table:table-cell office:value-type="float" office:value="43629.2800000008" calcext:value-type="float">
            <text:p>43629,2800000008</text:p>
          </table:table-cell>
          <table:table-cell office:value-type="float" office:value="0" calcext:value-type="float">
            <text:p>0</text:p>
          </table:table-cell>
          <table:table-cell office:value-type="float" office:value="19.944" calcext:value-type="float">
            <text:p>19,944</text:p>
          </table:table-cell>
          <table:table-cell/>
          <table:table-cell office:value-type="float" office:value="3635.77333333332" calcext:value-type="float">
            <text:p>3635,7733333333</text:p>
          </table:table-cell>
          <table:table-cell office:value-type="float" office:value="0" calcext:value-type="float">
            <text:p>0</text:p>
          </table:table-cell>
          <table:table-cell office:value-type="float" office:value="9.184" calcext:value-type="float">
            <text:p>9,18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61]+[.J61]&gt;0)" office:value-type="boolean" office:boolean-value="true" calcext:value-type="boolean">
            <text:p>ΣΩΣΤΌ</text:p>
          </table:table-cell>
          <table:table-cell table:formula="of:=IF([.I61]+[.K61]&gt;0)" office:value-type="boolean" office:boolean-value="false" calcext:value-type="boolean">
            <text:p>ΛΆΘΟΣ</text:p>
          </table:table-cell>
          <table:table-cell/>
          <table:table-cell table:formula="of:=IF(AND([.M61];[.N61]);&quot;ERROR&quot;;&quot;&quot;)">
            <text:p/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HEDNO_biomhxanikoi_6041</text:p>
          </table:table-cell>
          <table:table-cell office:value-type="string" calcext:value-type="string">
            <text:p>Περιστερίου</text:p>
          </table:table-cell>
          <table:table-cell office:value-type="float" office:value="143970.264" calcext:value-type="float">
            <text:p>143970,264</text:p>
          </table:table-cell>
          <table:table-cell office:value-type="float" office:value="0" calcext:value-type="float">
            <text:p>0</text:p>
          </table:table-cell>
          <table:table-cell office:value-type="float" office:value="15.936" calcext:value-type="float">
            <text:p>15,936</text:p>
          </table:table-cell>
          <table:table-cell/>
          <table:table-cell office:value-type="float" office:value="11997.27" calcext:value-type="float">
            <text:p>11997,27</text:p>
          </table:table-cell>
          <table:table-cell office:value-type="float" office:value="0" calcext:value-type="float">
            <text:p>0</text:p>
          </table:table-cell>
          <table:table-cell office:value-type="float" office:value="14.8073333333333" calcext:value-type="float">
            <text:p>14,807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62]+[.J62]&gt;0)" office:value-type="boolean" office:boolean-value="true" calcext:value-type="boolean">
            <text:p>ΣΩΣΤΌ</text:p>
          </table:table-cell>
          <table:table-cell table:formula="of:=IF([.I62]+[.K62]&gt;0)" office:value-type="boolean" office:boolean-value="false" calcext:value-type="boolean">
            <text:p>ΛΆΘΟΣ</text:p>
          </table:table-cell>
          <table:table-cell/>
          <table:table-cell table:formula="of:=IF(AND([.M62];[.N62]);&quot;ERROR&quot;;&quot;&quot;)">
            <text:p/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HEDNO_biomhxanikoi_6042</text:p>
          </table:table-cell>
          <table:table-cell office:value-type="string" calcext:value-type="string">
            <text:p>Πάτρας</text:p>
          </table:table-cell>
          <table:table-cell office:value-type="float" office:value="4704.17200000001" calcext:value-type="float">
            <text:p>4704,172</text:p>
          </table:table-cell>
          <table:table-cell office:value-type="float" office:value="0" calcext:value-type="float">
            <text:p>0</text:p>
          </table:table-cell>
          <table:table-cell office:value-type="float" office:value="6.076" calcext:value-type="float">
            <text:p>6,076</text:p>
          </table:table-cell>
          <table:table-cell/>
          <table:table-cell office:value-type="float" office:value="392.014333333334" calcext:value-type="float">
            <text:p>392,0143333333</text:p>
          </table:table-cell>
          <table:table-cell office:value-type="float" office:value="0" calcext:value-type="float">
            <text:p>0</text:p>
          </table:table-cell>
          <table:table-cell office:value-type="float" office:value="2.557" calcext:value-type="float">
            <text:p>2,5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63]+[.J63]&gt;0)" office:value-type="boolean" office:boolean-value="true" calcext:value-type="boolean">
            <text:p>ΣΩΣΤΌ</text:p>
          </table:table-cell>
          <table:table-cell table:formula="of:=IF([.I63]+[.K63]&gt;0)" office:value-type="boolean" office:boolean-value="false" calcext:value-type="boolean">
            <text:p>ΛΆΘΟΣ</text:p>
          </table:table-cell>
          <table:table-cell/>
          <table:table-cell table:formula="of:=IF(AND([.M63];[.N63]);&quot;ERROR&quot;;&quot;&quot;)">
            <text:p/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HEDNO_biomhxanikoi_6043</text:p>
          </table:table-cell>
          <table:table-cell office:value-type="string" calcext:value-type="string">
            <text:p>Λαυρίου</text:p>
          </table:table-cell>
          <table:table-cell office:value-type="float" office:value="23024.9639999996" calcext:value-type="float">
            <text:p>23024,963999999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,56</text:p>
          </table:table-cell>
          <table:table-cell/>
          <table:table-cell office:value-type="float" office:value="1918.68233333333" calcext:value-type="float">
            <text:p>1918,6823333333</text:p>
          </table:table-cell>
          <table:table-cell office:value-type="float" office:value="0" calcext:value-type="float">
            <text:p>0</text:p>
          </table:table-cell>
          <table:table-cell office:value-type="float" office:value="6.85766666666667" calcext:value-type="float">
            <text:p>6,85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64]+[.J64]&gt;0)" office:value-type="boolean" office:boolean-value="true" calcext:value-type="boolean">
            <text:p>ΣΩΣΤΌ</text:p>
          </table:table-cell>
          <table:table-cell table:formula="of:=IF([.I64]+[.K64]&gt;0)" office:value-type="boolean" office:boolean-value="false" calcext:value-type="boolean">
            <text:p>ΛΆΘΟΣ</text:p>
          </table:table-cell>
          <table:table-cell/>
          <table:table-cell table:formula="of:=IF(AND([.M64];[.N64]);&quot;ERROR&quot;;&quot;&quot;)">
            <text:p/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HEDNO_biomhxanikoi_6044</text:p>
          </table:table-cell>
          <table:table-cell office:value-type="string" calcext:value-type="string">
            <text:p>Δυτ. Θεσ/κης</text:p>
          </table:table-cell>
          <table:table-cell office:value-type="float" office:value="10770.1919999999" calcext:value-type="float">
            <text:p>10770,1919999999</text:p>
          </table:table-cell>
          <table:table-cell office:value-type="float" office:value="0" calcext:value-type="float">
            <text:p>0</text:p>
          </table:table-cell>
          <table:table-cell office:value-type="float" office:value="4.66" calcext:value-type="float">
            <text:p>4,66</text:p>
          </table:table-cell>
          <table:table-cell/>
          <table:table-cell office:value-type="float" office:value="897.512333333332" calcext:value-type="float">
            <text:p>897,5123333333</text:p>
          </table:table-cell>
          <table:table-cell office:value-type="float" office:value="0" calcext:value-type="float">
            <text:p>0</text:p>
          </table:table-cell>
          <table:table-cell office:value-type="float" office:value="3.34633333333333" calcext:value-type="float">
            <text:p>3,346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65]+[.J65]&gt;0)" office:value-type="boolean" office:boolean-value="true" calcext:value-type="boolean">
            <text:p>ΣΩΣΤΌ</text:p>
          </table:table-cell>
          <table:table-cell table:formula="of:=IF([.I65]+[.K65]&gt;0)" office:value-type="boolean" office:boolean-value="false" calcext:value-type="boolean">
            <text:p>ΛΆΘΟΣ</text:p>
          </table:table-cell>
          <table:table-cell/>
          <table:table-cell table:formula="of:=IF(AND([.M65];[.N65]);&quot;ERROR&quot;;&quot;&quot;)">
            <text:p/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HEDNO_biomhxanikoi_6045</text:p>
          </table:table-cell>
          <table:table-cell office:value-type="string" calcext:value-type="string">
            <text:p>Δυτ. Θεσ/κης</text:p>
          </table:table-cell>
          <table:table-cell office:value-type="float" office:value="38780.6279999999" calcext:value-type="float">
            <text:p>38780,6279999999</text:p>
          </table:table-cell>
          <table:table-cell office:value-type="float" office:value="0" calcext:value-type="float">
            <text:p>0</text:p>
          </table:table-cell>
          <table:table-cell office:value-type="float" office:value="11.656" calcext:value-type="float">
            <text:p>11,656</text:p>
          </table:table-cell>
          <table:table-cell/>
          <table:table-cell office:value-type="float" office:value="3231.70366666667" calcext:value-type="float">
            <text:p>3231,7036666667</text:p>
          </table:table-cell>
          <table:table-cell office:value-type="float" office:value="0" calcext:value-type="float">
            <text:p>0</text:p>
          </table:table-cell>
          <table:table-cell office:value-type="float" office:value="8.31433333333333" calcext:value-type="float">
            <text:p>8,314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66]+[.J66]&gt;0)" office:value-type="boolean" office:boolean-value="true" calcext:value-type="boolean">
            <text:p>ΣΩΣΤΌ</text:p>
          </table:table-cell>
          <table:table-cell table:formula="of:=IF([.I66]+[.K66]&gt;0)" office:value-type="boolean" office:boolean-value="false" calcext:value-type="boolean">
            <text:p>ΛΆΘΟΣ</text:p>
          </table:table-cell>
          <table:table-cell/>
          <table:table-cell table:formula="of:=IF(AND([.M66];[.N66]);&quot;ERROR&quot;;&quot;&quot;)">
            <text:p/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HEDNO_biomhxanikoi_6046</text:p>
          </table:table-cell>
          <table:table-cell office:value-type="string" calcext:value-type="string">
            <text:p>Δυτ. Θεσ/κης</text:p>
          </table:table-cell>
          <table:table-cell office:value-type="float" office:value="32241.0319999999" calcext:value-type="float">
            <text:p>32241,0319999999</text:p>
          </table:table-cell>
          <table:table-cell office:value-type="float" office:value="0" calcext:value-type="float">
            <text:p>0</text:p>
          </table:table-cell>
          <table:table-cell office:value-type="float" office:value="8.132" calcext:value-type="float">
            <text:p>8,132</text:p>
          </table:table-cell>
          <table:table-cell/>
          <table:table-cell office:value-type="float" office:value="2686.69766666667" calcext:value-type="float">
            <text:p>2686,6976666667</text:p>
          </table:table-cell>
          <table:table-cell office:value-type="float" office:value="0" calcext:value-type="float">
            <text:p>0</text:p>
          </table:table-cell>
          <table:table-cell office:value-type="float" office:value="4.296" calcext:value-type="float">
            <text:p>4,29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67]+[.J67]&gt;0)" office:value-type="boolean" office:boolean-value="true" calcext:value-type="boolean">
            <text:p>ΣΩΣΤΌ</text:p>
          </table:table-cell>
          <table:table-cell table:formula="of:=IF([.I67]+[.K67]&gt;0)" office:value-type="boolean" office:boolean-value="false" calcext:value-type="boolean">
            <text:p>ΛΆΘΟΣ</text:p>
          </table:table-cell>
          <table:table-cell/>
          <table:table-cell table:formula="of:=IF(AND([.M67];[.N67]);&quot;ERROR&quot;;&quot;&quot;)">
            <text:p/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HEDNO_pv_lv_300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022.115" calcext:value-type="float">
            <text:p>37022,115</text:p>
          </table:table-cell>
          <table:table-cell/>
          <table:table-cell office:value-type="float" office:value="4.981" calcext:value-type="float">
            <text:p>4,981</text:p>
          </table:table-cell>
          <table:table-cell office:value-type="float" office:value="0" calcext:value-type="float">
            <text:p>0</text:p>
          </table:table-cell>
          <table:table-cell office:value-type="float" office:value="3085.17625" calcext:value-type="float">
            <text:p>3085,17625</text:p>
          </table:table-cell>
          <table:table-cell office:value-type="float" office:value="0" calcext:value-type="float">
            <text:p>0</text:p>
          </table:table-cell>
          <table:table-cell office:value-type="float" office:value="4.44691666666667" calcext:value-type="float">
            <text:p>4,4469166667</text:p>
          </table:table-cell>
          <table:table-cell/>
          <table:table-cell table:formula="of:=IF([.H68]+[.J68]&gt;0)" office:value-type="boolean" office:boolean-value="false" calcext:value-type="boolean">
            <text:p>ΛΆΘΟΣ</text:p>
          </table:table-cell>
          <table:table-cell table:formula="of:=IF([.I68]+[.K68]&gt;0)" office:value-type="boolean" office:boolean-value="true" calcext:value-type="boolean">
            <text:p>ΣΩΣΤΌ</text:p>
          </table:table-cell>
          <table:table-cell/>
          <table:table-cell table:formula="of:=IF(AND([.M68];[.N68]);&quot;ERROR&quot;;&quot;&quot;)">
            <text:p/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HEDNO_pv_lv_300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8525.932" calcext:value-type="float">
            <text:p>28525,932</text:p>
          </table:table-cell>
          <table:table-cell/>
          <table:table-cell office:value-type="float" office:value="4.84" calcext:value-type="float">
            <text:p>4,84</text:p>
          </table:table-cell>
          <table:table-cell office:value-type="float" office:value="0" calcext:value-type="float">
            <text:p>0</text:p>
          </table:table-cell>
          <table:table-cell office:value-type="float" office:value="2377.161" calcext:value-type="float">
            <text:p>2377,161</text:p>
          </table:table-cell>
          <table:table-cell office:value-type="float" office:value="0" calcext:value-type="float">
            <text:p>0</text:p>
          </table:table-cell>
          <table:table-cell office:value-type="float" office:value="4.405" calcext:value-type="float">
            <text:p>4,405</text:p>
          </table:table-cell>
          <table:table-cell/>
          <table:table-cell table:formula="of:=IF([.H69]+[.J69]&gt;0)" office:value-type="boolean" office:boolean-value="false" calcext:value-type="boolean">
            <text:p>ΛΆΘΟΣ</text:p>
          </table:table-cell>
          <table:table-cell table:formula="of:=IF([.I69]+[.K69]&gt;0)" office:value-type="boolean" office:boolean-value="true" calcext:value-type="boolean">
            <text:p>ΣΩΣΤΌ</text:p>
          </table:table-cell>
          <table:table-cell/>
          <table:table-cell table:formula="of:=IF(AND([.M69];[.N69]);&quot;ERROR&quot;;&quot;&quot;)">
            <text:p/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HEDNO_pv_lv_300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5331.5860000003" calcext:value-type="float">
            <text:p>35331,5860000003</text:p>
          </table:table-cell>
          <table:table-cell/>
          <table:table-cell office:value-type="float" office:value="4.927" calcext:value-type="float">
            <text:p>4,927</text:p>
          </table:table-cell>
          <table:table-cell office:value-type="float" office:value="0" calcext:value-type="float">
            <text:p>0</text:p>
          </table:table-cell>
          <table:table-cell office:value-type="float" office:value="2944.29883333333" calcext:value-type="float">
            <text:p>2944,2988333333</text:p>
          </table:table-cell>
          <table:table-cell office:value-type="float" office:value="0" calcext:value-type="float">
            <text:p>0</text:p>
          </table:table-cell>
          <table:table-cell office:value-type="float" office:value="4.56983333333333" calcext:value-type="float">
            <text:p>4,5698333333</text:p>
          </table:table-cell>
          <table:table-cell/>
          <table:table-cell table:formula="of:=IF([.H70]+[.J70]&gt;0)" office:value-type="boolean" office:boolean-value="false" calcext:value-type="boolean">
            <text:p>ΛΆΘΟΣ</text:p>
          </table:table-cell>
          <table:table-cell table:formula="of:=IF([.I70]+[.K70]&gt;0)" office:value-type="boolean" office:boolean-value="true" calcext:value-type="boolean">
            <text:p>ΣΩΣΤΌ</text:p>
          </table:table-cell>
          <table:table-cell/>
          <table:table-cell table:formula="of:=IF(AND([.M70];[.N70]);&quot;ERROR&quot;;&quot;&quot;)">
            <text:p/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HEDNO_pv_lv_300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479.616" calcext:value-type="float">
            <text:p>37479,616</text:p>
          </table:table-cell>
          <table:table-cell/>
          <table:table-cell office:value-type="float" office:value="5.347" calcext:value-type="float">
            <text:p>5,347</text:p>
          </table:table-cell>
          <table:table-cell office:value-type="float" office:value="0" calcext:value-type="float">
            <text:p>0</text:p>
          </table:table-cell>
          <table:table-cell office:value-type="float" office:value="3123.30133333333" calcext:value-type="float">
            <text:p>3123,3013333333</text:p>
          </table:table-cell>
          <table:table-cell office:value-type="float" office:value="0" calcext:value-type="float">
            <text:p>0</text:p>
          </table:table-cell>
          <table:table-cell office:value-type="float" office:value="4.87833333333333" calcext:value-type="float">
            <text:p>4,8783333333</text:p>
          </table:table-cell>
          <table:table-cell/>
          <table:table-cell table:formula="of:=IF([.H71]+[.J71]&gt;0)" office:value-type="boolean" office:boolean-value="false" calcext:value-type="boolean">
            <text:p>ΛΆΘΟΣ</text:p>
          </table:table-cell>
          <table:table-cell table:formula="of:=IF([.I71]+[.K71]&gt;0)" office:value-type="boolean" office:boolean-value="true" calcext:value-type="boolean">
            <text:p>ΣΩΣΤΌ</text:p>
          </table:table-cell>
          <table:table-cell/>
          <table:table-cell table:formula="of:=IF(AND([.M71];[.N71]);&quot;ERROR&quot;;&quot;&quot;)">
            <text:p/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HEDNO_pv_lv_300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8435.6939999999" calcext:value-type="float">
            <text:p>38435,6939999999</text:p>
          </table:table-cell>
          <table:table-cell/>
          <table:table-cell office:value-type="float" office:value="5.188" calcext:value-type="float">
            <text:p>5,188</text:p>
          </table:table-cell>
          <table:table-cell office:value-type="float" office:value="0" calcext:value-type="float">
            <text:p>0</text:p>
          </table:table-cell>
          <table:table-cell office:value-type="float" office:value="3202.9745" calcext:value-type="float">
            <text:p>3202,9745</text:p>
          </table:table-cell>
          <table:table-cell office:value-type="float" office:value="0" calcext:value-type="float">
            <text:p>0</text:p>
          </table:table-cell>
          <table:table-cell office:value-type="float" office:value="4.79633333333333" calcext:value-type="float">
            <text:p>4,7963333333</text:p>
          </table:table-cell>
          <table:table-cell/>
          <table:table-cell table:formula="of:=IF([.H72]+[.J72]&gt;0)" office:value-type="boolean" office:boolean-value="false" calcext:value-type="boolean">
            <text:p>ΛΆΘΟΣ</text:p>
          </table:table-cell>
          <table:table-cell table:formula="of:=IF([.I72]+[.K72]&gt;0)" office:value-type="boolean" office:boolean-value="true" calcext:value-type="boolean">
            <text:p>ΣΩΣΤΌ</text:p>
          </table:table-cell>
          <table:table-cell/>
          <table:table-cell table:formula="of:=IF(AND([.M72];[.N72]);&quot;ERROR&quot;;&quot;&quot;)">
            <text:p/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HEDNO_pv_lv_300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5057.8319999999" calcext:value-type="float">
            <text:p>35057,8319999999</text:p>
          </table:table-cell>
          <table:table-cell/>
          <table:table-cell office:value-type="float" office:value="4.997" calcext:value-type="float">
            <text:p>4,997</text:p>
          </table:table-cell>
          <table:table-cell office:value-type="float" office:value="0" calcext:value-type="float">
            <text:p>0</text:p>
          </table:table-cell>
          <table:table-cell office:value-type="float" office:value="2921.486" calcext:value-type="float">
            <text:p>2921,486</text:p>
          </table:table-cell>
          <table:table-cell office:value-type="float" office:value="0" calcext:value-type="float">
            <text:p>0</text:p>
          </table:table-cell>
          <table:table-cell office:value-type="float" office:value="4.63958333333333" calcext:value-type="float">
            <text:p>4,6395833333</text:p>
          </table:table-cell>
          <table:table-cell/>
          <table:table-cell table:formula="of:=IF([.H73]+[.J73]&gt;0)" office:value-type="boolean" office:boolean-value="false" calcext:value-type="boolean">
            <text:p>ΛΆΘΟΣ</text:p>
          </table:table-cell>
          <table:table-cell table:formula="of:=IF([.I73]+[.K73]&gt;0)" office:value-type="boolean" office:boolean-value="true" calcext:value-type="boolean">
            <text:p>ΣΩΣΤΌ</text:p>
          </table:table-cell>
          <table:table-cell/>
          <table:table-cell table:formula="of:=IF(AND([.M73];[.N73]);&quot;ERROR&quot;;&quot;&quot;)">
            <text:p/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HEDNO_pv_lv_300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832.0110000001" calcext:value-type="float">
            <text:p>37832,0110000001</text:p>
          </table:table-cell>
          <table:table-cell/>
          <table:table-cell office:value-type="float" office:value="4.765" calcext:value-type="float">
            <text:p>4,765</text:p>
          </table:table-cell>
          <table:table-cell office:value-type="float" office:value="0" calcext:value-type="float">
            <text:p>0</text:p>
          </table:table-cell>
          <table:table-cell office:value-type="float" office:value="3152.66758333333" calcext:value-type="float">
            <text:p>3152,6675833333</text:p>
          </table:table-cell>
          <table:table-cell office:value-type="float" office:value="0" calcext:value-type="float">
            <text:p>0</text:p>
          </table:table-cell>
          <table:table-cell office:value-type="float" office:value="4.63808333333333" calcext:value-type="float">
            <text:p>4,6380833333</text:p>
          </table:table-cell>
          <table:table-cell/>
          <table:table-cell table:formula="of:=IF([.H74]+[.J74]&gt;0)" office:value-type="boolean" office:boolean-value="false" calcext:value-type="boolean">
            <text:p>ΛΆΘΟΣ</text:p>
          </table:table-cell>
          <table:table-cell table:formula="of:=IF([.I74]+[.K74]&gt;0)" office:value-type="boolean" office:boolean-value="true" calcext:value-type="boolean">
            <text:p>ΣΩΣΤΌ</text:p>
          </table:table-cell>
          <table:table-cell/>
          <table:table-cell table:formula="of:=IF(AND([.M74];[.N74]);&quot;ERROR&quot;;&quot;&quot;)">
            <text:p/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HEDNO_pv_lv_300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8419.5539999999" calcext:value-type="float">
            <text:p>38419,5539999999</text:p>
          </table:table-cell>
          <table:table-cell/>
          <table:table-cell office:value-type="float" office:value="5.095" calcext:value-type="float">
            <text:p>5,095</text:p>
          </table:table-cell>
          <table:table-cell office:value-type="float" office:value="0" calcext:value-type="float">
            <text:p>0</text:p>
          </table:table-cell>
          <table:table-cell office:value-type="float" office:value="3201.6295" calcext:value-type="float">
            <text:p>3201,6295</text:p>
          </table:table-cell>
          <table:table-cell office:value-type="float" office:value="0" calcext:value-type="float">
            <text:p>0</text:p>
          </table:table-cell>
          <table:table-cell office:value-type="float" office:value="4.70116666666667" calcext:value-type="float">
            <text:p>4,7011666667</text:p>
          </table:table-cell>
          <table:table-cell/>
          <table:table-cell table:formula="of:=IF([.H75]+[.J75]&gt;0)" office:value-type="boolean" office:boolean-value="false" calcext:value-type="boolean">
            <text:p>ΛΆΘΟΣ</text:p>
          </table:table-cell>
          <table:table-cell table:formula="of:=IF([.I75]+[.K75]&gt;0)" office:value-type="boolean" office:boolean-value="true" calcext:value-type="boolean">
            <text:p>ΣΩΣΤΌ</text:p>
          </table:table-cell>
          <table:table-cell/>
          <table:table-cell table:formula="of:=IF(AND([.M75];[.N75]);&quot;ERROR&quot;;&quot;&quot;)">
            <text:p/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HEDNO_pv_lv_300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8523.7249999999" calcext:value-type="float">
            <text:p>38523,7249999999</text:p>
          </table:table-cell>
          <table:table-cell/>
          <table:table-cell office:value-type="float" office:value="5.221" calcext:value-type="float">
            <text:p>5,221</text:p>
          </table:table-cell>
          <table:table-cell office:value-type="float" office:value="0" calcext:value-type="float">
            <text:p>0</text:p>
          </table:table-cell>
          <table:table-cell office:value-type="float" office:value="3210.31041666667" calcext:value-type="float">
            <text:p>3210,3104166667</text:p>
          </table:table-cell>
          <table:table-cell office:value-type="float" office:value="0" calcext:value-type="float">
            <text:p>0</text:p>
          </table:table-cell>
          <table:table-cell office:value-type="float" office:value="4.769" calcext:value-type="float">
            <text:p>4,769</text:p>
          </table:table-cell>
          <table:table-cell/>
          <table:table-cell table:formula="of:=IF([.H76]+[.J76]&gt;0)" office:value-type="boolean" office:boolean-value="false" calcext:value-type="boolean">
            <text:p>ΛΆΘΟΣ</text:p>
          </table:table-cell>
          <table:table-cell table:formula="of:=IF([.I76]+[.K76]&gt;0)" office:value-type="boolean" office:boolean-value="true" calcext:value-type="boolean">
            <text:p>ΣΩΣΤΌ</text:p>
          </table:table-cell>
          <table:table-cell/>
          <table:table-cell table:formula="of:=IF(AND([.M76];[.N76]);&quot;ERROR&quot;;&quot;&quot;)">
            <text:p/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HEDNO_pv_lv_301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2404.963" calcext:value-type="float">
            <text:p>32404,963</text:p>
          </table:table-cell>
          <table:table-cell/>
          <table:table-cell office:value-type="float" office:value="5.242" calcext:value-type="float">
            <text:p>5,242</text:p>
          </table:table-cell>
          <table:table-cell office:value-type="float" office:value="0" calcext:value-type="float">
            <text:p>0</text:p>
          </table:table-cell>
          <table:table-cell office:value-type="float" office:value="2700.41358333333" calcext:value-type="float">
            <text:p>2700,4135833333</text:p>
          </table:table-cell>
          <table:table-cell office:value-type="float" office:value="0" calcext:value-type="float">
            <text:p>0</text:p>
          </table:table-cell>
          <table:table-cell office:value-type="float" office:value="4.79116666666667" calcext:value-type="float">
            <text:p>4,7911666667</text:p>
          </table:table-cell>
          <table:table-cell/>
          <table:table-cell table:formula="of:=IF([.H77]+[.J77]&gt;0)" office:value-type="boolean" office:boolean-value="false" calcext:value-type="boolean">
            <text:p>ΛΆΘΟΣ</text:p>
          </table:table-cell>
          <table:table-cell table:formula="of:=IF([.I77]+[.K77]&gt;0)" office:value-type="boolean" office:boolean-value="true" calcext:value-type="boolean">
            <text:p>ΣΩΣΤΌ</text:p>
          </table:table-cell>
          <table:table-cell/>
          <table:table-cell table:formula="of:=IF(AND([.M77];[.N77]);&quot;ERROR&quot;;&quot;&quot;)">
            <text:p/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HEDNO_pv_lv_301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2314.433" calcext:value-type="float">
            <text:p>32314,433</text:p>
          </table:table-cell>
          <table:table-cell/>
          <table:table-cell office:value-type="float" office:value="5.217" calcext:value-type="float">
            <text:p>5,217</text:p>
          </table:table-cell>
          <table:table-cell office:value-type="float" office:value="0" calcext:value-type="float">
            <text:p>0</text:p>
          </table:table-cell>
          <table:table-cell office:value-type="float" office:value="2692.86941666667" calcext:value-type="float">
            <text:p>2692,8694166667</text:p>
          </table:table-cell>
          <table:table-cell office:value-type="float" office:value="0" calcext:value-type="float">
            <text:p>0</text:p>
          </table:table-cell>
          <table:table-cell office:value-type="float" office:value="4.7895" calcext:value-type="float">
            <text:p>4,7895</text:p>
          </table:table-cell>
          <table:table-cell/>
          <table:table-cell table:formula="of:=IF([.H78]+[.J78]&gt;0)" office:value-type="boolean" office:boolean-value="false" calcext:value-type="boolean">
            <text:p>ΛΆΘΟΣ</text:p>
          </table:table-cell>
          <table:table-cell table:formula="of:=IF([.I78]+[.K78]&gt;0)" office:value-type="boolean" office:boolean-value="true" calcext:value-type="boolean">
            <text:p>ΣΩΣΤΌ</text:p>
          </table:table-cell>
          <table:table-cell/>
          <table:table-cell table:formula="of:=IF(AND([.M78];[.N78]);&quot;ERROR&quot;;&quot;&quot;)">
            <text:p/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HEDNO_pv_lv_301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611.42" calcext:value-type="float">
            <text:p>29611,42</text:p>
          </table:table-cell>
          <table:table-cell/>
          <table:table-cell office:value-type="float" office:value="5.008" calcext:value-type="float">
            <text:p>5,008</text:p>
          </table:table-cell>
          <table:table-cell office:value-type="float" office:value="0" calcext:value-type="float">
            <text:p>0</text:p>
          </table:table-cell>
          <table:table-cell office:value-type="float" office:value="2467.61833333333" calcext:value-type="float">
            <text:p>2467,6183333333</text:p>
          </table:table-cell>
          <table:table-cell office:value-type="float" office:value="0" calcext:value-type="float">
            <text:p>0</text:p>
          </table:table-cell>
          <table:table-cell office:value-type="float" office:value="4.40158333333333" calcext:value-type="float">
            <text:p>4,4015833333</text:p>
          </table:table-cell>
          <table:table-cell/>
          <table:table-cell table:formula="of:=IF([.H79]+[.J79]&gt;0)" office:value-type="boolean" office:boolean-value="false" calcext:value-type="boolean">
            <text:p>ΛΆΘΟΣ</text:p>
          </table:table-cell>
          <table:table-cell table:formula="of:=IF([.I79]+[.K79]&gt;0)" office:value-type="boolean" office:boolean-value="true" calcext:value-type="boolean">
            <text:p>ΣΩΣΤΌ</text:p>
          </table:table-cell>
          <table:table-cell/>
          <table:table-cell table:formula="of:=IF(AND([.M79];[.N79]);&quot;ERROR&quot;;&quot;&quot;)">
            <text:p/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HEDNO_pv_lv_301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6768.6520000001" calcext:value-type="float">
            <text:p>26768,6520000001</text:p>
          </table:table-cell>
          <table:table-cell/>
          <table:table-cell office:value-type="float" office:value="4.294" calcext:value-type="float">
            <text:p>4,294</text:p>
          </table:table-cell>
          <table:table-cell office:value-type="float" office:value="0" calcext:value-type="float">
            <text:p>0</text:p>
          </table:table-cell>
          <table:table-cell office:value-type="float" office:value="2230.721" calcext:value-type="float">
            <text:p>2230,721</text:p>
          </table:table-cell>
          <table:table-cell office:value-type="float" office:value="0" calcext:value-type="float">
            <text:p>0</text:p>
          </table:table-cell>
          <table:table-cell office:value-type="float" office:value="3.61166666666667" calcext:value-type="float">
            <text:p>3,6116666667</text:p>
          </table:table-cell>
          <table:table-cell/>
          <table:table-cell table:formula="of:=IF([.H80]+[.J80]&gt;0)" office:value-type="boolean" office:boolean-value="false" calcext:value-type="boolean">
            <text:p>ΛΆΘΟΣ</text:p>
          </table:table-cell>
          <table:table-cell table:formula="of:=IF([.I80]+[.K80]&gt;0)" office:value-type="boolean" office:boolean-value="true" calcext:value-type="boolean">
            <text:p>ΣΩΣΤΌ</text:p>
          </table:table-cell>
          <table:table-cell/>
          <table:table-cell table:formula="of:=IF(AND([.M80];[.N80]);&quot;ERROR&quot;;&quot;&quot;)">
            <text:p/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HEDNO_pv_lv_301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414.2870000002" calcext:value-type="float">
            <text:p>29414,2870000002</text:p>
          </table:table-cell>
          <table:table-cell/>
          <table:table-cell office:value-type="float" office:value="4.709" calcext:value-type="float">
            <text:p>4,709</text:p>
          </table:table-cell>
          <table:table-cell office:value-type="float" office:value="0" calcext:value-type="float">
            <text:p>0</text:p>
          </table:table-cell>
          <table:table-cell office:value-type="float" office:value="2451.19058333333" calcext:value-type="float">
            <text:p>2451,1905833333</text:p>
          </table:table-cell>
          <table:table-cell office:value-type="float" office:value="0" calcext:value-type="float">
            <text:p>0</text:p>
          </table:table-cell>
          <table:table-cell office:value-type="float" office:value="4.20216666666667" calcext:value-type="float">
            <text:p>4,2021666667</text:p>
          </table:table-cell>
          <table:table-cell/>
          <table:table-cell table:formula="of:=IF([.H81]+[.J81]&gt;0)" office:value-type="boolean" office:boolean-value="false" calcext:value-type="boolean">
            <text:p>ΛΆΘΟΣ</text:p>
          </table:table-cell>
          <table:table-cell table:formula="of:=IF([.I81]+[.K81]&gt;0)" office:value-type="boolean" office:boolean-value="true" calcext:value-type="boolean">
            <text:p>ΣΩΣΤΌ</text:p>
          </table:table-cell>
          <table:table-cell/>
          <table:table-cell table:formula="of:=IF(AND([.M81];[.N81]);&quot;ERROR&quot;;&quot;&quot;)">
            <text:p/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HEDNO_pv_lv_301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1189.661" calcext:value-type="float">
            <text:p>31189,661</text:p>
          </table:table-cell>
          <table:table-cell/>
          <table:table-cell office:value-type="float" office:value="4.637" calcext:value-type="float">
            <text:p>4,637</text:p>
          </table:table-cell>
          <table:table-cell office:value-type="float" office:value="0" calcext:value-type="float">
            <text:p>0</text:p>
          </table:table-cell>
          <table:table-cell office:value-type="float" office:value="2599.13841666667" calcext:value-type="float">
            <text:p>2599,1384166667</text:p>
          </table:table-cell>
          <table:table-cell office:value-type="float" office:value="0" calcext:value-type="float">
            <text:p>0</text:p>
          </table:table-cell>
          <table:table-cell office:value-type="float" office:value="4.19716666666667" calcext:value-type="float">
            <text:p>4,1971666667</text:p>
          </table:table-cell>
          <table:table-cell/>
          <table:table-cell table:formula="of:=IF([.H82]+[.J82]&gt;0)" office:value-type="boolean" office:boolean-value="false" calcext:value-type="boolean">
            <text:p>ΛΆΘΟΣ</text:p>
          </table:table-cell>
          <table:table-cell table:formula="of:=IF([.I82]+[.K82]&gt;0)" office:value-type="boolean" office:boolean-value="true" calcext:value-type="boolean">
            <text:p>ΣΩΣΤΌ</text:p>
          </table:table-cell>
          <table:table-cell/>
          <table:table-cell table:formula="of:=IF(AND([.M82];[.N82]);&quot;ERROR&quot;;&quot;&quot;)">
            <text:p/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HEDNO_pv_lv_301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604.028" calcext:value-type="float">
            <text:p>37604,028</text:p>
          </table:table-cell>
          <table:table-cell/>
          <table:table-cell office:value-type="float" office:value="4.736" calcext:value-type="float">
            <text:p>4,736</text:p>
          </table:table-cell>
          <table:table-cell office:value-type="float" office:value="0" calcext:value-type="float">
            <text:p>0</text:p>
          </table:table-cell>
          <table:table-cell office:value-type="float" office:value="3133.669" calcext:value-type="float">
            <text:p>3133,669</text:p>
          </table:table-cell>
          <table:table-cell office:value-type="float" office:value="0" calcext:value-type="float">
            <text:p>0</text:p>
          </table:table-cell>
          <table:table-cell office:value-type="float" office:value="4.21616666666667" calcext:value-type="float">
            <text:p>4,2161666667</text:p>
          </table:table-cell>
          <table:table-cell/>
          <table:table-cell table:formula="of:=IF([.H83]+[.J83]&gt;0)" office:value-type="boolean" office:boolean-value="false" calcext:value-type="boolean">
            <text:p>ΛΆΘΟΣ</text:p>
          </table:table-cell>
          <table:table-cell table:formula="of:=IF([.I83]+[.K83]&gt;0)" office:value-type="boolean" office:boolean-value="true" calcext:value-type="boolean">
            <text:p>ΣΩΣΤΌ</text:p>
          </table:table-cell>
          <table:table-cell/>
          <table:table-cell table:formula="of:=IF(AND([.M83];[.N83]);&quot;ERROR&quot;;&quot;&quot;)">
            <text:p/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HEDNO_pv_lv_301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612.025" calcext:value-type="float">
            <text:p>29612,025</text:p>
          </table:table-cell>
          <table:table-cell/>
          <table:table-cell office:value-type="float" office:value="4.794" calcext:value-type="float">
            <text:p>4,794</text:p>
          </table:table-cell>
          <table:table-cell office:value-type="float" office:value="0" calcext:value-type="float">
            <text:p>0</text:p>
          </table:table-cell>
          <table:table-cell office:value-type="float" office:value="2467.66875" calcext:value-type="float">
            <text:p>2467,66875</text:p>
          </table:table-cell>
          <table:table-cell office:value-type="float" office:value="0" calcext:value-type="float">
            <text:p>0</text:p>
          </table:table-cell>
          <table:table-cell office:value-type="float" office:value="3.83475" calcext:value-type="float">
            <text:p>3,83475</text:p>
          </table:table-cell>
          <table:table-cell/>
          <table:table-cell table:formula="of:=IF([.H84]+[.J84]&gt;0)" office:value-type="boolean" office:boolean-value="false" calcext:value-type="boolean">
            <text:p>ΛΆΘΟΣ</text:p>
          </table:table-cell>
          <table:table-cell table:formula="of:=IF([.I84]+[.K84]&gt;0)" office:value-type="boolean" office:boolean-value="true" calcext:value-type="boolean">
            <text:p>ΣΩΣΤΌ</text:p>
          </table:table-cell>
          <table:table-cell/>
          <table:table-cell table:formula="of:=IF(AND([.M84];[.N84]);&quot;ERROR&quot;;&quot;&quot;)">
            <text:p/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HEDNO_pv_lv_301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44702.9059999998" calcext:value-type="float">
            <text:p>44702,9059999998</text:p>
          </table:table-cell>
          <table:table-cell/>
          <table:table-cell office:value-type="float" office:value="5.532" calcext:value-type="float">
            <text:p>5,532</text:p>
          </table:table-cell>
          <table:table-cell office:value-type="float" office:value="0" calcext:value-type="float">
            <text:p>0</text:p>
          </table:table-cell>
          <table:table-cell office:value-type="float" office:value="3725.24216666667" calcext:value-type="float">
            <text:p>3725,2421666667</text:p>
          </table:table-cell>
          <table:table-cell office:value-type="float" office:value="0" calcext:value-type="float">
            <text:p>0</text:p>
          </table:table-cell>
          <table:table-cell office:value-type="float" office:value="4.90875" calcext:value-type="float">
            <text:p>4,90875</text:p>
          </table:table-cell>
          <table:table-cell/>
          <table:table-cell table:formula="of:=IF([.H85]+[.J85]&gt;0)" office:value-type="boolean" office:boolean-value="false" calcext:value-type="boolean">
            <text:p>ΛΆΘΟΣ</text:p>
          </table:table-cell>
          <table:table-cell table:formula="of:=IF([.I85]+[.K85]&gt;0)" office:value-type="boolean" office:boolean-value="true" calcext:value-type="boolean">
            <text:p>ΣΩΣΤΌ</text:p>
          </table:table-cell>
          <table:table-cell/>
          <table:table-cell table:formula="of:=IF(AND([.M85];[.N85]);&quot;ERROR&quot;;&quot;&quot;)">
            <text:p/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HEDNO_pv_lv_301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4615.2039999999" calcext:value-type="float">
            <text:p>34615,2039999999</text:p>
          </table:table-cell>
          <table:table-cell/>
          <table:table-cell office:value-type="float" office:value="5.36" calcext:value-type="float">
            <text:p>5,36</text:p>
          </table:table-cell>
          <table:table-cell office:value-type="float" office:value="0" calcext:value-type="float">
            <text:p>0</text:p>
          </table:table-cell>
          <table:table-cell office:value-type="float" office:value="2884.60033333333" calcext:value-type="float">
            <text:p>2884,6003333333</text:p>
          </table:table-cell>
          <table:table-cell office:value-type="float" office:value="0" calcext:value-type="float">
            <text:p>0</text:p>
          </table:table-cell>
          <table:table-cell office:value-type="float" office:value="4.69775" calcext:value-type="float">
            <text:p>4,69775</text:p>
          </table:table-cell>
          <table:table-cell/>
          <table:table-cell table:formula="of:=IF([.H86]+[.J86]&gt;0)" office:value-type="boolean" office:boolean-value="false" calcext:value-type="boolean">
            <text:p>ΛΆΘΟΣ</text:p>
          </table:table-cell>
          <table:table-cell table:formula="of:=IF([.I86]+[.K86]&gt;0)" office:value-type="boolean" office:boolean-value="true" calcext:value-type="boolean">
            <text:p>ΣΩΣΤΌ</text:p>
          </table:table-cell>
          <table:table-cell/>
          <table:table-cell table:formula="of:=IF(AND([.M86];[.N86]);&quot;ERROR&quot;;&quot;&quot;)">
            <text:p/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HEDNO_pv_lv_302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833.124" calcext:value-type="float">
            <text:p>30833,124</text:p>
          </table:table-cell>
          <table:table-cell/>
          <table:table-cell office:value-type="float" office:value="4.835" calcext:value-type="float">
            <text:p>4,835</text:p>
          </table:table-cell>
          <table:table-cell office:value-type="float" office:value="0" calcext:value-type="float">
            <text:p>0</text:p>
          </table:table-cell>
          <table:table-cell office:value-type="float" office:value="2569.427" calcext:value-type="float">
            <text:p>2569,427</text:p>
          </table:table-cell>
          <table:table-cell office:value-type="float" office:value="0" calcext:value-type="float">
            <text:p>0</text:p>
          </table:table-cell>
          <table:table-cell office:value-type="float" office:value="4.22066666666667" calcext:value-type="float">
            <text:p>4,2206666667</text:p>
          </table:table-cell>
          <table:table-cell/>
          <table:table-cell table:formula="of:=IF([.H87]+[.J87]&gt;0)" office:value-type="boolean" office:boolean-value="false" calcext:value-type="boolean">
            <text:p>ΛΆΘΟΣ</text:p>
          </table:table-cell>
          <table:table-cell table:formula="of:=IF([.I87]+[.K87]&gt;0)" office:value-type="boolean" office:boolean-value="true" calcext:value-type="boolean">
            <text:p>ΣΩΣΤΌ</text:p>
          </table:table-cell>
          <table:table-cell/>
          <table:table-cell table:formula="of:=IF(AND([.M87];[.N87]);&quot;ERROR&quot;;&quot;&quot;)">
            <text:p/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HEDNO_pv_lv_302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42325.0560000001" calcext:value-type="float">
            <text:p>42325,0560000001</text:p>
          </table:table-cell>
          <table:table-cell/>
          <table:table-cell office:value-type="float" office:value="4.793" calcext:value-type="float">
            <text:p>4,793</text:p>
          </table:table-cell>
          <table:table-cell office:value-type="float" office:value="0" calcext:value-type="float">
            <text:p>0</text:p>
          </table:table-cell>
          <table:table-cell office:value-type="float" office:value="3527.088" calcext:value-type="float">
            <text:p>3527,088</text:p>
          </table:table-cell>
          <table:table-cell office:value-type="float" office:value="0" calcext:value-type="float">
            <text:p>0</text:p>
          </table:table-cell>
          <table:table-cell office:value-type="float" office:value="4.56758333333333" calcext:value-type="float">
            <text:p>4,5675833333</text:p>
          </table:table-cell>
          <table:table-cell/>
          <table:table-cell table:formula="of:=IF([.H88]+[.J88]&gt;0)" office:value-type="boolean" office:boolean-value="false" calcext:value-type="boolean">
            <text:p>ΛΆΘΟΣ</text:p>
          </table:table-cell>
          <table:table-cell table:formula="of:=IF([.I88]+[.K88]&gt;0)" office:value-type="boolean" office:boolean-value="true" calcext:value-type="boolean">
            <text:p>ΣΩΣΤΌ</text:p>
          </table:table-cell>
          <table:table-cell/>
          <table:table-cell table:formula="of:=IF(AND([.M88];[.N88]);&quot;ERROR&quot;;&quot;&quot;)">
            <text:p/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HEDNO_pv_lv_302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19728.615" calcext:value-type="float">
            <text:p>19728,615</text:p>
          </table:table-cell>
          <table:table-cell/>
          <table:table-cell office:value-type="float" office:value="3.781" calcext:value-type="float">
            <text:p>3,781</text:p>
          </table:table-cell>
          <table:table-cell office:value-type="float" office:value="0" calcext:value-type="float">
            <text:p>0</text:p>
          </table:table-cell>
          <table:table-cell office:value-type="float" office:value="1644.05125" calcext:value-type="float">
            <text:p>1644,05125</text:p>
          </table:table-cell>
          <table:table-cell office:value-type="float" office:value="0" calcext:value-type="float">
            <text:p>0</text:p>
          </table:table-cell>
          <table:table-cell office:value-type="float" office:value="3.05458333333333" calcext:value-type="float">
            <text:p>3,0545833333</text:p>
          </table:table-cell>
          <table:table-cell/>
          <table:table-cell table:formula="of:=IF([.H89]+[.J89]&gt;0)" office:value-type="boolean" office:boolean-value="false" calcext:value-type="boolean">
            <text:p>ΛΆΘΟΣ</text:p>
          </table:table-cell>
          <table:table-cell table:formula="of:=IF([.I89]+[.K89]&gt;0)" office:value-type="boolean" office:boolean-value="true" calcext:value-type="boolean">
            <text:p>ΣΩΣΤΌ</text:p>
          </table:table-cell>
          <table:table-cell/>
          <table:table-cell table:formula="of:=IF(AND([.M89];[.N89]);&quot;ERROR&quot;;&quot;&quot;)">
            <text:p/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HEDNO_pv_lv_302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8160.3390000001" calcext:value-type="float">
            <text:p>28160,3390000001</text:p>
          </table:table-cell>
          <table:table-cell/>
          <table:table-cell office:value-type="float" office:value="4.605" calcext:value-type="float">
            <text:p>4,605</text:p>
          </table:table-cell>
          <table:table-cell office:value-type="float" office:value="0" calcext:value-type="float">
            <text:p>0</text:p>
          </table:table-cell>
          <table:table-cell office:value-type="float" office:value="2346.69491666667" calcext:value-type="float">
            <text:p>2346,6949166667</text:p>
          </table:table-cell>
          <table:table-cell office:value-type="float" office:value="0" calcext:value-type="float">
            <text:p>0</text:p>
          </table:table-cell>
          <table:table-cell office:value-type="float" office:value="4.00758333333333" calcext:value-type="float">
            <text:p>4,0075833333</text:p>
          </table:table-cell>
          <table:table-cell/>
          <table:table-cell table:formula="of:=IF([.H90]+[.J90]&gt;0)" office:value-type="boolean" office:boolean-value="false" calcext:value-type="boolean">
            <text:p>ΛΆΘΟΣ</text:p>
          </table:table-cell>
          <table:table-cell table:formula="of:=IF([.I90]+[.K90]&gt;0)" office:value-type="boolean" office:boolean-value="true" calcext:value-type="boolean">
            <text:p>ΣΩΣΤΌ</text:p>
          </table:table-cell>
          <table:table-cell/>
          <table:table-cell table:formula="of:=IF(AND([.M90];[.N90]);&quot;ERROR&quot;;&quot;&quot;)">
            <text:p/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HEDNO_pv_lv_302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9496.1570000001" calcext:value-type="float">
            <text:p>29496,1570000001</text:p>
          </table:table-cell>
          <table:table-cell/>
          <table:table-cell office:value-type="float" office:value="4.788" calcext:value-type="float">
            <text:p>4,788</text:p>
          </table:table-cell>
          <table:table-cell office:value-type="float" office:value="0" calcext:value-type="float">
            <text:p>0</text:p>
          </table:table-cell>
          <table:table-cell office:value-type="float" office:value="2458.01308333333" calcext:value-type="float">
            <text:p>2458,0130833333</text:p>
          </table:table-cell>
          <table:table-cell office:value-type="float" office:value="0" calcext:value-type="float">
            <text:p>0</text:p>
          </table:table-cell>
          <table:table-cell office:value-type="float" office:value="4.24908333333333" calcext:value-type="float">
            <text:p>4,2490833333</text:p>
          </table:table-cell>
          <table:table-cell/>
          <table:table-cell table:formula="of:=IF([.H91]+[.J91]&gt;0)" office:value-type="boolean" office:boolean-value="false" calcext:value-type="boolean">
            <text:p>ΛΆΘΟΣ</text:p>
          </table:table-cell>
          <table:table-cell table:formula="of:=IF([.I91]+[.K91]&gt;0)" office:value-type="boolean" office:boolean-value="true" calcext:value-type="boolean">
            <text:p>ΣΩΣΤΌ</text:p>
          </table:table-cell>
          <table:table-cell/>
          <table:table-cell table:formula="of:=IF(AND([.M91];[.N91]);&quot;ERROR&quot;;&quot;&quot;)">
            <text:p/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HEDNO_pv_lv_302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547.6159999999" calcext:value-type="float">
            <text:p>30547,6159999999</text:p>
          </table:table-cell>
          <table:table-cell/>
          <table:table-cell office:value-type="float" office:value="4.792" calcext:value-type="float">
            <text:p>4,792</text:p>
          </table:table-cell>
          <table:table-cell office:value-type="float" office:value="0" calcext:value-type="float">
            <text:p>0</text:p>
          </table:table-cell>
          <table:table-cell office:value-type="float" office:value="2545.63466666667" calcext:value-type="float">
            <text:p>2545,6346666667</text:p>
          </table:table-cell>
          <table:table-cell office:value-type="float" office:value="0" calcext:value-type="float">
            <text:p>0</text:p>
          </table:table-cell>
          <table:table-cell office:value-type="float" office:value="4.44841666666667" calcext:value-type="float">
            <text:p>4,4484166667</text:p>
          </table:table-cell>
          <table:table-cell/>
          <table:table-cell table:formula="of:=IF([.H92]+[.J92]&gt;0)" office:value-type="boolean" office:boolean-value="false" calcext:value-type="boolean">
            <text:p>ΛΆΘΟΣ</text:p>
          </table:table-cell>
          <table:table-cell table:formula="of:=IF([.I92]+[.K92]&gt;0)" office:value-type="boolean" office:boolean-value="true" calcext:value-type="boolean">
            <text:p>ΣΩΣΤΌ</text:p>
          </table:table-cell>
          <table:table-cell/>
          <table:table-cell table:formula="of:=IF(AND([.M92];[.N92]);&quot;ERROR&quot;;&quot;&quot;)">
            <text:p/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HEDNO_pv_lv_302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967.2640000003" calcext:value-type="float">
            <text:p>30967,2640000003</text:p>
          </table:table-cell>
          <table:table-cell/>
          <table:table-cell office:value-type="float" office:value="4.942" calcext:value-type="float">
            <text:p>4,942</text:p>
          </table:table-cell>
          <table:table-cell office:value-type="float" office:value="0" calcext:value-type="float">
            <text:p>0</text:p>
          </table:table-cell>
          <table:table-cell office:value-type="float" office:value="2580.60533333333" calcext:value-type="float">
            <text:p>2580,6053333333</text:p>
          </table:table-cell>
          <table:table-cell office:value-type="float" office:value="0" calcext:value-type="float">
            <text:p>0</text:p>
          </table:table-cell>
          <table:table-cell office:value-type="float" office:value="4.51058333333333" calcext:value-type="float">
            <text:p>4,5105833333</text:p>
          </table:table-cell>
          <table:table-cell/>
          <table:table-cell table:formula="of:=IF([.H93]+[.J93]&gt;0)" office:value-type="boolean" office:boolean-value="false" calcext:value-type="boolean">
            <text:p>ΛΆΘΟΣ</text:p>
          </table:table-cell>
          <table:table-cell table:formula="of:=IF([.I93]+[.K93]&gt;0)" office:value-type="boolean" office:boolean-value="true" calcext:value-type="boolean">
            <text:p>ΣΩΣΤΌ</text:p>
          </table:table-cell>
          <table:table-cell/>
          <table:table-cell table:formula="of:=IF(AND([.M93];[.N93]);&quot;ERROR&quot;;&quot;&quot;)">
            <text:p/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HEDNO_pv_lv_302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886.6540000001" calcext:value-type="float">
            <text:p>30886,6540000001</text:p>
          </table:table-cell>
          <table:table-cell/>
          <table:table-cell office:value-type="float" office:value="4.95" calcext:value-type="float">
            <text:p>4,95</text:p>
          </table:table-cell>
          <table:table-cell office:value-type="float" office:value="0" calcext:value-type="float">
            <text:p>0</text:p>
          </table:table-cell>
          <table:table-cell office:value-type="float" office:value="2573.88783333333" calcext:value-type="float">
            <text:p>2573,8878333333</text:p>
          </table:table-cell>
          <table:table-cell office:value-type="float" office:value="0" calcext:value-type="float">
            <text:p>0</text:p>
          </table:table-cell>
          <table:table-cell office:value-type="float" office:value="4.50941666666667" calcext:value-type="float">
            <text:p>4,5094166667</text:p>
          </table:table-cell>
          <table:table-cell/>
          <table:table-cell table:formula="of:=IF([.H94]+[.J94]&gt;0)" office:value-type="boolean" office:boolean-value="false" calcext:value-type="boolean">
            <text:p>ΛΆΘΟΣ</text:p>
          </table:table-cell>
          <table:table-cell table:formula="of:=IF([.I94]+[.K94]&gt;0)" office:value-type="boolean" office:boolean-value="true" calcext:value-type="boolean">
            <text:p>ΣΩΣΤΌ</text:p>
          </table:table-cell>
          <table:table-cell/>
          <table:table-cell table:formula="of:=IF(AND([.M94];[.N94]);&quot;ERROR&quot;;&quot;&quot;)">
            <text:p/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HEDNO_pv_lv_302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3257.3720000001" calcext:value-type="float">
            <text:p>33257,3720000001</text:p>
          </table:table-cell>
          <table:table-cell/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2771.44766666667" calcext:value-type="float">
            <text:p>2771,4476666667</text:p>
          </table:table-cell>
          <table:table-cell office:value-type="float" office:value="0" calcext:value-type="float">
            <text:p>0</text:p>
          </table:table-cell>
          <table:table-cell office:value-type="float" office:value="4.32558333333333" calcext:value-type="float">
            <text:p>4,3255833333</text:p>
          </table:table-cell>
          <table:table-cell/>
          <table:table-cell table:formula="of:=IF([.H95]+[.J95]&gt;0)" office:value-type="boolean" office:boolean-value="false" calcext:value-type="boolean">
            <text:p>ΛΆΘΟΣ</text:p>
          </table:table-cell>
          <table:table-cell table:formula="of:=IF([.I95]+[.K95]&gt;0)" office:value-type="boolean" office:boolean-value="true" calcext:value-type="boolean">
            <text:p>ΣΩΣΤΌ</text:p>
          </table:table-cell>
          <table:table-cell/>
          <table:table-cell table:formula="of:=IF(AND([.M95];[.N95]);&quot;ERROR&quot;;&quot;&quot;)">
            <text:p/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HEDNO_pv_lv_302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5755.699" calcext:value-type="float">
            <text:p>35755,699</text:p>
          </table:table-cell>
          <table:table-cell/>
          <table:table-cell office:value-type="float" office:value="5.113" calcext:value-type="float">
            <text:p>5,113</text:p>
          </table:table-cell>
          <table:table-cell office:value-type="float" office:value="0" calcext:value-type="float">
            <text:p>0</text:p>
          </table:table-cell>
          <table:table-cell office:value-type="float" office:value="2979.64158333333" calcext:value-type="float">
            <text:p>2979,6415833333</text:p>
          </table:table-cell>
          <table:table-cell office:value-type="float" office:value="0" calcext:value-type="float">
            <text:p>0</text:p>
          </table:table-cell>
          <table:table-cell office:value-type="float" office:value="4.53" calcext:value-type="float">
            <text:p>4,53</text:p>
          </table:table-cell>
          <table:table-cell/>
          <table:table-cell table:formula="of:=IF([.H96]+[.J96]&gt;0)" office:value-type="boolean" office:boolean-value="false" calcext:value-type="boolean">
            <text:p>ΛΆΘΟΣ</text:p>
          </table:table-cell>
          <table:table-cell table:formula="of:=IF([.I96]+[.K96]&gt;0)" office:value-type="boolean" office:boolean-value="true" calcext:value-type="boolean">
            <text:p>ΣΩΣΤΌ</text:p>
          </table:table-cell>
          <table:table-cell/>
          <table:table-cell table:formula="of:=IF(AND([.M96];[.N96]);&quot;ERROR&quot;;&quot;&quot;)">
            <text:p/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HEDNO_pv_lv_303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2580.0460000002" calcext:value-type="float">
            <text:p>32580,0460000002</text:p>
          </table:table-cell>
          <table:table-cell/>
          <table:table-cell office:value-type="float" office:value="5.211" calcext:value-type="float">
            <text:p>5,211</text:p>
          </table:table-cell>
          <table:table-cell office:value-type="float" office:value="0" calcext:value-type="float">
            <text:p>0</text:p>
          </table:table-cell>
          <table:table-cell office:value-type="float" office:value="2715.00383333333" calcext:value-type="float">
            <text:p>2715,0038333333</text:p>
          </table:table-cell>
          <table:table-cell office:value-type="float" office:value="0" calcext:value-type="float">
            <text:p>0</text:p>
          </table:table-cell>
          <table:table-cell office:value-type="float" office:value="4.49508333333333" calcext:value-type="float">
            <text:p>4,4950833333</text:p>
          </table:table-cell>
          <table:table-cell/>
          <table:table-cell table:formula="of:=IF([.H97]+[.J97]&gt;0)" office:value-type="boolean" office:boolean-value="false" calcext:value-type="boolean">
            <text:p>ΛΆΘΟΣ</text:p>
          </table:table-cell>
          <table:table-cell table:formula="of:=IF([.I97]+[.K97]&gt;0)" office:value-type="boolean" office:boolean-value="true" calcext:value-type="boolean">
            <text:p>ΣΩΣΤΌ</text:p>
          </table:table-cell>
          <table:table-cell/>
          <table:table-cell table:formula="of:=IF(AND([.M97];[.N97]);&quot;ERROR&quot;;&quot;&quot;)">
            <text:p/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HEDNO_pv_lv_3031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6658.8170000001" calcext:value-type="float">
            <text:p>36658,8170000001</text:p>
          </table:table-cell>
          <table:table-cell/>
          <table:table-cell office:value-type="float" office:value="4.901" calcext:value-type="float">
            <text:p>4,901</text:p>
          </table:table-cell>
          <table:table-cell office:value-type="float" office:value="0" calcext:value-type="float">
            <text:p>0</text:p>
          </table:table-cell>
          <table:table-cell office:value-type="float" office:value="3054.90141666667" calcext:value-type="float">
            <text:p>3054,9014166667</text:p>
          </table:table-cell>
          <table:table-cell office:value-type="float" office:value="0" calcext:value-type="float">
            <text:p>0</text:p>
          </table:table-cell>
          <table:table-cell office:value-type="float" office:value="4.55575" calcext:value-type="float">
            <text:p>4,55575</text:p>
          </table:table-cell>
          <table:table-cell/>
          <table:table-cell table:formula="of:=IF([.H98]+[.J98]&gt;0)" office:value-type="boolean" office:boolean-value="false" calcext:value-type="boolean">
            <text:p>ΛΆΘΟΣ</text:p>
          </table:table-cell>
          <table:table-cell table:formula="of:=IF([.I98]+[.K98]&gt;0)" office:value-type="boolean" office:boolean-value="true" calcext:value-type="boolean">
            <text:p>ΣΩΣΤΌ</text:p>
          </table:table-cell>
          <table:table-cell/>
          <table:table-cell table:formula="of:=IF(AND([.M98];[.N98]);&quot;ERROR&quot;;&quot;&quot;)">
            <text:p/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HEDNO_pv_lv_3032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7218.7300000001" calcext:value-type="float">
            <text:p>37218,7300000001</text:p>
          </table:table-cell>
          <table:table-cell/>
          <table:table-cell office:value-type="float" office:value="5.054" calcext:value-type="float">
            <text:p>5,054</text:p>
          </table:table-cell>
          <table:table-cell office:value-type="float" office:value="0" calcext:value-type="float">
            <text:p>0</text:p>
          </table:table-cell>
          <table:table-cell office:value-type="float" office:value="3101.56083333333" calcext:value-type="float">
            <text:p>3101,5608333333</text:p>
          </table:table-cell>
          <table:table-cell office:value-type="float" office:value="0" calcext:value-type="float">
            <text:p>0</text:p>
          </table:table-cell>
          <table:table-cell office:value-type="float" office:value="4.686" calcext:value-type="float">
            <text:p>4,686</text:p>
          </table:table-cell>
          <table:table-cell/>
          <table:table-cell table:formula="of:=IF([.H99]+[.J99]&gt;0)" office:value-type="boolean" office:boolean-value="false" calcext:value-type="boolean">
            <text:p>ΛΆΘΟΣ</text:p>
          </table:table-cell>
          <table:table-cell table:formula="of:=IF([.I99]+[.K99]&gt;0)" office:value-type="boolean" office:boolean-value="true" calcext:value-type="boolean">
            <text:p>ΣΩΣΤΌ</text:p>
          </table:table-cell>
          <table:table-cell/>
          <table:table-cell table:formula="of:=IF(AND([.M99];[.N99]);&quot;ERROR&quot;;&quot;&quot;)">
            <text:p/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HEDNO_pv_lv_3033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037.8990000001" calcext:value-type="float">
            <text:p>30037,8990000001</text:p>
          </table:table-cell>
          <table:table-cell/>
          <table:table-cell office:value-type="float" office:value="4.942" calcext:value-type="float">
            <text:p>4,942</text:p>
          </table:table-cell>
          <table:table-cell office:value-type="float" office:value="0" calcext:value-type="float">
            <text:p>0</text:p>
          </table:table-cell>
          <table:table-cell office:value-type="float" office:value="2503.15825" calcext:value-type="float">
            <text:p>2503,15825</text:p>
          </table:table-cell>
          <table:table-cell office:value-type="float" office:value="0" calcext:value-type="float">
            <text:p>0</text:p>
          </table:table-cell>
          <table:table-cell office:value-type="float" office:value="4.40983333333333" calcext:value-type="float">
            <text:p>4,4098333333</text:p>
          </table:table-cell>
          <table:table-cell/>
          <table:table-cell table:formula="of:=IF([.H100]+[.J100]&gt;0)" office:value-type="boolean" office:boolean-value="false" calcext:value-type="boolean">
            <text:p>ΛΆΘΟΣ</text:p>
          </table:table-cell>
          <table:table-cell table:formula="of:=IF([.I100]+[.K100]&gt;0)" office:value-type="boolean" office:boolean-value="true" calcext:value-type="boolean">
            <text:p>ΣΩΣΤΌ</text:p>
          </table:table-cell>
          <table:table-cell/>
          <table:table-cell table:formula="of:=IF(AND([.M100];[.N100]);&quot;ERROR&quot;;&quot;&quot;)">
            <text:p/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HEDNO_pv_lv_3034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733.195" calcext:value-type="float">
            <text:p>30733,195</text:p>
          </table:table-cell>
          <table:table-cell/>
          <table:table-cell office:value-type="float" office:value="4.951" calcext:value-type="float">
            <text:p>4,951</text:p>
          </table:table-cell>
          <table:table-cell office:value-type="float" office:value="0" calcext:value-type="float">
            <text:p>0</text:p>
          </table:table-cell>
          <table:table-cell office:value-type="float" office:value="2561.09958333333" calcext:value-type="float">
            <text:p>2561,0995833333</text:p>
          </table:table-cell>
          <table:table-cell office:value-type="float" office:value="0" calcext:value-type="float">
            <text:p>0</text:p>
          </table:table-cell>
          <table:table-cell office:value-type="float" office:value="4.52958333333333" calcext:value-type="float">
            <text:p>4,5295833333</text:p>
          </table:table-cell>
          <table:table-cell/>
          <table:table-cell table:formula="of:=IF([.H101]+[.J101]&gt;0)" office:value-type="boolean" office:boolean-value="false" calcext:value-type="boolean">
            <text:p>ΛΆΘΟΣ</text:p>
          </table:table-cell>
          <table:table-cell table:formula="of:=IF([.I101]+[.K101]&gt;0)" office:value-type="boolean" office:boolean-value="true" calcext:value-type="boolean">
            <text:p>ΣΩΣΤΌ</text:p>
          </table:table-cell>
          <table:table-cell/>
          <table:table-cell table:formula="of:=IF(AND([.M101];[.N101]);&quot;ERROR&quot;;&quot;&quot;)">
            <text:p/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HEDNO_pv_lv_3035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1474.8059999999" calcext:value-type="float">
            <text:p>31474,8059999999</text:p>
          </table:table-cell>
          <table:table-cell/>
          <table:table-cell office:value-type="float" office:value="4.975" calcext:value-type="float">
            <text:p>4,975</text:p>
          </table:table-cell>
          <table:table-cell office:value-type="float" office:value="0" calcext:value-type="float">
            <text:p>0</text:p>
          </table:table-cell>
          <table:table-cell office:value-type="float" office:value="2622.9005" calcext:value-type="float">
            <text:p>2622,9005</text:p>
          </table:table-cell>
          <table:table-cell office:value-type="float" office:value="0" calcext:value-type="float">
            <text:p>0</text:p>
          </table:table-cell>
          <table:table-cell office:value-type="float" office:value="4.5645" calcext:value-type="float">
            <text:p>4,5645</text:p>
          </table:table-cell>
          <table:table-cell/>
          <table:table-cell table:formula="of:=IF([.H102]+[.J102]&gt;0)" office:value-type="boolean" office:boolean-value="false" calcext:value-type="boolean">
            <text:p>ΛΆΘΟΣ</text:p>
          </table:table-cell>
          <table:table-cell table:formula="of:=IF([.I102]+[.K102]&gt;0)" office:value-type="boolean" office:boolean-value="true" calcext:value-type="boolean">
            <text:p>ΣΩΣΤΌ</text:p>
          </table:table-cell>
          <table:table-cell/>
          <table:table-cell table:formula="of:=IF(AND([.M102];[.N102]);&quot;ERROR&quot;;&quot;&quot;)">
            <text:p/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HEDNO_pv_lv_3036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4576.8660000001" calcext:value-type="float">
            <text:p>34576,8660000001</text:p>
          </table:table-cell>
          <table:table-cell/>
          <table:table-cell office:value-type="float" office:value="4.985" calcext:value-type="float">
            <text:p>4,985</text:p>
          </table:table-cell>
          <table:table-cell office:value-type="float" office:value="0" calcext:value-type="float">
            <text:p>0</text:p>
          </table:table-cell>
          <table:table-cell office:value-type="float" office:value="2881.4055" calcext:value-type="float">
            <text:p>2881,4055</text:p>
          </table:table-cell>
          <table:table-cell office:value-type="float" office:value="0" calcext:value-type="float">
            <text:p>0</text:p>
          </table:table-cell>
          <table:table-cell office:value-type="float" office:value="4.3565" calcext:value-type="float">
            <text:p>4,3565</text:p>
          </table:table-cell>
          <table:table-cell/>
          <table:table-cell table:formula="of:=IF([.H103]+[.J103]&gt;0)" office:value-type="boolean" office:boolean-value="false" calcext:value-type="boolean">
            <text:p>ΛΆΘΟΣ</text:p>
          </table:table-cell>
          <table:table-cell table:formula="of:=IF([.I103]+[.K103]&gt;0)" office:value-type="boolean" office:boolean-value="true" calcext:value-type="boolean">
            <text:p>ΣΩΣΤΌ</text:p>
          </table:table-cell>
          <table:table-cell/>
          <table:table-cell table:formula="of:=IF(AND([.M103];[.N103]);&quot;ERROR&quot;;&quot;&quot;)">
            <text:p/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HEDNO_pv_lv_3037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1763.9890000002" calcext:value-type="float">
            <text:p>31763,9890000002</text:p>
          </table:table-cell>
          <table:table-cell/>
          <table:table-cell office:value-type="float" office:value="4.659" calcext:value-type="float">
            <text:p>4,659</text:p>
          </table:table-cell>
          <table:table-cell office:value-type="float" office:value="0" calcext:value-type="float">
            <text:p>0</text:p>
          </table:table-cell>
          <table:table-cell office:value-type="float" office:value="2646.99908333334" calcext:value-type="float">
            <text:p>2646,9990833333</text:p>
          </table:table-cell>
          <table:table-cell office:value-type="float" office:value="0" calcext:value-type="float">
            <text:p>0</text:p>
          </table:table-cell>
          <table:table-cell office:value-type="float" office:value="4.29258333333333" calcext:value-type="float">
            <text:p>4,2925833333</text:p>
          </table:table-cell>
          <table:table-cell/>
          <table:table-cell table:formula="of:=IF([.H104]+[.J104]&gt;0)" office:value-type="boolean" office:boolean-value="false" calcext:value-type="boolean">
            <text:p>ΛΆΘΟΣ</text:p>
          </table:table-cell>
          <table:table-cell table:formula="of:=IF([.I104]+[.K104]&gt;0)" office:value-type="boolean" office:boolean-value="true" calcext:value-type="boolean">
            <text:p>ΣΩΣΤΌ</text:p>
          </table:table-cell>
          <table:table-cell/>
          <table:table-cell table:formula="of:=IF(AND([.M104];[.N104]);&quot;ERROR&quot;;&quot;&quot;)">
            <text:p/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HEDNO_pv_lv_3038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4991.682" calcext:value-type="float">
            <text:p>34991,682</text:p>
          </table:table-cell>
          <table:table-cell/>
          <table:table-cell office:value-type="float" office:value="5.156" calcext:value-type="float">
            <text:p>5,156</text:p>
          </table:table-cell>
          <table:table-cell office:value-type="float" office:value="0" calcext:value-type="float">
            <text:p>0</text:p>
          </table:table-cell>
          <table:table-cell office:value-type="float" office:value="2915.9735" calcext:value-type="float">
            <text:p>2915,9735</text:p>
          </table:table-cell>
          <table:table-cell office:value-type="float" office:value="0" calcext:value-type="float">
            <text:p>0</text:p>
          </table:table-cell>
          <table:table-cell office:value-type="float" office:value="4.71908333333333" calcext:value-type="float">
            <text:p>4,7190833333</text:p>
          </table:table-cell>
          <table:table-cell/>
          <table:table-cell table:formula="of:=IF([.H105]+[.J105]&gt;0)" office:value-type="boolean" office:boolean-value="false" calcext:value-type="boolean">
            <text:p>ΛΆΘΟΣ</text:p>
          </table:table-cell>
          <table:table-cell table:formula="of:=IF([.I105]+[.K105]&gt;0)" office:value-type="boolean" office:boolean-value="true" calcext:value-type="boolean">
            <text:p>ΣΩΣΤΌ</text:p>
          </table:table-cell>
          <table:table-cell/>
          <table:table-cell table:formula="of:=IF(AND([.M105];[.N105]);&quot;ERROR&quot;;&quot;&quot;)">
            <text:p/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HEDNO_pv_lv_3039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28615.2310000002" calcext:value-type="float">
            <text:p>28615,2310000002</text:p>
          </table:table-cell>
          <table:table-cell/>
          <table:table-cell office:value-type="float" office:value="4.887" calcext:value-type="float">
            <text:p>4,887</text:p>
          </table:table-cell>
          <table:table-cell office:value-type="float" office:value="0" calcext:value-type="float">
            <text:p>0</text:p>
          </table:table-cell>
          <table:table-cell office:value-type="float" office:value="2384.60258333333" calcext:value-type="float">
            <text:p>2384,6025833333</text:p>
          </table:table-cell>
          <table:table-cell office:value-type="float" office:value="0" calcext:value-type="float">
            <text:p>0</text:p>
          </table:table-cell>
          <table:table-cell office:value-type="float" office:value="4.27641666666667" calcext:value-type="float">
            <text:p>4,2764166667</text:p>
          </table:table-cell>
          <table:table-cell/>
          <table:table-cell table:formula="of:=IF([.H106]+[.J106]&gt;0)" office:value-type="boolean" office:boolean-value="false" calcext:value-type="boolean">
            <text:p>ΛΆΘΟΣ</text:p>
          </table:table-cell>
          <table:table-cell table:formula="of:=IF([.I106]+[.K106]&gt;0)" office:value-type="boolean" office:boolean-value="true" calcext:value-type="boolean">
            <text:p>ΣΩΣΤΌ</text:p>
          </table:table-cell>
          <table:table-cell/>
          <table:table-cell table:formula="of:=IF(AND([.M106];[.N106]);&quot;ERROR&quot;;&quot;&quot;)">
            <text:p/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HEDNO_pv_lv_3040</text:p>
          </table:table-cell>
          <table:table-cell office:value-type="string" calcext:value-type="string">
            <text:p>Υ/Σ Λητής, Θεσσαλονίκη</text:p>
          </table:table-cell>
          <table:table-cell office:value-type="float" office:value="0" calcext:value-type="float">
            <text:p>0</text:p>
          </table:table-cell>
          <table:table-cell office:value-type="float" office:value="30362.0370000002" calcext:value-type="float">
            <text:p>30362,0370000002</text:p>
          </table:table-cell>
          <table:table-cell/>
          <table:table-cell office:value-type="float" office:value="4.607" calcext:value-type="float">
            <text:p>4,607</text:p>
          </table:table-cell>
          <table:table-cell office:value-type="float" office:value="0" calcext:value-type="float">
            <text:p>0</text:p>
          </table:table-cell>
          <table:table-cell office:value-type="float" office:value="2530.16975" calcext:value-type="float">
            <text:p>2530,16975</text:p>
          </table:table-cell>
          <table:table-cell office:value-type="float" office:value="0" calcext:value-type="float">
            <text:p>0</text:p>
          </table:table-cell>
          <table:table-cell office:value-type="float" office:value="4.03358333333333" calcext:value-type="float">
            <text:p>4,0335833333</text:p>
          </table:table-cell>
          <table:table-cell/>
          <table:table-cell table:formula="of:=IF([.H107]+[.J107]&gt;0)" office:value-type="boolean" office:boolean-value="false" calcext:value-type="boolean">
            <text:p>ΛΆΘΟΣ</text:p>
          </table:table-cell>
          <table:table-cell table:formula="of:=IF([.I107]+[.K107]&gt;0)" office:value-type="boolean" office:boolean-value="true" calcext:value-type="boolean">
            <text:p>ΣΩΣΤΌ</text:p>
          </table:table-cell>
          <table:table-cell/>
          <table:table-cell table:formula="of:=IF(AND([.M107];[.N107]);&quot;ERROR&quot;;&quot;&quot;)">
            <text:p/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HEDNO_wind_4001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4540671.40000003" calcext:value-type="float">
            <text:p>4540671,40000003</text:p>
          </table:table-cell>
          <table:table-cell/>
          <table:table-cell office:value-type="float" office:value="399.2" calcext:value-type="float">
            <text:p>399,2</text:p>
          </table:table-cell>
          <table:table-cell office:value-type="float" office:value="0" calcext:value-type="float">
            <text:p>0</text:p>
          </table:table-cell>
          <table:table-cell office:value-type="float" office:value="378375.016666667" calcext:value-type="float">
            <text:p>378375,016666667</text:p>
          </table:table-cell>
          <table:table-cell office:value-type="float" office:value="0" calcext:value-type="float">
            <text:p>0</text:p>
          </table:table-cell>
          <table:table-cell office:value-type="float" office:value="365.85" calcext:value-type="float">
            <text:p>365,85</text:p>
          </table:table-cell>
          <table:table-cell/>
          <table:table-cell table:formula="of:=IF([.H108]+[.J108]&gt;0)" office:value-type="boolean" office:boolean-value="false" calcext:value-type="boolean">
            <text:p>ΛΆΘΟΣ</text:p>
          </table:table-cell>
          <table:table-cell table:formula="of:=IF([.I108]+[.K108]&gt;0)" office:value-type="boolean" office:boolean-value="true" calcext:value-type="boolean">
            <text:p>ΣΩΣΤΌ</text:p>
          </table:table-cell>
          <table:table-cell/>
          <table:table-cell table:formula="of:=IF(AND([.M108];[.N108]);&quot;ERROR&quot;;&quot;&quot;)">
            <text:p/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HEDNO_wind_4002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24717161.5999999" calcext:value-type="float">
            <text:p>24717161,5999999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  <table:table-cell office:value-type="float" office:value="2059685.33333333" calcext:value-type="float">
            <text:p>2059685,33333333</text:p>
          </table:table-cell>
          <table:table-cell office:value-type="float" office:value="0" calcext:value-type="float">
            <text:p>0</text:p>
          </table:table-cell>
          <table:table-cell office:value-type="float" office:value="2022.8" calcext:value-type="float">
            <text:p>2022,8</text:p>
          </table:table-cell>
          <table:table-cell/>
          <table:table-cell table:formula="of:=IF([.H109]+[.J109]&gt;0)" office:value-type="boolean" office:boolean-value="false" calcext:value-type="boolean">
            <text:p>ΛΆΘΟΣ</text:p>
          </table:table-cell>
          <table:table-cell table:formula="of:=IF([.I109]+[.K109]&gt;0)" office:value-type="boolean" office:boolean-value="true" calcext:value-type="boolean">
            <text:p>ΣΩΣΤΌ</text:p>
          </table:table-cell>
          <table:table-cell/>
          <table:table-cell table:formula="of:=IF(AND([.M109];[.N109]);&quot;ERROR&quot;;&quot;&quot;)">
            <text:p/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HEDNO_wind_4003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4853732.8000001" calcext:value-type="float">
            <text:p>14853732,8000001</text:p>
          </table:table-cell>
          <table:table-cell/>
          <table:table-cell office:value-type="float" office:value="1756.8" calcext:value-type="float">
            <text:p>1756,8</text:p>
          </table:table-cell>
          <table:table-cell office:value-type="float" office:value="0" calcext:value-type="float">
            <text:p>0</text:p>
          </table:table-cell>
          <table:table-cell office:value-type="float" office:value="1237760.66666667" calcext:value-type="float">
            <text:p>1237760,66666667</text:p>
          </table:table-cell>
          <table:table-cell office:value-type="float" office:value="0" calcext:value-type="float">
            <text:p>0</text:p>
          </table:table-cell>
          <table:table-cell office:value-type="float" office:value="1540.06666666667" calcext:value-type="float">
            <text:p>1540,0666666667</text:p>
          </table:table-cell>
          <table:table-cell/>
          <table:table-cell table:formula="of:=IF([.H110]+[.J110]&gt;0)" office:value-type="boolean" office:boolean-value="false" calcext:value-type="boolean">
            <text:p>ΛΆΘΟΣ</text:p>
          </table:table-cell>
          <table:table-cell table:formula="of:=IF([.I110]+[.K110]&gt;0)" office:value-type="boolean" office:boolean-value="true" calcext:value-type="boolean">
            <text:p>ΣΩΣΤΌ</text:p>
          </table:table-cell>
          <table:table-cell/>
          <table:table-cell table:formula="of:=IF(AND([.M110];[.N110]);&quot;ERROR&quot;;&quot;&quot;)">
            <text:p/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HEDNO_wind_4004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1870843.2000001" calcext:value-type="float">
            <text:p>31870843,2000001</text:p>
          </table:table-cell>
          <table:table-cell/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  <table:table-cell office:value-type="float" office:value="2655784.53333334" calcext:value-type="float">
            <text:p>2655784,53333334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IF([.H111]+[.J111]&gt;0)" office:value-type="boolean" office:boolean-value="false" calcext:value-type="boolean">
            <text:p>ΛΆΘΟΣ</text:p>
          </table:table-cell>
          <table:table-cell table:formula="of:=IF([.I111]+[.K111]&gt;0)" office:value-type="boolean" office:boolean-value="true" calcext:value-type="boolean">
            <text:p>ΣΩΣΤΌ</text:p>
          </table:table-cell>
          <table:table-cell/>
          <table:table-cell table:formula="of:=IF(AND([.M111];[.N111]);&quot;ERROR&quot;;&quot;&quot;)">
            <text:p/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HEDNO_wind_4005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27693548.8000009" calcext:value-type="float">
            <text:p>27693548,8000009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float" office:value="2307688.4" calcext:value-type="float">
            <text:p>2307688,4</text:p>
          </table:table-cell>
          <table:table-cell office:value-type="float" office:value="0" calcext:value-type="float">
            <text:p>0</text:p>
          </table:table-cell>
          <table:table-cell office:value-type="float" office:value="1754.26666666667" calcext:value-type="float">
            <text:p>1754,2666666667</text:p>
          </table:table-cell>
          <table:table-cell/>
          <table:table-cell table:formula="of:=IF([.H112]+[.J112]&gt;0)" office:value-type="boolean" office:boolean-value="false" calcext:value-type="boolean">
            <text:p>ΛΆΘΟΣ</text:p>
          </table:table-cell>
          <table:table-cell table:formula="of:=IF([.I112]+[.K112]&gt;0)" office:value-type="boolean" office:boolean-value="true" calcext:value-type="boolean">
            <text:p>ΣΩΣΤΌ</text:p>
          </table:table-cell>
          <table:table-cell/>
          <table:table-cell table:formula="of:=IF(AND([.M112];[.N112]);&quot;ERROR&quot;;&quot;&quot;)">
            <text:p/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HEDNO_wind_4006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3859812.8000001" calcext:value-type="float">
            <text:p>33859812,8000001</text:p>
          </table:table-cell>
          <table:table-cell/>
          <table:table-cell office:value-type="float" office:value="2851.2" calcext:value-type="float">
            <text:p>2851,2</text:p>
          </table:table-cell>
          <table:table-cell office:value-type="float" office:value="0" calcext:value-type="float">
            <text:p>0</text:p>
          </table:table-cell>
          <table:table-cell office:value-type="float" office:value="2821532.26666667" calcext:value-type="float">
            <text:p>2821532,26666667</text:p>
          </table:table-cell>
          <table:table-cell office:value-type="float" office:value="0" calcext:value-type="float">
            <text:p>0</text:p>
          </table:table-cell>
          <table:table-cell office:value-type="float" office:value="2629.33333333333" calcext:value-type="float">
            <text:p>2629,3333333333</text:p>
          </table:table-cell>
          <table:table-cell/>
          <table:table-cell table:formula="of:=IF([.H113]+[.J113]&gt;0)" office:value-type="boolean" office:boolean-value="false" calcext:value-type="boolean">
            <text:p>ΛΆΘΟΣ</text:p>
          </table:table-cell>
          <table:table-cell table:formula="of:=IF([.I113]+[.K113]&gt;0)" office:value-type="boolean" office:boolean-value="true" calcext:value-type="boolean">
            <text:p>ΣΩΣΤΌ</text:p>
          </table:table-cell>
          <table:table-cell/>
          <table:table-cell table:formula="of:=IF(AND([.M113];[.N113]);&quot;ERROR&quot;;&quot;&quot;)">
            <text:p/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HEDNO_wind_4007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3275696.0000002" calcext:value-type="float">
            <text:p>33275696,0000002</text:p>
          </table:table-cell>
          <table:table-cell/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office:value-type="float" office:value="2772858.53333334" calcext:value-type="float">
            <text:p>2772858,53333334</text:p>
          </table:table-cell>
          <table:table-cell office:value-type="float" office:value="0" calcext:value-type="float">
            <text:p>0</text:p>
          </table:table-cell>
          <table:table-cell office:value-type="float" office:value="2363.86666666667" calcext:value-type="float">
            <text:p>2363,8666666667</text:p>
          </table:table-cell>
          <table:table-cell/>
          <table:table-cell table:formula="of:=IF([.H114]+[.J114]&gt;0)" office:value-type="boolean" office:boolean-value="false" calcext:value-type="boolean">
            <text:p>ΛΆΘΟΣ</text:p>
          </table:table-cell>
          <table:table-cell table:formula="of:=IF([.I114]+[.K114]&gt;0)" office:value-type="boolean" office:boolean-value="true" calcext:value-type="boolean">
            <text:p>ΣΩΣΤΌ</text:p>
          </table:table-cell>
          <table:table-cell/>
          <table:table-cell table:formula="of:=IF(AND([.M114];[.N114]);&quot;ERROR&quot;;&quot;&quot;)">
            <text:p/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HEDNO_wind_4008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8172076.8000003" calcext:value-type="float">
            <text:p>38172076,8000003</text:p>
          </table:table-cell>
          <table:table-cell/>
          <table:table-cell office:value-type="float" office:value="2964.8" calcext:value-type="float">
            <text:p>2964,8</text:p>
          </table:table-cell>
          <table:table-cell office:value-type="float" office:value="0" calcext:value-type="float">
            <text:p>0</text:p>
          </table:table-cell>
          <table:table-cell office:value-type="float" office:value="3180888.93333334" calcext:value-type="float">
            <text:p>3180888,93333334</text:p>
          </table:table-cell>
          <table:table-cell office:value-type="float" office:value="0" calcext:value-type="float">
            <text:p>0</text:p>
          </table:table-cell>
          <table:table-cell office:value-type="float" office:value="2829.6" calcext:value-type="float">
            <text:p>2829,6</text:p>
          </table:table-cell>
          <table:table-cell/>
          <table:table-cell table:formula="of:=IF([.H115]+[.J115]&gt;0)" office:value-type="boolean" office:boolean-value="false" calcext:value-type="boolean">
            <text:p>ΛΆΘΟΣ</text:p>
          </table:table-cell>
          <table:table-cell table:formula="of:=IF([.I115]+[.K115]&gt;0)" office:value-type="boolean" office:boolean-value="true" calcext:value-type="boolean">
            <text:p>ΣΩΣΤΌ</text:p>
          </table:table-cell>
          <table:table-cell/>
          <table:table-cell table:formula="of:=IF(AND([.M115];[.N115]);&quot;ERROR&quot;;&quot;&quot;)">
            <text:p/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HEDNO_wind_4009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1557732.8000002" calcext:value-type="float">
            <text:p>31557732,8000002</text:p>
          </table:table-cell>
          <table:table-cell/>
          <table:table-cell office:value-type="float" office:value="3171.2" calcext:value-type="float">
            <text:p>3171,2</text:p>
          </table:table-cell>
          <table:table-cell office:value-type="float" office:value="0" calcext:value-type="float">
            <text:p>0</text:p>
          </table:table-cell>
          <table:table-cell office:value-type="float" office:value="2629727.46666667" calcext:value-type="float">
            <text:p>2629727,46666667</text:p>
          </table:table-cell>
          <table:table-cell office:value-type="float" office:value="0" calcext:value-type="float">
            <text:p>0</text:p>
          </table:table-cell>
          <table:table-cell office:value-type="float" office:value="2903.73333333333" calcext:value-type="float">
            <text:p>2903,7333333333</text:p>
          </table:table-cell>
          <table:table-cell/>
          <table:table-cell table:formula="of:=IF([.H116]+[.J116]&gt;0)" office:value-type="boolean" office:boolean-value="false" calcext:value-type="boolean">
            <text:p>ΛΆΘΟΣ</text:p>
          </table:table-cell>
          <table:table-cell table:formula="of:=IF([.I116]+[.K116]&gt;0)" office:value-type="boolean" office:boolean-value="true" calcext:value-type="boolean">
            <text:p>ΣΩΣΤΌ</text:p>
          </table:table-cell>
          <table:table-cell/>
          <table:table-cell table:formula="of:=IF(AND([.M116];[.N116]);&quot;ERROR&quot;;&quot;&quot;)">
            <text:p/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HEDNO_wind_4010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5550723.2000005" calcext:value-type="float">
            <text:p>35550723,2000005</text:p>
          </table:table-cell>
          <table:table-cell/>
          <table:table-cell office:value-type="float" office:value="2787.2" calcext:value-type="float">
            <text:p>2787,2</text:p>
          </table:table-cell>
          <table:table-cell office:value-type="float" office:value="0" calcext:value-type="float">
            <text:p>0</text:p>
          </table:table-cell>
          <table:table-cell office:value-type="float" office:value="2962374" calcext:value-type="float">
            <text:p>2962374</text:p>
          </table:table-cell>
          <table:table-cell office:value-type="float" office:value="0" calcext:value-type="float">
            <text:p>0</text:p>
          </table:table-cell>
          <table:table-cell office:value-type="float" office:value="2560.8" calcext:value-type="float">
            <text:p>2560,8</text:p>
          </table:table-cell>
          <table:table-cell/>
          <table:table-cell table:formula="of:=IF([.H117]+[.J117]&gt;0)" office:value-type="boolean" office:boolean-value="false" calcext:value-type="boolean">
            <text:p>ΛΆΘΟΣ</text:p>
          </table:table-cell>
          <table:table-cell table:formula="of:=IF([.I117]+[.K117]&gt;0)" office:value-type="boolean" office:boolean-value="true" calcext:value-type="boolean">
            <text:p>ΣΩΣΤΌ</text:p>
          </table:table-cell>
          <table:table-cell/>
          <table:table-cell table:formula="of:=IF(AND([.M117];[.N117]);&quot;ERROR&quot;;&quot;&quot;)">
            <text:p/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HEDNO_wind_4011</text:p>
          </table:table-cell>
          <table:table-cell office:value-type="string" calcext:value-type="string">
            <text:p>Αιγίου</text:p>
          </table:table-cell>
          <table:table-cell office:value-type="float" office:value="0" calcext:value-type="float">
            <text:p>0</text:p>
          </table:table-cell>
          <table:table-cell office:value-type="float" office:value="36356598.4000004" calcext:value-type="float">
            <text:p>36356598,4000004</text:p>
          </table:table-cell>
          <table:table-cell/>
          <table:table-cell office:value-type="float" office:value="2875.2" calcext:value-type="float">
            <text:p>2875,2</text:p>
          </table:table-cell>
          <table:table-cell office:value-type="float" office:value="0" calcext:value-type="float">
            <text:p>0</text:p>
          </table:table-cell>
          <table:table-cell office:value-type="float" office:value="3029533.33333333" calcext:value-type="float">
            <text:p>3029533,33333333</text:p>
          </table:table-cell>
          <table:table-cell office:value-type="float" office:value="0" calcext:value-type="float">
            <text:p>0</text:p>
          </table:table-cell>
          <table:table-cell office:value-type="float" office:value="2780.53333333333" calcext:value-type="float">
            <text:p>2780,5333333333</text:p>
          </table:table-cell>
          <table:table-cell/>
          <table:table-cell table:formula="of:=IF([.H118]+[.J118]&gt;0)" office:value-type="boolean" office:boolean-value="false" calcext:value-type="boolean">
            <text:p>ΛΆΘΟΣ</text:p>
          </table:table-cell>
          <table:table-cell table:formula="of:=IF([.I118]+[.K118]&gt;0)" office:value-type="boolean" office:boolean-value="true" calcext:value-type="boolean">
            <text:p>ΣΩΣΤΌ</text:p>
          </table:table-cell>
          <table:table-cell/>
          <table:table-cell table:formula="of:=IF(AND([.M118];[.N118]);&quot;ERROR&quot;;&quot;&quot;)">
            <text:p/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HEDNO_wind_4012</text:p>
          </table:table-cell>
          <table:table-cell office:value-type="string" calcext:value-type="string">
            <text:p>Αιγίου</text:p>
          </table:table-cell>
          <table:table-cell office:value-type="float" office:value="0" calcext:value-type="float">
            <text:p>0</text:p>
          </table:table-cell>
          <table:table-cell office:value-type="float" office:value="13585032" calcext:value-type="float">
            <text:p>13585032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  <table:table-cell office:value-type="float" office:value="1132086" calcext:value-type="float">
            <text:p>1132086</text:p>
          </table:table-cell>
          <table:table-cell office:value-type="float" office:value="0" calcext:value-type="float">
            <text:p>0</text:p>
          </table:table-cell>
          <table:table-cell office:value-type="float" office:value="2237.33333333333" calcext:value-type="float">
            <text:p>2237,3333333333</text:p>
          </table:table-cell>
          <table:table-cell/>
          <table:table-cell table:formula="of:=IF([.H119]+[.J119]&gt;0)" office:value-type="boolean" office:boolean-value="false" calcext:value-type="boolean">
            <text:p>ΛΆΘΟΣ</text:p>
          </table:table-cell>
          <table:table-cell table:formula="of:=IF([.I119]+[.K119]&gt;0)" office:value-type="boolean" office:boolean-value="true" calcext:value-type="boolean">
            <text:p>ΣΩΣΤΌ</text:p>
          </table:table-cell>
          <table:table-cell/>
          <table:table-cell table:formula="of:=IF(AND([.M119];[.N119]);&quot;ERROR&quot;;&quot;&quot;)">
            <text:p/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HEDNO_wind_4013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14785552" calcext:value-type="float">
            <text:p>14785552</text:p>
          </table:table-cell>
          <table:table-cell/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  <table:table-cell office:value-type="float" office:value="1232128.66666667" calcext:value-type="float">
            <text:p>1232128,66666667</text:p>
          </table:table-cell>
          <table:table-cell office:value-type="float" office:value="0" calcext:value-type="float">
            <text:p>0</text:p>
          </table:table-cell>
          <table:table-cell office:value-type="float" office:value="2483.33333333333" calcext:value-type="float">
            <text:p>2483,3333333333</text:p>
          </table:table-cell>
          <table:table-cell/>
          <table:table-cell table:formula="of:=IF([.H120]+[.J120]&gt;0)" office:value-type="boolean" office:boolean-value="false" calcext:value-type="boolean">
            <text:p>ΛΆΘΟΣ</text:p>
          </table:table-cell>
          <table:table-cell table:formula="of:=IF([.I120]+[.K120]&gt;0)" office:value-type="boolean" office:boolean-value="true" calcext:value-type="boolean">
            <text:p>ΣΩΣΤΌ</text:p>
          </table:table-cell>
          <table:table-cell/>
          <table:table-cell table:formula="of:=IF(AND([.M120];[.N120]);&quot;ERROR&quot;;&quot;&quot;)">
            <text:p/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HEDNO_wind_4014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4384236.40000003" calcext:value-type="float">
            <text:p>4384236,40000003</text:p>
          </table:table-cell>
          <table:table-cell/>
          <table:table-cell office:value-type="float" office:value="943.8" calcext:value-type="float">
            <text:p>943,8</text:p>
          </table:table-cell>
          <table:table-cell office:value-type="float" office:value="0" calcext:value-type="float">
            <text:p>0</text:p>
          </table:table-cell>
          <table:table-cell office:value-type="float" office:value="365299.583333333" calcext:value-type="float">
            <text:p>365299,583333333</text:p>
          </table:table-cell>
          <table:table-cell office:value-type="float" office:value="0" calcext:value-type="float">
            <text:p>0</text:p>
          </table:table-cell>
          <table:table-cell office:value-type="float" office:value="861.266666666667" calcext:value-type="float">
            <text:p>861,2666666667</text:p>
          </table:table-cell>
          <table:table-cell/>
          <table:table-cell table:formula="of:=IF([.H121]+[.J121]&gt;0)" office:value-type="boolean" office:boolean-value="false" calcext:value-type="boolean">
            <text:p>ΛΆΘΟΣ</text:p>
          </table:table-cell>
          <table:table-cell table:formula="of:=IF([.I121]+[.K121]&gt;0)" office:value-type="boolean" office:boolean-value="true" calcext:value-type="boolean">
            <text:p>ΣΩΣΤΌ</text:p>
          </table:table-cell>
          <table:table-cell/>
          <table:table-cell table:formula="of:=IF(AND([.M121];[.N121]);&quot;ERROR&quot;;&quot;&quot;)">
            <text:p/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HEDNO_wind_4015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1477361.5999999" calcext:value-type="float">
            <text:p>11477361,5999999</text:p>
          </table:table-cell>
          <table:table-cell/>
          <table:table-cell office:value-type="float" office:value="1808.1" calcext:value-type="float">
            <text:p>1808,1</text:p>
          </table:table-cell>
          <table:table-cell office:value-type="float" office:value="0" calcext:value-type="float">
            <text:p>0</text:p>
          </table:table-cell>
          <table:table-cell office:value-type="float" office:value="956337.125" calcext:value-type="float">
            <text:p>956337,125</text:p>
          </table:table-cell>
          <table:table-cell office:value-type="float" office:value="0" calcext:value-type="float">
            <text:p>0</text:p>
          </table:table-cell>
          <table:table-cell office:value-type="float" office:value="1720.35" calcext:value-type="float">
            <text:p>1720,35</text:p>
          </table:table-cell>
          <table:table-cell/>
          <table:table-cell table:formula="of:=IF([.H122]+[.J122]&gt;0)" office:value-type="boolean" office:boolean-value="false" calcext:value-type="boolean">
            <text:p>ΛΆΘΟΣ</text:p>
          </table:table-cell>
          <table:table-cell table:formula="of:=IF([.I122]+[.K122]&gt;0)" office:value-type="boolean" office:boolean-value="true" calcext:value-type="boolean">
            <text:p>ΣΩΣΤΌ</text:p>
          </table:table-cell>
          <table:table-cell/>
          <table:table-cell table:formula="of:=IF(AND([.M122];[.N122]);&quot;ERROR&quot;;&quot;&quot;)">
            <text:p/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HEDNO_wind_4016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24826716.8000002" calcext:value-type="float">
            <text:p>24826716,8000002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2068807.33333333" calcext:value-type="float">
            <text:p>2068807,33333333</text:p>
          </table:table-cell>
          <table:table-cell office:value-type="float" office:value="0" calcext:value-type="float">
            <text:p>0</text:p>
          </table:table-cell>
          <table:table-cell office:value-type="float" office:value="1676.86666666667" calcext:value-type="float">
            <text:p>1676,8666666667</text:p>
          </table:table-cell>
          <table:table-cell/>
          <table:table-cell table:formula="of:=IF([.H123]+[.J123]&gt;0)" office:value-type="boolean" office:boolean-value="false" calcext:value-type="boolean">
            <text:p>ΛΆΘΟΣ</text:p>
          </table:table-cell>
          <table:table-cell table:formula="of:=IF([.I123]+[.K123]&gt;0)" office:value-type="boolean" office:boolean-value="true" calcext:value-type="boolean">
            <text:p>ΣΩΣΤΌ</text:p>
          </table:table-cell>
          <table:table-cell/>
          <table:table-cell table:formula="of:=IF(AND([.M123];[.N123]);&quot;ERROR&quot;;&quot;&quot;)">
            <text:p/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HEDNO_wind_4017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9880770.39999993" calcext:value-type="float">
            <text:p>9880770,39999993</text:p>
          </table:table-cell>
          <table:table-cell/>
          <table:table-cell office:value-type="float" office:value="1409.6" calcext:value-type="float">
            <text:p>1409,6</text:p>
          </table:table-cell>
          <table:table-cell office:value-type="float" office:value="0" calcext:value-type="float">
            <text:p>0</text:p>
          </table:table-cell>
          <table:table-cell office:value-type="float" office:value="823336.266666667" calcext:value-type="float">
            <text:p>823336,266666667</text:p>
          </table:table-cell>
          <table:table-cell office:value-type="float" office:value="0" calcext:value-type="float">
            <text:p>0</text:p>
          </table:table-cell>
          <table:table-cell office:value-type="float" office:value="1107.93333333333" calcext:value-type="float">
            <text:p>1107,9333333333</text:p>
          </table:table-cell>
          <table:table-cell/>
          <table:table-cell table:formula="of:=IF([.H124]+[.J124]&gt;0)" office:value-type="boolean" office:boolean-value="false" calcext:value-type="boolean">
            <text:p>ΛΆΘΟΣ</text:p>
          </table:table-cell>
          <table:table-cell table:formula="of:=IF([.I124]+[.K124]&gt;0)" office:value-type="boolean" office:boolean-value="true" calcext:value-type="boolean">
            <text:p>ΣΩΣΤΌ</text:p>
          </table:table-cell>
          <table:table-cell/>
          <table:table-cell table:formula="of:=IF(AND([.M124];[.N124]);&quot;ERROR&quot;;&quot;&quot;)">
            <text:p/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HEDNO_wind_4018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1491248.0000005" calcext:value-type="float">
            <text:p>31491248,0000005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  <table:table-cell office:value-type="float" office:value="2624143.06666667" calcext:value-type="float">
            <text:p>2624143,06666667</text:p>
          </table:table-cell>
          <table:table-cell office:value-type="float" office:value="0" calcext:value-type="float">
            <text:p>0</text:p>
          </table:table-cell>
          <table:table-cell office:value-type="float" office:value="2002.53333333333" calcext:value-type="float">
            <text:p>2002,5333333333</text:p>
          </table:table-cell>
          <table:table-cell/>
          <table:table-cell table:formula="of:=IF([.H125]+[.J125]&gt;0)" office:value-type="boolean" office:boolean-value="false" calcext:value-type="boolean">
            <text:p>ΛΆΘΟΣ</text:p>
          </table:table-cell>
          <table:table-cell table:formula="of:=IF([.I125]+[.K125]&gt;0)" office:value-type="boolean" office:boolean-value="true" calcext:value-type="boolean">
            <text:p>ΣΩΣΤΌ</text:p>
          </table:table-cell>
          <table:table-cell/>
          <table:table-cell table:formula="of:=IF(AND([.M125];[.N125]);&quot;ERROR&quot;;&quot;&quot;)">
            <text:p/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HEDNO_wind_4019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4204859.4" calcext:value-type="float">
            <text:p>4204859,4</text:p>
          </table:table-cell>
          <table:table-cell/>
          <table:table-cell office:value-type="float" office:value="315.6" calcext:value-type="float">
            <text:p>315,6</text:p>
          </table:table-cell>
          <table:table-cell office:value-type="float" office:value="0" calcext:value-type="float">
            <text:p>0</text:p>
          </table:table-cell>
          <table:table-cell office:value-type="float" office:value="350400.25" calcext:value-type="float">
            <text:p>350400,25</text:p>
          </table:table-cell>
          <table:table-cell office:value-type="float" office:value="0" calcext:value-type="float">
            <text:p>0</text:p>
          </table:table-cell>
          <table:table-cell office:value-type="float" office:value="309.55" calcext:value-type="float">
            <text:p>309,55</text:p>
          </table:table-cell>
          <table:table-cell/>
          <table:table-cell table:formula="of:=IF([.H126]+[.J126]&gt;0)" office:value-type="boolean" office:boolean-value="false" calcext:value-type="boolean">
            <text:p>ΛΆΘΟΣ</text:p>
          </table:table-cell>
          <table:table-cell table:formula="of:=IF([.I126]+[.K126]&gt;0)" office:value-type="boolean" office:boolean-value="true" calcext:value-type="boolean">
            <text:p>ΣΩΣΤΌ</text:p>
          </table:table-cell>
          <table:table-cell/>
          <table:table-cell table:formula="of:=IF(AND([.M126];[.N126]);&quot;ERROR&quot;;&quot;&quot;)">
            <text:p/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HEDNO_wind_402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6662369.2" calcext:value-type="float">
            <text:p>6662369,2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555173.5" calcext:value-type="float">
            <text:p>555173,5</text:p>
          </table:table-cell>
          <table:table-cell office:value-type="float" office:value="0" calcext:value-type="float">
            <text:p>0</text:p>
          </table:table-cell>
          <table:table-cell office:value-type="float" office:value="441.333333333333" calcext:value-type="float">
            <text:p>441,3333333333</text:p>
          </table:table-cell>
          <table:table-cell/>
          <table:table-cell table:formula="of:=IF([.H127]+[.J127]&gt;0)" office:value-type="boolean" office:boolean-value="false" calcext:value-type="boolean">
            <text:p>ΛΆΘΟΣ</text:p>
          </table:table-cell>
          <table:table-cell table:formula="of:=IF([.I127]+[.K127]&gt;0)" office:value-type="boolean" office:boolean-value="true" calcext:value-type="boolean">
            <text:p>ΣΩΣΤΌ</text:p>
          </table:table-cell>
          <table:table-cell/>
          <table:table-cell table:formula="of:=IF(AND([.M127];[.N127]);&quot;ERROR&quot;;&quot;&quot;)">
            <text:p/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HEDNO_wind_4021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10406440" calcext:value-type="float">
            <text:p>10406440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867164.866666667" calcext:value-type="float">
            <text:p>867164,866666667</text:p>
          </table:table-cell>
          <table:table-cell office:value-type="float" office:value="0" calcext:value-type="float">
            <text:p>0</text:p>
          </table:table-cell>
          <table:table-cell office:value-type="float" office:value="856.8" calcext:value-type="float">
            <text:p>856,8</text:p>
          </table:table-cell>
          <table:table-cell/>
          <table:table-cell table:formula="of:=IF([.H128]+[.J128]&gt;0)" office:value-type="boolean" office:boolean-value="false" calcext:value-type="boolean">
            <text:p>ΛΆΘΟΣ</text:p>
          </table:table-cell>
          <table:table-cell table:formula="of:=IF([.I128]+[.K128]&gt;0)" office:value-type="boolean" office:boolean-value="true" calcext:value-type="boolean">
            <text:p>ΣΩΣΤΌ</text:p>
          </table:table-cell>
          <table:table-cell/>
          <table:table-cell table:formula="of:=IF(AND([.M128];[.N128]);&quot;ERROR&quot;;&quot;&quot;)">
            <text:p/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HEDNO_wind_4022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139031.760000003" calcext:value-type="float">
            <text:p>139031,760000003</text:p>
          </table:table-cell>
          <table:table-cell/>
          <table:table-cell office:value-type="float" office:value="28.88" calcext:value-type="float">
            <text:p>28,88</text:p>
          </table:table-cell>
          <table:table-cell office:value-type="float" office:value="0" calcext:value-type="float">
            <text:p>0</text:p>
          </table:table-cell>
          <table:table-cell office:value-type="float" office:value="11585.98" calcext:value-type="float">
            <text:p>11585,98</text:p>
          </table:table-cell>
          <table:table-cell office:value-type="float" office:value="0" calcext:value-type="float">
            <text:p>0</text:p>
          </table:table-cell>
          <table:table-cell office:value-type="float" office:value="25.0733333333333" calcext:value-type="float">
            <text:p>25,0733333333</text:p>
          </table:table-cell>
          <table:table-cell/>
          <table:table-cell table:formula="of:=IF([.H129]+[.J129]&gt;0)" office:value-type="boolean" office:boolean-value="false" calcext:value-type="boolean">
            <text:p>ΛΆΘΟΣ</text:p>
          </table:table-cell>
          <table:table-cell table:formula="of:=IF([.I129]+[.K129]&gt;0)" office:value-type="boolean" office:boolean-value="true" calcext:value-type="boolean">
            <text:p>ΣΩΣΤΌ</text:p>
          </table:table-cell>
          <table:table-cell/>
          <table:table-cell table:formula="of:=IF(AND([.M129];[.N129]);&quot;ERROR&quot;;&quot;&quot;)">
            <text:p/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HEDNO_wind_4023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6843929.20000005" calcext:value-type="float">
            <text:p>6843929,20000005</text:p>
          </table:table-cell>
          <table:table-cell/>
          <table:table-cell office:value-type="float" office:value="779.2" calcext:value-type="float">
            <text:p>779,2</text:p>
          </table:table-cell>
          <table:table-cell office:value-type="float" office:value="0" calcext:value-type="float">
            <text:p>0</text:p>
          </table:table-cell>
          <table:table-cell office:value-type="float" office:value="570308.5" calcext:value-type="float">
            <text:p>570308,5</text:p>
          </table:table-cell>
          <table:table-cell office:value-type="float" office:value="0" calcext:value-type="float">
            <text:p>0</text:p>
          </table:table-cell>
          <table:table-cell office:value-type="float" office:value="738.733333333333" calcext:value-type="float">
            <text:p>738,7333333333</text:p>
          </table:table-cell>
          <table:table-cell/>
          <table:table-cell table:formula="of:=IF([.H130]+[.J130]&gt;0)" office:value-type="boolean" office:boolean-value="false" calcext:value-type="boolean">
            <text:p>ΛΆΘΟΣ</text:p>
          </table:table-cell>
          <table:table-cell table:formula="of:=IF([.I130]+[.K130]&gt;0)" office:value-type="boolean" office:boolean-value="true" calcext:value-type="boolean">
            <text:p>ΣΩΣΤΌ</text:p>
          </table:table-cell>
          <table:table-cell/>
          <table:table-cell table:formula="of:=IF(AND([.M130];[.N130]);&quot;ERROR&quot;;&quot;&quot;)">
            <text:p/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HEDNO_wind_4024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27464340.8000001" calcext:value-type="float">
            <text:p>27464340,800000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2288621.06666667" calcext:value-type="float">
            <text:p>2288621,06666667</text:p>
          </table:table-cell>
          <table:table-cell office:value-type="float" office:value="0" calcext:value-type="float">
            <text:p>0</text:p>
          </table:table-cell>
          <table:table-cell office:value-type="float" office:value="2184.4" calcext:value-type="float">
            <text:p>2184,4</text:p>
          </table:table-cell>
          <table:table-cell/>
          <table:table-cell table:formula="of:=IF([.H131]+[.J131]&gt;0)" office:value-type="boolean" office:boolean-value="false" calcext:value-type="boolean">
            <text:p>ΛΆΘΟΣ</text:p>
          </table:table-cell>
          <table:table-cell table:formula="of:=IF([.I131]+[.K131]&gt;0)" office:value-type="boolean" office:boolean-value="true" calcext:value-type="boolean">
            <text:p>ΣΩΣΤΌ</text:p>
          </table:table-cell>
          <table:table-cell/>
          <table:table-cell table:formula="of:=IF(AND([.M131];[.N131]);&quot;ERROR&quot;;&quot;&quot;)">
            <text:p/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HEDNO_wind_4025</text:p>
          </table:table-cell>
          <table:table-cell office:value-type="string" calcext:value-type="string">
            <text:p>Σητείας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IF([.H132]+[.J132]&gt;0)" office:value-type="boolean" office:boolean-value="false" calcext:value-type="boolean">
            <text:p>ΛΆΘΟΣ</text:p>
          </table:table-cell>
          <table:table-cell table:formula="of:=IF([.I132]+[.K132]&gt;0)" office:value-type="boolean" office:boolean-value="false" calcext:value-type="boolean">
            <text:p>ΛΆΘΟΣ</text:p>
          </table:table-cell>
          <table:table-cell/>
          <table:table-cell table:formula="of:=IF(AND([.M132];[.N132]);&quot;ERROR&quot;;&quot;&quot;)">
            <text:p/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HEDNO_wind_4026</text:p>
          </table:table-cell>
          <table:table-cell office:value-type="string" calcext:value-type="string">
            <text:p>Σητείας</text:p>
          </table:table-cell>
          <table:table-cell office:value-type="float" office:value="0" calcext:value-type="float">
            <text:p>0</text:p>
          </table:table-cell>
          <table:table-cell office:value-type="float" office:value="27598984.7999996" calcext:value-type="float">
            <text:p>27598984,7999996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  <table:table-cell office:value-type="float" office:value="2299722" calcext:value-type="float">
            <text:p>2299722</text:p>
          </table:table-cell>
          <table:table-cell office:value-type="float" office:value="0" calcext:value-type="float">
            <text:p>0</text:p>
          </table:table-cell>
          <table:table-cell office:value-type="float" office:value="2617.4" calcext:value-type="float">
            <text:p>2617,4</text:p>
          </table:table-cell>
          <table:table-cell/>
          <table:table-cell table:formula="of:=IF([.H133]+[.J133]&gt;0)" office:value-type="boolean" office:boolean-value="false" calcext:value-type="boolean">
            <text:p>ΛΆΘΟΣ</text:p>
          </table:table-cell>
          <table:table-cell table:formula="of:=IF([.I133]+[.K133]&gt;0)" office:value-type="boolean" office:boolean-value="true" calcext:value-type="boolean">
            <text:p>ΣΩΣΤΌ</text:p>
          </table:table-cell>
          <table:table-cell/>
          <table:table-cell table:formula="of:=IF(AND([.M133];[.N133]);&quot;ERROR&quot;;&quot;&quot;)">
            <text:p/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HEDNO_wind_4027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29626651.2" calcext:value-type="float">
            <text:p>29626651,2</text:p>
          </table:table-cell>
          <table:table-cell/>
          <table:table-cell office:value-type="float" office:value="2788.8" calcext:value-type="float">
            <text:p>2788,8</text:p>
          </table:table-cell>
          <table:table-cell office:value-type="float" office:value="0" calcext:value-type="float">
            <text:p>0</text:p>
          </table:table-cell>
          <table:table-cell office:value-type="float" office:value="2468688.6" calcext:value-type="float">
            <text:p>2468688,6</text:p>
          </table:table-cell>
          <table:table-cell office:value-type="float" office:value="0" calcext:value-type="float">
            <text:p>0</text:p>
          </table:table-cell>
          <table:table-cell office:value-type="float" office:value="2446.1" calcext:value-type="float">
            <text:p>2446,1</text:p>
          </table:table-cell>
          <table:table-cell/>
          <table:table-cell table:formula="of:=IF([.H134]+[.J134]&gt;0)" office:value-type="boolean" office:boolean-value="false" calcext:value-type="boolean">
            <text:p>ΛΆΘΟΣ</text:p>
          </table:table-cell>
          <table:table-cell table:formula="of:=IF([.I134]+[.K134]&gt;0)" office:value-type="boolean" office:boolean-value="true" calcext:value-type="boolean">
            <text:p>ΣΩΣΤΌ</text:p>
          </table:table-cell>
          <table:table-cell/>
          <table:table-cell table:formula="of:=IF(AND([.M134];[.N134]);&quot;ERROR&quot;;&quot;&quot;)">
            <text:p/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HEDNO_wind_4028</text:p>
          </table:table-cell>
          <table:table-cell office:value-type="string" calcext:value-type="string">
            <text:p>Τρίπολης</text:p>
          </table:table-cell>
          <table:table-cell office:value-type="float" office:value="0" calcext:value-type="float">
            <text:p>0</text:p>
          </table:table-cell>
          <table:table-cell office:value-type="float" office:value="11897510.4" calcext:value-type="float">
            <text:p>11897510,4</text:p>
          </table:table-cell>
          <table:table-cell/>
          <table:table-cell office:value-type="float" office:value="1071.2" calcext:value-type="float">
            <text:p>1071,2</text:p>
          </table:table-cell>
          <table:table-cell office:value-type="float" office:value="0" calcext:value-type="float">
            <text:p>0</text:p>
          </table:table-cell>
          <table:table-cell office:value-type="float" office:value="991379.4" calcext:value-type="float">
            <text:p>991379,4</text:p>
          </table:table-cell>
          <table:table-cell office:value-type="float" office:value="0" calcext:value-type="float">
            <text:p>0</text:p>
          </table:table-cell>
          <table:table-cell office:value-type="float" office:value="967.266666666666" calcext:value-type="float">
            <text:p>967,2666666667</text:p>
          </table:table-cell>
          <table:table-cell/>
          <table:table-cell table:formula="of:=IF([.H135]+[.J135]&gt;0)" office:value-type="boolean" office:boolean-value="false" calcext:value-type="boolean">
            <text:p>ΛΆΘΟΣ</text:p>
          </table:table-cell>
          <table:table-cell table:formula="of:=IF([.I135]+[.K135]&gt;0)" office:value-type="boolean" office:boolean-value="true" calcext:value-type="boolean">
            <text:p>ΣΩΣΤΌ</text:p>
          </table:table-cell>
          <table:table-cell/>
          <table:table-cell table:formula="of:=IF(AND([.M135];[.N135]);&quot;ERROR&quot;;&quot;&quot;)">
            <text:p/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HEDNO_wind_4029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9983685" calcext:value-type="float">
            <text:p>9983685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831860" calcext:value-type="float">
            <text:p>831860</text:p>
          </table:table-cell>
          <table:table-cell office:value-type="float" office:value="0" calcext:value-type="float">
            <text:p>0</text:p>
          </table:table-cell>
          <table:table-cell office:value-type="float" office:value="1393.25" calcext:value-type="float">
            <text:p>1393,25</text:p>
          </table:table-cell>
          <table:table-cell/>
          <table:table-cell table:formula="of:=IF([.H136]+[.J136]&gt;0)" office:value-type="boolean" office:boolean-value="false" calcext:value-type="boolean">
            <text:p>ΛΆΘΟΣ</text:p>
          </table:table-cell>
          <table:table-cell table:formula="of:=IF([.I136]+[.K136]&gt;0)" office:value-type="boolean" office:boolean-value="true" calcext:value-type="boolean">
            <text:p>ΣΩΣΤΌ</text:p>
          </table:table-cell>
          <table:table-cell/>
          <table:table-cell table:formula="of:=IF(AND([.M136];[.N136]);&quot;ERROR&quot;;&quot;&quot;)">
            <text:p/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HEDNO_wind_403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3460496.0000003" calcext:value-type="float">
            <text:p>33460496,0000003</text:p>
          </table:table-cell>
          <table:table-cell/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  <table:table-cell office:value-type="float" office:value="2788223.6" calcext:value-type="float">
            <text:p>2788223,6</text:p>
          </table:table-cell>
          <table:table-cell office:value-type="float" office:value="0" calcext:value-type="float">
            <text:p>0</text:p>
          </table:table-cell>
          <table:table-cell office:value-type="float" office:value="2720.53333333333" calcext:value-type="float">
            <text:p>2720,5333333333</text:p>
          </table:table-cell>
          <table:table-cell/>
          <table:table-cell table:formula="of:=IF([.H137]+[.J137]&gt;0)" office:value-type="boolean" office:boolean-value="false" calcext:value-type="boolean">
            <text:p>ΛΆΘΟΣ</text:p>
          </table:table-cell>
          <table:table-cell table:formula="of:=IF([.I137]+[.K137]&gt;0)" office:value-type="boolean" office:boolean-value="true" calcext:value-type="boolean">
            <text:p>ΣΩΣΤΌ</text:p>
          </table:table-cell>
          <table:table-cell/>
          <table:table-cell table:formula="of:=IF(AND([.M137];[.N137]);&quot;ERROR&quot;;&quot;&quot;)">
            <text:p/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HEDNO_wind_4031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1921399.2" calcext:value-type="float">
            <text:p>11921399,2</text:p>
          </table:table-cell>
          <table:table-cell/>
          <table:table-cell office:value-type="float" office:value="1045.6" calcext:value-type="float">
            <text:p>1045,6</text:p>
          </table:table-cell>
          <table:table-cell office:value-type="float" office:value="0" calcext:value-type="float">
            <text:p>0</text:p>
          </table:table-cell>
          <table:table-cell office:value-type="float" office:value="993403.533333333" calcext:value-type="float">
            <text:p>993403,533333333</text:p>
          </table:table-cell>
          <table:table-cell office:value-type="float" office:value="0" calcext:value-type="float">
            <text:p>0</text:p>
          </table:table-cell>
          <table:table-cell office:value-type="float" office:value="933.733333333333" calcext:value-type="float">
            <text:p>933,7333333333</text:p>
          </table:table-cell>
          <table:table-cell/>
          <table:table-cell table:formula="of:=IF([.H138]+[.J138]&gt;0)" office:value-type="boolean" office:boolean-value="false" calcext:value-type="boolean">
            <text:p>ΛΆΘΟΣ</text:p>
          </table:table-cell>
          <table:table-cell table:formula="of:=IF([.I138]+[.K138]&gt;0)" office:value-type="boolean" office:boolean-value="true" calcext:value-type="boolean">
            <text:p>ΣΩΣΤΌ</text:p>
          </table:table-cell>
          <table:table-cell/>
          <table:table-cell table:formula="of:=IF(AND([.M138];[.N138]);&quot;ERROR&quot;;&quot;&quot;)">
            <text:p/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HEDNO_wind_4032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992992.25000001" calcext:value-type="float">
            <text:p>1992992,25000001</text:p>
          </table:table-cell>
          <table:table-cell/>
          <table:table-cell office:value-type="float" office:value="183.75" calcext:value-type="float">
            <text:p>183,75</text:p>
          </table:table-cell>
          <table:table-cell office:value-type="float" office:value="0" calcext:value-type="float">
            <text:p>0</text:p>
          </table:table-cell>
          <table:table-cell office:value-type="float" office:value="166079.316666667" calcext:value-type="float">
            <text:p>166079,316666667</text:p>
          </table:table-cell>
          <table:table-cell office:value-type="float" office:value="0" calcext:value-type="float">
            <text:p>0</text:p>
          </table:table-cell>
          <table:table-cell office:value-type="float" office:value="172.4" calcext:value-type="float">
            <text:p>172,4</text:p>
          </table:table-cell>
          <table:table-cell/>
          <table:table-cell table:formula="of:=IF([.H139]+[.J139]&gt;0)" office:value-type="boolean" office:boolean-value="false" calcext:value-type="boolean">
            <text:p>ΛΆΘΟΣ</text:p>
          </table:table-cell>
          <table:table-cell table:formula="of:=IF([.I139]+[.K139]&gt;0)" office:value-type="boolean" office:boolean-value="true" calcext:value-type="boolean">
            <text:p>ΣΩΣΤΌ</text:p>
          </table:table-cell>
          <table:table-cell/>
          <table:table-cell table:formula="of:=IF(AND([.M139];[.N139]);&quot;ERROR&quot;;&quot;&quot;)">
            <text:p/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HEDNO_wind_4033</text:p>
          </table:table-cell>
          <table:table-cell office:value-type="string" calcext:value-type="string">
            <text:p>Ρεθύμνου</text:p>
          </table:table-cell>
          <table:table-cell office:value-type="float" office:value="0" calcext:value-type="float">
            <text:p>0</text:p>
          </table:table-cell>
          <table:table-cell office:value-type="float" office:value="36630982.4000002" calcext:value-type="float">
            <text:p>36630982,4000002</text:p>
          </table:table-cell>
          <table:table-cell/>
          <table:table-cell office:value-type="float" office:value="2790.4" calcext:value-type="float">
            <text:p>2790,4</text:p>
          </table:table-cell>
          <table:table-cell office:value-type="float" office:value="0" calcext:value-type="float">
            <text:p>0</text:p>
          </table:table-cell>
          <table:table-cell office:value-type="float" office:value="3052581.86666667" calcext:value-type="float">
            <text:p>3052581,86666667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/>
          <table:table-cell table:formula="of:=IF([.H140]+[.J140]&gt;0)" office:value-type="boolean" office:boolean-value="false" calcext:value-type="boolean">
            <text:p>ΛΆΘΟΣ</text:p>
          </table:table-cell>
          <table:table-cell table:formula="of:=IF([.I140]+[.K140]&gt;0)" office:value-type="boolean" office:boolean-value="true" calcext:value-type="boolean">
            <text:p>ΣΩΣΤΌ</text:p>
          </table:table-cell>
          <table:table-cell/>
          <table:table-cell table:formula="of:=IF(AND([.M140];[.N140]);&quot;ERROR&quot;;&quot;&quot;)">
            <text:p/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HEDNO_wind_4034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4076570.1" calcext:value-type="float">
            <text:p>4076570,1</text:p>
          </table:table-cell>
          <table:table-cell/>
          <table:table-cell office:value-type="float" office:value="617.7" calcext:value-type="float">
            <text:p>617,7</text:p>
          </table:table-cell>
          <table:table-cell office:value-type="float" office:value="0" calcext:value-type="float">
            <text:p>0</text:p>
          </table:table-cell>
          <table:table-cell office:value-type="float" office:value="339714.175" calcext:value-type="float">
            <text:p>339714,175</text:p>
          </table:table-cell>
          <table:table-cell office:value-type="float" office:value="0" calcext:value-type="float">
            <text:p>0</text:p>
          </table:table-cell>
          <table:table-cell office:value-type="float" office:value="577.483333333333" calcext:value-type="float">
            <text:p>577,4833333333</text:p>
          </table:table-cell>
          <table:table-cell/>
          <table:table-cell table:formula="of:=IF([.H141]+[.J141]&gt;0)" office:value-type="boolean" office:boolean-value="false" calcext:value-type="boolean">
            <text:p>ΛΆΘΟΣ</text:p>
          </table:table-cell>
          <table:table-cell table:formula="of:=IF([.I141]+[.K141]&gt;0)" office:value-type="boolean" office:boolean-value="true" calcext:value-type="boolean">
            <text:p>ΣΩΣΤΌ</text:p>
          </table:table-cell>
          <table:table-cell/>
          <table:table-cell table:formula="of:=IF(AND([.M141];[.N141]);&quot;ERROR&quot;;&quot;&quot;)">
            <text:p/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HEDNO_wind_4035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220354.719999999" calcext:value-type="float">
            <text:p>220354,719999999</text:p>
          </table:table-cell>
          <table:table-cell/>
          <table:table-cell office:value-type="float" office:value="34.88" calcext:value-type="float">
            <text:p>34,88</text:p>
          </table:table-cell>
          <table:table-cell office:value-type="float" office:value="0" calcext:value-type="float">
            <text:p>0</text:p>
          </table:table-cell>
          <table:table-cell office:value-type="float" office:value="18362.8933333333" calcext:value-type="float">
            <text:p>18362,8933333333</text:p>
          </table:table-cell>
          <table:table-cell office:value-type="float" office:value="0" calcext:value-type="float">
            <text:p>0</text:p>
          </table:table-cell>
          <table:table-cell office:value-type="float" office:value="31.6533333333333" calcext:value-type="float">
            <text:p>31,6533333333</text:p>
          </table:table-cell>
          <table:table-cell/>
          <table:table-cell table:formula="of:=IF([.H142]+[.J142]&gt;0)" office:value-type="boolean" office:boolean-value="false" calcext:value-type="boolean">
            <text:p>ΛΆΘΟΣ</text:p>
          </table:table-cell>
          <table:table-cell table:formula="of:=IF([.I142]+[.K142]&gt;0)" office:value-type="boolean" office:boolean-value="true" calcext:value-type="boolean">
            <text:p>ΣΩΣΤΌ</text:p>
          </table:table-cell>
          <table:table-cell/>
          <table:table-cell table:formula="of:=IF(AND([.M142];[.N142]);&quot;ERROR&quot;;&quot;&quot;)">
            <text:p/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HEDNO_wind_4036</text:p>
          </table:table-cell>
          <table:table-cell office:value-type="string" calcext:value-type="string">
            <text:p>Κεφαλληνίας</text:p>
          </table:table-cell>
          <table:table-cell office:value-type="float" office:value="0" calcext:value-type="float">
            <text:p>0</text:p>
          </table:table-cell>
          <table:table-cell office:value-type="float" office:value="26472927.9999997" calcext:value-type="float">
            <text:p>26472927,9999997</text:p>
          </table:table-cell>
          <table:table-cell/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  <table:table-cell office:value-type="float" office:value="2205953.33333333" calcext:value-type="float">
            <text:p>2205953,33333333</text:p>
          </table:table-cell>
          <table:table-cell office:value-type="float" office:value="0" calcext:value-type="float">
            <text:p>0</text:p>
          </table:table-cell>
          <table:table-cell office:value-type="float" office:value="2107.2" calcext:value-type="float">
            <text:p>2107,2</text:p>
          </table:table-cell>
          <table:table-cell/>
          <table:table-cell table:formula="of:=IF([.H143]+[.J143]&gt;0)" office:value-type="boolean" office:boolean-value="false" calcext:value-type="boolean">
            <text:p>ΛΆΘΟΣ</text:p>
          </table:table-cell>
          <table:table-cell table:formula="of:=IF([.I143]+[.K143]&gt;0)" office:value-type="boolean" office:boolean-value="true" calcext:value-type="boolean">
            <text:p>ΣΩΣΤΌ</text:p>
          </table:table-cell>
          <table:table-cell/>
          <table:table-cell table:formula="of:=IF(AND([.M143];[.N143]);&quot;ERROR&quot;;&quot;&quot;)">
            <text:p/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HEDNO_wind_4037</text:p>
          </table:table-cell>
          <table:table-cell office:value-type="string" calcext:value-type="string">
            <text:p>Ρεθύμνου</text:p>
          </table:table-cell>
          <table:table-cell office:value-type="float" office:value="0" calcext:value-type="float">
            <text:p>0</text:p>
          </table:table-cell>
          <table:table-cell office:value-type="float" office:value="6041080" calcext:value-type="float">
            <text:p>6041080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503418.666666667" calcext:value-type="float">
            <text:p>503418,666666667</text:p>
          </table:table-cell>
          <table:table-cell office:value-type="float" office:value="0" calcext:value-type="float">
            <text:p>0</text:p>
          </table:table-cell>
          <table:table-cell office:value-type="float" office:value="695.333333333333" calcext:value-type="float">
            <text:p>695,3333333333</text:p>
          </table:table-cell>
          <table:table-cell/>
          <table:table-cell table:formula="of:=IF([.H144]+[.J144]&gt;0)" office:value-type="boolean" office:boolean-value="false" calcext:value-type="boolean">
            <text:p>ΛΆΘΟΣ</text:p>
          </table:table-cell>
          <table:table-cell table:formula="of:=IF([.I144]+[.K144]&gt;0)" office:value-type="boolean" office:boolean-value="true" calcext:value-type="boolean">
            <text:p>ΣΩΣΤΌ</text:p>
          </table:table-cell>
          <table:table-cell/>
          <table:table-cell table:formula="of:=IF(AND([.M144];[.N144]);&quot;ERROR&quot;;&quot;&quot;)">
            <text:p/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HEDNO_wind_4038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16824904.4999999" calcext:value-type="float">
            <text:p>16824904,4999999</text:p>
          </table:table-cell>
          <table:table-cell/>
          <table:table-cell office:value-type="float" office:value="1800.3" calcext:value-type="float">
            <text:p>1800,3</text:p>
          </table:table-cell>
          <table:table-cell office:value-type="float" office:value="0" calcext:value-type="float">
            <text:p>0</text:p>
          </table:table-cell>
          <table:table-cell office:value-type="float" office:value="1402057.325" calcext:value-type="float">
            <text:p>1402057,325</text:p>
          </table:table-cell>
          <table:table-cell office:value-type="float" office:value="0" calcext:value-type="float">
            <text:p>0</text:p>
          </table:table-cell>
          <table:table-cell office:value-type="float" office:value="1701.075" calcext:value-type="float">
            <text:p>1701,075</text:p>
          </table:table-cell>
          <table:table-cell/>
          <table:table-cell table:formula="of:=IF([.H145]+[.J145]&gt;0)" office:value-type="boolean" office:boolean-value="false" calcext:value-type="boolean">
            <text:p>ΛΆΘΟΣ</text:p>
          </table:table-cell>
          <table:table-cell table:formula="of:=IF([.I145]+[.K145]&gt;0)" office:value-type="boolean" office:boolean-value="true" calcext:value-type="boolean">
            <text:p>ΣΩΣΤΌ</text:p>
          </table:table-cell>
          <table:table-cell/>
          <table:table-cell table:formula="of:=IF(AND([.M145];[.N145]);&quot;ERROR&quot;;&quot;&quot;)">
            <text:p/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HEDNO_wind_4039</text:p>
          </table:table-cell>
          <table:table-cell office:value-type="string" calcext:value-type="string">
            <text:p>Πάτρας</text:p>
          </table:table-cell>
          <table:table-cell office:value-type="float" office:value="0" calcext:value-type="float">
            <text:p>0</text:p>
          </table:table-cell>
          <table:table-cell office:value-type="float" office:value="197364.440000018" calcext:value-type="float">
            <text:p>197364,440000018</text:p>
          </table:table-cell>
          <table:table-cell/>
          <table:table-cell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  <table:table-cell office:value-type="float" office:value="16447.0333333337" calcext:value-type="float">
            <text:p>16447,0333333337</text:p>
          </table:table-cell>
          <table:table-cell office:value-type="float" office:value="0" calcext:value-type="float">
            <text:p>0</text:p>
          </table:table-cell>
          <table:table-cell office:value-type="float" office:value="28.235" calcext:value-type="float">
            <text:p>28,235</text:p>
          </table:table-cell>
          <table:table-cell/>
          <table:table-cell table:formula="of:=IF([.H146]+[.J146]&gt;0)" office:value-type="boolean" office:boolean-value="false" calcext:value-type="boolean">
            <text:p>ΛΆΘΟΣ</text:p>
          </table:table-cell>
          <table:table-cell table:formula="of:=IF([.I146]+[.K146]&gt;0)" office:value-type="boolean" office:boolean-value="true" calcext:value-type="boolean">
            <text:p>ΣΩΣΤΌ</text:p>
          </table:table-cell>
          <table:table-cell/>
          <table:table-cell table:formula="of:=IF(AND([.M146];[.N146]);&quot;ERROR&quot;;&quot;&quot;)">
            <text:p/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HEDNO_wind_404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4344734" calcext:value-type="float">
            <text:p>4344734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362035.25" calcext:value-type="float">
            <text:p>362035,25</text:p>
          </table:table-cell>
          <table:table-cell office:value-type="float" office:value="0" calcext:value-type="float">
            <text:p>0</text:p>
          </table:table-cell>
          <table:table-cell office:value-type="float" office:value="511.166666666667" calcext:value-type="float">
            <text:p>511,1666666667</text:p>
          </table:table-cell>
          <table:table-cell/>
          <table:table-cell table:formula="of:=IF([.H147]+[.J147]&gt;0)" office:value-type="boolean" office:boolean-value="false" calcext:value-type="boolean">
            <text:p>ΛΆΘΟΣ</text:p>
          </table:table-cell>
          <table:table-cell table:formula="of:=IF([.I147]+[.K147]&gt;0)" office:value-type="boolean" office:boolean-value="true" calcext:value-type="boolean">
            <text:p>ΣΩΣΤΌ</text:p>
          </table:table-cell>
          <table:table-cell/>
          <table:table-cell table:formula="of:=IF(AND([.M147];[.N147]);&quot;ERROR&quot;;&quot;&quot;)">
            <text:p/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HEDNO_wind_4041</text:p>
          </table:table-cell>
          <table:table-cell office:value-type="string" calcext:value-type="string">
            <text:p>Κεφαλληνίας</text:p>
          </table:table-cell>
          <table:table-cell office:value-type="float" office:value="0" calcext:value-type="float">
            <text:p>0</text:p>
          </table:table-cell>
          <table:table-cell office:value-type="float" office:value="9456649.5999999" calcext:value-type="float">
            <text:p>9456649,5999999</text:p>
          </table:table-cell>
          <table:table-cell/>
          <table:table-cell office:value-type="float" office:value="942.4" calcext:value-type="float">
            <text:p>942,4</text:p>
          </table:table-cell>
          <table:table-cell office:value-type="float" office:value="0" calcext:value-type="float">
            <text:p>0</text:p>
          </table:table-cell>
          <table:table-cell office:value-type="float" office:value="788022.133333333" calcext:value-type="float">
            <text:p>788022,133333333</text:p>
          </table:table-cell>
          <table:table-cell office:value-type="float" office:value="0" calcext:value-type="float">
            <text:p>0</text:p>
          </table:table-cell>
          <table:table-cell office:value-type="float" office:value="856.6" calcext:value-type="float">
            <text:p>856,6</text:p>
          </table:table-cell>
          <table:table-cell/>
          <table:table-cell table:formula="of:=IF([.H148]+[.J148]&gt;0)" office:value-type="boolean" office:boolean-value="false" calcext:value-type="boolean">
            <text:p>ΛΆΘΟΣ</text:p>
          </table:table-cell>
          <table:table-cell table:formula="of:=IF([.I148]+[.K148]&gt;0)" office:value-type="boolean" office:boolean-value="true" calcext:value-type="boolean">
            <text:p>ΣΩΣΤΌ</text:p>
          </table:table-cell>
          <table:table-cell/>
          <table:table-cell table:formula="of:=IF(AND([.M148];[.N148]);&quot;ERROR&quot;;&quot;&quot;)">
            <text:p/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HEDNO_wind_4042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30632280" calcext:value-type="float">
            <text:p>30632280</text:p>
          </table:table-cell>
          <table:table-cell/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office:value-type="float" office:value="2552618" calcext:value-type="float">
            <text:p>2552618</text:p>
          </table:table-cell>
          <table:table-cell office:value-type="float" office:value="0" calcext:value-type="float">
            <text:p>0</text:p>
          </table:table-cell>
          <table:table-cell office:value-type="float" office:value="3398.33333333333" calcext:value-type="float">
            <text:p>3398,3333333333</text:p>
          </table:table-cell>
          <table:table-cell/>
          <table:table-cell table:formula="of:=IF([.H149]+[.J149]&gt;0)" office:value-type="boolean" office:boolean-value="false" calcext:value-type="boolean">
            <text:p>ΛΆΘΟΣ</text:p>
          </table:table-cell>
          <table:table-cell table:formula="of:=IF([.I149]+[.K149]&gt;0)" office:value-type="boolean" office:boolean-value="true" calcext:value-type="boolean">
            <text:p>ΣΩΣΤΌ</text:p>
          </table:table-cell>
          <table:table-cell/>
          <table:table-cell table:formula="of:=IF(AND([.M149];[.N149]);&quot;ERROR&quot;;&quot;&quot;)">
            <text:p/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HEDNO_wind_4043</text:p>
          </table:table-cell>
          <table:table-cell office:value-type="string" calcext:value-type="string">
            <text:p>Τρίπολης</text:p>
          </table:table-cell>
          <table:table-cell office:value-type="float" office:value="0" calcext:value-type="float">
            <text:p>0</text:p>
          </table:table-cell>
          <table:table-cell office:value-type="float" office:value="37869918" calcext:value-type="float">
            <text:p>37869918</text:p>
          </table:table-cell>
          <table:table-cell/>
          <table:table-cell office:value-type="float" office:value="3444" calcext:value-type="float">
            <text:p>3444</text:p>
          </table:table-cell>
          <table:table-cell office:value-type="float" office:value="0" calcext:value-type="float">
            <text:p>0</text:p>
          </table:table-cell>
          <table:table-cell office:value-type="float" office:value="3155685.5" calcext:value-type="float">
            <text:p>3155685,5</text:p>
          </table:table-cell>
          <table:table-cell office:value-type="float" office:value="0" calcext:value-type="float">
            <text:p>0</text:p>
          </table:table-cell>
          <table:table-cell office:value-type="float" office:value="3181.5" calcext:value-type="float">
            <text:p>3181,5</text:p>
          </table:table-cell>
          <table:table-cell/>
          <table:table-cell table:formula="of:=IF([.H150]+[.J150]&gt;0)" office:value-type="boolean" office:boolean-value="false" calcext:value-type="boolean">
            <text:p>ΛΆΘΟΣ</text:p>
          </table:table-cell>
          <table:table-cell table:formula="of:=IF([.I150]+[.K150]&gt;0)" office:value-type="boolean" office:boolean-value="true" calcext:value-type="boolean">
            <text:p>ΣΩΣΤΌ</text:p>
          </table:table-cell>
          <table:table-cell/>
          <table:table-cell table:formula="of:=IF(AND([.M150];[.N150]);&quot;ERROR&quot;;&quot;&quot;)">
            <text:p/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HEDNO_wind_4044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16412468" calcext:value-type="float">
            <text:p>16412468</text:p>
          </table:table-cell>
          <table:table-cell/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 office:value-type="float" office:value="1367510.66666667" calcext:value-type="float">
            <text:p>1367510,66666667</text:p>
          </table:table-cell>
          <table:table-cell office:value-type="float" office:value="0" calcext:value-type="float">
            <text:p>0</text:p>
          </table:table-cell>
          <table:table-cell office:value-type="float" office:value="2305.66666666667" calcext:value-type="float">
            <text:p>2305,6666666667</text:p>
          </table:table-cell>
          <table:table-cell/>
          <table:table-cell table:formula="of:=IF([.H151]+[.J151]&gt;0)" office:value-type="boolean" office:boolean-value="false" calcext:value-type="boolean">
            <text:p>ΛΆΘΟΣ</text:p>
          </table:table-cell>
          <table:table-cell table:formula="of:=IF([.I151]+[.K151]&gt;0)" office:value-type="boolean" office:boolean-value="true" calcext:value-type="boolean">
            <text:p>ΣΩΣΤΌ</text:p>
          </table:table-cell>
          <table:table-cell/>
          <table:table-cell table:formula="of:=IF(AND([.M151];[.N151]);&quot;ERROR&quot;;&quot;&quot;)">
            <text:p/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HEDNO_wind_4045</text:p>
          </table:table-cell>
          <table:table-cell office:value-type="string" calcext:value-type="string">
            <text:p>Ηρακλείου</text:p>
          </table:table-cell>
          <table:table-cell office:value-type="float" office:value="0" calcext:value-type="float">
            <text:p>0</text:p>
          </table:table-cell>
          <table:table-cell office:value-type="float" office:value="941944.200000012" calcext:value-type="float">
            <text:p>941944,200000012</text:p>
          </table:table-cell>
          <table:table-cell/>
          <table:table-cell office:value-type="float" office:value="104.64" calcext:value-type="float">
            <text:p>104,64</text:p>
          </table:table-cell>
          <table:table-cell office:value-type="float" office:value="0" calcext:value-type="float">
            <text:p>0</text:p>
          </table:table-cell>
          <table:table-cell office:value-type="float" office:value="78492.9125" calcext:value-type="float">
            <text:p>78492,9125</text:p>
          </table:table-cell>
          <table:table-cell office:value-type="float" office:value="0" calcext:value-type="float">
            <text:p>0</text:p>
          </table:table-cell>
          <table:table-cell office:value-type="float" office:value="98.1" calcext:value-type="float">
            <text:p>98,1</text:p>
          </table:table-cell>
          <table:table-cell/>
          <table:table-cell table:formula="of:=IF([.H152]+[.J152]&gt;0)" office:value-type="boolean" office:boolean-value="false" calcext:value-type="boolean">
            <text:p>ΛΆΘΟΣ</text:p>
          </table:table-cell>
          <table:table-cell table:formula="of:=IF([.I152]+[.K152]&gt;0)" office:value-type="boolean" office:boolean-value="true" calcext:value-type="boolean">
            <text:p>ΣΩΣΤΌ</text:p>
          </table:table-cell>
          <table:table-cell/>
          <table:table-cell table:formula="of:=IF(AND([.M152];[.N152]);&quot;ERROR&quot;;&quot;&quot;)">
            <text:p/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HEDNO_wind_4046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11963961.6" calcext:value-type="float">
            <text:p>11963961,6</text:p>
          </table:table-cell>
          <table:table-cell/>
          <table:table-cell office:value-type="float" office:value="1461.6" calcext:value-type="float">
            <text:p>1461,6</text:p>
          </table:table-cell>
          <table:table-cell office:value-type="float" office:value="0" calcext:value-type="float">
            <text:p>0</text:p>
          </table:table-cell>
          <table:table-cell office:value-type="float" office:value="996996.8" calcext:value-type="float">
            <text:p>996996,8</text:p>
          </table:table-cell>
          <table:table-cell office:value-type="float" office:value="0" calcext:value-type="float">
            <text:p>0</text:p>
          </table:table-cell>
          <table:table-cell office:value-type="float" office:value="1393.2" calcext:value-type="float">
            <text:p>1393,2</text:p>
          </table:table-cell>
          <table:table-cell/>
          <table:table-cell table:formula="of:=IF([.H153]+[.J153]&gt;0)" office:value-type="boolean" office:boolean-value="false" calcext:value-type="boolean">
            <text:p>ΛΆΘΟΣ</text:p>
          </table:table-cell>
          <table:table-cell table:formula="of:=IF([.I153]+[.K153]&gt;0)" office:value-type="boolean" office:boolean-value="true" calcext:value-type="boolean">
            <text:p>ΣΩΣΤΌ</text:p>
          </table:table-cell>
          <table:table-cell/>
          <table:table-cell table:formula="of:=IF(AND([.M153];[.N153]);&quot;ERROR&quot;;&quot;&quot;)">
            <text:p/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HEDNO_wind_4047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3991110.5" calcext:value-type="float">
            <text:p>3991110,5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32580.5" calcext:value-type="float">
            <text:p>332580,5</text:p>
          </table:table-cell>
          <table:table-cell office:value-type="float" office:value="0" calcext:value-type="float">
            <text:p>0</text:p>
          </table:table-cell>
          <table:table-cell office:value-type="float" office:value="288.583333333333" calcext:value-type="float">
            <text:p>288,5833333333</text:p>
          </table:table-cell>
          <table:table-cell/>
          <table:table-cell table:formula="of:=IF([.H154]+[.J154]&gt;0)" office:value-type="boolean" office:boolean-value="false" calcext:value-type="boolean">
            <text:p>ΛΆΘΟΣ</text:p>
          </table:table-cell>
          <table:table-cell table:formula="of:=IF([.I154]+[.K154]&gt;0)" office:value-type="boolean" office:boolean-value="true" calcext:value-type="boolean">
            <text:p>ΣΩΣΤΌ</text:p>
          </table:table-cell>
          <table:table-cell/>
          <table:table-cell table:formula="of:=IF(AND([.M154];[.N154]);&quot;ERROR&quot;;&quot;&quot;)">
            <text:p/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HEDNO_wind_4048</text:p>
          </table:table-cell>
          <table:table-cell office:value-type="string" calcext:value-type="string">
            <text:p>Αλιβερίου</text:p>
          </table:table-cell>
          <table:table-cell office:value-type="float" office:value="0" calcext:value-type="float">
            <text:p>0</text:p>
          </table:table-cell>
          <table:table-cell office:value-type="float" office:value="5378521.20000003" calcext:value-type="float">
            <text:p>5378521,20000003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48197.85" calcext:value-type="float">
            <text:p>448197,85</text:p>
          </table:table-cell>
          <table:table-cell office:value-type="float" office:value="0" calcext:value-type="float">
            <text:p>0</text:p>
          </table:table-cell>
          <table:table-cell office:value-type="float" office:value="443.05" calcext:value-type="float">
            <text:p>443,05</text:p>
          </table:table-cell>
          <table:table-cell/>
          <table:table-cell table:formula="of:=IF([.H155]+[.J155]&gt;0)" office:value-type="boolean" office:boolean-value="false" calcext:value-type="boolean">
            <text:p>ΛΆΘΟΣ</text:p>
          </table:table-cell>
          <table:table-cell table:formula="of:=IF([.I155]+[.K155]&gt;0)" office:value-type="boolean" office:boolean-value="true" calcext:value-type="boolean">
            <text:p>ΣΩΣΤΌ</text:p>
          </table:table-cell>
          <table:table-cell/>
          <table:table-cell table:formula="of:=IF(AND([.M155];[.N155]);&quot;ERROR&quot;;&quot;&quot;)">
            <text:p/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HEDNO_wind_4049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214217.400000001" calcext:value-type="float">
            <text:p>214217,400000001</text:p>
          </table:table-cell>
          <table:table-cell/>
          <table:table-cell office:value-type="float" office:value="35.8" calcext:value-type="float">
            <text:p>35,8</text:p>
          </table:table-cell>
          <table:table-cell office:value-type="float" office:value="0" calcext:value-type="float">
            <text:p>0</text:p>
          </table:table-cell>
          <table:table-cell office:value-type="float" office:value="17851.45" calcext:value-type="float">
            <text:p>17851,45</text:p>
          </table:table-cell>
          <table:table-cell office:value-type="float" office:value="0" calcext:value-type="float">
            <text:p>0</text:p>
          </table:table-cell>
          <table:table-cell office:value-type="float" office:value="29.0833333333333" calcext:value-type="float">
            <text:p>29,0833333333</text:p>
          </table:table-cell>
          <table:table-cell/>
          <table:table-cell table:formula="of:=IF([.H156]+[.J156]&gt;0)" office:value-type="boolean" office:boolean-value="false" calcext:value-type="boolean">
            <text:p>ΛΆΘΟΣ</text:p>
          </table:table-cell>
          <table:table-cell table:formula="of:=IF([.I156]+[.K156]&gt;0)" office:value-type="boolean" office:boolean-value="true" calcext:value-type="boolean">
            <text:p>ΣΩΣΤΌ</text:p>
          </table:table-cell>
          <table:table-cell/>
          <table:table-cell table:formula="of:=IF(AND([.M156];[.N156]);&quot;ERROR&quot;;&quot;&quot;)">
            <text:p/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HEDNO_wind_4050</text:p>
          </table:table-cell>
          <table:table-cell office:value-type="string" calcext:value-type="string">
            <text:p>Καρύστου</text:p>
          </table:table-cell>
          <table:table-cell office:value-type="float" office:value="0" calcext:value-type="float">
            <text:p>0</text:p>
          </table:table-cell>
          <table:table-cell office:value-type="float" office:value="4895142" calcext:value-type="float">
            <text:p>4895142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407928.5" calcext:value-type="float">
            <text:p>407928,5</text:p>
          </table:table-cell>
          <table:table-cell office:value-type="float" office:value="0" calcext:value-type="float">
            <text:p>0</text:p>
          </table:table-cell>
          <table:table-cell office:value-type="float" office:value="779.5" calcext:value-type="float">
            <text:p>779,5</text:p>
          </table:table-cell>
          <table:table-cell/>
          <table:table-cell table:formula="of:=IF([.H157]+[.J157]&gt;0)" office:value-type="boolean" office:boolean-value="false" calcext:value-type="boolean">
            <text:p>ΛΆΘΟΣ</text:p>
          </table:table-cell>
          <table:table-cell table:formula="of:=IF([.I157]+[.K157]&gt;0)" office:value-type="boolean" office:boolean-value="true" calcext:value-type="boolean">
            <text:p>ΣΩΣΤΌ</text:p>
          </table:table-cell>
          <table:table-cell/>
          <table:table-cell table:formula="of:=IF(AND([.M157];[.N157]);&quot;ERROR&quot;;&quot;&quot;)">
            <text:p/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HEDNO_commercial_MV_5001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598384.56000001" calcext:value-type="float">
            <text:p>598384,56000001</text:p>
          </table:table-cell>
          <table:table-cell office:value-type="float" office:value="0" calcext:value-type="float">
            <text:p>0</text:p>
          </table:table-cell>
          <table:table-cell office:value-type="float" office:value="85.68" calcext:value-type="float">
            <text:p>85,68</text:p>
          </table:table-cell>
          <table:table-cell/>
          <table:table-cell office:value-type="float" office:value="49864.61" calcext:value-type="float">
            <text:p>49864,61</text:p>
          </table:table-cell>
          <table:table-cell office:value-type="float" office:value="0" calcext:value-type="float">
            <text:p>0</text:p>
          </table:table-cell>
          <table:table-cell office:value-type="float" office:value="47.81" calcext:value-type="float">
            <text:p>47,8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58]+[.J158]&gt;0)" office:value-type="boolean" office:boolean-value="true" calcext:value-type="boolean">
            <text:p>ΣΩΣΤΌ</text:p>
          </table:table-cell>
          <table:table-cell table:formula="of:=IF([.I158]+[.K158]&gt;0)" office:value-type="boolean" office:boolean-value="false" calcext:value-type="boolean">
            <text:p>ΛΆΘΟΣ</text:p>
          </table:table-cell>
          <table:table-cell/>
          <table:table-cell table:formula="of:=IF(AND([.M158];[.N158]);&quot;ERROR&quot;;&quot;&quot;)">
            <text:p/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HEDNO_commercial_MV_5002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577247.520000003" calcext:value-type="float">
            <text:p>577247,520000003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,6</text:p>
          </table:table-cell>
          <table:table-cell/>
          <table:table-cell office:value-type="float" office:value="48103.2066666667" calcext:value-type="float">
            <text:p>48103,2066666667</text:p>
          </table:table-cell>
          <table:table-cell office:value-type="float" office:value="0" calcext:value-type="float">
            <text:p>0</text:p>
          </table:table-cell>
          <table:table-cell office:value-type="float" office:value="27.22" calcext:value-type="float">
            <text:p>27,2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59]+[.J159]&gt;0)" office:value-type="boolean" office:boolean-value="true" calcext:value-type="boolean">
            <text:p>ΣΩΣΤΌ</text:p>
          </table:table-cell>
          <table:table-cell table:formula="of:=IF([.I159]+[.K159]&gt;0)" office:value-type="boolean" office:boolean-value="false" calcext:value-type="boolean">
            <text:p>ΛΆΘΟΣ</text:p>
          </table:table-cell>
          <table:table-cell/>
          <table:table-cell table:formula="of:=IF(AND([.M159];[.N159]);&quot;ERROR&quot;;&quot;&quot;)">
            <text:p/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HEDNO_commercial_MV_5003</text:p>
          </table:table-cell>
          <table:table-cell office:value-type="string" calcext:value-type="string">
            <text:p>Κοζάνης</text:p>
          </table:table-cell>
          <table:table-cell office:value-type="float" office:value="326844.319999999" calcext:value-type="float">
            <text:p>326844,319999999</text:p>
          </table:table-cell>
          <table:table-cell office:value-type="float" office:value="0" calcext:value-type="float">
            <text:p>0</text:p>
          </table:table-cell>
          <table:table-cell office:value-type="float" office:value="19.92" calcext:value-type="float">
            <text:p>19,92</text:p>
          </table:table-cell>
          <table:table-cell/>
          <table:table-cell office:value-type="float" office:value="27236.54" calcext:value-type="float">
            <text:p>27236,54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,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0]+[.J160]&gt;0)" office:value-type="boolean" office:boolean-value="true" calcext:value-type="boolean">
            <text:p>ΣΩΣΤΌ</text:p>
          </table:table-cell>
          <table:table-cell table:formula="of:=IF([.I160]+[.K160]&gt;0)" office:value-type="boolean" office:boolean-value="false" calcext:value-type="boolean">
            <text:p>ΛΆΘΟΣ</text:p>
          </table:table-cell>
          <table:table-cell/>
          <table:table-cell table:formula="of:=IF(AND([.M160];[.N160]);&quot;ERROR&quot;;&quot;&quot;)">
            <text:p/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HEDNO_commercial_MV_5004</text:p>
          </table:table-cell>
          <table:table-cell office:value-type="string" calcext:value-type="string">
            <text:p>Μ.Τ Περ. Αθηνών</text:p>
          </table:table-cell>
          <table:table-cell office:value-type="float" office:value="8267735.03999999" calcext:value-type="float">
            <text:p>8267735,03999999</text:p>
          </table:table-cell>
          <table:table-cell office:value-type="float" office:value="0" calcext:value-type="float">
            <text:p>0</text:p>
          </table:table-cell>
          <table:table-cell office:value-type="float" office:value="418.56" calcext:value-type="float">
            <text:p>418,56</text:p>
          </table:table-cell>
          <table:table-cell/>
          <table:table-cell office:value-type="float" office:value="688961.48" calcext:value-type="float">
            <text:p>688961,48</text:p>
          </table:table-cell>
          <table:table-cell office:value-type="float" office:value="0" calcext:value-type="float">
            <text:p>0</text:p>
          </table:table-cell>
          <table:table-cell office:value-type="float" office:value="341.9" calcext:value-type="float">
            <text:p>341,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1]+[.J161]&gt;0)" office:value-type="boolean" office:boolean-value="true" calcext:value-type="boolean">
            <text:p>ΣΩΣΤΌ</text:p>
          </table:table-cell>
          <table:table-cell table:formula="of:=IF([.I161]+[.K161]&gt;0)" office:value-type="boolean" office:boolean-value="false" calcext:value-type="boolean">
            <text:p>ΛΆΘΟΣ</text:p>
          </table:table-cell>
          <table:table-cell/>
          <table:table-cell table:formula="of:=IF(AND([.M161];[.N161]);&quot;ERROR&quot;;&quot;&quot;)">
            <text:p/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HEDNO_commercial_MV_5005</text:p>
          </table:table-cell>
          <table:table-cell office:value-type="string" calcext:value-type="string">
            <text:p>Πτολεμαϊδας</text:p>
          </table:table-cell>
          <table:table-cell office:value-type="float" office:value="251588.08" calcext:value-type="float">
            <text:p>251588,08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/>
          <table:table-cell office:value-type="float" office:value="20965.4" calcext:value-type="float">
            <text:p>20965,4</text:p>
          </table:table-cell>
          <table:table-cell office:value-type="float" office:value="0" calcext:value-type="float">
            <text:p>0</text:p>
          </table:table-cell>
          <table:table-cell office:value-type="float" office:value="14.0533333333333" calcext:value-type="float">
            <text:p>14,05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2]+[.J162]&gt;0)" office:value-type="boolean" office:boolean-value="true" calcext:value-type="boolean">
            <text:p>ΣΩΣΤΌ</text:p>
          </table:table-cell>
          <table:table-cell table:formula="of:=IF([.I162]+[.K162]&gt;0)" office:value-type="boolean" office:boolean-value="false" calcext:value-type="boolean">
            <text:p>ΛΆΘΟΣ</text:p>
          </table:table-cell>
          <table:table-cell/>
          <table:table-cell table:formula="of:=IF(AND([.M162];[.N162]);&quot;ERROR&quot;;&quot;&quot;)">
            <text:p/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HEDNO_commercial_MV_5006</text:p>
          </table:table-cell>
          <table:table-cell office:value-type="string" calcext:value-type="string">
            <text:p>Κοζάνης</text:p>
          </table:table-cell>
          <table:table-cell office:value-type="float" office:value="934218.08" calcext:value-type="float">
            <text:p>934218,08</text:p>
          </table:table-cell>
          <table:table-cell office:value-type="float" office:value="0" calcext:value-type="float">
            <text:p>0</text:p>
          </table:table-cell>
          <table:table-cell office:value-type="float" office:value="53.36" calcext:value-type="float">
            <text:p>53,36</text:p>
          </table:table-cell>
          <table:table-cell/>
          <table:table-cell office:value-type="float" office:value="77850.38" calcext:value-type="float">
            <text:p>77850,38</text:p>
          </table:table-cell>
          <table:table-cell office:value-type="float" office:value="0" calcext:value-type="float">
            <text:p>0</text:p>
          </table:table-cell>
          <table:table-cell office:value-type="float" office:value="48.26" calcext:value-type="float">
            <text:p>48,2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3]+[.J163]&gt;0)" office:value-type="boolean" office:boolean-value="true" calcext:value-type="boolean">
            <text:p>ΣΩΣΤΌ</text:p>
          </table:table-cell>
          <table:table-cell table:formula="of:=IF([.I163]+[.K163]&gt;0)" office:value-type="boolean" office:boolean-value="false" calcext:value-type="boolean">
            <text:p>ΛΆΘΟΣ</text:p>
          </table:table-cell>
          <table:table-cell/>
          <table:table-cell table:formula="of:=IF(AND([.M163];[.N163]);&quot;ERROR&quot;;&quot;&quot;)">
            <text:p/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HEDNO_commercial_MV_5007</text:p>
          </table:table-cell>
          <table:table-cell office:value-type="string" calcext:value-type="string">
            <text:p>Κοζάνης</text:p>
          </table:table-cell>
          <table:table-cell office:value-type="float" office:value="303741.120000001" calcext:value-type="float">
            <text:p>303741,120000001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/>
          <table:table-cell office:value-type="float" office:value="25311.36" calcext:value-type="float">
            <text:p>25311,36</text:p>
          </table:table-cell>
          <table:table-cell office:value-type="float" office:value="0" calcext:value-type="float">
            <text:p>0</text:p>
          </table:table-cell>
          <table:table-cell office:value-type="float" office:value="15.5133333333333" calcext:value-type="float">
            <text:p>15,51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4]+[.J164]&gt;0)" office:value-type="boolean" office:boolean-value="true" calcext:value-type="boolean">
            <text:p>ΣΩΣΤΌ</text:p>
          </table:table-cell>
          <table:table-cell table:formula="of:=IF([.I164]+[.K164]&gt;0)" office:value-type="boolean" office:boolean-value="false" calcext:value-type="boolean">
            <text:p>ΛΆΘΟΣ</text:p>
          </table:table-cell>
          <table:table-cell/>
          <table:table-cell table:formula="of:=IF(AND([.M164];[.N164]);&quot;ERROR&quot;;&quot;&quot;)">
            <text:p/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HEDNO_commercial_MV_5008</text:p>
          </table:table-cell>
          <table:table-cell office:value-type="string" calcext:value-type="string">
            <text:p>Μ.Τ Περ. Αθηνών</text:p>
          </table:table-cell>
          <table:table-cell office:value-type="float" office:value="376052.879999978" calcext:value-type="float">
            <text:p>376052,879999978</text:p>
          </table:table-cell>
          <table:table-cell office:value-type="float" office:value="0" calcext:value-type="float">
            <text:p>0</text:p>
          </table:table-cell>
          <table:table-cell office:value-type="float" office:value="65.04" calcext:value-type="float">
            <text:p>65,04</text:p>
          </table:table-cell>
          <table:table-cell/>
          <table:table-cell office:value-type="float" office:value="31337.3800000001" calcext:value-type="float">
            <text:p>31337,3800000001</text:p>
          </table:table-cell>
          <table:table-cell office:value-type="float" office:value="0" calcext:value-type="float">
            <text:p>0</text:p>
          </table:table-cell>
          <table:table-cell office:value-type="float" office:value="44.04" calcext:value-type="float">
            <text:p>44,0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5]+[.J165]&gt;0)" office:value-type="boolean" office:boolean-value="true" calcext:value-type="boolean">
            <text:p>ΣΩΣΤΌ</text:p>
          </table:table-cell>
          <table:table-cell table:formula="of:=IF([.I165]+[.K165]&gt;0)" office:value-type="boolean" office:boolean-value="false" calcext:value-type="boolean">
            <text:p>ΛΆΘΟΣ</text:p>
          </table:table-cell>
          <table:table-cell/>
          <table:table-cell table:formula="of:=IF(AND([.M165];[.N165]);&quot;ERROR&quot;;&quot;&quot;)">
            <text:p/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HEDNO_commercial_MV_5009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106509.199999994" calcext:value-type="float">
            <text:p>106509,199999994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,68</text:p>
          </table:table-cell>
          <table:table-cell/>
          <table:table-cell office:value-type="float" office:value="8875.67333333336" calcext:value-type="float">
            <text:p>8875,6733333334</text:p>
          </table:table-cell>
          <table:table-cell office:value-type="float" office:value="0" calcext:value-type="float">
            <text:p>0</text:p>
          </table:table-cell>
          <table:table-cell office:value-type="float" office:value="11.9133333333333" calcext:value-type="float">
            <text:p>11,91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6]+[.J166]&gt;0)" office:value-type="boolean" office:boolean-value="true" calcext:value-type="boolean">
            <text:p>ΣΩΣΤΌ</text:p>
          </table:table-cell>
          <table:table-cell table:formula="of:=IF([.I166]+[.K166]&gt;0)" office:value-type="boolean" office:boolean-value="false" calcext:value-type="boolean">
            <text:p>ΛΆΘΟΣ</text:p>
          </table:table-cell>
          <table:table-cell/>
          <table:table-cell table:formula="of:=IF(AND([.M166];[.N166]);&quot;ERROR&quot;;&quot;&quot;)">
            <text:p/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HEDNO_commercial_MV_5010</text:p>
          </table:table-cell>
          <table:table-cell office:value-type="string" calcext:value-type="string">
            <text:p>Πάτρας</text:p>
          </table:table-cell>
          <table:table-cell office:value-type="float" office:value="558788.000000002" calcext:value-type="float">
            <text:p>558788,00000000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,4</text:p>
          </table:table-cell>
          <table:table-cell/>
          <table:table-cell office:value-type="float" office:value="46563.9166666667" calcext:value-type="float">
            <text:p>46563,9166666667</text:p>
          </table:table-cell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,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7]+[.J167]&gt;0)" office:value-type="boolean" office:boolean-value="true" calcext:value-type="boolean">
            <text:p>ΣΩΣΤΌ</text:p>
          </table:table-cell>
          <table:table-cell table:formula="of:=IF([.I167]+[.K167]&gt;0)" office:value-type="boolean" office:boolean-value="false" calcext:value-type="boolean">
            <text:p>ΛΆΘΟΣ</text:p>
          </table:table-cell>
          <table:table-cell/>
          <table:table-cell table:formula="of:=IF(AND([.M167];[.N167]);&quot;ERROR&quot;;&quot;&quot;)">
            <text:p/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HEDNO_commercial_MV_5011</text:p>
          </table:table-cell>
          <table:table-cell office:value-type="string" calcext:value-type="string">
            <text:p>Μ.Τ. Περ. Φιλοθέης</text:p>
          </table:table-cell>
          <table:table-cell office:value-type="float" office:value="428721.399999997" calcext:value-type="float">
            <text:p>428721,399999997</text:p>
          </table:table-cell>
          <table:table-cell office:value-type="float" office:value="0" calcext:value-type="float">
            <text:p>0</text:p>
          </table:table-cell>
          <table:table-cell office:value-type="float" office:value="17.72" calcext:value-type="float">
            <text:p>17,72</text:p>
          </table:table-cell>
          <table:table-cell/>
          <table:table-cell office:value-type="float" office:value="35725.84" calcext:value-type="float">
            <text:p>35725,84</text:p>
          </table:table-cell>
          <table:table-cell office:value-type="float" office:value="0" calcext:value-type="float">
            <text:p>0</text:p>
          </table:table-cell>
          <table:table-cell office:value-type="float" office:value="15.95" calcext:value-type="float">
            <text:p>15,9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8]+[.J168]&gt;0)" office:value-type="boolean" office:boolean-value="true" calcext:value-type="boolean">
            <text:p>ΣΩΣΤΌ</text:p>
          </table:table-cell>
          <table:table-cell table:formula="of:=IF([.I168]+[.K168]&gt;0)" office:value-type="boolean" office:boolean-value="false" calcext:value-type="boolean">
            <text:p>ΛΆΘΟΣ</text:p>
          </table:table-cell>
          <table:table-cell/>
          <table:table-cell table:formula="of:=IF(AND([.M168];[.N168]);&quot;ERROR&quot;;&quot;&quot;)">
            <text:p/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HEDNO_commercial_MV_5012</text:p>
          </table:table-cell>
          <table:table-cell office:value-type="string" calcext:value-type="string">
            <text:p>Μ.Τ Περ. Αθηνών</text:p>
          </table:table-cell>
          <table:table-cell office:value-type="float" office:value="1813791.36" calcext:value-type="float">
            <text:p>1813791,36</text:p>
          </table:table-cell>
          <table:table-cell office:value-type="float" office:value="0" calcext:value-type="float">
            <text:p>0</text:p>
          </table:table-cell>
          <table:table-cell office:value-type="float" office:value="102.08" calcext:value-type="float">
            <text:p>102,08</text:p>
          </table:table-cell>
          <table:table-cell/>
          <table:table-cell office:value-type="float" office:value="151147.446666667" calcext:value-type="float">
            <text:p>151147,446666667</text:p>
          </table:table-cell>
          <table:table-cell office:value-type="float" office:value="0" calcext:value-type="float">
            <text:p>0</text:p>
          </table:table-cell>
          <table:table-cell office:value-type="float" office:value="90.44" calcext:value-type="float">
            <text:p>90,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69]+[.J169]&gt;0)" office:value-type="boolean" office:boolean-value="true" calcext:value-type="boolean">
            <text:p>ΣΩΣΤΌ</text:p>
          </table:table-cell>
          <table:table-cell table:formula="of:=IF([.I169]+[.K169]&gt;0)" office:value-type="boolean" office:boolean-value="false" calcext:value-type="boolean">
            <text:p>ΛΆΘΟΣ</text:p>
          </table:table-cell>
          <table:table-cell/>
          <table:table-cell table:formula="of:=IF(AND([.M169];[.N169]);&quot;ERROR&quot;;&quot;&quot;)">
            <text:p/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HEDNO_commercial_MV_5013</text:p>
          </table:table-cell>
          <table:table-cell office:value-type="string" calcext:value-type="string">
            <text:p>Καρδίτσας</text:p>
          </table:table-cell>
          <table:table-cell office:value-type="float" office:value="131510.00000001" calcext:value-type="float">
            <text:p>131510,00000001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,68</text:p>
          </table:table-cell>
          <table:table-cell/>
          <table:table-cell office:value-type="float" office:value="10958.9533333333" calcext:value-type="float">
            <text:p>10958,9533333333</text:p>
          </table:table-cell>
          <table:table-cell office:value-type="float" office:value="0" calcext:value-type="float">
            <text:p>0</text:p>
          </table:table-cell>
          <table:table-cell office:value-type="float" office:value="19.8333333333333" calcext:value-type="float">
            <text:p>19,8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0]+[.J170]&gt;0)" office:value-type="boolean" office:boolean-value="true" calcext:value-type="boolean">
            <text:p>ΣΩΣΤΌ</text:p>
          </table:table-cell>
          <table:table-cell table:formula="of:=IF([.I170]+[.K170]&gt;0)" office:value-type="boolean" office:boolean-value="false" calcext:value-type="boolean">
            <text:p>ΛΆΘΟΣ</text:p>
          </table:table-cell>
          <table:table-cell/>
          <table:table-cell table:formula="of:=IF(AND([.M170];[.N170]);&quot;ERROR&quot;;&quot;&quot;)">
            <text:p/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HEDNO_commercial_MV_5014</text:p>
          </table:table-cell>
          <table:table-cell office:value-type="string" calcext:value-type="string">
            <text:p>Καρδίτσας</text:p>
          </table:table-cell>
          <table:table-cell office:value-type="float" office:value="826900.560000006" calcext:value-type="float">
            <text:p>826900,560000006</text:p>
          </table:table-cell>
          <table:table-cell office:value-type="float" office:value="0" calcext:value-type="float">
            <text:p>0</text:p>
          </table:table-cell>
          <table:table-cell office:value-type="float" office:value="53.68" calcext:value-type="float">
            <text:p>53,68</text:p>
          </table:table-cell>
          <table:table-cell/>
          <table:table-cell office:value-type="float" office:value="68907.3333333334" calcext:value-type="float">
            <text:p>68907,3333333334</text:p>
          </table:table-cell>
          <table:table-cell office:value-type="float" office:value="0" calcext:value-type="float">
            <text:p>0</text:p>
          </table:table-cell>
          <table:table-cell office:value-type="float" office:value="48.36" calcext:value-type="float">
            <text:p>48,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1]+[.J171]&gt;0)" office:value-type="boolean" office:boolean-value="true" calcext:value-type="boolean">
            <text:p>ΣΩΣΤΌ</text:p>
          </table:table-cell>
          <table:table-cell table:formula="of:=IF([.I171]+[.K171]&gt;0)" office:value-type="boolean" office:boolean-value="false" calcext:value-type="boolean">
            <text:p>ΛΆΘΟΣ</text:p>
          </table:table-cell>
          <table:table-cell/>
          <table:table-cell table:formula="of:=IF(AND([.M171];[.N171]);&quot;ERROR&quot;;&quot;&quot;)">
            <text:p/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HEDNO_commercial_MV_5015</text:p>
          </table:table-cell>
          <table:table-cell office:value-type="string" calcext:value-type="string">
            <text:p>Μ.Τ Περ. Αθηνών</text:p>
          </table:table-cell>
          <table:table-cell office:value-type="float" office:value="363937.056000026" calcext:value-type="float">
            <text:p>363937,056000026</text:p>
          </table:table-cell>
          <table:table-cell office:value-type="float" office:value="0" calcext:value-type="float">
            <text:p>0</text:p>
          </table:table-cell>
          <table:table-cell office:value-type="float" office:value="44.064" calcext:value-type="float">
            <text:p>44,064</text:p>
          </table:table-cell>
          <table:table-cell/>
          <table:table-cell office:value-type="float" office:value="30327.696" calcext:value-type="float">
            <text:p>30327,696</text:p>
          </table:table-cell>
          <table:table-cell office:value-type="float" office:value="0" calcext:value-type="float">
            <text:p>0</text:p>
          </table:table-cell>
          <table:table-cell office:value-type="float" office:value="36.008" calcext:value-type="float">
            <text:p>36,00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2]+[.J172]&gt;0)" office:value-type="boolean" office:boolean-value="true" calcext:value-type="boolean">
            <text:p>ΣΩΣΤΌ</text:p>
          </table:table-cell>
          <table:table-cell table:formula="of:=IF([.I172]+[.K172]&gt;0)" office:value-type="boolean" office:boolean-value="false" calcext:value-type="boolean">
            <text:p>ΛΆΘΟΣ</text:p>
          </table:table-cell>
          <table:table-cell/>
          <table:table-cell table:formula="of:=IF(AND([.M172];[.N172]);&quot;ERROR&quot;;&quot;&quot;)">
            <text:p/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HEDNO_commercial_MV_5016</text:p>
          </table:table-cell>
          <table:table-cell office:value-type="string" calcext:value-type="string">
            <text:p>Μ.Τ Περ. Αθηνών</text:p>
          </table:table-cell>
          <table:table-cell office:value-type="float" office:value="2535828.39999998" calcext:value-type="float">
            <text:p>2535828,39999998</text:p>
          </table:table-cell>
          <table:table-cell office:value-type="float" office:value="0" calcext:value-type="float">
            <text:p>0</text:p>
          </table:table-cell>
          <table:table-cell office:value-type="float" office:value="261.6" calcext:value-type="float">
            <text:p>261,6</text:p>
          </table:table-cell>
          <table:table-cell/>
          <table:table-cell office:value-type="float" office:value="211316.066666667" calcext:value-type="float">
            <text:p>211316,0666666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3]+[.J173]&gt;0)" office:value-type="boolean" office:boolean-value="true" calcext:value-type="boolean">
            <text:p>ΣΩΣΤΌ</text:p>
          </table:table-cell>
          <table:table-cell table:formula="of:=IF([.I173]+[.K173]&gt;0)" office:value-type="boolean" office:boolean-value="false" calcext:value-type="boolean">
            <text:p>ΛΆΘΟΣ</text:p>
          </table:table-cell>
          <table:table-cell/>
          <table:table-cell table:formula="of:=IF(AND([.M173];[.N173]);&quot;ERROR&quot;;&quot;&quot;)">
            <text:p/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HEDNO_commercial_MV_5017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529851.839999999" calcext:value-type="float">
            <text:p>529851,839999999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,6</text:p>
          </table:table-cell>
          <table:table-cell/>
          <table:table-cell office:value-type="float" office:value="44153.3333333333" calcext:value-type="float">
            <text:p>44153,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.7133333333333" calcext:value-type="float">
            <text:p>28,71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4]+[.J174]&gt;0)" office:value-type="boolean" office:boolean-value="true" calcext:value-type="boolean">
            <text:p>ΣΩΣΤΌ</text:p>
          </table:table-cell>
          <table:table-cell table:formula="of:=IF([.I174]+[.K174]&gt;0)" office:value-type="boolean" office:boolean-value="false" calcext:value-type="boolean">
            <text:p>ΛΆΘΟΣ</text:p>
          </table:table-cell>
          <table:table-cell/>
          <table:table-cell table:formula="of:=IF(AND([.M174];[.N174]);&quot;ERROR&quot;;&quot;&quot;)">
            <text:p/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HEDNO_commercial_MV_5018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408638.6" calcext:value-type="float">
            <text:p>408638,6</text:p>
          </table:table-cell>
          <table:table-cell office:value-type="float" office:value="0" calcext:value-type="float">
            <text:p>0</text:p>
          </table:table-cell>
          <table:table-cell office:value-type="float" office:value="29.04" calcext:value-type="float">
            <text:p>29,04</text:p>
          </table:table-cell>
          <table:table-cell/>
          <table:table-cell office:value-type="float" office:value="34052.61" calcext:value-type="float">
            <text:p>34052,6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5]+[.J175]&gt;0)" office:value-type="boolean" office:boolean-value="true" calcext:value-type="boolean">
            <text:p>ΣΩΣΤΌ</text:p>
          </table:table-cell>
          <table:table-cell table:formula="of:=IF([.I175]+[.K175]&gt;0)" office:value-type="boolean" office:boolean-value="false" calcext:value-type="boolean">
            <text:p>ΛΆΘΟΣ</text:p>
          </table:table-cell>
          <table:table-cell/>
          <table:table-cell table:formula="of:=IF(AND([.M175];[.N175]);&quot;ERROR&quot;;&quot;&quot;)">
            <text:p/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HEDNO_commercial_MV_5019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713526.999999999" calcext:value-type="float">
            <text:p>713526,999999999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,96</text:p>
          </table:table-cell>
          <table:table-cell/>
          <table:table-cell office:value-type="float" office:value="59459.6166666667" calcext:value-type="float">
            <text:p>59459,6166666667</text:p>
          </table:table-cell>
          <table:table-cell office:value-type="float" office:value="0" calcext:value-type="float">
            <text:p>0</text:p>
          </table:table-cell>
          <table:table-cell office:value-type="float" office:value="33.96" calcext:value-type="float">
            <text:p>33,9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6]+[.J176]&gt;0)" office:value-type="boolean" office:boolean-value="true" calcext:value-type="boolean">
            <text:p>ΣΩΣΤΌ</text:p>
          </table:table-cell>
          <table:table-cell table:formula="of:=IF([.I176]+[.K176]&gt;0)" office:value-type="boolean" office:boolean-value="false" calcext:value-type="boolean">
            <text:p>ΛΆΘΟΣ</text:p>
          </table:table-cell>
          <table:table-cell/>
          <table:table-cell table:formula="of:=IF(AND([.M176];[.N176]);&quot;ERROR&quot;;&quot;&quot;)">
            <text:p/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HEDNO_commercial_MV_5020</text:p>
          </table:table-cell>
          <table:table-cell office:value-type="string" calcext:value-type="string">
            <text:p>Μ.Τ Περ. Πειραιώς</text:p>
          </table:table-cell>
          <table:table-cell office:value-type="float" office:value="1334670.23999998" calcext:value-type="float">
            <text:p>1334670,23999998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,4</text:p>
          </table:table-cell>
          <table:table-cell/>
          <table:table-cell office:value-type="float" office:value="111221.22" calcext:value-type="float">
            <text:p>111221,22</text:p>
          </table:table-cell>
          <table:table-cell office:value-type="float" office:value="0" calcext:value-type="float">
            <text:p>0</text:p>
          </table:table-cell>
          <table:table-cell office:value-type="float" office:value="106.94" calcext:value-type="float">
            <text:p>106,9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7]+[.J177]&gt;0)" office:value-type="boolean" office:boolean-value="true" calcext:value-type="boolean">
            <text:p>ΣΩΣΤΌ</text:p>
          </table:table-cell>
          <table:table-cell table:formula="of:=IF([.I177]+[.K177]&gt;0)" office:value-type="boolean" office:boolean-value="false" calcext:value-type="boolean">
            <text:p>ΛΆΘΟΣ</text:p>
          </table:table-cell>
          <table:table-cell/>
          <table:table-cell table:formula="of:=IF(AND([.M177];[.N177]);&quot;ERROR&quot;;&quot;&quot;)">
            <text:p/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HEDNO_commercial_MV_5021</text:p>
          </table:table-cell>
          <table:table-cell office:value-type="string" calcext:value-type="string">
            <text:p>Κεντρ. Θεσ/κης</text:p>
          </table:table-cell>
          <table:table-cell office:value-type="float" office:value="332033.520000007" calcext:value-type="float">
            <text:p>332033,520000007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,2</text:p>
          </table:table-cell>
          <table:table-cell/>
          <table:table-cell office:value-type="float" office:value="27669.1" calcext:value-type="float">
            <text:p>27669,1</text:p>
          </table:table-cell>
          <table:table-cell office:value-type="float" office:value="0" calcext:value-type="float">
            <text:p>0</text:p>
          </table:table-cell>
          <table:table-cell office:value-type="float" office:value="32.82" calcext:value-type="float">
            <text:p>32,8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8]+[.J178]&gt;0)" office:value-type="boolean" office:boolean-value="true" calcext:value-type="boolean">
            <text:p>ΣΩΣΤΌ</text:p>
          </table:table-cell>
          <table:table-cell table:formula="of:=IF([.I178]+[.K178]&gt;0)" office:value-type="boolean" office:boolean-value="false" calcext:value-type="boolean">
            <text:p>ΛΆΘΟΣ</text:p>
          </table:table-cell>
          <table:table-cell/>
          <table:table-cell table:formula="of:=IF(AND([.M178];[.N178]);&quot;ERROR&quot;;&quot;&quot;)">
            <text:p/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HEDNO_commercial_MV_5022</text:p>
          </table:table-cell>
          <table:table-cell office:value-type="string" calcext:value-type="string">
            <text:p>Κεντρ. Θεσ/κης</text:p>
          </table:table-cell>
          <table:table-cell office:value-type="float" office:value="1951776.87999998" calcext:value-type="float">
            <text:p>1951776,87999998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,6</text:p>
          </table:table-cell>
          <table:table-cell/>
          <table:table-cell office:value-type="float" office:value="162644.02" calcext:value-type="float">
            <text:p>162644,02</text:p>
          </table:table-cell>
          <table:table-cell office:value-type="float" office:value="0" calcext:value-type="float">
            <text:p>0</text:p>
          </table:table-cell>
          <table:table-cell office:value-type="float" office:value="73.2866666666667" calcext:value-type="float">
            <text:p>73,28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79]+[.J179]&gt;0)" office:value-type="boolean" office:boolean-value="true" calcext:value-type="boolean">
            <text:p>ΣΩΣΤΌ</text:p>
          </table:table-cell>
          <table:table-cell table:formula="of:=IF([.I179]+[.K179]&gt;0)" office:value-type="boolean" office:boolean-value="false" calcext:value-type="boolean">
            <text:p>ΛΆΘΟΣ</text:p>
          </table:table-cell>
          <table:table-cell/>
          <table:table-cell table:formula="of:=IF(AND([.M179];[.N179]);&quot;ERROR&quot;;&quot;&quot;)">
            <text:p/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HEDNO_commercial_MV_5023</text:p>
          </table:table-cell>
          <table:table-cell office:value-type="string" calcext:value-type="string">
            <text:p>Κεντρ. Θεσ/κης</text:p>
          </table:table-cell>
          <table:table-cell office:value-type="float" office:value="523885.119999999" calcext:value-type="float">
            <text:p>523885,119999999</text:p>
          </table:table-cell>
          <table:table-cell office:value-type="float" office:value="0" calcext:value-type="float">
            <text:p>0</text:p>
          </table:table-cell>
          <table:table-cell office:value-type="float" office:value="53.28" calcext:value-type="float">
            <text:p>53,28</text:p>
          </table:table-cell>
          <table:table-cell/>
          <table:table-cell office:value-type="float" office:value="43655.9466666667" calcext:value-type="float">
            <text:p>43655,9466666667</text:p>
          </table:table-cell>
          <table:table-cell office:value-type="float" office:value="0" calcext:value-type="float">
            <text:p>0</text:p>
          </table:table-cell>
          <table:table-cell office:value-type="float" office:value="38.8666666666667" calcext:value-type="float">
            <text:p>38,8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0]+[.J180]&gt;0)" office:value-type="boolean" office:boolean-value="true" calcext:value-type="boolean">
            <text:p>ΣΩΣΤΌ</text:p>
          </table:table-cell>
          <table:table-cell table:formula="of:=IF([.I180]+[.K180]&gt;0)" office:value-type="boolean" office:boolean-value="false" calcext:value-type="boolean">
            <text:p>ΛΆΘΟΣ</text:p>
          </table:table-cell>
          <table:table-cell/>
          <table:table-cell table:formula="of:=IF(AND([.M180];[.N180]);&quot;ERROR&quot;;&quot;&quot;)">
            <text:p/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HEDNO_commercial_MV_5024</text:p>
          </table:table-cell>
          <table:table-cell office:value-type="string" calcext:value-type="string">
            <text:p>Κεντρ. Θεσ/κης</text:p>
          </table:table-cell>
          <table:table-cell office:value-type="float" office:value="626393.600000007" calcext:value-type="float">
            <text:p>626393,600000007</text:p>
          </table:table-cell>
          <table:table-cell office:value-type="float" office:value="0" calcext:value-type="float">
            <text:p>0</text:p>
          </table:table-cell>
          <table:table-cell office:value-type="float" office:value="50.08" calcext:value-type="float">
            <text:p>50,08</text:p>
          </table:table-cell>
          <table:table-cell/>
          <table:table-cell office:value-type="float" office:value="52199.3066666667" calcext:value-type="float">
            <text:p>52199,3066666667</text:p>
          </table:table-cell>
          <table:table-cell office:value-type="float" office:value="0" calcext:value-type="float">
            <text:p>0</text:p>
          </table:table-cell>
          <table:table-cell office:value-type="float" office:value="42.0466666666667" calcext:value-type="float">
            <text:p>42,04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1]+[.J181]&gt;0)" office:value-type="boolean" office:boolean-value="true" calcext:value-type="boolean">
            <text:p>ΣΩΣΤΌ</text:p>
          </table:table-cell>
          <table:table-cell table:formula="of:=IF([.I181]+[.K181]&gt;0)" office:value-type="boolean" office:boolean-value="false" calcext:value-type="boolean">
            <text:p>ΛΆΘΟΣ</text:p>
          </table:table-cell>
          <table:table-cell/>
          <table:table-cell table:formula="of:=IF(AND([.M181];[.N181]);&quot;ERROR&quot;;&quot;&quot;)">
            <text:p/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HEDNO_commercial_MV_5025</text:p>
          </table:table-cell>
          <table:table-cell office:value-type="string" calcext:value-type="string">
            <text:p>Κεντρ. Θεσ/κης</text:p>
          </table:table-cell>
          <table:table-cell office:value-type="float" office:value="393463.44" calcext:value-type="float">
            <text:p>393463,44</text:p>
          </table:table-cell>
          <table:table-cell office:value-type="float" office:value="0" calcext:value-type="float">
            <text:p>0</text:p>
          </table:table-cell>
          <table:table-cell office:value-type="float" office:value="48.72" calcext:value-type="float">
            <text:p>48,72</text:p>
          </table:table-cell>
          <table:table-cell/>
          <table:table-cell office:value-type="float" office:value="32788.0533333333" calcext:value-type="float">
            <text:p>32788,0533333333</text:p>
          </table:table-cell>
          <table:table-cell office:value-type="float" office:value="0" calcext:value-type="float">
            <text:p>0</text:p>
          </table:table-cell>
          <table:table-cell office:value-type="float" office:value="30.8866666666667" calcext:value-type="float">
            <text:p>30,88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2]+[.J182]&gt;0)" office:value-type="boolean" office:boolean-value="true" calcext:value-type="boolean">
            <text:p>ΣΩΣΤΌ</text:p>
          </table:table-cell>
          <table:table-cell table:formula="of:=IF([.I182]+[.K182]&gt;0)" office:value-type="boolean" office:boolean-value="false" calcext:value-type="boolean">
            <text:p>ΛΆΘΟΣ</text:p>
          </table:table-cell>
          <table:table-cell/>
          <table:table-cell table:formula="of:=IF(AND([.M182];[.N182]);&quot;ERROR&quot;;&quot;&quot;)">
            <text:p/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HEDNO_commercial_MV_5026</text:p>
          </table:table-cell>
          <table:table-cell office:value-type="string" calcext:value-type="string">
            <text:p>Κεντρ. Θεσ/κης</text:p>
          </table:table-cell>
          <table:table-cell office:value-type="float" office:value="656322.399999997" calcext:value-type="float">
            <text:p>656322,399999997</text:p>
          </table:table-cell>
          <table:table-cell office:value-type="float" office:value="0" calcext:value-type="float">
            <text:p>0</text:p>
          </table:table-cell>
          <table:table-cell office:value-type="float" office:value="71.68" calcext:value-type="float">
            <text:p>71,68</text:p>
          </table:table-cell>
          <table:table-cell/>
          <table:table-cell office:value-type="float" office:value="54692.0066666667" calcext:value-type="float">
            <text:p>54692,0066666667</text:p>
          </table:table-cell>
          <table:table-cell office:value-type="float" office:value="0" calcext:value-type="float">
            <text:p>0</text:p>
          </table:table-cell>
          <table:table-cell office:value-type="float" office:value="56.8666666666667" calcext:value-type="float">
            <text:p>56,8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3]+[.J183]&gt;0)" office:value-type="boolean" office:boolean-value="true" calcext:value-type="boolean">
            <text:p>ΣΩΣΤΌ</text:p>
          </table:table-cell>
          <table:table-cell table:formula="of:=IF([.I183]+[.K183]&gt;0)" office:value-type="boolean" office:boolean-value="false" calcext:value-type="boolean">
            <text:p>ΛΆΘΟΣ</text:p>
          </table:table-cell>
          <table:table-cell/>
          <table:table-cell table:formula="of:=IF(AND([.M183];[.N183]);&quot;ERROR&quot;;&quot;&quot;)">
            <text:p/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HEDNO_commercial_MV_5027</text:p>
          </table:table-cell>
          <table:table-cell office:value-type="string" calcext:value-type="string">
            <text:p>Κεντρ. Θεσ/κης</text:p>
          </table:table-cell>
          <table:table-cell office:value-type="float" office:value="120210.719999991" calcext:value-type="float">
            <text:p>120210,719999991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,84</text:p>
          </table:table-cell>
          <table:table-cell/>
          <table:table-cell office:value-type="float" office:value="10017.32" calcext:value-type="float">
            <text:p>10017,32</text:p>
          </table:table-cell>
          <table:table-cell office:value-type="float" office:value="0" calcext:value-type="float">
            <text:p>0</text:p>
          </table:table-cell>
          <table:table-cell office:value-type="float" office:value="13.98" calcext:value-type="float">
            <text:p>13,9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4]+[.J184]&gt;0)" office:value-type="boolean" office:boolean-value="true" calcext:value-type="boolean">
            <text:p>ΣΩΣΤΌ</text:p>
          </table:table-cell>
          <table:table-cell table:formula="of:=IF([.I184]+[.K184]&gt;0)" office:value-type="boolean" office:boolean-value="false" calcext:value-type="boolean">
            <text:p>ΛΆΘΟΣ</text:p>
          </table:table-cell>
          <table:table-cell/>
          <table:table-cell table:formula="of:=IF(AND([.M184];[.N184]);&quot;ERROR&quot;;&quot;&quot;)">
            <text:p/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HEDNO_commercial_MV_5028</text:p>
          </table:table-cell>
          <table:table-cell office:value-type="string" calcext:value-type="string">
            <text:p>Κεντρ. Θεσ/κης</text:p>
          </table:table-cell>
          <table:table-cell office:value-type="float" office:value="359877.440000002" calcext:value-type="float">
            <text:p>359877,440000002</text:p>
          </table:table-cell>
          <table:table-cell office:value-type="float" office:value="0" calcext:value-type="float">
            <text:p>0</text:p>
          </table:table-cell>
          <table:table-cell office:value-type="float" office:value="43.12" calcext:value-type="float">
            <text:p>43,12</text:p>
          </table:table-cell>
          <table:table-cell/>
          <table:table-cell office:value-type="float" office:value="29989.4799999999" calcext:value-type="float">
            <text:p>29989,4799999999</text:p>
          </table:table-cell>
          <table:table-cell office:value-type="float" office:value="0" calcext:value-type="float">
            <text:p>0</text:p>
          </table:table-cell>
          <table:table-cell office:value-type="float" office:value="35.2866666666667" calcext:value-type="float">
            <text:p>35,28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5]+[.J185]&gt;0)" office:value-type="boolean" office:boolean-value="true" calcext:value-type="boolean">
            <text:p>ΣΩΣΤΌ</text:p>
          </table:table-cell>
          <table:table-cell table:formula="of:=IF([.I185]+[.K185]&gt;0)" office:value-type="boolean" office:boolean-value="false" calcext:value-type="boolean">
            <text:p>ΛΆΘΟΣ</text:p>
          </table:table-cell>
          <table:table-cell/>
          <table:table-cell table:formula="of:=IF(AND([.M185];[.N185]);&quot;ERROR&quot;;&quot;&quot;)">
            <text:p/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HEDNO_commercial_MV_5029</text:p>
          </table:table-cell>
          <table:table-cell office:value-type="string" calcext:value-type="string">
            <text:p>Κεντρ. Θεσ/κης</text:p>
          </table:table-cell>
          <table:table-cell office:value-type="float" office:value="7797959.28000003" calcext:value-type="float">
            <text:p>7797959,28000003</text:p>
          </table:table-cell>
          <table:table-cell office:value-type="float" office:value="0" calcext:value-type="float">
            <text:p>0</text:p>
          </table:table-cell>
          <table:table-cell office:value-type="float" office:value="351.36" calcext:value-type="float">
            <text:p>351,36</text:p>
          </table:table-cell>
          <table:table-cell/>
          <table:table-cell office:value-type="float" office:value="649814.66" calcext:value-type="float">
            <text:p>649814,66</text:p>
          </table:table-cell>
          <table:table-cell office:value-type="float" office:value="0" calcext:value-type="float">
            <text:p>0</text:p>
          </table:table-cell>
          <table:table-cell office:value-type="float" office:value="286.58" calcext:value-type="float">
            <text:p>286,5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6]+[.J186]&gt;0)" office:value-type="boolean" office:boolean-value="true" calcext:value-type="boolean">
            <text:p>ΣΩΣΤΌ</text:p>
          </table:table-cell>
          <table:table-cell table:formula="of:=IF([.I186]+[.K186]&gt;0)" office:value-type="boolean" office:boolean-value="false" calcext:value-type="boolean">
            <text:p>ΛΆΘΟΣ</text:p>
          </table:table-cell>
          <table:table-cell/>
          <table:table-cell table:formula="of:=IF(AND([.M186];[.N186]);&quot;ERROR&quot;;&quot;&quot;)">
            <text:p/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HEDNO_commercial_MV_5030</text:p>
          </table:table-cell>
          <table:table-cell office:value-type="string" calcext:value-type="string">
            <text:p>Πτολεμαϊδας</text:p>
          </table:table-cell>
          <table:table-cell office:value-type="float" office:value="645647.499999994" calcext:value-type="float">
            <text:p>645647,499999994</text:p>
          </table:table-cell>
          <table:table-cell office:value-type="float" office:value="0" calcext:value-type="float">
            <text:p>0</text:p>
          </table:table-cell>
          <table:table-cell office:value-type="float" office:value="39.06" calcext:value-type="float">
            <text:p>39,06</text:p>
          </table:table-cell>
          <table:table-cell/>
          <table:table-cell office:value-type="float" office:value="53803.16" calcext:value-type="float">
            <text:p>53803,16</text:p>
          </table:table-cell>
          <table:table-cell office:value-type="float" office:value="0" calcext:value-type="float">
            <text:p>0</text:p>
          </table:table-cell>
          <table:table-cell office:value-type="float" office:value="35.9666666666667" calcext:value-type="float">
            <text:p>35,9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7]+[.J187]&gt;0)" office:value-type="boolean" office:boolean-value="true" calcext:value-type="boolean">
            <text:p>ΣΩΣΤΌ</text:p>
          </table:table-cell>
          <table:table-cell table:formula="of:=IF([.I187]+[.K187]&gt;0)" office:value-type="boolean" office:boolean-value="false" calcext:value-type="boolean">
            <text:p>ΛΆΘΟΣ</text:p>
          </table:table-cell>
          <table:table-cell/>
          <table:table-cell table:formula="of:=IF(AND([.M187];[.N187]);&quot;ERROR&quot;;&quot;&quot;)">
            <text:p/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HEDNO_biomhxanikoi_6047</text:p>
          </table:table-cell>
          <table:table-cell office:value-type="string" calcext:value-type="string">
            <text:p>Κορωπίου</text:p>
          </table:table-cell>
          <table:table-cell office:value-type="float" office:value="32867.828" calcext:value-type="float">
            <text:p>32867,828</text:p>
          </table:table-cell>
          <table:table-cell office:value-type="float" office:value="0" calcext:value-type="float">
            <text:p>0</text:p>
          </table:table-cell>
          <table:table-cell office:value-type="float" office:value="15.956" calcext:value-type="float">
            <text:p>15,956</text:p>
          </table:table-cell>
          <table:table-cell/>
          <table:table-cell office:value-type="float" office:value="2738.932" calcext:value-type="float">
            <text:p>2738,932</text:p>
          </table:table-cell>
          <table:table-cell office:value-type="float" office:value="0" calcext:value-type="float">
            <text:p>0</text:p>
          </table:table-cell>
          <table:table-cell office:value-type="float" office:value="10.3026666666667" calcext:value-type="float">
            <text:p>10,302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8]+[.J188]&gt;0)" office:value-type="boolean" office:boolean-value="true" calcext:value-type="boolean">
            <text:p>ΣΩΣΤΌ</text:p>
          </table:table-cell>
          <table:table-cell table:formula="of:=IF([.I188]+[.K188]&gt;0)" office:value-type="boolean" office:boolean-value="false" calcext:value-type="boolean">
            <text:p>ΛΆΘΟΣ</text:p>
          </table:table-cell>
          <table:table-cell/>
          <table:table-cell table:formula="of:=IF(AND([.M188];[.N188]);&quot;ERROR&quot;;&quot;&quot;)">
            <text:p/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HEDNO_biomhxanikoi_6048</text:p>
          </table:table-cell>
          <table:table-cell office:value-type="string" calcext:value-type="string">
            <text:p>Αιγάλεω</text:p>
          </table:table-cell>
          <table:table-cell office:value-type="float" office:value="63653.6040000027" calcext:value-type="float">
            <text:p>63653,6040000027</text:p>
          </table:table-cell>
          <table:table-cell office:value-type="float" office:value="0" calcext:value-type="float">
            <text:p>0</text:p>
          </table:table-cell>
          <table:table-cell office:value-type="float" office:value="12.34" calcext:value-type="float">
            <text:p>12,34</text:p>
          </table:table-cell>
          <table:table-cell/>
          <table:table-cell office:value-type="float" office:value="5304.42966666666" calcext:value-type="float">
            <text:p>5304,4296666667</text:p>
          </table:table-cell>
          <table:table-cell office:value-type="float" office:value="0" calcext:value-type="float">
            <text:p>0</text:p>
          </table:table-cell>
          <table:table-cell office:value-type="float" office:value="9.46033333333333" calcext:value-type="float">
            <text:p>9,46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89]+[.J189]&gt;0)" office:value-type="boolean" office:boolean-value="true" calcext:value-type="boolean">
            <text:p>ΣΩΣΤΌ</text:p>
          </table:table-cell>
          <table:table-cell table:formula="of:=IF([.I189]+[.K189]&gt;0)" office:value-type="boolean" office:boolean-value="false" calcext:value-type="boolean">
            <text:p>ΛΆΘΟΣ</text:p>
          </table:table-cell>
          <table:table-cell/>
          <table:table-cell table:formula="of:=IF(AND([.M189];[.N189]);&quot;ERROR&quot;;&quot;&quot;)">
            <text:p/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HEDNO_biomhxanikoi_6049</text:p>
          </table:table-cell>
          <table:table-cell office:value-type="string" calcext:value-type="string">
            <text:p>Δυτ. Θεσ/κης</text:p>
          </table:table-cell>
          <table:table-cell office:value-type="float" office:value="541681.616000007" calcext:value-type="float">
            <text:p>541681,616000007</text:p>
          </table:table-cell>
          <table:table-cell office:value-type="float" office:value="0" calcext:value-type="float">
            <text:p>0</text:p>
          </table:table-cell>
          <table:table-cell office:value-type="float" office:value="43.568" calcext:value-type="float">
            <text:p>43,568</text:p>
          </table:table-cell>
          <table:table-cell/>
          <table:table-cell office:value-type="float" office:value="45140.1233333334" calcext:value-type="float">
            <text:p>45140,1233333334</text:p>
          </table:table-cell>
          <table:table-cell office:value-type="float" office:value="0" calcext:value-type="float">
            <text:p>0</text:p>
          </table:table-cell>
          <table:table-cell office:value-type="float" office:value="38.962" calcext:value-type="float">
            <text:p>38,9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0]+[.J190]&gt;0)" office:value-type="boolean" office:boolean-value="true" calcext:value-type="boolean">
            <text:p>ΣΩΣΤΌ</text:p>
          </table:table-cell>
          <table:table-cell table:formula="of:=IF([.I190]+[.K190]&gt;0)" office:value-type="boolean" office:boolean-value="false" calcext:value-type="boolean">
            <text:p>ΛΆΘΟΣ</text:p>
          </table:table-cell>
          <table:table-cell/>
          <table:table-cell table:formula="of:=IF(AND([.M190];[.N190]);&quot;ERROR&quot;;&quot;&quot;)">
            <text:p/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HEDNO_biomhxanikoi_6050</text:p>
          </table:table-cell>
          <table:table-cell office:value-type="string" calcext:value-type="string">
            <text:p>Δυτ. Θεσ/κης</text:p>
          </table:table-cell>
          <table:table-cell office:value-type="float" office:value="13717.4839999993" calcext:value-type="float">
            <text:p>13717,4839999993</text:p>
          </table:table-cell>
          <table:table-cell office:value-type="float" office:value="0" calcext:value-type="float">
            <text:p>0</text:p>
          </table:table-cell>
          <table:table-cell office:value-type="float" office:value="3.472" calcext:value-type="float">
            <text:p>3,472</text:p>
          </table:table-cell>
          <table:table-cell/>
          <table:table-cell office:value-type="float" office:value="1143.076" calcext:value-type="float">
            <text:p>1143,076</text:p>
          </table:table-cell>
          <table:table-cell office:value-type="float" office:value="0" calcext:value-type="float">
            <text:p>0</text:p>
          </table:table-cell>
          <table:table-cell office:value-type="float" office:value="2.09433333333333" calcext:value-type="float">
            <text:p>2,094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1]+[.J191]&gt;0)" office:value-type="boolean" office:boolean-value="true" calcext:value-type="boolean">
            <text:p>ΣΩΣΤΌ</text:p>
          </table:table-cell>
          <table:table-cell table:formula="of:=IF([.I191]+[.K191]&gt;0)" office:value-type="boolean" office:boolean-value="false" calcext:value-type="boolean">
            <text:p>ΛΆΘΟΣ</text:p>
          </table:table-cell>
          <table:table-cell/>
          <table:table-cell table:formula="of:=IF(AND([.M191];[.N191]);&quot;ERROR&quot;;&quot;&quot;)">
            <text:p/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HEDNO_biomhxanikoi_MV_7001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314567.040000032" calcext:value-type="float">
            <text:p>314567,040000032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,8</text:p>
          </table:table-cell>
          <table:table-cell/>
          <table:table-cell office:value-type="float" office:value="26213.8733333333" calcext:value-type="float">
            <text:p>26213,8733333333</text:p>
          </table:table-cell>
          <table:table-cell office:value-type="float" office:value="0" calcext:value-type="float">
            <text:p>0</text:p>
          </table:table-cell>
          <table:table-cell office:value-type="float" office:value="37.3266666666667" calcext:value-type="float">
            <text:p>37,32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2]+[.J192]&gt;0)" office:value-type="boolean" office:boolean-value="true" calcext:value-type="boolean">
            <text:p>ΣΩΣΤΌ</text:p>
          </table:table-cell>
          <table:table-cell table:formula="of:=IF([.I192]+[.K192]&gt;0)" office:value-type="boolean" office:boolean-value="false" calcext:value-type="boolean">
            <text:p>ΛΆΘΟΣ</text:p>
          </table:table-cell>
          <table:table-cell/>
          <table:table-cell table:formula="of:=IF(AND([.M192];[.N192]);&quot;ERROR&quot;;&quot;&quot;)">
            <text:p/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HEDNO_biomhxanikoi_MV_7002</text:p>
          </table:table-cell>
          <table:table-cell office:value-type="string" calcext:value-type="string">
            <text:p>Δυτ. Θεσ/κης</text:p>
          </table:table-cell>
          <table:table-cell office:value-type="float" office:value="38445.7999999997" calcext:value-type="float">
            <text:p>38445,79999999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03.73333333335" calcext:value-type="float">
            <text:p>3203,7333333334</text:p>
          </table:table-cell>
          <table:table-cell office:value-type="float" office:value="0" calcext:value-type="float">
            <text:p>0</text:p>
          </table:table-cell>
          <table:table-cell office:value-type="float" office:value="4.23333333333333" calcext:value-type="float">
            <text:p>4,2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3]+[.J193]&gt;0)" office:value-type="boolean" office:boolean-value="true" calcext:value-type="boolean">
            <text:p>ΣΩΣΤΌ</text:p>
          </table:table-cell>
          <table:table-cell table:formula="of:=IF([.I193]+[.K193]&gt;0)" office:value-type="boolean" office:boolean-value="false" calcext:value-type="boolean">
            <text:p>ΛΆΘΟΣ</text:p>
          </table:table-cell>
          <table:table-cell/>
          <table:table-cell table:formula="of:=IF(AND([.M193];[.N193]);&quot;ERROR&quot;;&quot;&quot;)">
            <text:p/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HEDNO_biomhxanikoi_MV_7003</text:p>
          </table:table-cell>
          <table:table-cell office:value-type="string" calcext:value-type="string">
            <text:p>Κιλκίς</text:p>
          </table:table-cell>
          <table:table-cell office:value-type="float" office:value="6532005.60000002" calcext:value-type="float">
            <text:p>6532005,60000002</text:p>
          </table:table-cell>
          <table:table-cell office:value-type="float" office:value="0" calcext:value-type="float">
            <text:p>0</text:p>
          </table:table-cell>
          <table:table-cell office:value-type="float" office:value="477.6" calcext:value-type="float">
            <text:p>477,6</text:p>
          </table:table-cell>
          <table:table-cell/>
          <table:table-cell office:value-type="float" office:value="544331.733333333" calcext:value-type="float">
            <text:p>544331,733333333</text:p>
          </table:table-cell>
          <table:table-cell office:value-type="float" office:value="0" calcext:value-type="float">
            <text:p>0</text:p>
          </table:table-cell>
          <table:table-cell office:value-type="float" office:value="431.6" calcext:value-type="float">
            <text:p>431,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4]+[.J194]&gt;0)" office:value-type="boolean" office:boolean-value="true" calcext:value-type="boolean">
            <text:p>ΣΩΣΤΌ</text:p>
          </table:table-cell>
          <table:table-cell table:formula="of:=IF([.I194]+[.K194]&gt;0)" office:value-type="boolean" office:boolean-value="false" calcext:value-type="boolean">
            <text:p>ΛΆΘΟΣ</text:p>
          </table:table-cell>
          <table:table-cell/>
          <table:table-cell table:formula="of:=IF(AND([.M194];[.N194]);&quot;ERROR&quot;;&quot;&quot;)">
            <text:p/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HEDNO_biomhxanikoi_MV_7004</text:p>
          </table:table-cell>
          <table:table-cell office:value-type="string" calcext:value-type="string">
            <text:p>Βόλου</text:p>
          </table:table-cell>
          <table:table-cell office:value-type="float" office:value="567204.000000023" calcext:value-type="float">
            <text:p>567204,000000023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,8</text:p>
          </table:table-cell>
          <table:table-cell/>
          <table:table-cell office:value-type="float" office:value="47266.6000000001" calcext:value-type="float">
            <text:p>47266,6000000001</text:p>
          </table:table-cell>
          <table:table-cell office:value-type="float" office:value="0" calcext:value-type="float">
            <text:p>0</text:p>
          </table:table-cell>
          <table:table-cell office:value-type="float" office:value="72.1" calcext:value-type="float">
            <text:p>72,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5]+[.J195]&gt;0)" office:value-type="boolean" office:boolean-value="true" calcext:value-type="boolean">
            <text:p>ΣΩΣΤΌ</text:p>
          </table:table-cell>
          <table:table-cell table:formula="of:=IF([.I195]+[.K195]&gt;0)" office:value-type="boolean" office:boolean-value="false" calcext:value-type="boolean">
            <text:p>ΛΆΘΟΣ</text:p>
          </table:table-cell>
          <table:table-cell/>
          <table:table-cell table:formula="of:=IF(AND([.M195];[.N195]);&quot;ERROR&quot;;&quot;&quot;)">
            <text:p/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HEDNO_biomhxanikoi_MV_7005</text:p>
          </table:table-cell>
          <table:table-cell office:value-type="string" calcext:value-type="string">
            <text:p>Βόλου</text:p>
          </table:table-cell>
          <table:table-cell office:value-type="float" office:value="1260329.6" calcext:value-type="float">
            <text:p>1260329,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5027.183333333" calcext:value-type="float">
            <text:p>105027,183333333</text:p>
          </table:table-cell>
          <table:table-cell office:value-type="float" office:value="0" calcext:value-type="float">
            <text:p>0</text:p>
          </table:table-cell>
          <table:table-cell office:value-type="float" office:value="135.483333333333" calcext:value-type="float">
            <text:p>135,48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6]+[.J196]&gt;0)" office:value-type="boolean" office:boolean-value="true" calcext:value-type="boolean">
            <text:p>ΣΩΣΤΌ</text:p>
          </table:table-cell>
          <table:table-cell table:formula="of:=IF([.I196]+[.K196]&gt;0)" office:value-type="boolean" office:boolean-value="false" calcext:value-type="boolean">
            <text:p>ΛΆΘΟΣ</text:p>
          </table:table-cell>
          <table:table-cell/>
          <table:table-cell table:formula="of:=IF(AND([.M196];[.N196]);&quot;ERROR&quot;;&quot;&quot;)">
            <text:p/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HEDNO_biomhxanikoi_MV_7006</text:p>
          </table:table-cell>
          <table:table-cell office:value-type="string" calcext:value-type="string">
            <text:p>Βόλου</text:p>
          </table:table-cell>
          <table:table-cell office:value-type="float" office:value="3941788.79999989" calcext:value-type="float">
            <text:p>3941788,79999989</text:p>
          </table:table-cell>
          <table:table-cell office:value-type="float" office:value="0" calcext:value-type="float">
            <text:p>0</text:p>
          </table:table-cell>
          <table:table-cell office:value-type="float" office:value="217.44" calcext:value-type="float">
            <text:p>217,44</text:p>
          </table:table-cell>
          <table:table-cell/>
          <table:table-cell office:value-type="float" office:value="328481.86" calcext:value-type="float">
            <text:p>328481,86</text:p>
          </table:table-cell>
          <table:table-cell office:value-type="float" office:value="0" calcext:value-type="float">
            <text:p>0</text:p>
          </table:table-cell>
          <table:table-cell office:value-type="float" office:value="207.06" calcext:value-type="float">
            <text:p>207,0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7]+[.J197]&gt;0)" office:value-type="boolean" office:boolean-value="true" calcext:value-type="boolean">
            <text:p>ΣΩΣΤΌ</text:p>
          </table:table-cell>
          <table:table-cell table:formula="of:=IF([.I197]+[.K197]&gt;0)" office:value-type="boolean" office:boolean-value="false" calcext:value-type="boolean">
            <text:p>ΛΆΘΟΣ</text:p>
          </table:table-cell>
          <table:table-cell/>
          <table:table-cell table:formula="of:=IF(AND([.M197];[.N197]);&quot;ERROR&quot;;&quot;&quot;)">
            <text:p/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HEDNO_biomhxanikoi_MV_7007</text:p>
          </table:table-cell>
          <table:table-cell office:value-type="string" calcext:value-type="string">
            <text:p>Βόλου</text:p>
          </table:table-cell>
          <table:table-cell office:value-type="float" office:value="504437.199999971" calcext:value-type="float">
            <text:p>504437,199999971</text:p>
          </table:table-cell>
          <table:table-cell office:value-type="float" office:value="0" calcext:value-type="float">
            <text:p>0</text:p>
          </table:table-cell>
          <table:table-cell office:value-type="float" office:value="402.8" calcext:value-type="float">
            <text:p>402,8</text:p>
          </table:table-cell>
          <table:table-cell/>
          <table:table-cell office:value-type="float" office:value="42036.133333333" calcext:value-type="float">
            <text:p>42036,133333333</text:p>
          </table:table-cell>
          <table:table-cell office:value-type="float" office:value="0" calcext:value-type="float">
            <text:p>0</text:p>
          </table:table-cell>
          <table:table-cell office:value-type="float" office:value="322.766666666667" calcext:value-type="float">
            <text:p>322,7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8]+[.J198]&gt;0)" office:value-type="boolean" office:boolean-value="true" calcext:value-type="boolean">
            <text:p>ΣΩΣΤΌ</text:p>
          </table:table-cell>
          <table:table-cell table:formula="of:=IF([.I198]+[.K198]&gt;0)" office:value-type="boolean" office:boolean-value="false" calcext:value-type="boolean">
            <text:p>ΛΆΘΟΣ</text:p>
          </table:table-cell>
          <table:table-cell/>
          <table:table-cell table:formula="of:=IF(AND([.M198];[.N198]);&quot;ERROR&quot;;&quot;&quot;)">
            <text:p/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HEDNO_biomhxanikoi_MV_7008</text:p>
          </table:table-cell>
          <table:table-cell office:value-type="string" calcext:value-type="string">
            <text:p>Δυτ. Θεσ/κης</text:p>
          </table:table-cell>
          <table:table-cell office:value-type="float" office:value="1778539.60000004" calcext:value-type="float">
            <text:p>1778539,60000004</text:p>
          </table:table-cell>
          <table:table-cell office:value-type="float" office:value="0" calcext:value-type="float">
            <text:p>0</text:p>
          </table:table-cell>
          <table:table-cell office:value-type="float" office:value="158.8" calcext:value-type="float">
            <text:p>158,8</text:p>
          </table:table-cell>
          <table:table-cell/>
          <table:table-cell office:value-type="float" office:value="148210.133333334" calcext:value-type="float">
            <text:p>148210,133333334</text:p>
          </table:table-cell>
          <table:table-cell office:value-type="float" office:value="0" calcext:value-type="float">
            <text:p>0</text:p>
          </table:table-cell>
          <table:table-cell office:value-type="float" office:value="122.066666666667" calcext:value-type="float">
            <text:p>122,0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199]+[.J199]&gt;0)" office:value-type="boolean" office:boolean-value="true" calcext:value-type="boolean">
            <text:p>ΣΩΣΤΌ</text:p>
          </table:table-cell>
          <table:table-cell table:formula="of:=IF([.I199]+[.K199]&gt;0)" office:value-type="boolean" office:boolean-value="false" calcext:value-type="boolean">
            <text:p>ΛΆΘΟΣ</text:p>
          </table:table-cell>
          <table:table-cell/>
          <table:table-cell table:formula="of:=IF(AND([.M199];[.N199]);&quot;ERROR&quot;;&quot;&quot;)">
            <text:p/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HEDNO_biomhxanikoi_MV_7009</text:p>
          </table:table-cell>
          <table:table-cell office:value-type="string" calcext:value-type="string">
            <text:p>Κιλκίς</text:p>
          </table:table-cell>
          <table:table-cell office:value-type="float" office:value="28441.1999999985" calcext:value-type="float">
            <text:p>28441,1999999985</text:p>
          </table:table-cell>
          <table:table-cell office:value-type="float" office:value="0" calcext:value-type="float">
            <text:p>0</text:p>
          </table:table-cell>
          <table:table-cell office:value-type="float" office:value="34.06" calcext:value-type="float">
            <text:p>34,06</text:p>
          </table:table-cell>
          <table:table-cell/>
          <table:table-cell office:value-type="float" office:value="2370.045" calcext:value-type="float">
            <text:p>2370,045</text:p>
          </table:table-cell>
          <table:table-cell office:value-type="float" office:value="0" calcext:value-type="float">
            <text:p>0</text:p>
          </table:table-cell>
          <table:table-cell office:value-type="float" office:value="14.715" calcext:value-type="float">
            <text:p>14,7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0]+[.J200]&gt;0)" office:value-type="boolean" office:boolean-value="true" calcext:value-type="boolean">
            <text:p>ΣΩΣΤΌ</text:p>
          </table:table-cell>
          <table:table-cell table:formula="of:=IF([.I200]+[.K200]&gt;0)" office:value-type="boolean" office:boolean-value="false" calcext:value-type="boolean">
            <text:p>ΛΆΘΟΣ</text:p>
          </table:table-cell>
          <table:table-cell/>
          <table:table-cell table:formula="of:=IF(AND([.M200];[.N200]);&quot;ERROR&quot;;&quot;&quot;)">
            <text:p/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HEDNO_biomhxanikoi_MV_7010</text:p>
          </table:table-cell>
          <table:table-cell office:value-type="string" calcext:value-type="string">
            <text:p>Δυτ. Θεσ/κης</text:p>
          </table:table-cell>
          <table:table-cell office:value-type="float" office:value="4124975.99999999" calcext:value-type="float">
            <text:p>4124975,99999999</text:p>
          </table:table-cell>
          <table:table-cell office:value-type="float" office:value="0" calcext:value-type="float">
            <text:p>0</text:p>
          </table:table-cell>
          <table:table-cell office:value-type="float" office:value="212.2" calcext:value-type="float">
            <text:p>212,2</text:p>
          </table:table-cell>
          <table:table-cell/>
          <table:table-cell office:value-type="float" office:value="343744.616666667" calcext:value-type="float">
            <text:p>343744,616666667</text:p>
          </table:table-cell>
          <table:table-cell office:value-type="float" office:value="0" calcext:value-type="float">
            <text:p>0</text:p>
          </table:table-cell>
          <table:table-cell office:value-type="float" office:value="192.283333333333" calcext:value-type="float">
            <text:p>192,28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1]+[.J201]&gt;0)" office:value-type="boolean" office:boolean-value="true" calcext:value-type="boolean">
            <text:p>ΣΩΣΤΌ</text:p>
          </table:table-cell>
          <table:table-cell table:formula="of:=IF([.I201]+[.K201]&gt;0)" office:value-type="boolean" office:boolean-value="false" calcext:value-type="boolean">
            <text:p>ΛΆΘΟΣ</text:p>
          </table:table-cell>
          <table:table-cell/>
          <table:table-cell table:formula="of:=IF(AND([.M201];[.N201]);&quot;ERROR&quot;;&quot;&quot;)">
            <text:p/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HEDNO_biomhxanikoi_MV_7011</text:p>
          </table:table-cell>
          <table:table-cell office:value-type="string" calcext:value-type="string">
            <text:p>Δυτ. Θεσ/κης</text:p>
          </table:table-cell>
          <table:table-cell office:value-type="float" office:value="3932211.4" calcext:value-type="float">
            <text:p>3932211,4</text:p>
          </table:table-cell>
          <table:table-cell office:value-type="float" office:value="0" calcext:value-type="float">
            <text:p>0</text:p>
          </table:table-cell>
          <table:table-cell office:value-type="float" office:value="218.6" calcext:value-type="float">
            <text:p>218,6</text:p>
          </table:table-cell>
          <table:table-cell/>
          <table:table-cell office:value-type="float" office:value="327682.266666666" calcext:value-type="float">
            <text:p>327682,266666666</text:p>
          </table:table-cell>
          <table:table-cell office:value-type="float" office:value="0" calcext:value-type="float">
            <text:p>0</text:p>
          </table:table-cell>
          <table:table-cell office:value-type="float" office:value="197.85" calcext:value-type="float">
            <text:p>197,8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2]+[.J202]&gt;0)" office:value-type="boolean" office:boolean-value="true" calcext:value-type="boolean">
            <text:p>ΣΩΣΤΌ</text:p>
          </table:table-cell>
          <table:table-cell table:formula="of:=IF([.I202]+[.K202]&gt;0)" office:value-type="boolean" office:boolean-value="false" calcext:value-type="boolean">
            <text:p>ΛΆΘΟΣ</text:p>
          </table:table-cell>
          <table:table-cell/>
          <table:table-cell table:formula="of:=IF(AND([.M202];[.N202]);&quot;ERROR&quot;;&quot;&quot;)">
            <text:p/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HEDNO_biomhxanikoi_MV_7012</text:p>
          </table:table-cell>
          <table:table-cell office:value-type="string" calcext:value-type="string">
            <text:p>Δυτ. Θεσ/κης</text:p>
          </table:table-cell>
          <table:table-cell office:value-type="float" office:value="33782.6399999945" calcext:value-type="float">
            <text:p>33782,6399999945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/>
          <table:table-cell office:value-type="float" office:value="2815.15999999996" calcext:value-type="float">
            <text:p>2815,16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,9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3]+[.J203]&gt;0)" office:value-type="boolean" office:boolean-value="true" calcext:value-type="boolean">
            <text:p>ΣΩΣΤΌ</text:p>
          </table:table-cell>
          <table:table-cell table:formula="of:=IF([.I203]+[.K203]&gt;0)" office:value-type="boolean" office:boolean-value="false" calcext:value-type="boolean">
            <text:p>ΛΆΘΟΣ</text:p>
          </table:table-cell>
          <table:table-cell/>
          <table:table-cell table:formula="of:=IF(AND([.M203];[.N203]);&quot;ERROR&quot;;&quot;&quot;)">
            <text:p/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HEDNO_biomhxanikoi_MV_7013</text:p>
          </table:table-cell>
          <table:table-cell office:value-type="string" calcext:value-type="string">
            <text:p>Κιλκίς</text:p>
          </table:table-cell>
          <table:table-cell office:value-type="float" office:value="509567.68" calcext:value-type="float">
            <text:p>509567,68</text:p>
          </table:table-cell>
          <table:table-cell office:value-type="float" office:value="0" calcext:value-type="float">
            <text:p>0</text:p>
          </table:table-cell>
          <table:table-cell office:value-type="float" office:value="36.08" calcext:value-type="float">
            <text:p>36,08</text:p>
          </table:table-cell>
          <table:table-cell/>
          <table:table-cell office:value-type="float" office:value="42463.12" calcext:value-type="float">
            <text:p>42463,12</text:p>
          </table:table-cell>
          <table:table-cell office:value-type="float" office:value="0" calcext:value-type="float">
            <text:p>0</text:p>
          </table:table-cell>
          <table:table-cell office:value-type="float" office:value="33.1333333333333" calcext:value-type="float">
            <text:p>33,1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4]+[.J204]&gt;0)" office:value-type="boolean" office:boolean-value="true" calcext:value-type="boolean">
            <text:p>ΣΩΣΤΌ</text:p>
          </table:table-cell>
          <table:table-cell table:formula="of:=IF([.I204]+[.K204]&gt;0)" office:value-type="boolean" office:boolean-value="false" calcext:value-type="boolean">
            <text:p>ΛΆΘΟΣ</text:p>
          </table:table-cell>
          <table:table-cell/>
          <table:table-cell table:formula="of:=IF(AND([.M204];[.N204]);&quot;ERROR&quot;;&quot;&quot;)">
            <text:p/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HEDNO_biomhxanikoi_MV_7014</text:p>
          </table:table-cell>
          <table:table-cell office:value-type="string" calcext:value-type="string">
            <text:p>Κιλκίς</text:p>
          </table:table-cell>
          <table:table-cell office:value-type="float" office:value="1106067.20000001" calcext:value-type="float">
            <text:p>1106067,20000001</text:p>
          </table:table-cell>
          <table:table-cell office:value-type="float" office:value="0" calcext:value-type="float">
            <text:p>0</text:p>
          </table:table-cell>
          <table:table-cell office:value-type="float" office:value="81.92" calcext:value-type="float">
            <text:p>81,92</text:p>
          </table:table-cell>
          <table:table-cell/>
          <table:table-cell office:value-type="float" office:value="92171.6733333333" calcext:value-type="float">
            <text:p>92171,67333333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5]+[.J205]&gt;0)" office:value-type="boolean" office:boolean-value="true" calcext:value-type="boolean">
            <text:p>ΣΩΣΤΌ</text:p>
          </table:table-cell>
          <table:table-cell table:formula="of:=IF([.I205]+[.K205]&gt;0)" office:value-type="boolean" office:boolean-value="false" calcext:value-type="boolean">
            <text:p>ΛΆΘΟΣ</text:p>
          </table:table-cell>
          <table:table-cell/>
          <table:table-cell table:formula="of:=IF(AND([.M205];[.N205]);&quot;ERROR&quot;;&quot;&quot;)">
            <text:p/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HEDNO_biomhxanikoi_MV_7015</text:p>
          </table:table-cell>
          <table:table-cell office:value-type="string" calcext:value-type="string">
            <text:p>Κιλκίς</text:p>
          </table:table-cell>
          <table:table-cell office:value-type="float" office:value="99537.2000000106" calcext:value-type="float">
            <text:p>99537,2000000106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,84</text:p>
          </table:table-cell>
          <table:table-cell/>
          <table:table-cell office:value-type="float" office:value="8294.47999999987" calcext:value-type="float">
            <text:p>8294,4799999999</text:p>
          </table:table-cell>
          <table:table-cell office:value-type="float" office:value="0" calcext:value-type="float">
            <text:p>0</text:p>
          </table:table-cell>
          <table:table-cell office:value-type="float" office:value="5.24" calcext:value-type="float">
            <text:p>5,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6]+[.J206]&gt;0)" office:value-type="boolean" office:boolean-value="true" calcext:value-type="boolean">
            <text:p>ΣΩΣΤΌ</text:p>
          </table:table-cell>
          <table:table-cell table:formula="of:=IF([.I206]+[.K206]&gt;0)" office:value-type="boolean" office:boolean-value="false" calcext:value-type="boolean">
            <text:p>ΛΆΘΟΣ</text:p>
          </table:table-cell>
          <table:table-cell/>
          <table:table-cell table:formula="of:=IF(AND([.M206];[.N206]);&quot;ERROR&quot;;&quot;&quot;)">
            <text:p/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HEDNO_biomhxanikoi_MV_7016</text:p>
          </table:table-cell>
          <table:table-cell office:value-type="string" calcext:value-type="string">
            <text:p>Κιλκίς</text:p>
          </table:table-cell>
          <table:table-cell office:value-type="float" office:value="2398729.20000004" calcext:value-type="float">
            <text:p>2398729,20000004</text:p>
          </table:table-cell>
          <table:table-cell office:value-type="float" office:value="0" calcext:value-type="float">
            <text:p>0</text:p>
          </table:table-cell>
          <table:table-cell office:value-type="float" office:value="174.8" calcext:value-type="float">
            <text:p>174,8</text:p>
          </table:table-cell>
          <table:table-cell/>
          <table:table-cell office:value-type="float" office:value="199893.8" calcext:value-type="float">
            <text:p>199893,8</text:p>
          </table:table-cell>
          <table:table-cell office:value-type="float" office:value="0" calcext:value-type="float">
            <text:p>0</text:p>
          </table:table-cell>
          <table:table-cell office:value-type="float" office:value="166.966666666667" calcext:value-type="float">
            <text:p>166,9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7]+[.J207]&gt;0)" office:value-type="boolean" office:boolean-value="true" calcext:value-type="boolean">
            <text:p>ΣΩΣΤΌ</text:p>
          </table:table-cell>
          <table:table-cell table:formula="of:=IF([.I207]+[.K207]&gt;0)" office:value-type="boolean" office:boolean-value="false" calcext:value-type="boolean">
            <text:p>ΛΆΘΟΣ</text:p>
          </table:table-cell>
          <table:table-cell/>
          <table:table-cell table:formula="of:=IF(AND([.M207];[.N207]);&quot;ERROR&quot;;&quot;&quot;)">
            <text:p/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HEDNO_biomhxanikoi_MV_7017</text:p>
          </table:table-cell>
          <table:table-cell office:value-type="string" calcext:value-type="string">
            <text:p>Κιλκίς</text:p>
          </table:table-cell>
          <table:table-cell office:value-type="float" office:value="583997.279999946" calcext:value-type="float">
            <text:p>583997,279999946</text:p>
          </table:table-cell>
          <table:table-cell office:value-type="float" office:value="0" calcext:value-type="float">
            <text:p>0</text:p>
          </table:table-cell>
          <table:table-cell office:value-type="float" office:value="117.6" calcext:value-type="float">
            <text:p>117,6</text:p>
          </table:table-cell>
          <table:table-cell/>
          <table:table-cell office:value-type="float" office:value="48666.33" calcext:value-type="float">
            <text:p>48666,33</text:p>
          </table:table-cell>
          <table:table-cell office:value-type="float" office:value="0" calcext:value-type="float">
            <text:p>0</text:p>
          </table:table-cell>
          <table:table-cell office:value-type="float" office:value="101.82" calcext:value-type="float">
            <text:p>101,8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8]+[.J208]&gt;0)" office:value-type="boolean" office:boolean-value="true" calcext:value-type="boolean">
            <text:p>ΣΩΣΤΌ</text:p>
          </table:table-cell>
          <table:table-cell table:formula="of:=IF([.I208]+[.K208]&gt;0)" office:value-type="boolean" office:boolean-value="false" calcext:value-type="boolean">
            <text:p>ΛΆΘΟΣ</text:p>
          </table:table-cell>
          <table:table-cell/>
          <table:table-cell table:formula="of:=IF(AND([.M208];[.N208]);&quot;ERROR&quot;;&quot;&quot;)">
            <text:p/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HEDNO_biomhxanikoi_MV_7018</text:p>
          </table:table-cell>
          <table:table-cell office:value-type="string" calcext:value-type="string">
            <text:p>Κιλκίς</text:p>
          </table:table-cell>
          <table:table-cell office:value-type="float" office:value="19063.0399999959" calcext:value-type="float">
            <text:p>19063,0399999959</text:p>
          </table:table-cell>
          <table:table-cell office:value-type="float" office:value="0" calcext:value-type="float">
            <text:p>0</text:p>
          </table:table-cell>
          <table:table-cell office:value-type="float" office:value="15.76" calcext:value-type="float">
            <text:p>15,76</text:p>
          </table:table-cell>
          <table:table-cell/>
          <table:table-cell office:value-type="float" office:value="1588.55333333333" calcext:value-type="float">
            <text:p>1588,5533333333</text:p>
          </table:table-cell>
          <table:table-cell office:value-type="float" office:value="0" calcext:value-type="float">
            <text:p>0</text:p>
          </table:table-cell>
          <table:table-cell office:value-type="float" office:value="5.52" calcext:value-type="float">
            <text:p>5,5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09]+[.J209]&gt;0)" office:value-type="boolean" office:boolean-value="true" calcext:value-type="boolean">
            <text:p>ΣΩΣΤΌ</text:p>
          </table:table-cell>
          <table:table-cell table:formula="of:=IF([.I209]+[.K209]&gt;0)" office:value-type="boolean" office:boolean-value="false" calcext:value-type="boolean">
            <text:p>ΛΆΘΟΣ</text:p>
          </table:table-cell>
          <table:table-cell/>
          <table:table-cell table:formula="of:=IF(AND([.M209];[.N209]);&quot;ERROR&quot;;&quot;&quot;)">
            <text:p/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HEDNO_biomhxanikoi_MV_7019</text:p>
          </table:table-cell>
          <table:table-cell office:value-type="string" calcext:value-type="string">
            <text:p>Κιλκίς</text:p>
          </table:table-cell>
          <table:table-cell office:value-type="float" office:value="2946657.11999997" calcext:value-type="float">
            <text:p>2946657,11999997</text:p>
          </table:table-cell>
          <table:table-cell office:value-type="float" office:value="0" calcext:value-type="float">
            <text:p>0</text:p>
          </table:table-cell>
          <table:table-cell office:value-type="float" office:value="195.72" calcext:value-type="float">
            <text:p>195,72</text:p>
          </table:table-cell>
          <table:table-cell/>
          <table:table-cell office:value-type="float" office:value="245549.53" calcext:value-type="float">
            <text:p>245549,53</text:p>
          </table:table-cell>
          <table:table-cell office:value-type="float" office:value="0" calcext:value-type="float">
            <text:p>0</text:p>
          </table:table-cell>
          <table:table-cell office:value-type="float" office:value="180.03" calcext:value-type="float">
            <text:p>180,0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0]+[.J210]&gt;0)" office:value-type="boolean" office:boolean-value="true" calcext:value-type="boolean">
            <text:p>ΣΩΣΤΌ</text:p>
          </table:table-cell>
          <table:table-cell table:formula="of:=IF([.I210]+[.K210]&gt;0)" office:value-type="boolean" office:boolean-value="false" calcext:value-type="boolean">
            <text:p>ΛΆΘΟΣ</text:p>
          </table:table-cell>
          <table:table-cell/>
          <table:table-cell table:formula="of:=IF(AND([.M210];[.N210]);&quot;ERROR&quot;;&quot;&quot;)">
            <text:p/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HEDNO_biomhxanikoi_MV_7020</text:p>
          </table:table-cell>
          <table:table-cell office:value-type="string" calcext:value-type="string">
            <text:p>Κεντρ. Θεσ/κης</text:p>
          </table:table-cell>
          <table:table-cell office:value-type="float" office:value="86473.6000000053" calcext:value-type="float">
            <text:p>86473,6000000053</text:p>
          </table:table-cell>
          <table:table-cell office:value-type="float" office:value="0" calcext:value-type="float">
            <text:p>0</text:p>
          </table:table-cell>
          <table:table-cell office:value-type="float" office:value="19.76" calcext:value-type="float">
            <text:p>19,76</text:p>
          </table:table-cell>
          <table:table-cell/>
          <table:table-cell office:value-type="float" office:value="7206.07333333341" calcext:value-type="float">
            <text:p>7206,0733333334</text:p>
          </table:table-cell>
          <table:table-cell office:value-type="float" office:value="0" calcext:value-type="float">
            <text:p>0</text:p>
          </table:table-cell>
          <table:table-cell office:value-type="float" office:value="12.54" calcext:value-type="float">
            <text:p>12,5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1]+[.J211]&gt;0)" office:value-type="boolean" office:boolean-value="true" calcext:value-type="boolean">
            <text:p>ΣΩΣΤΌ</text:p>
          </table:table-cell>
          <table:table-cell table:formula="of:=IF([.I211]+[.K211]&gt;0)" office:value-type="boolean" office:boolean-value="false" calcext:value-type="boolean">
            <text:p>ΛΆΘΟΣ</text:p>
          </table:table-cell>
          <table:table-cell/>
          <table:table-cell table:formula="of:=IF(AND([.M211];[.N211]);&quot;ERROR&quot;;&quot;&quot;)">
            <text:p/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HEDNO_biomhxanikoi_MV_7021</text:p>
          </table:table-cell>
          <table:table-cell office:value-type="string" calcext:value-type="string">
            <text:p>Δυτ. Θεσ/κης</text:p>
          </table:table-cell>
          <table:table-cell office:value-type="float" office:value="2027613.2" calcext:value-type="float">
            <text:p>2027613,2</text:p>
          </table:table-cell>
          <table:table-cell office:value-type="float" office:value="0" calcext:value-type="float">
            <text:p>0</text:p>
          </table:table-cell>
          <table:table-cell office:value-type="float" office:value="333.6" calcext:value-type="float">
            <text:p>333,6</text:p>
          </table:table-cell>
          <table:table-cell/>
          <table:table-cell office:value-type="float" office:value="168965.466666667" calcext:value-type="float">
            <text:p>168965,466666667</text:p>
          </table:table-cell>
          <table:table-cell office:value-type="float" office:value="0" calcext:value-type="float">
            <text:p>0</text:p>
          </table:table-cell>
          <table:table-cell office:value-type="float" office:value="258.966666666667" calcext:value-type="float">
            <text:p>258,9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2]+[.J212]&gt;0)" office:value-type="boolean" office:boolean-value="true" calcext:value-type="boolean">
            <text:p>ΣΩΣΤΌ</text:p>
          </table:table-cell>
          <table:table-cell table:formula="of:=IF([.I212]+[.K212]&gt;0)" office:value-type="boolean" office:boolean-value="false" calcext:value-type="boolean">
            <text:p>ΛΆΘΟΣ</text:p>
          </table:table-cell>
          <table:table-cell/>
          <table:table-cell table:formula="of:=IF(AND([.M212];[.N212]);&quot;ERROR&quot;;&quot;&quot;)">
            <text:p/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HEDNO_biomhxanikoi_MV_7022</text:p>
          </table:table-cell>
          <table:table-cell office:value-type="string" calcext:value-type="string">
            <text:p>Αρναίας</text:p>
          </table:table-cell>
          <table:table-cell office:value-type="float" office:value="55969.4399999901" calcext:value-type="float">
            <text:p>55969,4399999901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,44</text:p>
          </table:table-cell>
          <table:table-cell/>
          <table:table-cell office:value-type="float" office:value="4663.99" calcext:value-type="float">
            <text:p>4663,99</text:p>
          </table:table-cell>
          <table:table-cell office:value-type="float" office:value="0" calcext:value-type="float">
            <text:p>0</text:p>
          </table:table-cell>
          <table:table-cell office:value-type="float" office:value="9.97" calcext:value-type="float">
            <text:p>9,9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3]+[.J213]&gt;0)" office:value-type="boolean" office:boolean-value="true" calcext:value-type="boolean">
            <text:p>ΣΩΣΤΌ</text:p>
          </table:table-cell>
          <table:table-cell table:formula="of:=IF([.I213]+[.K213]&gt;0)" office:value-type="boolean" office:boolean-value="false" calcext:value-type="boolean">
            <text:p>ΛΆΘΟΣ</text:p>
          </table:table-cell>
          <table:table-cell/>
          <table:table-cell table:formula="of:=IF(AND([.M213];[.N213]);&quot;ERROR&quot;;&quot;&quot;)">
            <text:p/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HEDNO_biomhxanikoi_MV_7023</text:p>
          </table:table-cell>
          <table:table-cell office:value-type="string" calcext:value-type="string">
            <text:p>Κιλκίς</text:p>
          </table:table-cell>
          <table:table-cell office:value-type="float" office:value="68199.9199999968" calcext:value-type="float">
            <text:p>68199,9199999968</text:p>
          </table:table-cell>
          <table:table-cell office:value-type="float" office:value="0" calcext:value-type="float">
            <text:p>0</text:p>
          </table:table-cell>
          <table:table-cell office:value-type="float" office:value="28.24" calcext:value-type="float">
            <text:p>28,24</text:p>
          </table:table-cell>
          <table:table-cell/>
          <table:table-cell office:value-type="float" office:value="5683.24666666668" calcext:value-type="float">
            <text:p>5683,2466666667</text:p>
          </table:table-cell>
          <table:table-cell office:value-type="float" office:value="0" calcext:value-type="float">
            <text:p>0</text:p>
          </table:table-cell>
          <table:table-cell office:value-type="float" office:value="22.2266666666667" calcext:value-type="float">
            <text:p>22,22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4]+[.J214]&gt;0)" office:value-type="boolean" office:boolean-value="true" calcext:value-type="boolean">
            <text:p>ΣΩΣΤΌ</text:p>
          </table:table-cell>
          <table:table-cell table:formula="of:=IF([.I214]+[.K214]&gt;0)" office:value-type="boolean" office:boolean-value="false" calcext:value-type="boolean">
            <text:p>ΛΆΘΟΣ</text:p>
          </table:table-cell>
          <table:table-cell/>
          <table:table-cell table:formula="of:=IF(AND([.M214];[.N214]);&quot;ERROR&quot;;&quot;&quot;)">
            <text:p/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HEDNO_biomhxanikoi_MV_7024</text:p>
          </table:table-cell>
          <table:table-cell office:value-type="string" calcext:value-type="string">
            <text:p>Βόλου</text:p>
          </table:table-cell>
          <table:table-cell office:value-type="float" office:value="28947073.2000001" calcext:value-type="float">
            <text:p>28947073,2000001</text:p>
          </table:table-cell>
          <table:table-cell office:value-type="float" office:value="0" calcext:value-type="float">
            <text:p>0</text:p>
          </table:table-cell>
          <table:table-cell office:value-type="float" office:value="2414.4" calcext:value-type="float">
            <text:p>2414,4</text:p>
          </table:table-cell>
          <table:table-cell/>
          <table:table-cell office:value-type="float" office:value="2412249.8" calcext:value-type="float">
            <text:p>2412249,8</text:p>
          </table:table-cell>
          <table:table-cell office:value-type="float" office:value="0" calcext:value-type="float">
            <text:p>0</text:p>
          </table:table-cell>
          <table:table-cell office:value-type="float" office:value="2279.5" calcext:value-type="float">
            <text:p>2279,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5]+[.J215]&gt;0)" office:value-type="boolean" office:boolean-value="true" calcext:value-type="boolean">
            <text:p>ΣΩΣΤΌ</text:p>
          </table:table-cell>
          <table:table-cell table:formula="of:=IF([.I215]+[.K215]&gt;0)" office:value-type="boolean" office:boolean-value="false" calcext:value-type="boolean">
            <text:p>ΛΆΘΟΣ</text:p>
          </table:table-cell>
          <table:table-cell/>
          <table:table-cell table:formula="of:=IF(AND([.M215];[.N215]);&quot;ERROR&quot;;&quot;&quot;)">
            <text:p/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HEDNO_biomhxanikoi_MV_7025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2102346.54" calcext:value-type="float">
            <text:p>2102346,54</text:p>
          </table:table-cell>
          <table:table-cell office:value-type="float" office:value="0" calcext:value-type="float">
            <text:p>0</text:p>
          </table:table-cell>
          <table:table-cell office:value-type="float" office:value="134.31" calcext:value-type="float">
            <text:p>134,31</text:p>
          </table:table-cell>
          <table:table-cell/>
          <table:table-cell office:value-type="float" office:value="175191.58" calcext:value-type="float">
            <text:p>175191,58</text:p>
          </table:table-cell>
          <table:table-cell office:value-type="float" office:value="0" calcext:value-type="float">
            <text:p>0</text:p>
          </table:table-cell>
          <table:table-cell office:value-type="float" office:value="109.7325" calcext:value-type="float">
            <text:p>109,73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6]+[.J216]&gt;0)" office:value-type="boolean" office:boolean-value="true" calcext:value-type="boolean">
            <text:p>ΣΩΣΤΌ</text:p>
          </table:table-cell>
          <table:table-cell table:formula="of:=IF([.I216]+[.K216]&gt;0)" office:value-type="boolean" office:boolean-value="false" calcext:value-type="boolean">
            <text:p>ΛΆΘΟΣ</text:p>
          </table:table-cell>
          <table:table-cell/>
          <table:table-cell table:formula="of:=IF(AND([.M216];[.N216]);&quot;ERROR&quot;;&quot;&quot;)">
            <text:p/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HEDNO_biomhxanikoi_MV_7026</text:p>
          </table:table-cell>
          <table:table-cell office:value-type="string" calcext:value-type="string">
            <text:p>Βόλου</text:p>
          </table:table-cell>
          <table:table-cell office:value-type="float" office:value="3825030.70000002" calcext:value-type="float">
            <text:p>3825030,70000002</text:p>
          </table:table-cell>
          <table:table-cell office:value-type="float" office:value="0" calcext:value-type="float">
            <text:p>0</text:p>
          </table:table-cell>
          <table:table-cell office:value-type="float" office:value="201.75" calcext:value-type="float">
            <text:p>201,75</text:p>
          </table:table-cell>
          <table:table-cell/>
          <table:table-cell office:value-type="float" office:value="318749.970833333" calcext:value-type="float">
            <text:p>318749,970833333</text:p>
          </table:table-cell>
          <table:table-cell office:value-type="float" office:value="0" calcext:value-type="float">
            <text:p>0</text:p>
          </table:table-cell>
          <table:table-cell office:value-type="float" office:value="194.591666666667" calcext:value-type="float">
            <text:p>194,591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7]+[.J217]&gt;0)" office:value-type="boolean" office:boolean-value="true" calcext:value-type="boolean">
            <text:p>ΣΩΣΤΌ</text:p>
          </table:table-cell>
          <table:table-cell table:formula="of:=IF([.I217]+[.K217]&gt;0)" office:value-type="boolean" office:boolean-value="false" calcext:value-type="boolean">
            <text:p>ΛΆΘΟΣ</text:p>
          </table:table-cell>
          <table:table-cell/>
          <table:table-cell table:formula="of:=IF(AND([.M217];[.N217]);&quot;ERROR&quot;;&quot;&quot;)">
            <text:p/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HEDNO_biomhxanikoi_MV_7027</text:p>
          </table:table-cell>
          <table:table-cell office:value-type="string" calcext:value-type="string">
            <text:p>Βόλου</text:p>
          </table:table-cell>
          <table:table-cell office:value-type="float" office:value="62936.4799999984" calcext:value-type="float">
            <text:p>62936,479999998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5244.54666666663" calcext:value-type="float">
            <text:p>5244,5466666666</text:p>
          </table:table-cell>
          <table:table-cell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8]+[.J218]&gt;0)" office:value-type="boolean" office:boolean-value="true" calcext:value-type="boolean">
            <text:p>ΣΩΣΤΌ</text:p>
          </table:table-cell>
          <table:table-cell table:formula="of:=IF([.I218]+[.K218]&gt;0)" office:value-type="boolean" office:boolean-value="false" calcext:value-type="boolean">
            <text:p>ΛΆΘΟΣ</text:p>
          </table:table-cell>
          <table:table-cell/>
          <table:table-cell table:formula="of:=IF(AND([.M218];[.N218]);&quot;ERROR&quot;;&quot;&quot;)">
            <text:p/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HEDNO_biomhxanikoi_MV_7028</text:p>
          </table:table-cell>
          <table:table-cell office:value-type="string" calcext:value-type="string">
            <text:p>Βόλου</text:p>
          </table:table-cell>
          <table:table-cell office:value-type="float" office:value="9040.80000000063" calcext:value-type="float">
            <text:p>9040,8000000006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753.399999999991" calcext:value-type="float">
            <text:p>753,4</text:p>
          </table:table-cell>
          <table:table-cell office:value-type="float" office:value="0" calcext:value-type="float">
            <text:p>0</text:p>
          </table:table-cell>
          <table:table-cell office:value-type="float" office:value="2.26666666666667" calcext:value-type="float">
            <text:p>2,2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19]+[.J219]&gt;0)" office:value-type="boolean" office:boolean-value="true" calcext:value-type="boolean">
            <text:p>ΣΩΣΤΌ</text:p>
          </table:table-cell>
          <table:table-cell table:formula="of:=IF([.I219]+[.K219]&gt;0)" office:value-type="boolean" office:boolean-value="false" calcext:value-type="boolean">
            <text:p>ΛΆΘΟΣ</text:p>
          </table:table-cell>
          <table:table-cell/>
          <table:table-cell table:formula="of:=IF(AND([.M219];[.N219]);&quot;ERROR&quot;;&quot;&quot;)">
            <text:p/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string" calcext:value-type="string">
            <text:p>HEDNO_biomhxanikoi_MV_7029</text:p>
          </table:table-cell>
          <table:table-cell office:value-type="string" calcext:value-type="string">
            <text:p>Βόλου</text:p>
          </table:table-cell>
          <table:table-cell office:value-type="float" office:value="548987.52" calcext:value-type="float">
            <text:p>548987,52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,72</text:p>
          </table:table-cell>
          <table:table-cell/>
          <table:table-cell office:value-type="float" office:value="45747.6133333333" calcext:value-type="float">
            <text:p>45747,6133333333</text:p>
          </table:table-cell>
          <table:table-cell office:value-type="float" office:value="0" calcext:value-type="float">
            <text:p>0</text:p>
          </table:table-cell>
          <table:table-cell office:value-type="float" office:value="24.24" calcext:value-type="float">
            <text:p>24,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0]+[.J220]&gt;0)" office:value-type="boolean" office:boolean-value="true" calcext:value-type="boolean">
            <text:p>ΣΩΣΤΌ</text:p>
          </table:table-cell>
          <table:table-cell table:formula="of:=IF([.I220]+[.K220]&gt;0)" office:value-type="boolean" office:boolean-value="false" calcext:value-type="boolean">
            <text:p>ΛΆΘΟΣ</text:p>
          </table:table-cell>
          <table:table-cell/>
          <table:table-cell table:formula="of:=IF(AND([.M220];[.N220]);&quot;ERROR&quot;;&quot;&quot;)">
            <text:p/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string" calcext:value-type="string">
            <text:p>HEDNO_biomhxanikoi_MV_7030</text:p>
          </table:table-cell>
          <table:table-cell office:value-type="string" calcext:value-type="string">
            <text:p>Πάτρας</text:p>
          </table:table-cell>
          <table:table-cell office:value-type="float" office:value="1746266.4" calcext:value-type="float">
            <text:p>1746266,4</text:p>
          </table:table-cell>
          <table:table-cell office:value-type="float" office:value="0" calcext:value-type="float">
            <text:p>0</text:p>
          </table:table-cell>
          <table:table-cell office:value-type="float" office:value="133.8" calcext:value-type="float">
            <text:p>133,8</text:p>
          </table:table-cell>
          <table:table-cell/>
          <table:table-cell office:value-type="float" office:value="145521.25" calcext:value-type="float">
            <text:p>145521,25</text:p>
          </table:table-cell>
          <table:table-cell office:value-type="float" office:value="0" calcext:value-type="float">
            <text:p>0</text:p>
          </table:table-cell>
          <table:table-cell office:value-type="float" office:value="111.5" calcext:value-type="float">
            <text:p>111,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1]+[.J221]&gt;0)" office:value-type="boolean" office:boolean-value="true" calcext:value-type="boolean">
            <text:p>ΣΩΣΤΌ</text:p>
          </table:table-cell>
          <table:table-cell table:formula="of:=IF([.I221]+[.K221]&gt;0)" office:value-type="boolean" office:boolean-value="false" calcext:value-type="boolean">
            <text:p>ΛΆΘΟΣ</text:p>
          </table:table-cell>
          <table:table-cell/>
          <table:table-cell table:formula="of:=IF(AND([.M221];[.N221]);&quot;ERROR&quot;;&quot;&quot;)">
            <text:p/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HEDNO_biomhxanikoi_MV_7031</text:p>
          </table:table-cell>
          <table:table-cell office:value-type="string" calcext:value-type="string">
            <text:p>Πάτρας</text:p>
          </table:table-cell>
          <table:table-cell office:value-type="float" office:value="19965150" calcext:value-type="float">
            <text:p>1996515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1663760.625" calcext:value-type="float">
            <text:p>1663760,625</text:p>
          </table:table-cell>
          <table:table-cell office:value-type="float" office:value="0" calcext:value-type="float">
            <text:p>0</text:p>
          </table:table-cell>
          <table:table-cell office:value-type="float" office:value="722.625" calcext:value-type="float">
            <text:p>722,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2]+[.J222]&gt;0)" office:value-type="boolean" office:boolean-value="true" calcext:value-type="boolean">
            <text:p>ΣΩΣΤΌ</text:p>
          </table:table-cell>
          <table:table-cell table:formula="of:=IF([.I222]+[.K222]&gt;0)" office:value-type="boolean" office:boolean-value="false" calcext:value-type="boolean">
            <text:p>ΛΆΘΟΣ</text:p>
          </table:table-cell>
          <table:table-cell/>
          <table:table-cell table:formula="of:=IF(AND([.M222];[.N222]);&quot;ERROR&quot;;&quot;&quot;)">
            <text:p/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HEDNO_biomhxanikoi_MV_7032</text:p>
          </table:table-cell>
          <table:table-cell office:value-type="string" calcext:value-type="string">
            <text:p>Πάτρας</text:p>
          </table:table-cell>
          <table:table-cell office:value-type="float" office:value="1305916" calcext:value-type="float">
            <text:p>1305916</text:p>
          </table:table-cell>
          <table:table-cell office:value-type="float" office:value="0" calcext:value-type="float">
            <text:p>0</text:p>
          </table:table-cell>
          <table:table-cell office:value-type="float" office:value="127.5" calcext:value-type="float">
            <text:p>127,5</text:p>
          </table:table-cell>
          <table:table-cell/>
          <table:table-cell office:value-type="float" office:value="108825.083333333" calcext:value-type="float">
            <text:p>108825,083333333</text:p>
          </table:table-cell>
          <table:table-cell office:value-type="float" office:value="0" calcext:value-type="float">
            <text:p>0</text:p>
          </table:table-cell>
          <table:table-cell office:value-type="float" office:value="117.708333333333" calcext:value-type="float">
            <text:p>117,708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3]+[.J223]&gt;0)" office:value-type="boolean" office:boolean-value="true" calcext:value-type="boolean">
            <text:p>ΣΩΣΤΌ</text:p>
          </table:table-cell>
          <table:table-cell table:formula="of:=IF([.I223]+[.K223]&gt;0)" office:value-type="boolean" office:boolean-value="false" calcext:value-type="boolean">
            <text:p>ΛΆΘΟΣ</text:p>
          </table:table-cell>
          <table:table-cell/>
          <table:table-cell table:formula="of:=IF(AND([.M223];[.N223]);&quot;ERROR&quot;;&quot;&quot;)">
            <text:p/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string" calcext:value-type="string">
            <text:p>HEDNO_biomhxanikoi_MV_7033</text:p>
          </table:table-cell>
          <table:table-cell office:value-type="string" calcext:value-type="string">
            <text:p>Πάτρας</text:p>
          </table:table-cell>
          <table:table-cell office:value-type="float" office:value="9686797.5" calcext:value-type="float">
            <text:p>9686797,5</text:p>
          </table:table-cell>
          <table:table-cell office:value-type="float" office:value="0" calcext:value-type="float">
            <text:p>0</text:p>
          </table:table-cell>
          <table:table-cell office:value-type="float" office:value="442.5" calcext:value-type="float">
            <text:p>442,5</text:p>
          </table:table-cell>
          <table:table-cell/>
          <table:table-cell office:value-type="float" office:value="807217.875" calcext:value-type="float">
            <text:p>807217,875</text:p>
          </table:table-cell>
          <table:table-cell office:value-type="float" office:value="0" calcext:value-type="float">
            <text:p>0</text:p>
          </table:table-cell>
          <table:table-cell office:value-type="float" office:value="410.25" calcext:value-type="float">
            <text:p>410,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4]+[.J224]&gt;0)" office:value-type="boolean" office:boolean-value="true" calcext:value-type="boolean">
            <text:p>ΣΩΣΤΌ</text:p>
          </table:table-cell>
          <table:table-cell table:formula="of:=IF([.I224]+[.K224]&gt;0)" office:value-type="boolean" office:boolean-value="false" calcext:value-type="boolean">
            <text:p>ΛΆΘΟΣ</text:p>
          </table:table-cell>
          <table:table-cell/>
          <table:table-cell table:formula="of:=IF(AND([.M224];[.N224]);&quot;ERROR&quot;;&quot;&quot;)">
            <text:p/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string" calcext:value-type="string">
            <text:p>HEDNO_biomhxanikoi_MV_7034</text:p>
          </table:table-cell>
          <table:table-cell office:value-type="string" calcext:value-type="string">
            <text:p>Πάτρας</text:p>
          </table:table-cell>
          <table:table-cell office:value-type="float" office:value="2260039.00000004" calcext:value-type="float">
            <text:p>2260039,00000004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,6</text:p>
          </table:table-cell>
          <table:table-cell/>
          <table:table-cell office:value-type="float" office:value="188336.433333334" calcext:value-type="float">
            <text:p>188336,433333334</text:p>
          </table:table-cell>
          <table:table-cell office:value-type="float" office:value="0" calcext:value-type="float">
            <text:p>0</text:p>
          </table:table-cell>
          <table:table-cell office:value-type="float" office:value="129.666666666667" calcext:value-type="float">
            <text:p>129,6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5]+[.J225]&gt;0)" office:value-type="boolean" office:boolean-value="true" calcext:value-type="boolean">
            <text:p>ΣΩΣΤΌ</text:p>
          </table:table-cell>
          <table:table-cell table:formula="of:=IF([.I225]+[.K225]&gt;0)" office:value-type="boolean" office:boolean-value="false" calcext:value-type="boolean">
            <text:p>ΛΆΘΟΣ</text:p>
          </table:table-cell>
          <table:table-cell/>
          <table:table-cell table:formula="of:=IF(AND([.M225];[.N225]);&quot;ERROR&quot;;&quot;&quot;)">
            <text:p/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HEDNO_biomhxanikoi_MV_7035</text:p>
          </table:table-cell>
          <table:table-cell office:value-type="string" calcext:value-type="string">
            <text:p>Πάτρας</text:p>
          </table:table-cell>
          <table:table-cell office:value-type="float" office:value="12462226" calcext:value-type="float">
            <text:p>1246222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038515.83333333" calcext:value-type="float">
            <text:p>1038515,83333333</text:p>
          </table:table-cell>
          <table:table-cell office:value-type="float" office:value="0" calcext:value-type="float">
            <text:p>0</text:p>
          </table:table-cell>
          <table:table-cell office:value-type="float" office:value="545.666666666667" calcext:value-type="float">
            <text:p>545,6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6]+[.J226]&gt;0)" office:value-type="boolean" office:boolean-value="true" calcext:value-type="boolean">
            <text:p>ΣΩΣΤΌ</text:p>
          </table:table-cell>
          <table:table-cell table:formula="of:=IF([.I226]+[.K226]&gt;0)" office:value-type="boolean" office:boolean-value="false" calcext:value-type="boolean">
            <text:p>ΛΆΘΟΣ</text:p>
          </table:table-cell>
          <table:table-cell/>
          <table:table-cell table:formula="of:=IF(AND([.M226];[.N226]);&quot;ERROR&quot;;&quot;&quot;)">
            <text:p/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string" calcext:value-type="string">
            <text:p>HEDNO_biomhxanikoi_MV_7036</text:p>
          </table:table-cell>
          <table:table-cell office:value-type="string" calcext:value-type="string">
            <text:p>Πάτρας</text:p>
          </table:table-cell>
          <table:table-cell office:value-type="float" office:value="149139.600000009" calcext:value-type="float">
            <text:p>149139,600000009</text:p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,8</text:p>
          </table:table-cell>
          <table:table-cell/>
          <table:table-cell office:value-type="float" office:value="12428.2333333334" calcext:value-type="float">
            <text:p>12428,2333333334</text:p>
          </table:table-cell>
          <table:table-cell office:value-type="float" office:value="0" calcext:value-type="float">
            <text:p>0</text:p>
          </table:table-cell>
          <table:table-cell office:value-type="float" office:value="32.7666666666667" calcext:value-type="float">
            <text:p>32,76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7]+[.J227]&gt;0)" office:value-type="boolean" office:boolean-value="true" calcext:value-type="boolean">
            <text:p>ΣΩΣΤΌ</text:p>
          </table:table-cell>
          <table:table-cell table:formula="of:=IF([.I227]+[.K227]&gt;0)" office:value-type="boolean" office:boolean-value="false" calcext:value-type="boolean">
            <text:p>ΛΆΘΟΣ</text:p>
          </table:table-cell>
          <table:table-cell/>
          <table:table-cell table:formula="of:=IF(AND([.M227];[.N227]);&quot;ERROR&quot;;&quot;&quot;)">
            <text:p/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HEDNO_biomhxanikoi_MV_7037</text:p>
          </table:table-cell>
          <table:table-cell office:value-type="string" calcext:value-type="string">
            <text:p>Πάτρας</text:p>
          </table:table-cell>
          <table:table-cell office:value-type="float" office:value="235771" calcext:value-type="float">
            <text:p>23577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647" calcext:value-type="float">
            <text:p>19647</text:p>
          </table:table-cell>
          <table:table-cell office:value-type="float" office:value="0" calcext:value-type="float">
            <text:p>0</text:p>
          </table:table-cell>
          <table:table-cell office:value-type="float" office:value="12.3333333333333" calcext:value-type="float">
            <text:p>12,3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8]+[.J228]&gt;0)" office:value-type="boolean" office:boolean-value="true" calcext:value-type="boolean">
            <text:p>ΣΩΣΤΌ</text:p>
          </table:table-cell>
          <table:table-cell table:formula="of:=IF([.I228]+[.K228]&gt;0)" office:value-type="boolean" office:boolean-value="false" calcext:value-type="boolean">
            <text:p>ΛΆΘΟΣ</text:p>
          </table:table-cell>
          <table:table-cell/>
          <table:table-cell table:formula="of:=IF(AND([.M228];[.N228]);&quot;ERROR&quot;;&quot;&quot;)">
            <text:p/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string" calcext:value-type="string">
            <text:p>HEDNO_biomhxanikoi_MV_7038</text:p>
          </table:table-cell>
          <table:table-cell office:value-type="string" calcext:value-type="string">
            <text:p>Πάτρας</text:p>
          </table:table-cell>
          <table:table-cell office:value-type="float" office:value="14760.2000000012" calcext:value-type="float">
            <text:p>14760,200000001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0.883333333333333" calcext:value-type="float">
            <text:p>0,88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29]+[.J229]&gt;0)" office:value-type="boolean" office:boolean-value="true" calcext:value-type="boolean">
            <text:p>ΣΩΣΤΌ</text:p>
          </table:table-cell>
          <table:table-cell table:formula="of:=IF([.I229]+[.K229]&gt;0)" office:value-type="boolean" office:boolean-value="false" calcext:value-type="boolean">
            <text:p>ΛΆΘΟΣ</text:p>
          </table:table-cell>
          <table:table-cell/>
          <table:table-cell table:formula="of:=IF(AND([.M229];[.N229]);&quot;ERROR&quot;;&quot;&quot;)">
            <text:p/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HEDNO_biomhxanikoi_MV_7039</text:p>
          </table:table-cell>
          <table:table-cell office:value-type="string" calcext:value-type="string">
            <text:p>Πάτρας</text:p>
          </table:table-cell>
          <table:table-cell office:value-type="float" office:value="617037.000000016" calcext:value-type="float">
            <text:p>617037,000000016</text:p>
          </table:table-cell>
          <table:table-cell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/>
          <table:table-cell office:value-type="float" office:value="51419.6666666667" calcext:value-type="float">
            <text:p>51419,6666666667</text:p>
          </table:table-cell>
          <table:table-cell office:value-type="float" office:value="0" calcext:value-type="float">
            <text:p>0</text:p>
          </table:table-cell>
          <table:table-cell office:value-type="float" office:value="40.6333333333333" calcext:value-type="float">
            <text:p>40,6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0]+[.J230]&gt;0)" office:value-type="boolean" office:boolean-value="true" calcext:value-type="boolean">
            <text:p>ΣΩΣΤΌ</text:p>
          </table:table-cell>
          <table:table-cell table:formula="of:=IF([.I230]+[.K230]&gt;0)" office:value-type="boolean" office:boolean-value="false" calcext:value-type="boolean">
            <text:p>ΛΆΘΟΣ</text:p>
          </table:table-cell>
          <table:table-cell/>
          <table:table-cell table:formula="of:=IF(AND([.M230];[.N230]);&quot;ERROR&quot;;&quot;&quot;)">
            <text:p/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HEDNO_biomhxanikoi_MV_7040</text:p>
          </table:table-cell>
          <table:table-cell office:value-type="string" calcext:value-type="string">
            <text:p>Βόλου</text:p>
          </table:table-cell>
          <table:table-cell office:value-type="float" office:value="40325.9200000001" calcext:value-type="float">
            <text:p>40325,9200000001</text:p>
          </table:table-cell>
          <table:table-cell office:value-type="float" office:value="0" calcext:value-type="float">
            <text:p>0</text:p>
          </table:table-cell>
          <table:table-cell office:value-type="float" office:value="20.88" calcext:value-type="float">
            <text:p>20,88</text:p>
          </table:table-cell>
          <table:table-cell/>
          <table:table-cell office:value-type="float" office:value="3360.38666666667" calcext:value-type="float">
            <text:p>3360,3866666667</text:p>
          </table:table-cell>
          <table:table-cell office:value-type="float" office:value="0" calcext:value-type="float">
            <text:p>0</text:p>
          </table:table-cell>
          <table:table-cell office:value-type="float" office:value="11.2933333333333" calcext:value-type="float">
            <text:p>11,29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1]+[.J231]&gt;0)" office:value-type="boolean" office:boolean-value="true" calcext:value-type="boolean">
            <text:p>ΣΩΣΤΌ</text:p>
          </table:table-cell>
          <table:table-cell table:formula="of:=IF([.I231]+[.K231]&gt;0)" office:value-type="boolean" office:boolean-value="false" calcext:value-type="boolean">
            <text:p>ΛΆΘΟΣ</text:p>
          </table:table-cell>
          <table:table-cell/>
          <table:table-cell table:formula="of:=IF(AND([.M231];[.N231]);&quot;ERROR&quot;;&quot;&quot;)">
            <text:p/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string" calcext:value-type="string">
            <text:p>HEDNO_biomhxanikoi_MV_7041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78742.2000000151" calcext:value-type="float">
            <text:p>78742,2000000151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,4</text:p>
          </table:table-cell>
          <table:table-cell/>
          <table:table-cell office:value-type="float" office:value="6561.78333333344" calcext:value-type="float">
            <text:p>6561,7833333334</text:p>
          </table:table-cell>
          <table:table-cell office:value-type="float" office:value="0" calcext:value-type="float">
            <text:p>0</text:p>
          </table:table-cell>
          <table:table-cell office:value-type="float" office:value="10.7333333333333" calcext:value-type="float">
            <text:p>10,73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2]+[.J232]&gt;0)" office:value-type="boolean" office:boolean-value="true" calcext:value-type="boolean">
            <text:p>ΣΩΣΤΌ</text:p>
          </table:table-cell>
          <table:table-cell table:formula="of:=IF([.I232]+[.K232]&gt;0)" office:value-type="boolean" office:boolean-value="false" calcext:value-type="boolean">
            <text:p>ΛΆΘΟΣ</text:p>
          </table:table-cell>
          <table:table-cell/>
          <table:table-cell table:formula="of:=IF(AND([.M232];[.N232]);&quot;ERROR&quot;;&quot;&quot;)">
            <text:p/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HEDNO_biomhxanikoi_MV_7042</text:p>
          </table:table-cell>
          <table:table-cell office:value-type="string" calcext:value-type="string">
            <text:p>Μ.Τ Περ. Περιστερίου</text:p>
          </table:table-cell>
          <table:table-cell office:value-type="float" office:value="601058.3" calcext:value-type="float">
            <text:p>601058,3</text:p>
          </table:table-cell>
          <table:table-cell office:value-type="float" office:value="0" calcext:value-type="float">
            <text:p>0</text:p>
          </table:table-cell>
          <table:table-cell office:value-type="float" office:value="62.08" calcext:value-type="float">
            <text:p>62,08</text:p>
          </table:table-cell>
          <table:table-cell/>
          <table:table-cell office:value-type="float" office:value="50087.4216666667" calcext:value-type="float">
            <text:p>50087,4216666667</text:p>
          </table:table-cell>
          <table:table-cell office:value-type="float" office:value="0" calcext:value-type="float">
            <text:p>0</text:p>
          </table:table-cell>
          <table:table-cell office:value-type="float" office:value="53.68" calcext:value-type="float">
            <text:p>53,6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3]+[.J233]&gt;0)" office:value-type="boolean" office:boolean-value="true" calcext:value-type="boolean">
            <text:p>ΣΩΣΤΌ</text:p>
          </table:table-cell>
          <table:table-cell table:formula="of:=IF([.I233]+[.K233]&gt;0)" office:value-type="boolean" office:boolean-value="false" calcext:value-type="boolean">
            <text:p>ΛΆΘΟΣ</text:p>
          </table:table-cell>
          <table:table-cell/>
          <table:table-cell table:formula="of:=IF(AND([.M233];[.N233]);&quot;ERROR&quot;;&quot;&quot;)">
            <text:p/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string" calcext:value-type="string">
            <text:p>HEDNO_biomhxanikoi_MV_7043</text:p>
          </table:table-cell>
          <table:table-cell office:value-type="string" calcext:value-type="string">
            <text:p>Πάτρας</text:p>
          </table:table-cell>
          <table:table-cell office:value-type="float" office:value="19940469" calcext:value-type="float">
            <text:p>19940469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1661697.25" calcext:value-type="float">
            <text:p>1661697,25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4]+[.J234]&gt;0)" office:value-type="boolean" office:boolean-value="true" calcext:value-type="boolean">
            <text:p>ΣΩΣΤΌ</text:p>
          </table:table-cell>
          <table:table-cell table:formula="of:=IF([.I234]+[.K234]&gt;0)" office:value-type="boolean" office:boolean-value="false" calcext:value-type="boolean">
            <text:p>ΛΆΘΟΣ</text:p>
          </table:table-cell>
          <table:table-cell/>
          <table:table-cell table:formula="of:=IF(AND([.M234];[.N234]);&quot;ERROR&quot;;&quot;&quot;)">
            <text:p/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string" calcext:value-type="string">
            <text:p>HEDNO_biomhxanikoi_MV_7044</text:p>
          </table:table-cell>
          <table:table-cell office:value-type="string" calcext:value-type="string">
            <text:p>Κεντρ. Θεσ/κης</text:p>
          </table:table-cell>
          <table:table-cell office:value-type="float" office:value="198956.52" calcext:value-type="float">
            <text:p>198956,5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579.4" calcext:value-type="float">
            <text:p>16579,4</text:p>
          </table:table-cell>
          <table:table-cell office:value-type="float" office:value="0" calcext:value-type="float">
            <text:p>0</text:p>
          </table:table-cell>
          <table:table-cell office:value-type="float" office:value="18.89" calcext:value-type="float">
            <text:p>18,8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5]+[.J235]&gt;0)" office:value-type="boolean" office:boolean-value="true" calcext:value-type="boolean">
            <text:p>ΣΩΣΤΌ</text:p>
          </table:table-cell>
          <table:table-cell table:formula="of:=IF([.I235]+[.K235]&gt;0)" office:value-type="boolean" office:boolean-value="false" calcext:value-type="boolean">
            <text:p>ΛΆΘΟΣ</text:p>
          </table:table-cell>
          <table:table-cell/>
          <table:table-cell table:formula="of:=IF(AND([.M235];[.N235]);&quot;ERROR&quot;;&quot;&quot;)">
            <text:p/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HEDNO_biomhxanikoi_MV_7045</text:p>
          </table:table-cell>
          <table:table-cell office:value-type="string" calcext:value-type="string">
            <text:p>Δυτ. Θεσ/κης</text:p>
          </table:table-cell>
          <table:table-cell office:value-type="float" office:value="225992.239999994" calcext:value-type="float">
            <text:p>225992,239999994</text:p>
          </table:table-cell>
          <table:table-cell office:value-type="float" office:value="0" calcext:value-type="float">
            <text:p>0</text:p>
          </table:table-cell>
          <table:table-cell office:value-type="float" office:value="65.12" calcext:value-type="float">
            <text:p>65,12</text:p>
          </table:table-cell>
          <table:table-cell/>
          <table:table-cell office:value-type="float" office:value="18832.5266666667" calcext:value-type="float">
            <text:p>18832,5266666667</text:p>
          </table:table-cell>
          <table:table-cell office:value-type="float" office:value="0" calcext:value-type="float">
            <text:p>0</text:p>
          </table:table-cell>
          <table:table-cell office:value-type="float" office:value="59.22" calcext:value-type="float">
            <text:p>59,2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6]+[.J236]&gt;0)" office:value-type="boolean" office:boolean-value="true" calcext:value-type="boolean">
            <text:p>ΣΩΣΤΌ</text:p>
          </table:table-cell>
          <table:table-cell table:formula="of:=IF([.I236]+[.K236]&gt;0)" office:value-type="boolean" office:boolean-value="false" calcext:value-type="boolean">
            <text:p>ΛΆΘΟΣ</text:p>
          </table:table-cell>
          <table:table-cell/>
          <table:table-cell table:formula="of:=IF(AND([.M236];[.N236]);&quot;ERROR&quot;;&quot;&quot;)">
            <text:p/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HEDNO_biomhxanikoi_MV_7046</text:p>
          </table:table-cell>
          <table:table-cell office:value-type="string" calcext:value-type="string">
            <text:p>Βόλου</text:p>
          </table:table-cell>
          <table:table-cell office:value-type="float" office:value="3556472.49999997" calcext:value-type="float">
            <text:p>3556472,49999997</text:p>
          </table:table-cell>
          <table:table-cell office:value-type="float" office:value="0" calcext:value-type="float">
            <text:p>0</text:p>
          </table:table-cell>
          <table:table-cell office:value-type="float" office:value="303.7" calcext:value-type="float">
            <text:p>303,7</text:p>
          </table:table-cell>
          <table:table-cell/>
          <table:table-cell office:value-type="float" office:value="296370.558333333" calcext:value-type="float">
            <text:p>296370,558333333</text:p>
          </table:table-cell>
          <table:table-cell office:value-type="float" office:value="0" calcext:value-type="float">
            <text:p>0</text:p>
          </table:table-cell>
          <table:table-cell office:value-type="float" office:value="227.141666666667" calcext:value-type="float">
            <text:p>227,141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7]+[.J237]&gt;0)" office:value-type="boolean" office:boolean-value="true" calcext:value-type="boolean">
            <text:p>ΣΩΣΤΌ</text:p>
          </table:table-cell>
          <table:table-cell table:formula="of:=IF([.I237]+[.K237]&gt;0)" office:value-type="boolean" office:boolean-value="false" calcext:value-type="boolean">
            <text:p>ΛΆΘΟΣ</text:p>
          </table:table-cell>
          <table:table-cell/>
          <table:table-cell table:formula="of:=IF(AND([.M237];[.N237]);&quot;ERROR&quot;;&quot;&quot;)">
            <text:p/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HEDNO_biomhxanikoi_MV_7047</text:p>
          </table:table-cell>
          <table:table-cell office:value-type="string" calcext:value-type="string">
            <text:p>Βόλου</text:p>
          </table:table-cell>
          <table:table-cell office:value-type="float" office:value="139462.399999998" calcext:value-type="float">
            <text:p>139462,3999999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621.6933333333" calcext:value-type="float">
            <text:p>11621,6933333333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,8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8]+[.J238]&gt;0)" office:value-type="boolean" office:boolean-value="true" calcext:value-type="boolean">
            <text:p>ΣΩΣΤΌ</text:p>
          </table:table-cell>
          <table:table-cell table:formula="of:=IF([.I238]+[.K238]&gt;0)" office:value-type="boolean" office:boolean-value="false" calcext:value-type="boolean">
            <text:p>ΛΆΘΟΣ</text:p>
          </table:table-cell>
          <table:table-cell/>
          <table:table-cell table:formula="of:=IF(AND([.M238];[.N238]);&quot;ERROR&quot;;&quot;&quot;)">
            <text:p/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string" calcext:value-type="string">
            <text:p>HEDNO_biomhxanikoi_MV_7048</text:p>
          </table:table-cell>
          <table:table-cell office:value-type="string" calcext:value-type="string">
            <text:p>Κιλκίς</text:p>
          </table:table-cell>
          <table:table-cell office:value-type="float" office:value="1194649.80000003" calcext:value-type="float">
            <text:p>1194649,80000003</text:p>
          </table:table-cell>
          <table:table-cell office:value-type="float" office:value="0" calcext:value-type="float">
            <text:p>0</text:p>
          </table:table-cell>
          <table:table-cell office:value-type="float" office:value="114.84" calcext:value-type="float">
            <text:p>114,84</text:p>
          </table:table-cell>
          <table:table-cell/>
          <table:table-cell office:value-type="float" office:value="99553.69" calcext:value-type="float">
            <text:p>99553,69</text:p>
          </table:table-cell>
          <table:table-cell office:value-type="float" office:value="0" calcext:value-type="float">
            <text:p>0</text:p>
          </table:table-cell>
          <table:table-cell office:value-type="float" office:value="103.23" calcext:value-type="float">
            <text:p>103,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39]+[.J239]&gt;0)" office:value-type="boolean" office:boolean-value="true" calcext:value-type="boolean">
            <text:p>ΣΩΣΤΌ</text:p>
          </table:table-cell>
          <table:table-cell table:formula="of:=IF([.I239]+[.K239]&gt;0)" office:value-type="boolean" office:boolean-value="false" calcext:value-type="boolean">
            <text:p>ΛΆΘΟΣ</text:p>
          </table:table-cell>
          <table:table-cell/>
          <table:table-cell table:formula="of:=IF(AND([.M239];[.N239]);&quot;ERROR&quot;;&quot;&quot;)">
            <text:p/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HEDNO_biomhxanikoi_MV_7049</text:p>
          </table:table-cell>
          <table:table-cell office:value-type="string" calcext:value-type="string">
            <text:p>Πάτρας</text:p>
          </table:table-cell>
          <table:table-cell office:value-type="float" office:value="178558.800000002" calcext:value-type="float">
            <text:p>178558,800000002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,3</text:p>
          </table:table-cell>
          <table:table-cell/>
          <table:table-cell office:value-type="float" office:value="14879.8333333332" calcext:value-type="float">
            <text:p>14879,8333333332</text:p>
          </table:table-cell>
          <table:table-cell office:value-type="float" office:value="0" calcext:value-type="float">
            <text:p>0</text:p>
          </table:table-cell>
          <table:table-cell office:value-type="float" office:value="27.6833333333333" calcext:value-type="float">
            <text:p>27,68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40]+[.J240]&gt;0)" office:value-type="boolean" office:boolean-value="true" calcext:value-type="boolean">
            <text:p>ΣΩΣΤΌ</text:p>
          </table:table-cell>
          <table:table-cell table:formula="of:=IF([.I240]+[.K240]&gt;0)" office:value-type="boolean" office:boolean-value="false" calcext:value-type="boolean">
            <text:p>ΛΆΘΟΣ</text:p>
          </table:table-cell>
          <table:table-cell/>
          <table:table-cell table:formula="of:=IF(AND([.M240];[.N240]);&quot;ERROR&quot;;&quot;&quot;)">
            <text:p/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HEDNO_biomhxanikoi_MV_7050</text:p>
          </table:table-cell>
          <table:table-cell office:value-type="string" calcext:value-type="string">
            <text:p>Δυτ. Θεσ/κης</text:p>
          </table:table-cell>
          <table:table-cell office:value-type="float" office:value="222432.200000001" calcext:value-type="float">
            <text:p>222432,200000001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,2</text:p>
          </table:table-cell>
          <table:table-cell/>
          <table:table-cell office:value-type="float" office:value="18535.7666666666" calcext:value-type="float">
            <text:p>18535,7666666666</text:p>
          </table:table-cell>
          <table:table-cell office:value-type="float" office:value="0" calcext:value-type="float">
            <text:p>0</text:p>
          </table:table-cell>
          <table:table-cell office:value-type="float" office:value="57.55" calcext:value-type="float">
            <text:p>57,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41]+[.J241]&gt;0)" office:value-type="boolean" office:boolean-value="true" calcext:value-type="boolean">
            <text:p>ΣΩΣΤΌ</text:p>
          </table:table-cell>
          <table:table-cell table:formula="of:=IF([.I241]+[.K241]&gt;0)" office:value-type="boolean" office:boolean-value="false" calcext:value-type="boolean">
            <text:p>ΛΆΘΟΣ</text:p>
          </table:table-cell>
          <table:table-cell/>
          <table:table-cell table:formula="of:=IF(AND([.M241];[.N241]);&quot;ERROR&quot;;&quot;&quot;)">
            <text:p/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HEDNO_epaggelmatikoi_8001</text:p>
          </table:table-cell>
          <table:table-cell office:value-type="string" calcext:value-type="string">
            <text:p>Δυτ. Θεσ/κης</text:p>
          </table:table-cell>
          <table:table-cell office:value-type="float" office:value="104005.919999996" calcext:value-type="float">
            <text:p>104005,919999996</text:p>
          </table:table-cell>
          <table:table-cell office:value-type="float" office:value="0" calcext:value-type="float">
            <text:p>0</text:p>
          </table:table-cell>
          <table:table-cell office:value-type="float" office:value="33.872" calcext:value-type="float">
            <text:p>33,872</text:p>
          </table:table-cell>
          <table:table-cell/>
          <table:table-cell office:value-type="float" office:value="8667.15666666666" calcext:value-type="float">
            <text:p>8667,1566666667</text:p>
          </table:table-cell>
          <table:table-cell office:value-type="float" office:value="0" calcext:value-type="float">
            <text:p>0</text:p>
          </table:table-cell>
          <table:table-cell office:value-type="float" office:value="28.7853333333333" calcext:value-type="float">
            <text:p>28,785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42]+[.J242]&gt;0)" office:value-type="boolean" office:boolean-value="true" calcext:value-type="boolean">
            <text:p>ΣΩΣΤΌ</text:p>
          </table:table-cell>
          <table:table-cell table:formula="of:=IF([.I242]+[.K242]&gt;0)" office:value-type="boolean" office:boolean-value="false" calcext:value-type="boolean">
            <text:p>ΛΆΘΟΣ</text:p>
          </table:table-cell>
          <table:table-cell/>
          <table:table-cell table:formula="of:=IF(AND([.M242];[.N242]);&quot;ERROR&quot;;&quot;&quot;)">
            <text:p/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HEDNO_epaggelmatikoi_8002</text:p>
          </table:table-cell>
          <table:table-cell office:value-type="string" calcext:value-type="string">
            <text:p>Κορωπίου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43]+[.J243]&gt;0)" office:value-type="boolean" office:boolean-value="false" calcext:value-type="boolean">
            <text:p>ΛΆΘΟΣ</text:p>
          </table:table-cell>
          <table:table-cell table:formula="of:=IF([.I243]+[.K243]&gt;0)" office:value-type="boolean" office:boolean-value="false" calcext:value-type="boolean">
            <text:p>ΛΆΘΟΣ</text:p>
          </table:table-cell>
          <table:table-cell/>
          <table:table-cell table:formula="of:=IF(AND([.M243];[.N243]);&quot;ERROR&quot;;&quot;&quot;)">
            <text:p/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HEDNO_epaggelmatikoi_8003</text:p>
          </table:table-cell>
          <table:table-cell office:value-type="string" calcext:value-type="string">
            <text:p>Καβάλας</text:p>
          </table:table-cell>
          <table:table-cell office:value-type="float" office:value="157844.096000001" calcext:value-type="float">
            <text:p>157844,096000001</text:p>
          </table:table-cell>
          <table:table-cell office:value-type="float" office:value="0" calcext:value-type="float">
            <text:p>0</text:p>
          </table:table-cell>
          <table:table-cell office:value-type="float" office:value="23.072" calcext:value-type="float">
            <text:p>23,072</text:p>
          </table:table-cell>
          <table:table-cell/>
          <table:table-cell office:value-type="float" office:value="13153.569" calcext:value-type="float">
            <text:p>13153,569</text:p>
          </table:table-cell>
          <table:table-cell office:value-type="float" office:value="0" calcext:value-type="float">
            <text:p>0</text:p>
          </table:table-cell>
          <table:table-cell office:value-type="float" office:value="19.0656666666667" calcext:value-type="float">
            <text:p>19,065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44]+[.J244]&gt;0)" office:value-type="boolean" office:boolean-value="true" calcext:value-type="boolean">
            <text:p>ΣΩΣΤΌ</text:p>
          </table:table-cell>
          <table:table-cell table:formula="of:=IF([.I244]+[.K244]&gt;0)" office:value-type="boolean" office:boolean-value="false" calcext:value-type="boolean">
            <text:p>ΛΆΘΟΣ</text:p>
          </table:table-cell>
          <table:table-cell/>
          <table:table-cell table:formula="of:=IF(AND([.M244];[.N244]);&quot;ERROR&quot;;&quot;&quot;)">
            <text:p/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HEDNO_epaggelmatikoi_8004</text:p>
          </table:table-cell>
          <table:table-cell office:value-type="string" calcext:value-type="string">
            <text:p>Ν.Ιωνι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45]+[.J245]&gt;0)" office:value-type="boolean" office:boolean-value="false" calcext:value-type="boolean">
            <text:p>ΛΆΘΟΣ</text:p>
          </table:table-cell>
          <table:table-cell table:formula="of:=IF([.I245]+[.K245]&gt;0)" office:value-type="boolean" office:boolean-value="false" calcext:value-type="boolean">
            <text:p>ΛΆΘΟΣ</text:p>
          </table:table-cell>
          <table:table-cell/>
          <table:table-cell table:formula="of:=IF(AND([.M245];[.N245]);&quot;ERROR&quot;;&quot;&quot;)">
            <text:p/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HEDNO_epaggelmatikoi_8005</text:p>
          </table:table-cell>
          <table:table-cell office:value-type="string" calcext:value-type="string">
            <text:p>Βόλου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46]+[.J246]&gt;0)" office:value-type="boolean" office:boolean-value="false" calcext:value-type="boolean">
            <text:p>ΛΆΘΟΣ</text:p>
          </table:table-cell>
          <table:table-cell table:formula="of:=IF([.I246]+[.K246]&gt;0)" office:value-type="boolean" office:boolean-value="false" calcext:value-type="boolean">
            <text:p>ΛΆΘΟΣ</text:p>
          </table:table-cell>
          <table:table-cell/>
          <table:table-cell table:formula="of:=IF(AND([.M246];[.N246]);&quot;ERROR&quot;;&quot;&quot;)">
            <text:p/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HEDNO_epaggelmatikoi_8006</text:p>
          </table:table-cell>
          <table:table-cell office:value-type="string" calcext:value-type="string">
            <text:p>Δυτ. Θεσ/κης</text:p>
          </table:table-cell>
          <table:table-cell office:value-type="float" office:value="70974.48" calcext:value-type="float">
            <text:p>70974,48</text:p>
          </table:table-cell>
          <table:table-cell office:value-type="float" office:value="0" calcext:value-type="float">
            <text:p>0</text:p>
          </table:table-cell>
          <table:table-cell office:value-type="float" office:value="8.056" calcext:value-type="float">
            <text:p>8,056</text:p>
          </table:table-cell>
          <table:table-cell/>
          <table:table-cell office:value-type="float" office:value="5914.49133333333" calcext:value-type="float">
            <text:p>5914,4913333333</text:p>
          </table:table-cell>
          <table:table-cell office:value-type="float" office:value="0" calcext:value-type="float">
            <text:p>0</text:p>
          </table:table-cell>
          <table:table-cell office:value-type="float" office:value="6.93466666666667" calcext:value-type="float">
            <text:p>6,934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47]+[.J247]&gt;0)" office:value-type="boolean" office:boolean-value="true" calcext:value-type="boolean">
            <text:p>ΣΩΣΤΌ</text:p>
          </table:table-cell>
          <table:table-cell table:formula="of:=IF([.I247]+[.K247]&gt;0)" office:value-type="boolean" office:boolean-value="false" calcext:value-type="boolean">
            <text:p>ΛΆΘΟΣ</text:p>
          </table:table-cell>
          <table:table-cell/>
          <table:table-cell table:formula="of:=IF(AND([.M247];[.N247]);&quot;ERROR&quot;;&quot;&quot;)">
            <text:p/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HEDNO_epaggelmatikoi_8007</text:p>
          </table:table-cell>
          <table:table-cell office:value-type="string" calcext:value-type="string">
            <text:p>Κορωπίου</text:p>
          </table:table-cell>
          <table:table-cell office:value-type="float" office:value="61666.6800000023" calcext:value-type="float">
            <text:p>61666,6800000023</text:p>
          </table:table-cell>
          <table:table-cell office:value-type="float" office:value="0" calcext:value-type="float">
            <text:p>0</text:p>
          </table:table-cell>
          <table:table-cell office:value-type="float" office:value="9.724" calcext:value-type="float">
            <text:p>9,724</text:p>
          </table:table-cell>
          <table:table-cell/>
          <table:table-cell office:value-type="float" office:value="5138.82233333333" calcext:value-type="float">
            <text:p>5138,8223333333</text:p>
          </table:table-cell>
          <table:table-cell office:value-type="float" office:value="0" calcext:value-type="float">
            <text:p>0</text:p>
          </table:table-cell>
          <table:table-cell office:value-type="float" office:value="7.89766666666667" calcext:value-type="float">
            <text:p>7,89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48]+[.J248]&gt;0)" office:value-type="boolean" office:boolean-value="true" calcext:value-type="boolean">
            <text:p>ΣΩΣΤΌ</text:p>
          </table:table-cell>
          <table:table-cell table:formula="of:=IF([.I248]+[.K248]&gt;0)" office:value-type="boolean" office:boolean-value="false" calcext:value-type="boolean">
            <text:p>ΛΆΘΟΣ</text:p>
          </table:table-cell>
          <table:table-cell/>
          <table:table-cell table:formula="of:=IF(AND([.M248];[.N248]);&quot;ERROR&quot;;&quot;&quot;)">
            <text:p/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HEDNO_epaggelmatikoi_8008</text:p>
          </table:table-cell>
          <table:table-cell office:value-type="string" calcext:value-type="string">
            <text:p>Κορωπίου</text:p>
          </table:table-cell>
          <table:table-cell office:value-type="float" office:value="153607.016" calcext:value-type="float">
            <text:p>153607,016</text:p>
          </table:table-cell>
          <table:table-cell office:value-type="float" office:value="0" calcext:value-type="float">
            <text:p>0</text:p>
          </table:table-cell>
          <table:table-cell office:value-type="float" office:value="29.272" calcext:value-type="float">
            <text:p>29,272</text:p>
          </table:table-cell>
          <table:table-cell/>
          <table:table-cell office:value-type="float" office:value="12799.8366666667" calcext:value-type="float">
            <text:p>12799,8366666667</text:p>
          </table:table-cell>
          <table:table-cell office:value-type="float" office:value="0" calcext:value-type="float">
            <text:p>0</text:p>
          </table:table-cell>
          <table:table-cell office:value-type="float" office:value="14.6283333333333" calcext:value-type="float">
            <text:p>14,628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49]+[.J249]&gt;0)" office:value-type="boolean" office:boolean-value="true" calcext:value-type="boolean">
            <text:p>ΣΩΣΤΌ</text:p>
          </table:table-cell>
          <table:table-cell table:formula="of:=IF([.I249]+[.K249]&gt;0)" office:value-type="boolean" office:boolean-value="false" calcext:value-type="boolean">
            <text:p>ΛΆΘΟΣ</text:p>
          </table:table-cell>
          <table:table-cell/>
          <table:table-cell table:formula="of:=IF(AND([.M249];[.N249]);&quot;ERROR&quot;;&quot;&quot;)">
            <text:p/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HEDNO_epaggelmatikoi_8009</text:p>
          </table:table-cell>
          <table:table-cell office:value-type="string" calcext:value-type="string">
            <text:p>Κορωπίου</text:p>
          </table:table-cell>
          <table:table-cell office:value-type="float" office:value="3605.21000000234" calcext:value-type="float">
            <text:p>3605,2100000023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,05</text:p>
          </table:table-cell>
          <table:table-cell/>
          <table:table-cell office:value-type="float" office:value="300.434166666669" calcext:value-type="float">
            <text:p>300,4341666667</text:p>
          </table:table-cell>
          <table:table-cell office:value-type="float" office:value="0" calcext:value-type="float">
            <text:p>0</text:p>
          </table:table-cell>
          <table:table-cell office:value-type="float" office:value="1.18083333333333" calcext:value-type="float">
            <text:p>1,1808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0]+[.J250]&gt;0)" office:value-type="boolean" office:boolean-value="true" calcext:value-type="boolean">
            <text:p>ΣΩΣΤΌ</text:p>
          </table:table-cell>
          <table:table-cell table:formula="of:=IF([.I250]+[.K250]&gt;0)" office:value-type="boolean" office:boolean-value="false" calcext:value-type="boolean">
            <text:p>ΛΆΘΟΣ</text:p>
          </table:table-cell>
          <table:table-cell/>
          <table:table-cell table:formula="of:=IF(AND([.M250];[.N250]);&quot;ERROR&quot;;&quot;&quot;)">
            <text:p/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string" calcext:value-type="string">
            <text:p>HEDNO_epaggelmatikoi_8010</text:p>
          </table:table-cell>
          <table:table-cell office:value-type="string" calcext:value-type="string">
            <text:p>Πάτρας</text:p>
          </table:table-cell>
          <table:table-cell office:value-type="float" office:value="88957.6120000013" calcext:value-type="float">
            <text:p>88957,6120000013</text:p>
          </table:table-cell>
          <table:table-cell office:value-type="float" office:value="0" calcext:value-type="float">
            <text:p>0</text:p>
          </table:table-cell>
          <table:table-cell office:value-type="float" office:value="24.972" calcext:value-type="float">
            <text:p>24,972</text:p>
          </table:table-cell>
          <table:table-cell/>
          <table:table-cell office:value-type="float" office:value="7413.05366666667" calcext:value-type="float">
            <text:p>7413,0536666667</text:p>
          </table:table-cell>
          <table:table-cell office:value-type="float" office:value="0" calcext:value-type="float">
            <text:p>0</text:p>
          </table:table-cell>
          <table:table-cell office:value-type="float" office:value="19.1656666666667" calcext:value-type="float">
            <text:p>19,165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1]+[.J251]&gt;0)" office:value-type="boolean" office:boolean-value="true" calcext:value-type="boolean">
            <text:p>ΣΩΣΤΌ</text:p>
          </table:table-cell>
          <table:table-cell table:formula="of:=IF([.I251]+[.K251]&gt;0)" office:value-type="boolean" office:boolean-value="false" calcext:value-type="boolean">
            <text:p>ΛΆΘΟΣ</text:p>
          </table:table-cell>
          <table:table-cell/>
          <table:table-cell table:formula="of:=IF(AND([.M251];[.N251]);&quot;ERROR&quot;;&quot;&quot;)">
            <text:p/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HEDNO_epaggelmatikoi_8011</text:p>
          </table:table-cell>
          <table:table-cell office:value-type="string" calcext:value-type="string">
            <text:p>Πάτρας</text:p>
          </table:table-cell>
          <table:table-cell office:value-type="float" office:value="61221.6360000001" calcext:value-type="float">
            <text:p>61221,6360000001</text:p>
          </table:table-cell>
          <table:table-cell office:value-type="float" office:value="0" calcext:value-type="float">
            <text:p>0</text:p>
          </table:table-cell>
          <table:table-cell office:value-type="float" office:value="29.608" calcext:value-type="float">
            <text:p>29,608</text:p>
          </table:table-cell>
          <table:table-cell/>
          <table:table-cell office:value-type="float" office:value="5100.558" calcext:value-type="float">
            <text:p>5100,558</text:p>
          </table:table-cell>
          <table:table-cell office:value-type="float" office:value="0" calcext:value-type="float">
            <text:p>0</text:p>
          </table:table-cell>
          <table:table-cell office:value-type="float" office:value="18.0866666666667" calcext:value-type="float">
            <text:p>18,08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2]+[.J252]&gt;0)" office:value-type="boolean" office:boolean-value="true" calcext:value-type="boolean">
            <text:p>ΣΩΣΤΌ</text:p>
          </table:table-cell>
          <table:table-cell table:formula="of:=IF([.I252]+[.K252]&gt;0)" office:value-type="boolean" office:boolean-value="false" calcext:value-type="boolean">
            <text:p>ΛΆΘΟΣ</text:p>
          </table:table-cell>
          <table:table-cell/>
          <table:table-cell table:formula="of:=IF(AND([.M252];[.N252]);&quot;ERROR&quot;;&quot;&quot;)">
            <text:p/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HEDNO_epaggelmatikoi_8012</text:p>
          </table:table-cell>
          <table:table-cell office:value-type="string" calcext:value-type="string">
            <text:p>Δυτ. Θεσ/κης</text:p>
          </table:table-cell>
          <table:table-cell office:value-type="float" office:value="291810.336000001" calcext:value-type="float">
            <text:p>291810,336000001</text:p>
          </table:table-cell>
          <table:table-cell office:value-type="float" office:value="0" calcext:value-type="float">
            <text:p>0</text:p>
          </table:table-cell>
          <table:table-cell office:value-type="float" office:value="19.048" calcext:value-type="float">
            <text:p>19,048</text:p>
          </table:table-cell>
          <table:table-cell/>
          <table:table-cell office:value-type="float" office:value="24317.064" calcext:value-type="float">
            <text:p>24317,064</text:p>
          </table:table-cell>
          <table:table-cell office:value-type="float" office:value="0" calcext:value-type="float">
            <text:p>0</text:p>
          </table:table-cell>
          <table:table-cell office:value-type="float" office:value="15.739" calcext:value-type="float">
            <text:p>15,7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3]+[.J253]&gt;0)" office:value-type="boolean" office:boolean-value="true" calcext:value-type="boolean">
            <text:p>ΣΩΣΤΌ</text:p>
          </table:table-cell>
          <table:table-cell table:formula="of:=IF([.I253]+[.K253]&gt;0)" office:value-type="boolean" office:boolean-value="false" calcext:value-type="boolean">
            <text:p>ΛΆΘΟΣ</text:p>
          </table:table-cell>
          <table:table-cell/>
          <table:table-cell table:formula="of:=IF(AND([.M253];[.N253]);&quot;ERROR&quot;;&quot;&quot;)">
            <text:p/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HEDNO_epaggelmatikoi_8013</text:p>
          </table:table-cell>
          <table:table-cell office:value-type="string" calcext:value-type="string">
            <text:p>Ανατ. Θεσ/κης</text:p>
          </table:table-cell>
          <table:table-cell office:value-type="float" office:value="59526.192" calcext:value-type="float">
            <text:p>59526,192</text:p>
          </table:table-cell>
          <table:table-cell office:value-type="float" office:value="0" calcext:value-type="float">
            <text:p>0</text:p>
          </table:table-cell>
          <table:table-cell office:value-type="float" office:value="5.624" calcext:value-type="float">
            <text:p>5,624</text:p>
          </table:table-cell>
          <table:table-cell/>
          <table:table-cell office:value-type="float" office:value="4960.434" calcext:value-type="float">
            <text:p>4960,434</text:p>
          </table:table-cell>
          <table:table-cell office:value-type="float" office:value="0" calcext:value-type="float">
            <text:p>0</text:p>
          </table:table-cell>
          <table:table-cell office:value-type="float" office:value="4.159" calcext:value-type="float">
            <text:p>4,15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4]+[.J254]&gt;0)" office:value-type="boolean" office:boolean-value="true" calcext:value-type="boolean">
            <text:p>ΣΩΣΤΌ</text:p>
          </table:table-cell>
          <table:table-cell table:formula="of:=IF([.I254]+[.K254]&gt;0)" office:value-type="boolean" office:boolean-value="false" calcext:value-type="boolean">
            <text:p>ΛΆΘΟΣ</text:p>
          </table:table-cell>
          <table:table-cell/>
          <table:table-cell table:formula="of:=IF(AND([.M254];[.N254]);&quot;ERROR&quot;;&quot;&quot;)">
            <text:p/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HEDNO_epaggelmatikoi_8014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55]+[.J255]&gt;0)" office:value-type="boolean" office:boolean-value="false" calcext:value-type="boolean">
            <text:p>ΛΆΘΟΣ</text:p>
          </table:table-cell>
          <table:table-cell table:formula="of:=IF([.I255]+[.K255]&gt;0)" office:value-type="boolean" office:boolean-value="false" calcext:value-type="boolean">
            <text:p>ΛΆΘΟΣ</text:p>
          </table:table-cell>
          <table:table-cell/>
          <table:table-cell table:formula="of:=IF(AND([.M255];[.N255]);&quot;ERROR&quot;;&quot;&quot;)">
            <text:p/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HEDNO_epaggelmatikoi_8015</text:p>
          </table:table-cell>
          <table:table-cell office:value-type="string" calcext:value-type="string">
            <text:p>Καλλιθέας</text:p>
          </table:table-cell>
          <table:table-cell office:value-type="float" office:value="76151.2639999993" calcext:value-type="float">
            <text:p>76151,2639999993</text:p>
          </table:table-cell>
          <table:table-cell office:value-type="float" office:value="0" calcext:value-type="float">
            <text:p>0</text:p>
          </table:table-cell>
          <table:table-cell office:value-type="float" office:value="12.748" calcext:value-type="float">
            <text:p>12,748</text:p>
          </table:table-cell>
          <table:table-cell/>
          <table:table-cell office:value-type="float" office:value="6345.90366666668" calcext:value-type="float">
            <text:p>6345,9036666667</text:p>
          </table:table-cell>
          <table:table-cell office:value-type="float" office:value="0" calcext:value-type="float">
            <text:p>0</text:p>
          </table:table-cell>
          <table:table-cell office:value-type="float" office:value="10.8576666666667" calcext:value-type="float">
            <text:p>10,85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6]+[.J256]&gt;0)" office:value-type="boolean" office:boolean-value="true" calcext:value-type="boolean">
            <text:p>ΣΩΣΤΌ</text:p>
          </table:table-cell>
          <table:table-cell table:formula="of:=IF([.I256]+[.K256]&gt;0)" office:value-type="boolean" office:boolean-value="false" calcext:value-type="boolean">
            <text:p>ΛΆΘΟΣ</text:p>
          </table:table-cell>
          <table:table-cell/>
          <table:table-cell table:formula="of:=IF(AND([.M256];[.N256]);&quot;ERROR&quot;;&quot;&quot;)">
            <text:p/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string" calcext:value-type="string">
            <text:p>HEDNO_epaggelmatikoi_8016</text:p>
          </table:table-cell>
          <table:table-cell office:value-type="string" calcext:value-type="string">
            <text:p>Αιγάλεω</text:p>
          </table:table-cell>
          <table:table-cell office:value-type="float" office:value="219798.848000002" calcext:value-type="float">
            <text:p>219798,848000002</text:p>
          </table:table-cell>
          <table:table-cell office:value-type="float" office:value="0" calcext:value-type="float">
            <text:p>0</text:p>
          </table:table-cell>
          <table:table-cell office:value-type="float" office:value="34.032" calcext:value-type="float">
            <text:p>34,032</text:p>
          </table:table-cell>
          <table:table-cell/>
          <table:table-cell office:value-type="float" office:value="18316.4666666667" calcext:value-type="float">
            <text:p>18316,4666666667</text:p>
          </table:table-cell>
          <table:table-cell office:value-type="float" office:value="0" calcext:value-type="float">
            <text:p>0</text:p>
          </table:table-cell>
          <table:table-cell office:value-type="float" office:value="28.3536666666667" calcext:value-type="float">
            <text:p>28,353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7]+[.J257]&gt;0)" office:value-type="boolean" office:boolean-value="true" calcext:value-type="boolean">
            <text:p>ΣΩΣΤΌ</text:p>
          </table:table-cell>
          <table:table-cell table:formula="of:=IF([.I257]+[.K257]&gt;0)" office:value-type="boolean" office:boolean-value="false" calcext:value-type="boolean">
            <text:p>ΛΆΘΟΣ</text:p>
          </table:table-cell>
          <table:table-cell/>
          <table:table-cell table:formula="of:=IF(AND([.M257];[.N257]);&quot;ERROR&quot;;&quot;&quot;)">
            <text:p/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string" calcext:value-type="string">
            <text:p>HEDNO_epaggelmatikoi_8017</text:p>
          </table:table-cell>
          <table:table-cell office:value-type="string" calcext:value-type="string">
            <text:p>Ανατ. Θεσ/κης</text:p>
          </table:table-cell>
          <table:table-cell office:value-type="float" office:value="44843.8360000003" calcext:value-type="float">
            <text:p>44843,8360000003</text:p>
          </table:table-cell>
          <table:table-cell office:value-type="float" office:value="0" calcext:value-type="float">
            <text:p>0</text:p>
          </table:table-cell>
          <table:table-cell office:value-type="float" office:value="9.008" calcext:value-type="float">
            <text:p>9,008</text:p>
          </table:table-cell>
          <table:table-cell/>
          <table:table-cell office:value-type="float" office:value="3736.98" calcext:value-type="float">
            <text:p>3736,98</text:p>
          </table:table-cell>
          <table:table-cell office:value-type="float" office:value="0" calcext:value-type="float">
            <text:p>0</text:p>
          </table:table-cell>
          <table:table-cell office:value-type="float" office:value="6.82766666666667" calcext:value-type="float">
            <text:p>6,82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8]+[.J258]&gt;0)" office:value-type="boolean" office:boolean-value="true" calcext:value-type="boolean">
            <text:p>ΣΩΣΤΌ</text:p>
          </table:table-cell>
          <table:table-cell table:formula="of:=IF([.I258]+[.K258]&gt;0)" office:value-type="boolean" office:boolean-value="false" calcext:value-type="boolean">
            <text:p>ΛΆΘΟΣ</text:p>
          </table:table-cell>
          <table:table-cell/>
          <table:table-cell table:formula="of:=IF(AND([.M258];[.N258]);&quot;ERROR&quot;;&quot;&quot;)">
            <text:p/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string" calcext:value-type="string">
            <text:p>HEDNO_epaggelmatikoi_8018</text:p>
          </table:table-cell>
          <table:table-cell office:value-type="string" calcext:value-type="string">
            <text:p>Κορωπίου</text:p>
          </table:table-cell>
          <table:table-cell office:value-type="float" office:value="241086.672000001" calcext:value-type="float">
            <text:p>241086,672000001</text:p>
          </table:table-cell>
          <table:table-cell office:value-type="float" office:value="0" calcext:value-type="float">
            <text:p>0</text:p>
          </table:table-cell>
          <table:table-cell office:value-type="float" office:value="37.632" calcext:value-type="float">
            <text:p>37,632</text:p>
          </table:table-cell>
          <table:table-cell/>
          <table:table-cell office:value-type="float" office:value="20090.378" calcext:value-type="float">
            <text:p>20090,378</text:p>
          </table:table-cell>
          <table:table-cell office:value-type="float" office:value="0" calcext:value-type="float">
            <text:p>0</text:p>
          </table:table-cell>
          <table:table-cell office:value-type="float" office:value="27.7106666666667" calcext:value-type="float">
            <text:p>27,710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59]+[.J259]&gt;0)" office:value-type="boolean" office:boolean-value="true" calcext:value-type="boolean">
            <text:p>ΣΩΣΤΌ</text:p>
          </table:table-cell>
          <table:table-cell table:formula="of:=IF([.I259]+[.K259]&gt;0)" office:value-type="boolean" office:boolean-value="false" calcext:value-type="boolean">
            <text:p>ΛΆΘΟΣ</text:p>
          </table:table-cell>
          <table:table-cell/>
          <table:table-cell table:formula="of:=IF(AND([.M259];[.N259]);&quot;ERROR&quot;;&quot;&quot;)">
            <text:p/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string" calcext:value-type="string">
            <text:p>HEDNO_epaggelmatikoi_8019</text:p>
          </table:table-cell>
          <table:table-cell office:value-type="string" calcext:value-type="string">
            <text:p>Ανατ. Θεσ/κης</text:p>
          </table:table-cell>
          <table:table-cell office:value-type="float" office:value="250112.219999998" calcext:value-type="float">
            <text:p>250112,219999998</text:p>
          </table:table-cell>
          <table:table-cell office:value-type="float" office:value="0" calcext:value-type="float">
            <text:p>0</text:p>
          </table:table-cell>
          <table:table-cell office:value-type="float" office:value="28.616" calcext:value-type="float">
            <text:p>28,616</text:p>
          </table:table-cell>
          <table:table-cell/>
          <table:table-cell office:value-type="float" office:value="20842.6743333333" calcext:value-type="float">
            <text:p>20842,6743333333</text:p>
          </table:table-cell>
          <table:table-cell office:value-type="float" office:value="0" calcext:value-type="float">
            <text:p>0</text:p>
          </table:table-cell>
          <table:table-cell office:value-type="float" office:value="25.068" calcext:value-type="float">
            <text:p>25,06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0]+[.J260]&gt;0)" office:value-type="boolean" office:boolean-value="true" calcext:value-type="boolean">
            <text:p>ΣΩΣΤΌ</text:p>
          </table:table-cell>
          <table:table-cell table:formula="of:=IF([.I260]+[.K260]&gt;0)" office:value-type="boolean" office:boolean-value="false" calcext:value-type="boolean">
            <text:p>ΛΆΘΟΣ</text:p>
          </table:table-cell>
          <table:table-cell/>
          <table:table-cell table:formula="of:=IF(AND([.M260];[.N260]);&quot;ERROR&quot;;&quot;&quot;)">
            <text:p/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string" calcext:value-type="string">
            <text:p>HEDNO_epaggelmatikoi_8020</text:p>
          </table:table-cell>
          <table:table-cell office:value-type="string" calcext:value-type="string">
            <text:p>Πάτρας</text:p>
          </table:table-cell>
          <table:table-cell office:value-type="float" office:value="103637.056" calcext:value-type="float">
            <text:p>103637,056</text:p>
          </table:table-cell>
          <table:table-cell office:value-type="float" office:value="0" calcext:value-type="float">
            <text:p>0</text:p>
          </table:table-cell>
          <table:table-cell office:value-type="float" office:value="9.472" calcext:value-type="float">
            <text:p>9,472</text:p>
          </table:table-cell>
          <table:table-cell/>
          <table:table-cell office:value-type="float" office:value="8636.38833333333" calcext:value-type="float">
            <text:p>8636,3883333333</text:p>
          </table:table-cell>
          <table:table-cell office:value-type="float" office:value="0" calcext:value-type="float">
            <text:p>0</text:p>
          </table:table-cell>
          <table:table-cell office:value-type="float" office:value="8.86466666666667" calcext:value-type="float">
            <text:p>8,864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1]+[.J261]&gt;0)" office:value-type="boolean" office:boolean-value="true" calcext:value-type="boolean">
            <text:p>ΣΩΣΤΌ</text:p>
          </table:table-cell>
          <table:table-cell table:formula="of:=IF([.I261]+[.K261]&gt;0)" office:value-type="boolean" office:boolean-value="false" calcext:value-type="boolean">
            <text:p>ΛΆΘΟΣ</text:p>
          </table:table-cell>
          <table:table-cell/>
          <table:table-cell table:formula="of:=IF(AND([.M261];[.N261]);&quot;ERROR&quot;;&quot;&quot;)">
            <text:p/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string" calcext:value-type="string">
            <text:p>HEDNO_epaggelmatikoi_8021</text:p>
          </table:table-cell>
          <table:table-cell office:value-type="string" calcext:value-type="string">
            <text:p>Πάτρας</text:p>
          </table:table-cell>
          <table:table-cell office:value-type="float" office:value="6701.784" calcext:value-type="float">
            <text:p>6701,784</text:p>
          </table:table-cell>
          <table:table-cell office:value-type="float" office:value="0" calcext:value-type="float">
            <text:p>0</text:p>
          </table:table-cell>
          <table:table-cell office:value-type="float" office:value="4.428" calcext:value-type="float">
            <text:p>4,428</text:p>
          </table:table-cell>
          <table:table-cell/>
          <table:table-cell office:value-type="float" office:value="558.470333333332" calcext:value-type="float">
            <text:p>558,4703333333</text:p>
          </table:table-cell>
          <table:table-cell office:value-type="float" office:value="0" calcext:value-type="float">
            <text:p>0</text:p>
          </table:table-cell>
          <table:table-cell office:value-type="float" office:value="1.248" calcext:value-type="float">
            <text:p>1,24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2]+[.J262]&gt;0)" office:value-type="boolean" office:boolean-value="true" calcext:value-type="boolean">
            <text:p>ΣΩΣΤΌ</text:p>
          </table:table-cell>
          <table:table-cell table:formula="of:=IF([.I262]+[.K262]&gt;0)" office:value-type="boolean" office:boolean-value="false" calcext:value-type="boolean">
            <text:p>ΛΆΘΟΣ</text:p>
          </table:table-cell>
          <table:table-cell/>
          <table:table-cell table:formula="of:=IF(AND([.M262];[.N262]);&quot;ERROR&quot;;&quot;&quot;)">
            <text:p/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string" calcext:value-type="string">
            <text:p>HEDNO_epaggelmatikoi_8022</text:p>
          </table:table-cell>
          <table:table-cell office:value-type="string" calcext:value-type="string">
            <text:p>Πάτρας</text:p>
          </table:table-cell>
          <table:table-cell office:value-type="float" office:value="15486.168" calcext:value-type="float">
            <text:p>15486,168</text:p>
          </table:table-cell>
          <table:table-cell office:value-type="float" office:value="0" calcext:value-type="float">
            <text:p>0</text:p>
          </table:table-cell>
          <table:table-cell office:value-type="float" office:value="9.908" calcext:value-type="float">
            <text:p>9,908</text:p>
          </table:table-cell>
          <table:table-cell/>
          <table:table-cell office:value-type="float" office:value="1290.493" calcext:value-type="float">
            <text:p>1290,493</text:p>
          </table:table-cell>
          <table:table-cell office:value-type="float" office:value="0" calcext:value-type="float">
            <text:p>0</text:p>
          </table:table-cell>
          <table:table-cell office:value-type="float" office:value="4.506" calcext:value-type="float">
            <text:p>4,50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3]+[.J263]&gt;0)" office:value-type="boolean" office:boolean-value="true" calcext:value-type="boolean">
            <text:p>ΣΩΣΤΌ</text:p>
          </table:table-cell>
          <table:table-cell table:formula="of:=IF([.I263]+[.K263]&gt;0)" office:value-type="boolean" office:boolean-value="false" calcext:value-type="boolean">
            <text:p>ΛΆΘΟΣ</text:p>
          </table:table-cell>
          <table:table-cell/>
          <table:table-cell table:formula="of:=IF(AND([.M263];[.N263]);&quot;ERROR&quot;;&quot;&quot;)">
            <text:p/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string" calcext:value-type="string">
            <text:p>HEDNO_epaggelmatikoi_8023</text:p>
          </table:table-cell>
          <table:table-cell office:value-type="string" calcext:value-type="string">
            <text:p>Κ.Αχαϊας</text:p>
          </table:table-cell>
          <table:table-cell office:value-type="float" office:value="124814.964" calcext:value-type="float">
            <text:p>124814,964</text:p>
          </table:table-cell>
          <table:table-cell office:value-type="float" office:value="0" calcext:value-type="float">
            <text:p>0</text:p>
          </table:table-cell>
          <table:table-cell office:value-type="float" office:value="16.492" calcext:value-type="float">
            <text:p>16,492</text:p>
          </table:table-cell>
          <table:table-cell/>
          <table:table-cell office:value-type="float" office:value="10401.101" calcext:value-type="float">
            <text:p>10401,101</text:p>
          </table:table-cell>
          <table:table-cell office:value-type="float" office:value="0" calcext:value-type="float">
            <text:p>0</text:p>
          </table:table-cell>
          <table:table-cell office:value-type="float" office:value="15.185" calcext:value-type="float">
            <text:p>15,18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4]+[.J264]&gt;0)" office:value-type="boolean" office:boolean-value="true" calcext:value-type="boolean">
            <text:p>ΣΩΣΤΌ</text:p>
          </table:table-cell>
          <table:table-cell table:formula="of:=IF([.I264]+[.K264]&gt;0)" office:value-type="boolean" office:boolean-value="false" calcext:value-type="boolean">
            <text:p>ΛΆΘΟΣ</text:p>
          </table:table-cell>
          <table:table-cell/>
          <table:table-cell table:formula="of:=IF(AND([.M264];[.N264]);&quot;ERROR&quot;;&quot;&quot;)">
            <text:p/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HEDNO_epaggelmatikoi_8024</text:p>
          </table:table-cell>
          <table:table-cell office:value-type="string" calcext:value-type="string">
            <text:p>Βόλου</text:p>
          </table:table-cell>
          <table:table-cell office:value-type="float" office:value="16981.0280000002" calcext:value-type="float">
            <text:p>16981,0280000002</text:p>
          </table:table-cell>
          <table:table-cell office:value-type="float" office:value="0" calcext:value-type="float">
            <text:p>0</text:p>
          </table:table-cell>
          <table:table-cell office:value-type="float" office:value="4.084" calcext:value-type="float">
            <text:p>4,084</text:p>
          </table:table-cell>
          <table:table-cell/>
          <table:table-cell office:value-type="float" office:value="1415.065" calcext:value-type="float">
            <text:p>1415,065</text:p>
          </table:table-cell>
          <table:table-cell office:value-type="float" office:value="0" calcext:value-type="float">
            <text:p>0</text:p>
          </table:table-cell>
          <table:table-cell office:value-type="float" office:value="2.44666666666667" calcext:value-type="float">
            <text:p>2,44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5]+[.J265]&gt;0)" office:value-type="boolean" office:boolean-value="true" calcext:value-type="boolean">
            <text:p>ΣΩΣΤΌ</text:p>
          </table:table-cell>
          <table:table-cell table:formula="of:=IF([.I265]+[.K265]&gt;0)" office:value-type="boolean" office:boolean-value="false" calcext:value-type="boolean">
            <text:p>ΛΆΘΟΣ</text:p>
          </table:table-cell>
          <table:table-cell/>
          <table:table-cell table:formula="of:=IF(AND([.M265];[.N265]);&quot;ERROR&quot;;&quot;&quot;)">
            <text:p/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string" calcext:value-type="string">
            <text:p>HEDNO_epaggelmatikoi_8025</text:p>
          </table:table-cell>
          <table:table-cell office:value-type="string" calcext:value-type="string">
            <text:p>Αγρινίου</text:p>
          </table:table-cell>
          <table:table-cell office:value-type="float" office:value="68992.1959999985" calcext:value-type="float">
            <text:p>68992,1959999985</text:p>
          </table:table-cell>
          <table:table-cell office:value-type="float" office:value="0" calcext:value-type="float">
            <text:p>0</text:p>
          </table:table-cell>
          <table:table-cell office:value-type="float" office:value="14.476" calcext:value-type="float">
            <text:p>14,476</text:p>
          </table:table-cell>
          <table:table-cell/>
          <table:table-cell office:value-type="float" office:value="5749.32933333333" calcext:value-type="float">
            <text:p>5749,3293333333</text:p>
          </table:table-cell>
          <table:table-cell office:value-type="float" office:value="0" calcext:value-type="float">
            <text:p>0</text:p>
          </table:table-cell>
          <table:table-cell office:value-type="float" office:value="8.216" calcext:value-type="float">
            <text:p>8,2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6]+[.J266]&gt;0)" office:value-type="boolean" office:boolean-value="true" calcext:value-type="boolean">
            <text:p>ΣΩΣΤΌ</text:p>
          </table:table-cell>
          <table:table-cell table:formula="of:=IF([.I266]+[.K266]&gt;0)" office:value-type="boolean" office:boolean-value="false" calcext:value-type="boolean">
            <text:p>ΛΆΘΟΣ</text:p>
          </table:table-cell>
          <table:table-cell/>
          <table:table-cell table:formula="of:=IF(AND([.M266];[.N266]);&quot;ERROR&quot;;&quot;&quot;)">
            <text:p/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string" calcext:value-type="string">
            <text:p>HEDNO_epaggelmatikoi_8026</text:p>
          </table:table-cell>
          <table:table-cell office:value-type="string" calcext:value-type="string">
            <text:p>Καβάλας</text:p>
          </table:table-cell>
          <table:table-cell office:value-type="float" office:value="207100.016" calcext:value-type="float">
            <text:p>207100,016</text:p>
          </table:table-cell>
          <table:table-cell office:value-type="float" office:value="0" calcext:value-type="float">
            <text:p>0</text:p>
          </table:table-cell>
          <table:table-cell office:value-type="float" office:value="20.796" calcext:value-type="float">
            <text:p>20,796</text:p>
          </table:table-cell>
          <table:table-cell/>
          <table:table-cell office:value-type="float" office:value="17258.3346666667" calcext:value-type="float">
            <text:p>17258,3346666667</text:p>
          </table:table-cell>
          <table:table-cell office:value-type="float" office:value="0" calcext:value-type="float">
            <text:p>0</text:p>
          </table:table-cell>
          <table:table-cell office:value-type="float" office:value="19.868" calcext:value-type="float">
            <text:p>19,86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7]+[.J267]&gt;0)" office:value-type="boolean" office:boolean-value="true" calcext:value-type="boolean">
            <text:p>ΣΩΣΤΌ</text:p>
          </table:table-cell>
          <table:table-cell table:formula="of:=IF([.I267]+[.K267]&gt;0)" office:value-type="boolean" office:boolean-value="false" calcext:value-type="boolean">
            <text:p>ΛΆΘΟΣ</text:p>
          </table:table-cell>
          <table:table-cell/>
          <table:table-cell table:formula="of:=IF(AND([.M267];[.N267]);&quot;ERROR&quot;;&quot;&quot;)">
            <text:p/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string" calcext:value-type="string">
            <text:p>HEDNO_epaggelmatikoi_8027</text:p>
          </table:table-cell>
          <table:table-cell office:value-type="string" calcext:value-type="string">
            <text:p>Καβάλας</text:p>
          </table:table-cell>
          <table:table-cell office:value-type="float" office:value="64192.5999999982" calcext:value-type="float">
            <text:p>64192,5999999982</text:p>
          </table:table-cell>
          <table:table-cell office:value-type="float" office:value="0" calcext:value-type="float">
            <text:p>0</text:p>
          </table:table-cell>
          <table:table-cell office:value-type="float" office:value="20.98" calcext:value-type="float">
            <text:p>20,98</text:p>
          </table:table-cell>
          <table:table-cell/>
          <table:table-cell office:value-type="float" office:value="5349.38333333336" calcext:value-type="float">
            <text:p>5349,3833333334</text:p>
          </table:table-cell>
          <table:table-cell office:value-type="float" office:value="0" calcext:value-type="float">
            <text:p>0</text:p>
          </table:table-cell>
          <table:table-cell office:value-type="float" office:value="5.295" calcext:value-type="float">
            <text:p>5,29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68]+[.J268]&gt;0)" office:value-type="boolean" office:boolean-value="true" calcext:value-type="boolean">
            <text:p>ΣΩΣΤΌ</text:p>
          </table:table-cell>
          <table:table-cell table:formula="of:=IF([.I268]+[.K268]&gt;0)" office:value-type="boolean" office:boolean-value="false" calcext:value-type="boolean">
            <text:p>ΛΆΘΟΣ</text:p>
          </table:table-cell>
          <table:table-cell/>
          <table:table-cell table:formula="of:=IF(AND([.M268];[.N268]);&quot;ERROR&quot;;&quot;&quot;)">
            <text:p/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string" calcext:value-type="string">
            <text:p>HEDNO_epaggelmatikoi_8028</text:p>
          </table:table-cell>
          <table:table-cell office:value-type="string" calcext:value-type="string">
            <text:p>Γλυφάδ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69]+[.J269]&gt;0)" office:value-type="boolean" office:boolean-value="false" calcext:value-type="boolean">
            <text:p>ΛΆΘΟΣ</text:p>
          </table:table-cell>
          <table:table-cell table:formula="of:=IF([.I269]+[.K269]&gt;0)" office:value-type="boolean" office:boolean-value="false" calcext:value-type="boolean">
            <text:p>ΛΆΘΟΣ</text:p>
          </table:table-cell>
          <table:table-cell/>
          <table:table-cell table:formula="of:=IF(AND([.M269];[.N269]);&quot;ERROR&quot;;&quot;&quot;)">
            <text:p/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string" calcext:value-type="string">
            <text:p>HEDNO_epaggelmatikoi_8029</text:p>
          </table:table-cell>
          <table:table-cell office:value-type="string" calcext:value-type="string">
            <text:p>Δυτ. Θεσ/κης</text:p>
          </table:table-cell>
          <table:table-cell office:value-type="float" office:value="8553.36399999992" calcext:value-type="float">
            <text:p>8553,3639999999</text:p>
          </table:table-cell>
          <table:table-cell office:value-type="float" office:value="0" calcext:value-type="float">
            <text:p>0</text:p>
          </table:table-cell>
          <table:table-cell office:value-type="float" office:value="3.396" calcext:value-type="float">
            <text:p>3,396</text:p>
          </table:table-cell>
          <table:table-cell/>
          <table:table-cell office:value-type="float" office:value="712.775000000001" calcext:value-type="float">
            <text:p>712,775</text:p>
          </table:table-cell>
          <table:table-cell office:value-type="float" office:value="0" calcext:value-type="float">
            <text:p>0</text:p>
          </table:table-cell>
          <table:table-cell office:value-type="float" office:value="2.93933333333333" calcext:value-type="float">
            <text:p>2,939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0]+[.J270]&gt;0)" office:value-type="boolean" office:boolean-value="true" calcext:value-type="boolean">
            <text:p>ΣΩΣΤΌ</text:p>
          </table:table-cell>
          <table:table-cell table:formula="of:=IF([.I270]+[.K270]&gt;0)" office:value-type="boolean" office:boolean-value="false" calcext:value-type="boolean">
            <text:p>ΛΆΘΟΣ</text:p>
          </table:table-cell>
          <table:table-cell/>
          <table:table-cell table:formula="of:=IF(AND([.M270];[.N270]);&quot;ERROR&quot;;&quot;&quot;)">
            <text:p/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string" calcext:value-type="string">
            <text:p>HEDNO_epaggelmatikoi_8030</text:p>
          </table:table-cell>
          <table:table-cell office:value-type="string" calcext:value-type="string">
            <text:p>Ανατ. Θεσ/κης</text:p>
          </table:table-cell>
          <table:table-cell office:value-type="float" office:value="26011.3920000001" calcext:value-type="float">
            <text:p>26011,3920000001</text:p>
          </table:table-cell>
          <table:table-cell office:value-type="float" office:value="0" calcext:value-type="float">
            <text:p>0</text:p>
          </table:table-cell>
          <table:table-cell office:value-type="float" office:value="10.144" calcext:value-type="float">
            <text:p>10,144</text:p>
          </table:table-cell>
          <table:table-cell/>
          <table:table-cell office:value-type="float" office:value="2167.459" calcext:value-type="float">
            <text:p>2167,459</text:p>
          </table:table-cell>
          <table:table-cell office:value-type="float" office:value="0" calcext:value-type="float">
            <text:p>0</text:p>
          </table:table-cell>
          <table:table-cell office:value-type="float" office:value="4.65633333333333" calcext:value-type="float">
            <text:p>4,656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1]+[.J271]&gt;0)" office:value-type="boolean" office:boolean-value="true" calcext:value-type="boolean">
            <text:p>ΣΩΣΤΌ</text:p>
          </table:table-cell>
          <table:table-cell table:formula="of:=IF([.I271]+[.K271]&gt;0)" office:value-type="boolean" office:boolean-value="false" calcext:value-type="boolean">
            <text:p>ΛΆΘΟΣ</text:p>
          </table:table-cell>
          <table:table-cell/>
          <table:table-cell table:formula="of:=IF(AND([.M271];[.N271]);&quot;ERROR&quot;;&quot;&quot;)">
            <text:p/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string" calcext:value-type="string">
            <text:p>HEDNO_epaggelmatikoi_8031</text:p>
          </table:table-cell>
          <table:table-cell office:value-type="string" calcext:value-type="string">
            <text:p>Πάτρας</text:p>
          </table:table-cell>
          <table:table-cell office:value-type="float" office:value="25031.576000002" calcext:value-type="float">
            <text:p>25031,576000002</text:p>
          </table:table-cell>
          <table:table-cell office:value-type="float" office:value="0" calcext:value-type="float">
            <text:p>0</text:p>
          </table:table-cell>
          <table:table-cell office:value-type="float" office:value="5.996" calcext:value-type="float">
            <text:p>5,996</text:p>
          </table:table-cell>
          <table:table-cell/>
          <table:table-cell office:value-type="float" office:value="2085.961" calcext:value-type="float">
            <text:p>2085,961</text:p>
          </table:table-cell>
          <table:table-cell office:value-type="float" office:value="0" calcext:value-type="float">
            <text:p>0</text:p>
          </table:table-cell>
          <table:table-cell office:value-type="float" office:value="3.93766666666667" calcext:value-type="float">
            <text:p>3,93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2]+[.J272]&gt;0)" office:value-type="boolean" office:boolean-value="true" calcext:value-type="boolean">
            <text:p>ΣΩΣΤΌ</text:p>
          </table:table-cell>
          <table:table-cell table:formula="of:=IF([.I272]+[.K272]&gt;0)" office:value-type="boolean" office:boolean-value="false" calcext:value-type="boolean">
            <text:p>ΛΆΘΟΣ</text:p>
          </table:table-cell>
          <table:table-cell/>
          <table:table-cell table:formula="of:=IF(AND([.M272];[.N272]);&quot;ERROR&quot;;&quot;&quot;)">
            <text:p/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string" calcext:value-type="string">
            <text:p>HEDNO_epaggelmatikoi_8032</text:p>
          </table:table-cell>
          <table:table-cell office:value-type="string" calcext:value-type="string">
            <text:p>Δυτ. Θεσ/κης</text:p>
          </table:table-cell>
          <table:table-cell office:value-type="float" office:value="212095.228" calcext:value-type="float">
            <text:p>212095,228</text:p>
          </table:table-cell>
          <table:table-cell office:value-type="float" office:value="0" calcext:value-type="float">
            <text:p>0</text:p>
          </table:table-cell>
          <table:table-cell office:value-type="float" office:value="11.82" calcext:value-type="float">
            <text:p>11,82</text:p>
          </table:table-cell>
          <table:table-cell/>
          <table:table-cell office:value-type="float" office:value="17674.3546666667" calcext:value-type="float">
            <text:p>17674,3546666667</text:p>
          </table:table-cell>
          <table:table-cell office:value-type="float" office:value="0" calcext:value-type="float">
            <text:p>0</text:p>
          </table:table-cell>
          <table:table-cell office:value-type="float" office:value="10.65" calcext:value-type="float">
            <text:p>10,6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3]+[.J273]&gt;0)" office:value-type="boolean" office:boolean-value="true" calcext:value-type="boolean">
            <text:p>ΣΩΣΤΌ</text:p>
          </table:table-cell>
          <table:table-cell table:formula="of:=IF([.I273]+[.K273]&gt;0)" office:value-type="boolean" office:boolean-value="false" calcext:value-type="boolean">
            <text:p>ΛΆΘΟΣ</text:p>
          </table:table-cell>
          <table:table-cell/>
          <table:table-cell table:formula="of:=IF(AND([.M273];[.N273]);&quot;ERROR&quot;;&quot;&quot;)">
            <text:p/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string" calcext:value-type="string">
            <text:p>HEDNO_epaggelmatikoi_8033</text:p>
          </table:table-cell>
          <table:table-cell office:value-type="string" calcext:value-type="string">
            <text:p>Κορωπίου</text:p>
          </table:table-cell>
          <table:table-cell office:value-type="float" office:value="3087.88399999978" calcext:value-type="float">
            <text:p>3087,8839999998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,52</text:p>
          </table:table-cell>
          <table:table-cell/>
          <table:table-cell office:value-type="float" office:value="257.323666666667" calcext:value-type="float">
            <text:p>257,3236666667</text:p>
          </table:table-cell>
          <table:table-cell office:value-type="float" office:value="0" calcext:value-type="float">
            <text:p>0</text:p>
          </table:table-cell>
          <table:table-cell office:value-type="float" office:value="1.99366666666667" calcext:value-type="float">
            <text:p>1,993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4]+[.J274]&gt;0)" office:value-type="boolean" office:boolean-value="true" calcext:value-type="boolean">
            <text:p>ΣΩΣΤΌ</text:p>
          </table:table-cell>
          <table:table-cell table:formula="of:=IF([.I274]+[.K274]&gt;0)" office:value-type="boolean" office:boolean-value="false" calcext:value-type="boolean">
            <text:p>ΛΆΘΟΣ</text:p>
          </table:table-cell>
          <table:table-cell/>
          <table:table-cell table:formula="of:=IF(AND([.M274];[.N274]);&quot;ERROR&quot;;&quot;&quot;)">
            <text:p/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HEDNO_epaggelmatikoi_8034</text:p>
          </table:table-cell>
          <table:table-cell office:value-type="string" calcext:value-type="string">
            <text:p>Καλλιθέας</text:p>
          </table:table-cell>
          <table:table-cell office:value-type="float" office:value="355818.192000003" calcext:value-type="float">
            <text:p>355818,192000003</text:p>
          </table:table-cell>
          <table:table-cell office:value-type="float" office:value="0" calcext:value-type="float">
            <text:p>0</text:p>
          </table:table-cell>
          <table:table-cell office:value-type="float" office:value="25.24" calcext:value-type="float">
            <text:p>25,24</text:p>
          </table:table-cell>
          <table:table-cell/>
          <table:table-cell office:value-type="float" office:value="29651.066" calcext:value-type="float">
            <text:p>29651,066</text:p>
          </table:table-cell>
          <table:table-cell office:value-type="float" office:value="0" calcext:value-type="float">
            <text:p>0</text:p>
          </table:table-cell>
          <table:table-cell office:value-type="float" office:value="21.3046666666667" calcext:value-type="float">
            <text:p>21,304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5]+[.J275]&gt;0)" office:value-type="boolean" office:boolean-value="true" calcext:value-type="boolean">
            <text:p>ΣΩΣΤΌ</text:p>
          </table:table-cell>
          <table:table-cell table:formula="of:=IF([.I275]+[.K275]&gt;0)" office:value-type="boolean" office:boolean-value="false" calcext:value-type="boolean">
            <text:p>ΛΆΘΟΣ</text:p>
          </table:table-cell>
          <table:table-cell/>
          <table:table-cell table:formula="of:=IF(AND([.M275];[.N275]);&quot;ERROR&quot;;&quot;&quot;)">
            <text:p/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string" calcext:value-type="string">
            <text:p>HEDNO_epaggelmatikoi_8035</text:p>
          </table:table-cell>
          <table:table-cell office:value-type="string" calcext:value-type="string">
            <text:p>Αιγάλεω</text:p>
          </table:table-cell>
          <table:table-cell office:value-type="float" office:value="72542.6279999998" calcext:value-type="float">
            <text:p>72542,6279999998</text:p>
          </table:table-cell>
          <table:table-cell office:value-type="float" office:value="0" calcext:value-type="float">
            <text:p>0</text:p>
          </table:table-cell>
          <table:table-cell office:value-type="float" office:value="17.696" calcext:value-type="float">
            <text:p>17,696</text:p>
          </table:table-cell>
          <table:table-cell/>
          <table:table-cell office:value-type="float" office:value="6045.18033333333" calcext:value-type="float">
            <text:p>6045,1803333333</text:p>
          </table:table-cell>
          <table:table-cell office:value-type="float" office:value="0" calcext:value-type="float">
            <text:p>0</text:p>
          </table:table-cell>
          <table:table-cell office:value-type="float" office:value="12.2393333333333" calcext:value-type="float">
            <text:p>12,239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6]+[.J276]&gt;0)" office:value-type="boolean" office:boolean-value="true" calcext:value-type="boolean">
            <text:p>ΣΩΣΤΌ</text:p>
          </table:table-cell>
          <table:table-cell table:formula="of:=IF([.I276]+[.K276]&gt;0)" office:value-type="boolean" office:boolean-value="false" calcext:value-type="boolean">
            <text:p>ΛΆΘΟΣ</text:p>
          </table:table-cell>
          <table:table-cell/>
          <table:table-cell table:formula="of:=IF(AND([.M276];[.N276]);&quot;ERROR&quot;;&quot;&quot;)">
            <text:p/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string" calcext:value-type="string">
            <text:p>HEDNO_epaggelmatikoi_8036</text:p>
          </table:table-cell>
          <table:table-cell office:value-type="string" calcext:value-type="string">
            <text:p>Πάτρας</text:p>
          </table:table-cell>
          <table:table-cell office:value-type="float" office:value="27180.0240000024" calcext:value-type="float">
            <text:p>27180,0240000024</text:p>
          </table:table-cell>
          <table:table-cell office:value-type="float" office:value="0" calcext:value-type="float">
            <text:p>0</text:p>
          </table:table-cell>
          <table:table-cell office:value-type="float" office:value="10.248" calcext:value-type="float">
            <text:p>10,248</text:p>
          </table:table-cell>
          <table:table-cell/>
          <table:table-cell office:value-type="float" office:value="2264.95999999999" calcext:value-type="float">
            <text:p>2264,96</text:p>
          </table:table-cell>
          <table:table-cell office:value-type="float" office:value="0" calcext:value-type="float">
            <text:p>0</text:p>
          </table:table-cell>
          <table:table-cell office:value-type="float" office:value="7.67033333333333" calcext:value-type="float">
            <text:p>7,67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7]+[.J277]&gt;0)" office:value-type="boolean" office:boolean-value="true" calcext:value-type="boolean">
            <text:p>ΣΩΣΤΌ</text:p>
          </table:table-cell>
          <table:table-cell table:formula="of:=IF([.I277]+[.K277]&gt;0)" office:value-type="boolean" office:boolean-value="false" calcext:value-type="boolean">
            <text:p>ΛΆΘΟΣ</text:p>
          </table:table-cell>
          <table:table-cell/>
          <table:table-cell table:formula="of:=IF(AND([.M277];[.N277]);&quot;ERROR&quot;;&quot;&quot;)">
            <text:p/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HEDNO_epaggelmatikoi_8037</text:p>
          </table:table-cell>
          <table:table-cell office:value-type="string" calcext:value-type="string">
            <text:p>Λάρισ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78]+[.J278]&gt;0)" office:value-type="boolean" office:boolean-value="false" calcext:value-type="boolean">
            <text:p>ΛΆΘΟΣ</text:p>
          </table:table-cell>
          <table:table-cell table:formula="of:=IF([.I278]+[.K278]&gt;0)" office:value-type="boolean" office:boolean-value="false" calcext:value-type="boolean">
            <text:p>ΛΆΘΟΣ</text:p>
          </table:table-cell>
          <table:table-cell/>
          <table:table-cell table:formula="of:=IF(AND([.M278];[.N278]);&quot;ERROR&quot;;&quot;&quot;)">
            <text:p/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string" calcext:value-type="string">
            <text:p>HEDNO_epaggelmatikoi_8038</text:p>
          </table:table-cell>
          <table:table-cell office:value-type="string" calcext:value-type="string">
            <text:p>Δυτ. Θεσ/κης</text:p>
          </table:table-cell>
          <table:table-cell office:value-type="float" office:value="85924.6599999997" calcext:value-type="float">
            <text:p>85924,6599999997</text:p>
          </table:table-cell>
          <table:table-cell office:value-type="float" office:value="0" calcext:value-type="float">
            <text:p>0</text:p>
          </table:table-cell>
          <table:table-cell office:value-type="float" office:value="10.02" calcext:value-type="float">
            <text:p>10,02</text:p>
          </table:table-cell>
          <table:table-cell/>
          <table:table-cell office:value-type="float" office:value="7160.31466666666" calcext:value-type="float">
            <text:p>7160,3146666667</text:p>
          </table:table-cell>
          <table:table-cell office:value-type="float" office:value="0" calcext:value-type="float">
            <text:p>0</text:p>
          </table:table-cell>
          <table:table-cell office:value-type="float" office:value="8.131" calcext:value-type="float">
            <text:p>8,1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79]+[.J279]&gt;0)" office:value-type="boolean" office:boolean-value="true" calcext:value-type="boolean">
            <text:p>ΣΩΣΤΌ</text:p>
          </table:table-cell>
          <table:table-cell table:formula="of:=IF([.I279]+[.K279]&gt;0)" office:value-type="boolean" office:boolean-value="false" calcext:value-type="boolean">
            <text:p>ΛΆΘΟΣ</text:p>
          </table:table-cell>
          <table:table-cell/>
          <table:table-cell table:formula="of:=IF(AND([.M279];[.N279]);&quot;ERROR&quot;;&quot;&quot;)">
            <text:p/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string" calcext:value-type="string">
            <text:p>HEDNO_epaggelmatikoi_8039</text:p>
          </table:table-cell>
          <table:table-cell office:value-type="string" calcext:value-type="string">
            <text:p>Δυτ. Θεσ/κης</text:p>
          </table:table-cell>
          <table:table-cell office:value-type="float" office:value="166197.088" calcext:value-type="float">
            <text:p>166197,088</text:p>
          </table:table-cell>
          <table:table-cell office:value-type="float" office:value="0" calcext:value-type="float">
            <text:p>0</text:p>
          </table:table-cell>
          <table:table-cell office:value-type="float" office:value="10.048" calcext:value-type="float">
            <text:p>10,048</text:p>
          </table:table-cell>
          <table:table-cell/>
          <table:table-cell office:value-type="float" office:value="13849.5826666667" calcext:value-type="float">
            <text:p>13849,5826666667</text:p>
          </table:table-cell>
          <table:table-cell office:value-type="float" office:value="0" calcext:value-type="float">
            <text:p>0</text:p>
          </table:table-cell>
          <table:table-cell office:value-type="float" office:value="8.69366666666667" calcext:value-type="float">
            <text:p>8,693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80]+[.J280]&gt;0)" office:value-type="boolean" office:boolean-value="true" calcext:value-type="boolean">
            <text:p>ΣΩΣΤΌ</text:p>
          </table:table-cell>
          <table:table-cell table:formula="of:=IF([.I280]+[.K280]&gt;0)" office:value-type="boolean" office:boolean-value="false" calcext:value-type="boolean">
            <text:p>ΛΆΘΟΣ</text:p>
          </table:table-cell>
          <table:table-cell/>
          <table:table-cell table:formula="of:=IF(AND([.M280];[.N280]);&quot;ERROR&quot;;&quot;&quot;)">
            <text:p/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string" calcext:value-type="string">
            <text:p>HEDNO_epaggelmatikoi_8040</text:p>
          </table:table-cell>
          <table:table-cell office:value-type="string" calcext:value-type="string">
            <text:p>Αιγίου</text:p>
          </table:table-cell>
          <table:table-cell office:value-type="float" office:value="44818.3999999997" calcext:value-type="float">
            <text:p>44818,3999999997</text:p>
          </table:table-cell>
          <table:table-cell office:value-type="float" office:value="0" calcext:value-type="float">
            <text:p>0</text:p>
          </table:table-cell>
          <table:table-cell office:value-type="float" office:value="8.42" calcext:value-type="float">
            <text:p>8,42</text:p>
          </table:table-cell>
          <table:table-cell/>
          <table:table-cell office:value-type="float" office:value="3734.841" calcext:value-type="float">
            <text:p>3734,841</text:p>
          </table:table-cell>
          <table:table-cell office:value-type="float" office:value="0" calcext:value-type="float">
            <text:p>0</text:p>
          </table:table-cell>
          <table:table-cell office:value-type="float" office:value="6.35066666666667" calcext:value-type="float">
            <text:p>6,350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81]+[.J281]&gt;0)" office:value-type="boolean" office:boolean-value="true" calcext:value-type="boolean">
            <text:p>ΣΩΣΤΌ</text:p>
          </table:table-cell>
          <table:table-cell table:formula="of:=IF([.I281]+[.K281]&gt;0)" office:value-type="boolean" office:boolean-value="false" calcext:value-type="boolean">
            <text:p>ΛΆΘΟΣ</text:p>
          </table:table-cell>
          <table:table-cell/>
          <table:table-cell table:formula="of:=IF(AND([.M281];[.N281]);&quot;ERROR&quot;;&quot;&quot;)">
            <text:p/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string" calcext:value-type="string">
            <text:p>HEDNO_epaggelmatikoi_8041</text:p>
          </table:table-cell>
          <table:table-cell office:value-type="string" calcext:value-type="string">
            <text:p>Βόλου</text:p>
          </table:table-cell>
          <table:table-cell office:value-type="float" office:value="243834.788000001" calcext:value-type="float">
            <text:p>243834,788000001</text:p>
          </table:table-cell>
          <table:table-cell office:value-type="float" office:value="0" calcext:value-type="float">
            <text:p>0</text:p>
          </table:table-cell>
          <table:table-cell office:value-type="float" office:value="15.388" calcext:value-type="float">
            <text:p>15,388</text:p>
          </table:table-cell>
          <table:table-cell/>
          <table:table-cell office:value-type="float" office:value="20319.2883333333" calcext:value-type="float">
            <text:p>20319,2883333333</text:p>
          </table:table-cell>
          <table:table-cell office:value-type="float" office:value="0" calcext:value-type="float">
            <text:p>0</text:p>
          </table:table-cell>
          <table:table-cell office:value-type="float" office:value="13.9483333333333" calcext:value-type="float">
            <text:p>13,948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82]+[.J282]&gt;0)" office:value-type="boolean" office:boolean-value="true" calcext:value-type="boolean">
            <text:p>ΣΩΣΤΌ</text:p>
          </table:table-cell>
          <table:table-cell table:formula="of:=IF([.I282]+[.K282]&gt;0)" office:value-type="boolean" office:boolean-value="false" calcext:value-type="boolean">
            <text:p>ΛΆΘΟΣ</text:p>
          </table:table-cell>
          <table:table-cell/>
          <table:table-cell table:formula="of:=IF(AND([.M282];[.N282]);&quot;ERROR&quot;;&quot;&quot;)">
            <text:p/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HEDNO_epaggelmatikoi_8042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83]+[.J283]&gt;0)" office:value-type="boolean" office:boolean-value="false" calcext:value-type="boolean">
            <text:p>ΛΆΘΟΣ</text:p>
          </table:table-cell>
          <table:table-cell table:formula="of:=IF([.I283]+[.K283]&gt;0)" office:value-type="boolean" office:boolean-value="false" calcext:value-type="boolean">
            <text:p>ΛΆΘΟΣ</text:p>
          </table:table-cell>
          <table:table-cell/>
          <table:table-cell table:formula="of:=IF(AND([.M283];[.N283]);&quot;ERROR&quot;;&quot;&quot;)">
            <text:p/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HEDNO_epaggelmatikoi_8043</text:p>
          </table:table-cell>
          <table:table-cell office:value-type="string" calcext:value-type="string">
            <text:p>Φλώριν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84]+[.J284]&gt;0)" office:value-type="boolean" office:boolean-value="false" calcext:value-type="boolean">
            <text:p>ΛΆΘΟΣ</text:p>
          </table:table-cell>
          <table:table-cell table:formula="of:=IF([.I284]+[.K284]&gt;0)" office:value-type="boolean" office:boolean-value="false" calcext:value-type="boolean">
            <text:p>ΛΆΘΟΣ</text:p>
          </table:table-cell>
          <table:table-cell/>
          <table:table-cell table:formula="of:=IF(AND([.M284];[.N284]);&quot;ERROR&quot;;&quot;&quot;)">
            <text:p/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string" calcext:value-type="string">
            <text:p>HEDNO_epaggelmatikoi_8044</text:p>
          </table:table-cell>
          <table:table-cell office:value-type="string" calcext:value-type="string">
            <text:p>Λάρισας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IF([.H285]+[.J285]&gt;0)" office:value-type="boolean" office:boolean-value="false" calcext:value-type="boolean">
            <text:p>ΛΆΘΟΣ</text:p>
          </table:table-cell>
          <table:table-cell table:formula="of:=IF([.I285]+[.K285]&gt;0)" office:value-type="boolean" office:boolean-value="false" calcext:value-type="boolean">
            <text:p>ΛΆΘΟΣ</text:p>
          </table:table-cell>
          <table:table-cell/>
          <table:table-cell table:formula="of:=IF(AND([.M285];[.N285]);&quot;ERROR&quot;;&quot;&quot;)">
            <text:p/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string" calcext:value-type="string">
            <text:p>HEDNO_epaggelmatikoi_8045</text:p>
          </table:table-cell>
          <table:table-cell office:value-type="string" calcext:value-type="string">
            <text:p>Κορωπίου</text:p>
          </table:table-cell>
          <table:table-cell office:value-type="float" office:value="8.79" calcext:value-type="float">
            <text:p>8,79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/>
          <table:table-cell office:value-type="float" office:value="0.7325" calcext:value-type="float">
            <text:p>0,73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86]+[.J286]&gt;0)" office:value-type="boolean" office:boolean-value="true" calcext:value-type="boolean">
            <text:p>ΣΩΣΤΌ</text:p>
          </table:table-cell>
          <table:table-cell table:formula="of:=IF([.I286]+[.K286]&gt;0)" office:value-type="boolean" office:boolean-value="false" calcext:value-type="boolean">
            <text:p>ΛΆΘΟΣ</text:p>
          </table:table-cell>
          <table:table-cell/>
          <table:table-cell table:formula="of:=IF(AND([.M286];[.N286]);&quot;ERROR&quot;;&quot;&quot;)">
            <text:p/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string" calcext:value-type="string">
            <text:p>HEDNO_epaggelmatikoi_8046</text:p>
          </table:table-cell>
          <table:table-cell office:value-type="string" calcext:value-type="string">
            <text:p>Κορωπίου</text:p>
          </table:table-cell>
          <table:table-cell office:value-type="float" office:value="82066.2800000001" calcext:value-type="float">
            <text:p>82066,2800000001</text:p>
          </table:table-cell>
          <table:table-cell office:value-type="float" office:value="0" calcext:value-type="float">
            <text:p>0</text:p>
          </table:table-cell>
          <table:table-cell office:value-type="float" office:value="16.828" calcext:value-type="float">
            <text:p>16,828</text:p>
          </table:table-cell>
          <table:table-cell/>
          <table:table-cell office:value-type="float" office:value="6838.76" calcext:value-type="float">
            <text:p>6838,76</text:p>
          </table:table-cell>
          <table:table-cell office:value-type="float" office:value="0" calcext:value-type="float">
            <text:p>0</text:p>
          </table:table-cell>
          <table:table-cell office:value-type="float" office:value="12.0783333333333" calcext:value-type="float">
            <text:p>12,078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87]+[.J287]&gt;0)" office:value-type="boolean" office:boolean-value="true" calcext:value-type="boolean">
            <text:p>ΣΩΣΤΌ</text:p>
          </table:table-cell>
          <table:table-cell table:formula="of:=IF([.I287]+[.K287]&gt;0)" office:value-type="boolean" office:boolean-value="false" calcext:value-type="boolean">
            <text:p>ΛΆΘΟΣ</text:p>
          </table:table-cell>
          <table:table-cell/>
          <table:table-cell table:formula="of:=IF(AND([.M287];[.N287]);&quot;ERROR&quot;;&quot;&quot;)">
            <text:p/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string" calcext:value-type="string">
            <text:p>HEDNO_epaggelmatikoi_8047</text:p>
          </table:table-cell>
          <table:table-cell office:value-type="string" calcext:value-type="string">
            <text:p>Βόλου</text:p>
          </table:table-cell>
          <table:table-cell office:value-type="float" office:value="335777.883999999" calcext:value-type="float">
            <text:p>335777,883999999</text:p>
          </table:table-cell>
          <table:table-cell office:value-type="float" office:value="0" calcext:value-type="float">
            <text:p>0</text:p>
          </table:table-cell>
          <table:table-cell office:value-type="float" office:value="26.676" calcext:value-type="float">
            <text:p>26,676</text:p>
          </table:table-cell>
          <table:table-cell/>
          <table:table-cell office:value-type="float" office:value="27981.368" calcext:value-type="float">
            <text:p>27981,368</text:p>
          </table:table-cell>
          <table:table-cell office:value-type="float" office:value="0" calcext:value-type="float">
            <text:p>0</text:p>
          </table:table-cell>
          <table:table-cell office:value-type="float" office:value="25.0176666666667" calcext:value-type="float">
            <text:p>25,01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88]+[.J288]&gt;0)" office:value-type="boolean" office:boolean-value="true" calcext:value-type="boolean">
            <text:p>ΣΩΣΤΌ</text:p>
          </table:table-cell>
          <table:table-cell table:formula="of:=IF([.I288]+[.K288]&gt;0)" office:value-type="boolean" office:boolean-value="false" calcext:value-type="boolean">
            <text:p>ΛΆΘΟΣ</text:p>
          </table:table-cell>
          <table:table-cell/>
          <table:table-cell table:formula="of:=IF(AND([.M288];[.N288]);&quot;ERROR&quot;;&quot;&quot;)">
            <text:p/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string" calcext:value-type="string">
            <text:p>HEDNO_epaggelmatikoi_8048</text:p>
          </table:table-cell>
          <table:table-cell office:value-type="string" calcext:value-type="string">
            <text:p>Αιγίου</text:p>
          </table:table-cell>
          <table:table-cell office:value-type="float" office:value="79255.956" calcext:value-type="float">
            <text:p>79255,956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,3</text:p>
          </table:table-cell>
          <table:table-cell/>
          <table:table-cell office:value-type="float" office:value="6604.38733333333" calcext:value-type="float">
            <text:p>6604,3873333333</text:p>
          </table:table-cell>
          <table:table-cell office:value-type="float" office:value="0" calcext:value-type="float">
            <text:p>0</text:p>
          </table:table-cell>
          <table:table-cell office:value-type="float" office:value="7.217" calcext:value-type="float">
            <text:p>7,21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89]+[.J289]&gt;0)" office:value-type="boolean" office:boolean-value="true" calcext:value-type="boolean">
            <text:p>ΣΩΣΤΌ</text:p>
          </table:table-cell>
          <table:table-cell table:formula="of:=IF([.I289]+[.K289]&gt;0)" office:value-type="boolean" office:boolean-value="false" calcext:value-type="boolean">
            <text:p>ΛΆΘΟΣ</text:p>
          </table:table-cell>
          <table:table-cell/>
          <table:table-cell table:formula="of:=IF(AND([.M289];[.N289]);&quot;ERROR&quot;;&quot;&quot;)">
            <text:p/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string" calcext:value-type="string">
            <text:p>HEDNO_epaggelmatikoi_8049</text:p>
          </table:table-cell>
          <table:table-cell office:value-type="string" calcext:value-type="string">
            <text:p>Ανατ. Θεσ/κης</text:p>
          </table:table-cell>
          <table:table-cell office:value-type="float" office:value="284749.732000002" calcext:value-type="float">
            <text:p>284749,732000002</text:p>
          </table:table-cell>
          <table:table-cell office:value-type="float" office:value="0" calcext:value-type="float">
            <text:p>0</text:p>
          </table:table-cell>
          <table:table-cell office:value-type="float" office:value="19.972" calcext:value-type="float">
            <text:p>19,972</text:p>
          </table:table-cell>
          <table:table-cell/>
          <table:table-cell office:value-type="float" office:value="23729.0313333333" calcext:value-type="float">
            <text:p>23729,0313333333</text:p>
          </table:table-cell>
          <table:table-cell office:value-type="float" office:value="0" calcext:value-type="float">
            <text:p>0</text:p>
          </table:table-cell>
          <table:table-cell office:value-type="float" office:value="17.439" calcext:value-type="float">
            <text:p>17,4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0]+[.J290]&gt;0)" office:value-type="boolean" office:boolean-value="true" calcext:value-type="boolean">
            <text:p>ΣΩΣΤΌ</text:p>
          </table:table-cell>
          <table:table-cell table:formula="of:=IF([.I290]+[.K290]&gt;0)" office:value-type="boolean" office:boolean-value="false" calcext:value-type="boolean">
            <text:p>ΛΆΘΟΣ</text:p>
          </table:table-cell>
          <table:table-cell/>
          <table:table-cell table:formula="of:=IF(AND([.M290];[.N290]);&quot;ERROR&quot;;&quot;&quot;)">
            <text:p/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string" calcext:value-type="string">
            <text:p>HEDNO_epaggelmatikoi_8050</text:p>
          </table:table-cell>
          <table:table-cell office:value-type="string" calcext:value-type="string">
            <text:p>Αιγίου</text:p>
          </table:table-cell>
          <table:table-cell office:value-type="float" office:value="31501.5759999999" calcext:value-type="float">
            <text:p>31501,5759999999</text:p>
          </table:table-cell>
          <table:table-cell office:value-type="float" office:value="0" calcext:value-type="float">
            <text:p>0</text:p>
          </table:table-cell>
          <table:table-cell office:value-type="float" office:value="10.268" calcext:value-type="float">
            <text:p>10,268</text:p>
          </table:table-cell>
          <table:table-cell/>
          <table:table-cell office:value-type="float" office:value="2624.78066666666" calcext:value-type="float">
            <text:p>2624,7806666667</text:p>
          </table:table-cell>
          <table:table-cell office:value-type="float" office:value="0" calcext:value-type="float">
            <text:p>0</text:p>
          </table:table-cell>
          <table:table-cell office:value-type="float" office:value="5.78566666666667" calcext:value-type="float">
            <text:p>5,785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1]+[.J291]&gt;0)" office:value-type="boolean" office:boolean-value="true" calcext:value-type="boolean">
            <text:p>ΣΩΣΤΌ</text:p>
          </table:table-cell>
          <table:table-cell table:formula="of:=IF([.I291]+[.K291]&gt;0)" office:value-type="boolean" office:boolean-value="false" calcext:value-type="boolean">
            <text:p>ΛΆΘΟΣ</text:p>
          </table:table-cell>
          <table:table-cell/>
          <table:table-cell table:formula="of:=IF(AND([.M291];[.N291]);&quot;ERROR&quot;;&quot;&quot;)">
            <text:p/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HEDNO_fwtismos_odwn_plateiwn_9001</text:p>
          </table:table-cell>
          <table:table-cell office:value-type="string" calcext:value-type="string">
            <text:p>Δράμας</text:p>
          </table:table-cell>
          <table:table-cell office:value-type="float" office:value="39906.0899999999" calcext:value-type="float">
            <text:p>39906,089999999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/>
          <table:table-cell office:value-type="float" office:value="3325.00916666667" calcext:value-type="float">
            <text:p>3325,0091666667</text:p>
          </table:table-cell>
          <table:table-cell office:value-type="float" office:value="0" calcext:value-type="float">
            <text:p>0</text:p>
          </table:table-cell>
          <table:table-cell office:value-type="float" office:value="4.18833333333333" calcext:value-type="float">
            <text:p>4,188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2]+[.J292]&gt;0)" office:value-type="boolean" office:boolean-value="true" calcext:value-type="boolean">
            <text:p>ΣΩΣΤΌ</text:p>
          </table:table-cell>
          <table:table-cell table:formula="of:=IF([.I292]+[.K292]&gt;0)" office:value-type="boolean" office:boolean-value="false" calcext:value-type="boolean">
            <text:p>ΛΆΘΟΣ</text:p>
          </table:table-cell>
          <table:table-cell/>
          <table:table-cell table:formula="of:=IF(AND([.M292];[.N292]);&quot;ERROR&quot;;&quot;&quot;)">
            <text:p/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string" calcext:value-type="string">
            <text:p>HEDNO_fwtismos_odwn_plateiwn_9002</text:p>
          </table:table-cell>
          <table:table-cell office:value-type="string" calcext:value-type="string">
            <text:p>Ανατ. Θεσ/κης</text:p>
          </table:table-cell>
          <table:table-cell office:value-type="float" office:value="28491.7199999997" calcext:value-type="float">
            <text:p>28491,7199999997</text:p>
          </table:table-cell>
          <table:table-cell office:value-type="float" office:value="0" calcext:value-type="float">
            <text:p>0</text:p>
          </table:table-cell>
          <table:table-cell office:value-type="float" office:value="5.752" calcext:value-type="float">
            <text:p>5,752</text:p>
          </table:table-cell>
          <table:table-cell/>
          <table:table-cell office:value-type="float" office:value="2374.10666666667" calcext:value-type="float">
            <text:p>2374,1066666667</text:p>
          </table:table-cell>
          <table:table-cell office:value-type="float" office:value="0" calcext:value-type="float">
            <text:p>0</text:p>
          </table:table-cell>
          <table:table-cell office:value-type="float" office:value="3.32766666666667" calcext:value-type="float">
            <text:p>3,32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3]+[.J293]&gt;0)" office:value-type="boolean" office:boolean-value="true" calcext:value-type="boolean">
            <text:p>ΣΩΣΤΌ</text:p>
          </table:table-cell>
          <table:table-cell table:formula="of:=IF([.I293]+[.K293]&gt;0)" office:value-type="boolean" office:boolean-value="false" calcext:value-type="boolean">
            <text:p>ΛΆΘΟΣ</text:p>
          </table:table-cell>
          <table:table-cell/>
          <table:table-cell table:formula="of:=IF(AND([.M293];[.N293]);&quot;ERROR&quot;;&quot;&quot;)">
            <text:p/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HEDNO_fwtismos_odwn_plateiwn_9003</text:p>
          </table:table-cell>
          <table:table-cell office:value-type="string" calcext:value-type="string">
            <text:p>Κηφισιάς</text:p>
          </table:table-cell>
          <table:table-cell office:value-type="float" office:value="82356.1500000022" calcext:value-type="float">
            <text:p>82356,1500000022</text:p>
          </table:table-cell>
          <table:table-cell office:value-type="float" office:value="0" calcext:value-type="float">
            <text:p>0</text:p>
          </table:table-cell>
          <table:table-cell office:value-type="float" office:value="13.99" calcext:value-type="float">
            <text:p>13,99</text:p>
          </table:table-cell>
          <table:table-cell/>
          <table:table-cell office:value-type="float" office:value="6862.87583333333" calcext:value-type="float">
            <text:p>6862,8758333333</text:p>
          </table:table-cell>
          <table:table-cell office:value-type="float" office:value="0" calcext:value-type="float">
            <text:p>0</text:p>
          </table:table-cell>
          <table:table-cell office:value-type="float" office:value="9.115" calcext:value-type="float">
            <text:p>9,1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4]+[.J294]&gt;0)" office:value-type="boolean" office:boolean-value="true" calcext:value-type="boolean">
            <text:p>ΣΩΣΤΌ</text:p>
          </table:table-cell>
          <table:table-cell table:formula="of:=IF([.I294]+[.K294]&gt;0)" office:value-type="boolean" office:boolean-value="false" calcext:value-type="boolean">
            <text:p>ΛΆΘΟΣ</text:p>
          </table:table-cell>
          <table:table-cell/>
          <table:table-cell table:formula="of:=IF(AND([.M294];[.N294]);&quot;ERROR&quot;;&quot;&quot;)">
            <text:p/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HEDNO_fwtismos_odwn_plateiwn_9004</text:p>
          </table:table-cell>
          <table:table-cell office:value-type="string" calcext:value-type="string">
            <text:p>Λ.Πύργου</text:p>
          </table:table-cell>
          <table:table-cell office:value-type="float" office:value="51527.0760000006" calcext:value-type="float">
            <text:p>51527,0760000006</text:p>
          </table:table-cell>
          <table:table-cell office:value-type="float" office:value="0" calcext:value-type="float">
            <text:p>0</text:p>
          </table:table-cell>
          <table:table-cell office:value-type="float" office:value="7.208" calcext:value-type="float">
            <text:p>7,208</text:p>
          </table:table-cell>
          <table:table-cell/>
          <table:table-cell office:value-type="float" office:value="4293.88933333333" calcext:value-type="float">
            <text:p>4293,8893333333</text:p>
          </table:table-cell>
          <table:table-cell office:value-type="float" office:value="0" calcext:value-type="float">
            <text:p>0</text:p>
          </table:table-cell>
          <table:table-cell office:value-type="float" office:value="5.758" calcext:value-type="float">
            <text:p>5,75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5]+[.J295]&gt;0)" office:value-type="boolean" office:boolean-value="true" calcext:value-type="boolean">
            <text:p>ΣΩΣΤΌ</text:p>
          </table:table-cell>
          <table:table-cell table:formula="of:=IF([.I295]+[.K295]&gt;0)" office:value-type="boolean" office:boolean-value="false" calcext:value-type="boolean">
            <text:p>ΛΆΘΟΣ</text:p>
          </table:table-cell>
          <table:table-cell/>
          <table:table-cell table:formula="of:=IF(AND([.M295];[.N295]);&quot;ERROR&quot;;&quot;&quot;)">
            <text:p/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string" calcext:value-type="string">
            <text:p>HEDNO_fwtismos_odwn_plateiwn_9005</text:p>
          </table:table-cell>
          <table:table-cell office:value-type="string" calcext:value-type="string">
            <text:p>Ωρωπού</text:p>
          </table:table-cell>
          <table:table-cell office:value-type="float" office:value="25476.2960000009" calcext:value-type="float">
            <text:p>25476,2960000009</text:p>
          </table:table-cell>
          <table:table-cell office:value-type="float" office:value="0" calcext:value-type="float">
            <text:p>0</text:p>
          </table:table-cell>
          <table:table-cell office:value-type="float" office:value="8.948" calcext:value-type="float">
            <text:p>8,948</text:p>
          </table:table-cell>
          <table:table-cell/>
          <table:table-cell office:value-type="float" office:value="2122.98566666667" calcext:value-type="float">
            <text:p>2122,9856666667</text:p>
          </table:table-cell>
          <table:table-cell office:value-type="float" office:value="0" calcext:value-type="float">
            <text:p>0</text:p>
          </table:table-cell>
          <table:table-cell office:value-type="float" office:value="3.14466666666667" calcext:value-type="float">
            <text:p>3,144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6]+[.J296]&gt;0)" office:value-type="boolean" office:boolean-value="true" calcext:value-type="boolean">
            <text:p>ΣΩΣΤΌ</text:p>
          </table:table-cell>
          <table:table-cell table:formula="of:=IF([.I296]+[.K296]&gt;0)" office:value-type="boolean" office:boolean-value="false" calcext:value-type="boolean">
            <text:p>ΛΆΘΟΣ</text:p>
          </table:table-cell>
          <table:table-cell/>
          <table:table-cell table:formula="of:=IF(AND([.M296];[.N296]);&quot;ERROR&quot;;&quot;&quot;)">
            <text:p/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HEDNO_fwtismos_odwn_plateiwn_9006</text:p>
          </table:table-cell>
          <table:table-cell office:value-type="string" calcext:value-type="string">
            <text:p>Ξυλοκάστρου</text:p>
          </table:table-cell>
          <table:table-cell office:value-type="float" office:value="33893.4759999999" calcext:value-type="float">
            <text:p>33893,4759999999</text:p>
          </table:table-cell>
          <table:table-cell office:value-type="float" office:value="0" calcext:value-type="float">
            <text:p>0</text:p>
          </table:table-cell>
          <table:table-cell office:value-type="float" office:value="4.412" calcext:value-type="float">
            <text:p>4,412</text:p>
          </table:table-cell>
          <table:table-cell/>
          <table:table-cell office:value-type="float" office:value="2824.405" calcext:value-type="float">
            <text:p>2824,405</text:p>
          </table:table-cell>
          <table:table-cell office:value-type="float" office:value="0" calcext:value-type="float">
            <text:p>0</text:p>
          </table:table-cell>
          <table:table-cell office:value-type="float" office:value="3.23033333333333" calcext:value-type="float">
            <text:p>3,23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7]+[.J297]&gt;0)" office:value-type="boolean" office:boolean-value="true" calcext:value-type="boolean">
            <text:p>ΣΩΣΤΌ</text:p>
          </table:table-cell>
          <table:table-cell table:formula="of:=IF([.I297]+[.K297]&gt;0)" office:value-type="boolean" office:boolean-value="false" calcext:value-type="boolean">
            <text:p>ΛΆΘΟΣ</text:p>
          </table:table-cell>
          <table:table-cell/>
          <table:table-cell table:formula="of:=IF(AND([.M297];[.N297]);&quot;ERROR&quot;;&quot;&quot;)">
            <text:p/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HEDNO_fwtismos_odwn_plateiwn_9007</text:p>
          </table:table-cell>
          <table:table-cell office:value-type="string" calcext:value-type="string">
            <text:p>Κορωπίου</text:p>
          </table:table-cell>
          <table:table-cell office:value-type="float" office:value="64704.2200000006" calcext:value-type="float">
            <text:p>64704,2200000006</text:p>
          </table:table-cell>
          <table:table-cell office:value-type="float" office:value="0" calcext:value-type="float">
            <text:p>0</text:p>
          </table:table-cell>
          <table:table-cell office:value-type="float" office:value="9.676" calcext:value-type="float">
            <text:p>9,676</text:p>
          </table:table-cell>
          <table:table-cell/>
          <table:table-cell office:value-type="float" office:value="5391.88466666666" calcext:value-type="float">
            <text:p>5391,8846666667</text:p>
          </table:table-cell>
          <table:table-cell office:value-type="float" office:value="0" calcext:value-type="float">
            <text:p>0</text:p>
          </table:table-cell>
          <table:table-cell office:value-type="float" office:value="6.73266666666667" calcext:value-type="float">
            <text:p>6,732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8]+[.J298]&gt;0)" office:value-type="boolean" office:boolean-value="true" calcext:value-type="boolean">
            <text:p>ΣΩΣΤΌ</text:p>
          </table:table-cell>
          <table:table-cell table:formula="of:=IF([.I298]+[.K298]&gt;0)" office:value-type="boolean" office:boolean-value="false" calcext:value-type="boolean">
            <text:p>ΛΆΘΟΣ</text:p>
          </table:table-cell>
          <table:table-cell/>
          <table:table-cell table:formula="of:=IF(AND([.M298];[.N298]);&quot;ERROR&quot;;&quot;&quot;)">
            <text:p/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string" calcext:value-type="string">
            <text:p>HEDNO_fwtismos_odwn_plateiwn_9008</text:p>
          </table:table-cell>
          <table:table-cell office:value-type="string" calcext:value-type="string">
            <text:p>Κηφισιάς</text:p>
          </table:table-cell>
          <table:table-cell office:value-type="float" office:value="37384.9960000001" calcext:value-type="float">
            <text:p>37384,9960000001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,38</text:p>
          </table:table-cell>
          <table:table-cell/>
          <table:table-cell office:value-type="float" office:value="3115.37966666667" calcext:value-type="float">
            <text:p>3115,3796666667</text:p>
          </table:table-cell>
          <table:table-cell office:value-type="float" office:value="0" calcext:value-type="float">
            <text:p>0</text:p>
          </table:table-cell>
          <table:table-cell office:value-type="float" office:value="3.999" calcext:value-type="float">
            <text:p>3,99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299]+[.J299]&gt;0)" office:value-type="boolean" office:boolean-value="true" calcext:value-type="boolean">
            <text:p>ΣΩΣΤΌ</text:p>
          </table:table-cell>
          <table:table-cell table:formula="of:=IF([.I299]+[.K299]&gt;0)" office:value-type="boolean" office:boolean-value="false" calcext:value-type="boolean">
            <text:p>ΛΆΘΟΣ</text:p>
          </table:table-cell>
          <table:table-cell/>
          <table:table-cell table:formula="of:=IF(AND([.M299];[.N299]);&quot;ERROR&quot;;&quot;&quot;)">
            <text:p/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string" calcext:value-type="string">
            <text:p>HEDNO_fwtismos_odwn_plateiwn_9009</text:p>
          </table:table-cell>
          <table:table-cell office:value-type="string" calcext:value-type="string">
            <text:p>Γλυφάδας</text:p>
          </table:table-cell>
          <table:table-cell office:value-type="float" office:value="9188.0680000001" calcext:value-type="float">
            <text:p>9188,068000000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765.628333333334" calcext:value-type="float">
            <text:p>765,6283333333</text:p>
          </table:table-cell>
          <table:table-cell office:value-type="float" office:value="0" calcext:value-type="float">
            <text:p>0</text:p>
          </table:table-cell>
          <table:table-cell office:value-type="float" office:value="1.378" calcext:value-type="float">
            <text:p>1,37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0]+[.J300]&gt;0)" office:value-type="boolean" office:boolean-value="true" calcext:value-type="boolean">
            <text:p>ΣΩΣΤΌ</text:p>
          </table:table-cell>
          <table:table-cell table:formula="of:=IF([.I300]+[.K300]&gt;0)" office:value-type="boolean" office:boolean-value="false" calcext:value-type="boolean">
            <text:p>ΛΆΘΟΣ</text:p>
          </table:table-cell>
          <table:table-cell/>
          <table:table-cell table:formula="of:=IF(AND([.M300];[.N300]);&quot;ERROR&quot;;&quot;&quot;)">
            <text:p/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string" calcext:value-type="string">
            <text:p>HEDNO_fwtismos_odwn_plateiwn_9010</text:p>
          </table:table-cell>
          <table:table-cell office:value-type="string" calcext:value-type="string">
            <text:p>Καλλιθέας</text:p>
          </table:table-cell>
          <table:table-cell office:value-type="float" office:value="6418.84699999998" calcext:value-type="float">
            <text:p>6418,847</text:p>
          </table:table-cell>
          <table:table-cell office:value-type="float" office:value="0" calcext:value-type="float">
            <text:p>0</text:p>
          </table:table-cell>
          <table:table-cell office:value-type="float" office:value="2.531" calcext:value-type="float">
            <text:p>2,531</text:p>
          </table:table-cell>
          <table:table-cell/>
          <table:table-cell office:value-type="float" office:value="534.893166666667" calcext:value-type="float">
            <text:p>534,8931666667</text:p>
          </table:table-cell>
          <table:table-cell office:value-type="float" office:value="0" calcext:value-type="float">
            <text:p>0</text:p>
          </table:table-cell>
          <table:table-cell office:value-type="float" office:value="1.45358333333333" calcext:value-type="float">
            <text:p>1,45358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1]+[.J301]&gt;0)" office:value-type="boolean" office:boolean-value="true" calcext:value-type="boolean">
            <text:p>ΣΩΣΤΌ</text:p>
          </table:table-cell>
          <table:table-cell table:formula="of:=IF([.I301]+[.K301]&gt;0)" office:value-type="boolean" office:boolean-value="false" calcext:value-type="boolean">
            <text:p>ΛΆΘΟΣ</text:p>
          </table:table-cell>
          <table:table-cell/>
          <table:table-cell table:formula="of:=IF(AND([.M301];[.N301]);&quot;ERROR&quot;;&quot;&quot;)">
            <text:p/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string" calcext:value-type="string">
            <text:p>HEDNO_fwtismos_odwn_plateiwn_9011</text:p>
          </table:table-cell>
          <table:table-cell office:value-type="string" calcext:value-type="string">
            <text:p>Χαλανδρίου</text:p>
          </table:table-cell>
          <table:table-cell office:value-type="float" office:value="168576.020000001" calcext:value-type="float">
            <text:p>168576,020000001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,58</text:p>
          </table:table-cell>
          <table:table-cell/>
          <table:table-cell office:value-type="float" office:value="14047.5933333333" calcext:value-type="float">
            <text:p>14047,5933333333</text:p>
          </table:table-cell>
          <table:table-cell office:value-type="float" office:value="0" calcext:value-type="float">
            <text:p>0</text:p>
          </table:table-cell>
          <table:table-cell office:value-type="float" office:value="9.08083333333333" calcext:value-type="float">
            <text:p>9,0808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2]+[.J302]&gt;0)" office:value-type="boolean" office:boolean-value="true" calcext:value-type="boolean">
            <text:p>ΣΩΣΤΌ</text:p>
          </table:table-cell>
          <table:table-cell table:formula="of:=IF([.I302]+[.K302]&gt;0)" office:value-type="boolean" office:boolean-value="false" calcext:value-type="boolean">
            <text:p>ΛΆΘΟΣ</text:p>
          </table:table-cell>
          <table:table-cell/>
          <table:table-cell table:formula="of:=IF(AND([.M302];[.N302]);&quot;ERROR&quot;;&quot;&quot;)">
            <text:p/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HEDNO_fwtismos_odwn_plateiwn_9012</text:p>
          </table:table-cell>
          <table:table-cell office:value-type="string" calcext:value-type="string">
            <text:p>Ανατ. Θεσ/κης</text:p>
          </table:table-cell>
          <table:table-cell office:value-type="float" office:value="19184.8000000003" calcext:value-type="float">
            <text:p>19184,8000000003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,236</text:p>
          </table:table-cell>
          <table:table-cell/>
          <table:table-cell office:value-type="float" office:value="1598.67833333333" calcext:value-type="float">
            <text:p>1598,6783333333</text:p>
          </table:table-cell>
          <table:table-cell office:value-type="float" office:value="0" calcext:value-type="float">
            <text:p>0</text:p>
          </table:table-cell>
          <table:table-cell office:value-type="float" office:value="2.551" calcext:value-type="float">
            <text:p>2,5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3]+[.J303]&gt;0)" office:value-type="boolean" office:boolean-value="true" calcext:value-type="boolean">
            <text:p>ΣΩΣΤΌ</text:p>
          </table:table-cell>
          <table:table-cell table:formula="of:=IF([.I303]+[.K303]&gt;0)" office:value-type="boolean" office:boolean-value="false" calcext:value-type="boolean">
            <text:p>ΛΆΘΟΣ</text:p>
          </table:table-cell>
          <table:table-cell/>
          <table:table-cell table:formula="of:=IF(AND([.M303];[.N303]);&quot;ERROR&quot;;&quot;&quot;)">
            <text:p/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string" calcext:value-type="string">
            <text:p>HEDNO_fwtismos_odwn_plateiwn_9013</text:p>
          </table:table-cell>
          <table:table-cell office:value-type="string" calcext:value-type="string">
            <text:p>Κορωπίου</text:p>
          </table:table-cell>
          <table:table-cell office:value-type="float" office:value="40608.9320000001" calcext:value-type="float">
            <text:p>40608,9320000001</text:p>
          </table:table-cell>
          <table:table-cell office:value-type="float" office:value="0" calcext:value-type="float">
            <text:p>0</text:p>
          </table:table-cell>
          <table:table-cell office:value-type="float" office:value="6.304" calcext:value-type="float">
            <text:p>6,304</text:p>
          </table:table-cell>
          <table:table-cell/>
          <table:table-cell office:value-type="float" office:value="3384.032" calcext:value-type="float">
            <text:p>3384,032</text:p>
          </table:table-cell>
          <table:table-cell office:value-type="float" office:value="0" calcext:value-type="float">
            <text:p>0</text:p>
          </table:table-cell>
          <table:table-cell office:value-type="float" office:value="3.82366666666667" calcext:value-type="float">
            <text:p>3,823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4]+[.J304]&gt;0)" office:value-type="boolean" office:boolean-value="true" calcext:value-type="boolean">
            <text:p>ΣΩΣΤΌ</text:p>
          </table:table-cell>
          <table:table-cell table:formula="of:=IF([.I304]+[.K304]&gt;0)" office:value-type="boolean" office:boolean-value="false" calcext:value-type="boolean">
            <text:p>ΛΆΘΟΣ</text:p>
          </table:table-cell>
          <table:table-cell/>
          <table:table-cell table:formula="of:=IF(AND([.M304];[.N304]);&quot;ERROR&quot;;&quot;&quot;)">
            <text:p/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string" calcext:value-type="string">
            <text:p>HEDNO_fwtismos_odwn_plateiwn_9014</text:p>
          </table:table-cell>
          <table:table-cell office:value-type="string" calcext:value-type="string">
            <text:p>Κηφισιάς</text:p>
          </table:table-cell>
          <table:table-cell office:value-type="float" office:value="34601.6299999999" calcext:value-type="float">
            <text:p>34601,6299999999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float" office:value="2883.31" calcext:value-type="float">
            <text:p>2883,31</text:p>
          </table:table-cell>
          <table:table-cell office:value-type="float" office:value="0" calcext:value-type="float">
            <text:p>0</text:p>
          </table:table-cell>
          <table:table-cell office:value-type="float" office:value="2.68583333333333" calcext:value-type="float">
            <text:p>2,6858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5]+[.J305]&gt;0)" office:value-type="boolean" office:boolean-value="true" calcext:value-type="boolean">
            <text:p>ΣΩΣΤΌ</text:p>
          </table:table-cell>
          <table:table-cell table:formula="of:=IF([.I305]+[.K305]&gt;0)" office:value-type="boolean" office:boolean-value="false" calcext:value-type="boolean">
            <text:p>ΛΆΘΟΣ</text:p>
          </table:table-cell>
          <table:table-cell/>
          <table:table-cell table:formula="of:=IF(AND([.M305];[.N305]);&quot;ERROR&quot;;&quot;&quot;)">
            <text:p/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HEDNO_fwtismos_odwn_plateiwn_9015</text:p>
          </table:table-cell>
          <table:table-cell office:value-type="string" calcext:value-type="string">
            <text:p>Αθηνών</text:p>
          </table:table-cell>
          <table:table-cell office:value-type="float" office:value="970.932000000452" calcext:value-type="float">
            <text:p>970,9320000005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,204</text:p>
          </table:table-cell>
          <table:table-cell/>
          <table:table-cell office:value-type="float" office:value="80.9086666666676" calcext:value-type="float">
            <text:p>80,9086666667</text:p>
          </table:table-cell>
          <table:table-cell office:value-type="float" office:value="0" calcext:value-type="float">
            <text:p>0</text:p>
          </table:table-cell>
          <table:table-cell office:value-type="float" office:value="0.0753333333333333" calcext:value-type="float">
            <text:p>0,075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6]+[.J306]&gt;0)" office:value-type="boolean" office:boolean-value="true" calcext:value-type="boolean">
            <text:p>ΣΩΣΤΌ</text:p>
          </table:table-cell>
          <table:table-cell table:formula="of:=IF([.I306]+[.K306]&gt;0)" office:value-type="boolean" office:boolean-value="false" calcext:value-type="boolean">
            <text:p>ΛΆΘΟΣ</text:p>
          </table:table-cell>
          <table:table-cell/>
          <table:table-cell table:formula="of:=IF(AND([.M306];[.N306]);&quot;ERROR&quot;;&quot;&quot;)">
            <text:p/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HEDNO_fwtismos_odwn_plateiwn_9016</text:p>
          </table:table-cell>
          <table:table-cell office:value-type="string" calcext:value-type="string">
            <text:p>Κορωπίου</text:p>
          </table:table-cell>
          <table:table-cell office:value-type="float" office:value="90224.6510000005" calcext:value-type="float">
            <text:p>90224,6510000005</text:p>
          </table:table-cell>
          <table:table-cell office:value-type="float" office:value="0" calcext:value-type="float">
            <text:p>0</text:p>
          </table:table-cell>
          <table:table-cell office:value-type="float" office:value="6.528" calcext:value-type="float">
            <text:p>6,528</text:p>
          </table:table-cell>
          <table:table-cell/>
          <table:table-cell office:value-type="float" office:value="7518.44566666667" calcext:value-type="float">
            <text:p>7518,4456666667</text:p>
          </table:table-cell>
          <table:table-cell office:value-type="float" office:value="0" calcext:value-type="float">
            <text:p>0</text:p>
          </table:table-cell>
          <table:table-cell office:value-type="float" office:value="4.82658333333333" calcext:value-type="float">
            <text:p>4,82658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7]+[.J307]&gt;0)" office:value-type="boolean" office:boolean-value="true" calcext:value-type="boolean">
            <text:p>ΣΩΣΤΌ</text:p>
          </table:table-cell>
          <table:table-cell table:formula="of:=IF([.I307]+[.K307]&gt;0)" office:value-type="boolean" office:boolean-value="false" calcext:value-type="boolean">
            <text:p>ΛΆΘΟΣ</text:p>
          </table:table-cell>
          <table:table-cell/>
          <table:table-cell table:formula="of:=IF(AND([.M307];[.N307]);&quot;ERROR&quot;;&quot;&quot;)">
            <text:p/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string" calcext:value-type="string">
            <text:p>HEDNO_fwtismos_odwn_plateiwn_9017</text:p>
          </table:table-cell>
          <table:table-cell office:value-type="string" calcext:value-type="string">
            <text:p>Κηφισιάς</text:p>
          </table:table-cell>
          <table:table-cell office:value-type="float" office:value="16392.8359999999" calcext:value-type="float">
            <text:p>16392,8359999999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1366.04133333333" calcext:value-type="float">
            <text:p>1366,0413333333</text:p>
          </table:table-cell>
          <table:table-cell office:value-type="float" office:value="0" calcext:value-type="float">
            <text:p>0</text:p>
          </table:table-cell>
          <table:table-cell office:value-type="float" office:value="3.438" calcext:value-type="float">
            <text:p>3,43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8]+[.J308]&gt;0)" office:value-type="boolean" office:boolean-value="true" calcext:value-type="boolean">
            <text:p>ΣΩΣΤΌ</text:p>
          </table:table-cell>
          <table:table-cell table:formula="of:=IF([.I308]+[.K308]&gt;0)" office:value-type="boolean" office:boolean-value="false" calcext:value-type="boolean">
            <text:p>ΛΆΘΟΣ</text:p>
          </table:table-cell>
          <table:table-cell/>
          <table:table-cell table:formula="of:=IF(AND([.M308];[.N308]);&quot;ERROR&quot;;&quot;&quot;)">
            <text:p/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string" calcext:value-type="string">
            <text:p>HEDNO_fwtismos_odwn_plateiwn_9018</text:p>
          </table:table-cell>
          <table:table-cell office:value-type="string" calcext:value-type="string">
            <text:p>Κηφισιάς</text:p>
          </table:table-cell>
          <table:table-cell office:value-type="float" office:value="73044.2800000006" calcext:value-type="float">
            <text:p>73044,2800000006</text:p>
          </table:table-cell>
          <table:table-cell office:value-type="float" office:value="0" calcext:value-type="float">
            <text:p>0</text:p>
          </table:table-cell>
          <table:table-cell office:value-type="float" office:value="7.508" calcext:value-type="float">
            <text:p>7,508</text:p>
          </table:table-cell>
          <table:table-cell/>
          <table:table-cell office:value-type="float" office:value="6086.505" calcext:value-type="float">
            <text:p>6086,505</text:p>
          </table:table-cell>
          <table:table-cell office:value-type="float" office:value="0" calcext:value-type="float">
            <text:p>0</text:p>
          </table:table-cell>
          <table:table-cell office:value-type="float" office:value="4.37766666666667" calcext:value-type="float">
            <text:p>4,37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09]+[.J309]&gt;0)" office:value-type="boolean" office:boolean-value="true" calcext:value-type="boolean">
            <text:p>ΣΩΣΤΌ</text:p>
          </table:table-cell>
          <table:table-cell table:formula="of:=IF([.I309]+[.K309]&gt;0)" office:value-type="boolean" office:boolean-value="false" calcext:value-type="boolean">
            <text:p>ΛΆΘΟΣ</text:p>
          </table:table-cell>
          <table:table-cell/>
          <table:table-cell table:formula="of:=IF(AND([.M309];[.N309]);&quot;ERROR&quot;;&quot;&quot;)">
            <text:p/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string" calcext:value-type="string">
            <text:p>HEDNO_fwtismos_odwn_plateiwn_9019</text:p>
          </table:table-cell>
          <table:table-cell office:value-type="string" calcext:value-type="string">
            <text:p>Θηβών</text:p>
          </table:table-cell>
          <table:table-cell office:value-type="float" office:value="42063.7479999999" calcext:value-type="float">
            <text:p>42063,7479999999</text:p>
          </table:table-cell>
          <table:table-cell office:value-type="float" office:value="0" calcext:value-type="float">
            <text:p>0</text:p>
          </table:table-cell>
          <table:table-cell office:value-type="float" office:value="5.816" calcext:value-type="float">
            <text:p>5,816</text:p>
          </table:table-cell>
          <table:table-cell/>
          <table:table-cell office:value-type="float" office:value="3505.16633333333" calcext:value-type="float">
            <text:p>3505,1663333333</text:p>
          </table:table-cell>
          <table:table-cell office:value-type="float" office:value="0" calcext:value-type="float">
            <text:p>0</text:p>
          </table:table-cell>
          <table:table-cell office:value-type="float" office:value="4.61433333333333" calcext:value-type="float">
            <text:p>4,614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0]+[.J310]&gt;0)" office:value-type="boolean" office:boolean-value="true" calcext:value-type="boolean">
            <text:p>ΣΩΣΤΌ</text:p>
          </table:table-cell>
          <table:table-cell table:formula="of:=IF([.I310]+[.K310]&gt;0)" office:value-type="boolean" office:boolean-value="false" calcext:value-type="boolean">
            <text:p>ΛΆΘΟΣ</text:p>
          </table:table-cell>
          <table:table-cell/>
          <table:table-cell table:formula="of:=IF(AND([.M310];[.N310]);&quot;ERROR&quot;;&quot;&quot;)">
            <text:p/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HEDNO_fwtismos_odwn_plateiwn_9020</text:p>
          </table:table-cell>
          <table:table-cell office:value-type="string" calcext:value-type="string">
            <text:p>Γλυφάδας</text:p>
          </table:table-cell>
          <table:table-cell office:value-type="float" office:value="50897.4440000007" calcext:value-type="float">
            <text:p>50897,4440000007</text:p>
          </table:table-cell>
          <table:table-cell office:value-type="float" office:value="0" calcext:value-type="float">
            <text:p>0</text:p>
          </table:table-cell>
          <table:table-cell office:value-type="float" office:value="8.928" calcext:value-type="float">
            <text:p>8,928</text:p>
          </table:table-cell>
          <table:table-cell/>
          <table:table-cell office:value-type="float" office:value="4241.33466666667" calcext:value-type="float">
            <text:p>4241,3346666667</text:p>
          </table:table-cell>
          <table:table-cell office:value-type="float" office:value="0" calcext:value-type="float">
            <text:p>0</text:p>
          </table:table-cell>
          <table:table-cell office:value-type="float" office:value="4.14566666666667" calcext:value-type="float">
            <text:p>4,145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1]+[.J311]&gt;0)" office:value-type="boolean" office:boolean-value="true" calcext:value-type="boolean">
            <text:p>ΣΩΣΤΌ</text:p>
          </table:table-cell>
          <table:table-cell table:formula="of:=IF([.I311]+[.K311]&gt;0)" office:value-type="boolean" office:boolean-value="false" calcext:value-type="boolean">
            <text:p>ΛΆΘΟΣ</text:p>
          </table:table-cell>
          <table:table-cell/>
          <table:table-cell table:formula="of:=IF(AND([.M311];[.N311]);&quot;ERROR&quot;;&quot;&quot;)">
            <text:p/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string" calcext:value-type="string">
            <text:p>HEDNO_fwtismos_odwn_plateiwn_9021</text:p>
          </table:table-cell>
          <table:table-cell office:value-type="string" calcext:value-type="string">
            <text:p>Γλυφάδας</text:p>
          </table:table-cell>
          <table:table-cell office:value-type="float" office:value="127186.588000001" calcext:value-type="float">
            <text:p>127186,588000001</text:p>
          </table:table-cell>
          <table:table-cell office:value-type="float" office:value="0" calcext:value-type="float">
            <text:p>0</text:p>
          </table:table-cell>
          <table:table-cell office:value-type="float" office:value="12.068" calcext:value-type="float">
            <text:p>12,068</text:p>
          </table:table-cell>
          <table:table-cell/>
          <table:table-cell office:value-type="float" office:value="10598.2996666667" calcext:value-type="float">
            <text:p>10598,2996666667</text:p>
          </table:table-cell>
          <table:table-cell office:value-type="float" office:value="0" calcext:value-type="float">
            <text:p>0</text:p>
          </table:table-cell>
          <table:table-cell office:value-type="float" office:value="7.91033333333333" calcext:value-type="float">
            <text:p>7,91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2]+[.J312]&gt;0)" office:value-type="boolean" office:boolean-value="true" calcext:value-type="boolean">
            <text:p>ΣΩΣΤΌ</text:p>
          </table:table-cell>
          <table:table-cell table:formula="of:=IF([.I312]+[.K312]&gt;0)" office:value-type="boolean" office:boolean-value="false" calcext:value-type="boolean">
            <text:p>ΛΆΘΟΣ</text:p>
          </table:table-cell>
          <table:table-cell/>
          <table:table-cell table:formula="of:=IF(AND([.M312];[.N312]);&quot;ERROR&quot;;&quot;&quot;)">
            <text:p/>
          </table:table-cell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string" calcext:value-type="string">
            <text:p>HEDNO_fwtismos_odwn_plateiwn_9022</text:p>
          </table:table-cell>
          <table:table-cell office:value-type="string" calcext:value-type="string">
            <text:p>Κηφισιάς</text:p>
          </table:table-cell>
          <table:table-cell office:value-type="float" office:value="9010.36799999997" calcext:value-type="float">
            <text:p>9010,368</text:p>
          </table:table-cell>
          <table:table-cell office:value-type="float" office:value="0" calcext:value-type="float">
            <text:p>0</text:p>
          </table:table-cell>
          <table:table-cell office:value-type="float" office:value="2.716" calcext:value-type="float">
            <text:p>2,716</text:p>
          </table:table-cell>
          <table:table-cell/>
          <table:table-cell office:value-type="float" office:value="750.827333333334" calcext:value-type="float">
            <text:p>750,8273333333</text:p>
          </table:table-cell>
          <table:table-cell office:value-type="float" office:value="0" calcext:value-type="float">
            <text:p>0</text:p>
          </table:table-cell>
          <table:table-cell office:value-type="float" office:value="1.15533333333333" calcext:value-type="float">
            <text:p>1,155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3]+[.J313]&gt;0)" office:value-type="boolean" office:boolean-value="true" calcext:value-type="boolean">
            <text:p>ΣΩΣΤΌ</text:p>
          </table:table-cell>
          <table:table-cell table:formula="of:=IF([.I313]+[.K313]&gt;0)" office:value-type="boolean" office:boolean-value="false" calcext:value-type="boolean">
            <text:p>ΛΆΘΟΣ</text:p>
          </table:table-cell>
          <table:table-cell/>
          <table:table-cell table:formula="of:=IF(AND([.M313];[.N313]);&quot;ERROR&quot;;&quot;&quot;)">
            <text:p/>
          </table:table-cell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string" calcext:value-type="string">
            <text:p>HEDNO_fwtismos_odwn_plateiwn_9023</text:p>
          </table:table-cell>
          <table:table-cell office:value-type="string" calcext:value-type="string">
            <text:p>Κηφισιάς</text:p>
          </table:table-cell>
          <table:table-cell office:value-type="float" office:value="46915.6120000002" calcext:value-type="float">
            <text:p>46915,6120000002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/>
          <table:table-cell office:value-type="float" office:value="3909.495" calcext:value-type="float">
            <text:p>3909,495</text:p>
          </table:table-cell>
          <table:table-cell office:value-type="float" office:value="0" calcext:value-type="float">
            <text:p>0</text:p>
          </table:table-cell>
          <table:table-cell office:value-type="float" office:value="3.355" calcext:value-type="float">
            <text:p>3,3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4]+[.J314]&gt;0)" office:value-type="boolean" office:boolean-value="true" calcext:value-type="boolean">
            <text:p>ΣΩΣΤΌ</text:p>
          </table:table-cell>
          <table:table-cell table:formula="of:=IF([.I314]+[.K314]&gt;0)" office:value-type="boolean" office:boolean-value="false" calcext:value-type="boolean">
            <text:p>ΛΆΘΟΣ</text:p>
          </table:table-cell>
          <table:table-cell/>
          <table:table-cell table:formula="of:=IF(AND([.M314];[.N314]);&quot;ERROR&quot;;&quot;&quot;)">
            <text:p/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string" calcext:value-type="string">
            <text:p>HEDNO_fwtismos_odwn_plateiwn_9024</text:p>
          </table:table-cell>
          <table:table-cell office:value-type="string" calcext:value-type="string">
            <text:p>Κηφισιάς</text:p>
          </table:table-cell>
          <table:table-cell office:value-type="float" office:value="52943.7600000002" calcext:value-type="float">
            <text:p>52943,7600000002</text:p>
          </table:table-cell>
          <table:table-cell office:value-type="float" office:value="0" calcext:value-type="float">
            <text:p>0</text:p>
          </table:table-cell>
          <table:table-cell office:value-type="float" office:value="4.372" calcext:value-type="float">
            <text:p>4,372</text:p>
          </table:table-cell>
          <table:table-cell/>
          <table:table-cell office:value-type="float" office:value="4411.88366666666" calcext:value-type="float">
            <text:p>4411,8836666667</text:p>
          </table:table-cell>
          <table:table-cell office:value-type="float" office:value="0" calcext:value-type="float">
            <text:p>0</text:p>
          </table:table-cell>
          <table:table-cell office:value-type="float" office:value="3.42566666666667" calcext:value-type="float">
            <text:p>3,425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5]+[.J315]&gt;0)" office:value-type="boolean" office:boolean-value="true" calcext:value-type="boolean">
            <text:p>ΣΩΣΤΌ</text:p>
          </table:table-cell>
          <table:table-cell table:formula="of:=IF([.I315]+[.K315]&gt;0)" office:value-type="boolean" office:boolean-value="false" calcext:value-type="boolean">
            <text:p>ΛΆΘΟΣ</text:p>
          </table:table-cell>
          <table:table-cell/>
          <table:table-cell table:formula="of:=IF(AND([.M315];[.N315]);&quot;ERROR&quot;;&quot;&quot;)">
            <text:p/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string" calcext:value-type="string">
            <text:p>HEDNO_fwtismos_odwn_plateiwn_9025</text:p>
          </table:table-cell>
          <table:table-cell office:value-type="string" calcext:value-type="string">
            <text:p>Κηφισιάς</text:p>
          </table:table-cell>
          <table:table-cell office:value-type="float" office:value="52832.3239999997" calcext:value-type="float">
            <text:p>52832,3239999997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,96</text:p>
          </table:table-cell>
          <table:table-cell/>
          <table:table-cell office:value-type="float" office:value="4402.46466666667" calcext:value-type="float">
            <text:p>4402,4646666667</text:p>
          </table:table-cell>
          <table:table-cell office:value-type="float" office:value="0" calcext:value-type="float">
            <text:p>0</text:p>
          </table:table-cell>
          <table:table-cell office:value-type="float" office:value="3.70866666666667" calcext:value-type="float">
            <text:p>3,708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6]+[.J316]&gt;0)" office:value-type="boolean" office:boolean-value="true" calcext:value-type="boolean">
            <text:p>ΣΩΣΤΌ</text:p>
          </table:table-cell>
          <table:table-cell table:formula="of:=IF([.I316]+[.K316]&gt;0)" office:value-type="boolean" office:boolean-value="false" calcext:value-type="boolean">
            <text:p>ΛΆΘΟΣ</text:p>
          </table:table-cell>
          <table:table-cell/>
          <table:table-cell table:formula="of:=IF(AND([.M316];[.N316]);&quot;ERROR&quot;;&quot;&quot;)">
            <text:p/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string" calcext:value-type="string">
            <text:p>HEDNO_fwtismos_odwn_plateiwn_9026</text:p>
          </table:table-cell>
          <table:table-cell office:value-type="string" calcext:value-type="string">
            <text:p>Κομοτηνής</text:p>
          </table:table-cell>
          <table:table-cell office:value-type="float" office:value="21996.2320000002" calcext:value-type="float">
            <text:p>21996,2320000002</text:p>
          </table:table-cell>
          <table:table-cell office:value-type="float" office:value="0" calcext:value-type="float">
            <text:p>0</text:p>
          </table:table-cell>
          <table:table-cell office:value-type="float" office:value="3.928" calcext:value-type="float">
            <text:p>3,928</text:p>
          </table:table-cell>
          <table:table-cell/>
          <table:table-cell office:value-type="float" office:value="1832.84066666667" calcext:value-type="float">
            <text:p>1832,8406666667</text:p>
          </table:table-cell>
          <table:table-cell office:value-type="float" office:value="0" calcext:value-type="float">
            <text:p>0</text:p>
          </table:table-cell>
          <table:table-cell office:value-type="float" office:value="2.772" calcext:value-type="float">
            <text:p>2,77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7]+[.J317]&gt;0)" office:value-type="boolean" office:boolean-value="true" calcext:value-type="boolean">
            <text:p>ΣΩΣΤΌ</text:p>
          </table:table-cell>
          <table:table-cell table:formula="of:=IF([.I317]+[.K317]&gt;0)" office:value-type="boolean" office:boolean-value="false" calcext:value-type="boolean">
            <text:p>ΛΆΘΟΣ</text:p>
          </table:table-cell>
          <table:table-cell/>
          <table:table-cell table:formula="of:=IF(AND([.M317];[.N317]);&quot;ERROR&quot;;&quot;&quot;)">
            <text:p/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string" calcext:value-type="string">
            <text:p>HEDNO_fwtismos_odwn_plateiwn_9027</text:p>
          </table:table-cell>
          <table:table-cell office:value-type="string" calcext:value-type="string">
            <text:p>Πελ.Αχαρνών</text:p>
          </table:table-cell>
          <table:table-cell office:value-type="float" office:value="31553.1999999998" calcext:value-type="float">
            <text:p>31553,1999999998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float" office:value="2629.23416666667" calcext:value-type="float">
            <text:p>2629,2341666667</text:p>
          </table:table-cell>
          <table:table-cell office:value-type="float" office:value="0" calcext:value-type="float">
            <text:p>0</text:p>
          </table:table-cell>
          <table:table-cell office:value-type="float" office:value="2.92416666666667" calcext:value-type="float">
            <text:p>2,9241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8]+[.J318]&gt;0)" office:value-type="boolean" office:boolean-value="true" calcext:value-type="boolean">
            <text:p>ΣΩΣΤΌ</text:p>
          </table:table-cell>
          <table:table-cell table:formula="of:=IF([.I318]+[.K318]&gt;0)" office:value-type="boolean" office:boolean-value="false" calcext:value-type="boolean">
            <text:p>ΛΆΘΟΣ</text:p>
          </table:table-cell>
          <table:table-cell/>
          <table:table-cell table:formula="of:=IF(AND([.M318];[.N318]);&quot;ERROR&quot;;&quot;&quot;)">
            <text:p/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string" calcext:value-type="string">
            <text:p>HEDNO_fwtismos_odwn_plateiwn_9028</text:p>
          </table:table-cell>
          <table:table-cell office:value-type="string" calcext:value-type="string">
            <text:p>Κηφισιάς</text:p>
          </table:table-cell>
          <table:table-cell office:value-type="float" office:value="68597.7880000001" calcext:value-type="float">
            <text:p>68597,7880000001</text:p>
          </table:table-cell>
          <table:table-cell office:value-type="float" office:value="0" calcext:value-type="float">
            <text:p>0</text:p>
          </table:table-cell>
          <table:table-cell office:value-type="float" office:value="8.412" calcext:value-type="float">
            <text:p>8,412</text:p>
          </table:table-cell>
          <table:table-cell/>
          <table:table-cell office:value-type="float" office:value="5716.233" calcext:value-type="float">
            <text:p>5716,233</text:p>
          </table:table-cell>
          <table:table-cell office:value-type="float" office:value="0" calcext:value-type="float">
            <text:p>0</text:p>
          </table:table-cell>
          <table:table-cell office:value-type="float" office:value="7.31666666666667" calcext:value-type="float">
            <text:p>7,31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19]+[.J319]&gt;0)" office:value-type="boolean" office:boolean-value="true" calcext:value-type="boolean">
            <text:p>ΣΩΣΤΌ</text:p>
          </table:table-cell>
          <table:table-cell table:formula="of:=IF([.I319]+[.K319]&gt;0)" office:value-type="boolean" office:boolean-value="false" calcext:value-type="boolean">
            <text:p>ΛΆΘΟΣ</text:p>
          </table:table-cell>
          <table:table-cell/>
          <table:table-cell table:formula="of:=IF(AND([.M319];[.N319]);&quot;ERROR&quot;;&quot;&quot;)">
            <text:p/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string" calcext:value-type="string">
            <text:p>HEDNO_fwtismos_odwn_plateiwn_9029</text:p>
          </table:table-cell>
          <table:table-cell office:value-type="string" calcext:value-type="string">
            <text:p>Αθηνών</text:p>
          </table:table-cell>
          <table:table-cell office:value-type="float" office:value="62863.492" calcext:value-type="float">
            <text:p>62863,492</text:p>
          </table:table-cell>
          <table:table-cell office:value-type="float" office:value="0" calcext:value-type="float">
            <text:p>0</text:p>
          </table:table-cell>
          <table:table-cell office:value-type="float" office:value="9.544" calcext:value-type="float">
            <text:p>9,544</text:p>
          </table:table-cell>
          <table:table-cell/>
          <table:table-cell office:value-type="float" office:value="5238.55266666667" calcext:value-type="float">
            <text:p>5238,5526666667</text:p>
          </table:table-cell>
          <table:table-cell office:value-type="float" office:value="0" calcext:value-type="float">
            <text:p>0</text:p>
          </table:table-cell>
          <table:table-cell office:value-type="float" office:value="6.30266666666667" calcext:value-type="float">
            <text:p>6,302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0]+[.J320]&gt;0)" office:value-type="boolean" office:boolean-value="true" calcext:value-type="boolean">
            <text:p>ΣΩΣΤΌ</text:p>
          </table:table-cell>
          <table:table-cell table:formula="of:=IF([.I320]+[.K320]&gt;0)" office:value-type="boolean" office:boolean-value="false" calcext:value-type="boolean">
            <text:p>ΛΆΘΟΣ</text:p>
          </table:table-cell>
          <table:table-cell/>
          <table:table-cell table:formula="of:=IF(AND([.M320];[.N320]);&quot;ERROR&quot;;&quot;&quot;)">
            <text:p/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string" calcext:value-type="string">
            <text:p>HEDNO_fwtismos_odwn_plateiwn_9030</text:p>
          </table:table-cell>
          <table:table-cell office:value-type="string" calcext:value-type="string">
            <text:p>Κηφισιάς</text:p>
          </table:table-cell>
          <table:table-cell office:value-type="float" office:value="25407.692" calcext:value-type="float">
            <text:p>25407,692</text:p>
          </table:table-cell>
          <table:table-cell office:value-type="float" office:value="0" calcext:value-type="float">
            <text:p>0</text:p>
          </table:table-cell>
          <table:table-cell office:value-type="float" office:value="4.892" calcext:value-type="float">
            <text:p>4,892</text:p>
          </table:table-cell>
          <table:table-cell/>
          <table:table-cell office:value-type="float" office:value="2117.26366666667" calcext:value-type="float">
            <text:p>2117,2636666667</text:p>
          </table:table-cell>
          <table:table-cell office:value-type="float" office:value="0" calcext:value-type="float">
            <text:p>0</text:p>
          </table:table-cell>
          <table:table-cell office:value-type="float" office:value="3.97366666666667" calcext:value-type="float">
            <text:p>3,973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1]+[.J321]&gt;0)" office:value-type="boolean" office:boolean-value="true" calcext:value-type="boolean">
            <text:p>ΣΩΣΤΌ</text:p>
          </table:table-cell>
          <table:table-cell table:formula="of:=IF([.I321]+[.K321]&gt;0)" office:value-type="boolean" office:boolean-value="false" calcext:value-type="boolean">
            <text:p>ΛΆΘΟΣ</text:p>
          </table:table-cell>
          <table:table-cell/>
          <table:table-cell table:formula="of:=IF(AND([.M321];[.N321]);&quot;ERROR&quot;;&quot;&quot;)">
            <text:p/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string" calcext:value-type="string">
            <text:p>HEDNO_fwtismos_odwn_plateiwn_9031</text:p>
          </table:table-cell>
          <table:table-cell office:value-type="string" calcext:value-type="string">
            <text:p>Γλυφάδας</text:p>
          </table:table-cell>
          <table:table-cell office:value-type="float" office:value="13941.02" calcext:value-type="float">
            <text:p>13941,0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/>
          <table:table-cell office:value-type="float" office:value="1161.63333333333" calcext:value-type="float">
            <text:p>1161,6333333333</text:p>
          </table:table-cell>
          <table:table-cell office:value-type="float" office:value="0" calcext:value-type="float">
            <text:p>0</text:p>
          </table:table-cell>
          <table:table-cell office:value-type="float" office:value="1.41933333333333" calcext:value-type="float">
            <text:p>1,419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2]+[.J322]&gt;0)" office:value-type="boolean" office:boolean-value="true" calcext:value-type="boolean">
            <text:p>ΣΩΣΤΌ</text:p>
          </table:table-cell>
          <table:table-cell table:formula="of:=IF([.I322]+[.K322]&gt;0)" office:value-type="boolean" office:boolean-value="false" calcext:value-type="boolean">
            <text:p>ΛΆΘΟΣ</text:p>
          </table:table-cell>
          <table:table-cell/>
          <table:table-cell table:formula="of:=IF(AND([.M322];[.N322]);&quot;ERROR&quot;;&quot;&quot;)">
            <text:p/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HEDNO_fwtismos_odwn_plateiwn_9032</text:p>
          </table:table-cell>
          <table:table-cell office:value-type="string" calcext:value-type="string">
            <text:p>Δράμας</text:p>
          </table:table-cell>
          <table:table-cell office:value-type="float" office:value="42691.7600000001" calcext:value-type="float">
            <text:p>42691,7600000001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/>
          <table:table-cell office:value-type="float" office:value="3557.48333333333" calcext:value-type="float">
            <text:p>3557,4833333333</text:p>
          </table:table-cell>
          <table:table-cell office:value-type="float" office:value="0" calcext:value-type="float">
            <text:p>0</text:p>
          </table:table-cell>
          <table:table-cell office:value-type="float" office:value="3.43583333333333" calcext:value-type="float">
            <text:p>3,4358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3]+[.J323]&gt;0)" office:value-type="boolean" office:boolean-value="true" calcext:value-type="boolean">
            <text:p>ΣΩΣΤΌ</text:p>
          </table:table-cell>
          <table:table-cell table:formula="of:=IF([.I323]+[.K323]&gt;0)" office:value-type="boolean" office:boolean-value="false" calcext:value-type="boolean">
            <text:p>ΛΆΘΟΣ</text:p>
          </table:table-cell>
          <table:table-cell/>
          <table:table-cell table:formula="of:=IF(AND([.M323];[.N323]);&quot;ERROR&quot;;&quot;&quot;)">
            <text:p/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string" calcext:value-type="string">
            <text:p>HEDNO_fwtismos_odwn_plateiwn_9033</text:p>
          </table:table-cell>
          <table:table-cell office:value-type="string" calcext:value-type="string">
            <text:p>Γλυφάδας</text:p>
          </table:table-cell>
          <table:table-cell office:value-type="float" office:value="5673.44799999999" calcext:value-type="float">
            <text:p>5673,448</text:p>
          </table:table-cell>
          <table:table-cell office:value-type="float" office:value="0" calcext:value-type="float">
            <text:p>0</text:p>
          </table:table-cell>
          <table:table-cell office:value-type="float" office:value="6.752" calcext:value-type="float">
            <text:p>6,752</text:p>
          </table:table-cell>
          <table:table-cell/>
          <table:table-cell office:value-type="float" office:value="472.776333333335" calcext:value-type="float">
            <text:p>472,7763333333</text:p>
          </table:table-cell>
          <table:table-cell office:value-type="float" office:value="0" calcext:value-type="float">
            <text:p>0</text:p>
          </table:table-cell>
          <table:table-cell office:value-type="float" office:value="2.65333333333333" calcext:value-type="float">
            <text:p>2,65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4]+[.J324]&gt;0)" office:value-type="boolean" office:boolean-value="true" calcext:value-type="boolean">
            <text:p>ΣΩΣΤΌ</text:p>
          </table:table-cell>
          <table:table-cell table:formula="of:=IF([.I324]+[.K324]&gt;0)" office:value-type="boolean" office:boolean-value="false" calcext:value-type="boolean">
            <text:p>ΛΆΘΟΣ</text:p>
          </table:table-cell>
          <table:table-cell/>
          <table:table-cell table:formula="of:=IF(AND([.M324];[.N324]);&quot;ERROR&quot;;&quot;&quot;)">
            <text:p/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string" calcext:value-type="string">
            <text:p>HEDNO_fwtismos_odwn_plateiwn_9034</text:p>
          </table:table-cell>
          <table:table-cell office:value-type="string" calcext:value-type="string">
            <text:p>Γλυφάδας</text:p>
          </table:table-cell>
          <table:table-cell office:value-type="float" office:value="75134.0120000001" calcext:value-type="float">
            <text:p>75134,0120000001</text:p>
          </table:table-cell>
          <table:table-cell office:value-type="float" office:value="0" calcext:value-type="float">
            <text:p>0</text:p>
          </table:table-cell>
          <table:table-cell office:value-type="float" office:value="20.904" calcext:value-type="float">
            <text:p>20,904</text:p>
          </table:table-cell>
          <table:table-cell/>
          <table:table-cell office:value-type="float" office:value="6260.89133333333" calcext:value-type="float">
            <text:p>6260,8913333333</text:p>
          </table:table-cell>
          <table:table-cell office:value-type="float" office:value="0" calcext:value-type="float">
            <text:p>0</text:p>
          </table:table-cell>
          <table:table-cell office:value-type="float" office:value="6.628" calcext:value-type="float">
            <text:p>6,62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5]+[.J325]&gt;0)" office:value-type="boolean" office:boolean-value="true" calcext:value-type="boolean">
            <text:p>ΣΩΣΤΌ</text:p>
          </table:table-cell>
          <table:table-cell table:formula="of:=IF([.I325]+[.K325]&gt;0)" office:value-type="boolean" office:boolean-value="false" calcext:value-type="boolean">
            <text:p>ΛΆΘΟΣ</text:p>
          </table:table-cell>
          <table:table-cell/>
          <table:table-cell table:formula="of:=IF(AND([.M325];[.N325]);&quot;ERROR&quot;;&quot;&quot;)">
            <text:p/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string" calcext:value-type="string">
            <text:p>HEDNO_fwtismos_odwn_plateiwn_9035</text:p>
          </table:table-cell>
          <table:table-cell office:value-type="string" calcext:value-type="string">
            <text:p>Κηφισιάς</text:p>
          </table:table-cell>
          <table:table-cell office:value-type="float" office:value="97603.963999999" calcext:value-type="float">
            <text:p>97603,96399999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float" office:value="8133.347" calcext:value-type="float">
            <text:p>8133,347</text:p>
          </table:table-cell>
          <table:table-cell office:value-type="float" office:value="0" calcext:value-type="float">
            <text:p>0</text:p>
          </table:table-cell>
          <table:table-cell office:value-type="float" office:value="5.962" calcext:value-type="float">
            <text:p>5,9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6]+[.J326]&gt;0)" office:value-type="boolean" office:boolean-value="true" calcext:value-type="boolean">
            <text:p>ΣΩΣΤΌ</text:p>
          </table:table-cell>
          <table:table-cell table:formula="of:=IF([.I326]+[.K326]&gt;0)" office:value-type="boolean" office:boolean-value="false" calcext:value-type="boolean">
            <text:p>ΛΆΘΟΣ</text:p>
          </table:table-cell>
          <table:table-cell/>
          <table:table-cell table:formula="of:=IF(AND([.M326];[.N326]);&quot;ERROR&quot;;&quot;&quot;)">
            <text:p/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HEDNO_fwtismos_odwn_plateiwn_9036</text:p>
          </table:table-cell>
          <table:table-cell office:value-type="string" calcext:value-type="string">
            <text:p>Χαλανδρίου</text:p>
          </table:table-cell>
          <table:table-cell office:value-type="float" office:value="43877.68" calcext:value-type="float">
            <text:p>43877,68</text:p>
          </table:table-cell>
          <table:table-cell office:value-type="float" office:value="0" calcext:value-type="float">
            <text:p>0</text:p>
          </table:table-cell>
          <table:table-cell office:value-type="float" office:value="3.47" calcext:value-type="float">
            <text:p>3,47</text:p>
          </table:table-cell>
          <table:table-cell/>
          <table:table-cell office:value-type="float" office:value="3656.375" calcext:value-type="float">
            <text:p>3656,375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,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7]+[.J327]&gt;0)" office:value-type="boolean" office:boolean-value="true" calcext:value-type="boolean">
            <text:p>ΣΩΣΤΌ</text:p>
          </table:table-cell>
          <table:table-cell table:formula="of:=IF([.I327]+[.K327]&gt;0)" office:value-type="boolean" office:boolean-value="false" calcext:value-type="boolean">
            <text:p>ΛΆΘΟΣ</text:p>
          </table:table-cell>
          <table:table-cell/>
          <table:table-cell table:formula="of:=IF(AND([.M327];[.N327]);&quot;ERROR&quot;;&quot;&quot;)">
            <text:p/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string" calcext:value-type="string">
            <text:p>HEDNO_fwtismos_odwn_plateiwn_9037</text:p>
          </table:table-cell>
          <table:table-cell office:value-type="string" calcext:value-type="string">
            <text:p>Αγ.Δημητρίου</text:p>
          </table:table-cell>
          <table:table-cell office:value-type="float" office:value="35856.82" calcext:value-type="float">
            <text:p>35856,82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,27</text:p>
          </table:table-cell>
          <table:table-cell/>
          <table:table-cell office:value-type="float" office:value="2987.835" calcext:value-type="float">
            <text:p>2987,835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,8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8]+[.J328]&gt;0)" office:value-type="boolean" office:boolean-value="true" calcext:value-type="boolean">
            <text:p>ΣΩΣΤΌ</text:p>
          </table:table-cell>
          <table:table-cell table:formula="of:=IF([.I328]+[.K328]&gt;0)" office:value-type="boolean" office:boolean-value="false" calcext:value-type="boolean">
            <text:p>ΛΆΘΟΣ</text:p>
          </table:table-cell>
          <table:table-cell/>
          <table:table-cell table:formula="of:=IF(AND([.M328];[.N328]);&quot;ERROR&quot;;&quot;&quot;)">
            <text:p/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string" calcext:value-type="string">
            <text:p>HEDNO_fwtismos_odwn_plateiwn_9038</text:p>
          </table:table-cell>
          <table:table-cell office:value-type="string" calcext:value-type="string">
            <text:p>Κηφισιάς</text:p>
          </table:table-cell>
          <table:table-cell office:value-type="float" office:value="96269.0400000001" calcext:value-type="float">
            <text:p>96269,0400000001</text:p>
          </table:table-cell>
          <table:table-cell office:value-type="float" office:value="0" calcext:value-type="float">
            <text:p>0</text:p>
          </table:table-cell>
          <table:table-cell office:value-type="float" office:value="11.24" calcext:value-type="float">
            <text:p>11,24</text:p>
          </table:table-cell>
          <table:table-cell/>
          <table:table-cell office:value-type="float" office:value="8022.06" calcext:value-type="float">
            <text:p>8022,06</text:p>
          </table:table-cell>
          <table:table-cell office:value-type="float" office:value="0" calcext:value-type="float">
            <text:p>0</text:p>
          </table:table-cell>
          <table:table-cell office:value-type="float" office:value="6.70166666666667" calcext:value-type="float">
            <text:p>6,701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29]+[.J329]&gt;0)" office:value-type="boolean" office:boolean-value="true" calcext:value-type="boolean">
            <text:p>ΣΩΣΤΌ</text:p>
          </table:table-cell>
          <table:table-cell table:formula="of:=IF([.I329]+[.K329]&gt;0)" office:value-type="boolean" office:boolean-value="false" calcext:value-type="boolean">
            <text:p>ΛΆΘΟΣ</text:p>
          </table:table-cell>
          <table:table-cell/>
          <table:table-cell table:formula="of:=IF(AND([.M329];[.N329]);&quot;ERROR&quot;;&quot;&quot;)">
            <text:p/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  <table:table-cell office:value-type="string" calcext:value-type="string">
            <text:p>HEDNO_fwtismos_odwn_plateiwn_9039</text:p>
          </table:table-cell>
          <table:table-cell office:value-type="string" calcext:value-type="string">
            <text:p>Κηφισιάς</text:p>
          </table:table-cell>
          <table:table-cell office:value-type="float" office:value="29367.17" calcext:value-type="float">
            <text:p>29367,17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,48</text:p>
          </table:table-cell>
          <table:table-cell/>
          <table:table-cell office:value-type="float" office:value="2447.09166666667" calcext:value-type="float">
            <text:p>2447,0916666667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0]+[.J330]&gt;0)" office:value-type="boolean" office:boolean-value="true" calcext:value-type="boolean">
            <text:p>ΣΩΣΤΌ</text:p>
          </table:table-cell>
          <table:table-cell table:formula="of:=IF([.I330]+[.K330]&gt;0)" office:value-type="boolean" office:boolean-value="false" calcext:value-type="boolean">
            <text:p>ΛΆΘΟΣ</text:p>
          </table:table-cell>
          <table:table-cell/>
          <table:table-cell table:formula="of:=IF(AND([.M330];[.N330]);&quot;ERROR&quot;;&quot;&quot;)">
            <text:p/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string" calcext:value-type="string">
            <text:p>HEDNO_fwtismos_odwn_plateiwn_9040</text:p>
          </table:table-cell>
          <table:table-cell office:value-type="string" calcext:value-type="string">
            <text:p>Χαλανδρίου</text:p>
          </table:table-cell>
          <table:table-cell office:value-type="float" office:value="9254.15999999994" calcext:value-type="float">
            <text:p>9254,1599999999</text:p>
          </table:table-cell>
          <table:table-cell office:value-type="float" office:value="0" calcext:value-type="float">
            <text:p>0</text:p>
          </table:table-cell>
          <table:table-cell office:value-type="float" office:value="2.068" calcext:value-type="float">
            <text:p>2,068</text:p>
          </table:table-cell>
          <table:table-cell/>
          <table:table-cell office:value-type="float" office:value="771.164333333334" calcext:value-type="float">
            <text:p>771,1643333333</text:p>
          </table:table-cell>
          <table:table-cell office:value-type="float" office:value="0" calcext:value-type="float">
            <text:p>0</text:p>
          </table:table-cell>
          <table:table-cell office:value-type="float" office:value="1.62033333333333" calcext:value-type="float">
            <text:p>1,62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1]+[.J331]&gt;0)" office:value-type="boolean" office:boolean-value="true" calcext:value-type="boolean">
            <text:p>ΣΩΣΤΌ</text:p>
          </table:table-cell>
          <table:table-cell table:formula="of:=IF([.I331]+[.K331]&gt;0)" office:value-type="boolean" office:boolean-value="false" calcext:value-type="boolean">
            <text:p>ΛΆΘΟΣ</text:p>
          </table:table-cell>
          <table:table-cell/>
          <table:table-cell table:formula="of:=IF(AND([.M331];[.N331]);&quot;ERROR&quot;;&quot;&quot;)">
            <text:p/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string" calcext:value-type="string">
            <text:p>HEDNO_fwtismos_odwn_plateiwn_9041</text:p>
          </table:table-cell>
          <table:table-cell office:value-type="string" calcext:value-type="string">
            <text:p>Σπάρτης</text:p>
          </table:table-cell>
          <table:table-cell office:value-type="float" office:value="268178.824000003" calcext:value-type="float">
            <text:p>268178,824000003</text:p>
          </table:table-cell>
          <table:table-cell office:value-type="float" office:value="0" calcext:value-type="float">
            <text:p>0</text:p>
          </table:table-cell>
          <table:table-cell office:value-type="float" office:value="30.16" calcext:value-type="float">
            <text:p>30,16</text:p>
          </table:table-cell>
          <table:table-cell/>
          <table:table-cell office:value-type="float" office:value="22347.856" calcext:value-type="float">
            <text:p>22347,856</text:p>
          </table:table-cell>
          <table:table-cell office:value-type="float" office:value="0" calcext:value-type="float">
            <text:p>0</text:p>
          </table:table-cell>
          <table:table-cell office:value-type="float" office:value="28.969" calcext:value-type="float">
            <text:p>28,96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2]+[.J332]&gt;0)" office:value-type="boolean" office:boolean-value="true" calcext:value-type="boolean">
            <text:p>ΣΩΣΤΌ</text:p>
          </table:table-cell>
          <table:table-cell table:formula="of:=IF([.I332]+[.K332]&gt;0)" office:value-type="boolean" office:boolean-value="false" calcext:value-type="boolean">
            <text:p>ΛΆΘΟΣ</text:p>
          </table:table-cell>
          <table:table-cell/>
          <table:table-cell table:formula="of:=IF(AND([.M332];[.N332]);&quot;ERROR&quot;;&quot;&quot;)">
            <text:p/>
          </table:table-cell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string" calcext:value-type="string">
            <text:p>HEDNO_fwtismos_odwn_plateiwn_9042</text:p>
          </table:table-cell>
          <table:table-cell office:value-type="string" calcext:value-type="string">
            <text:p>Ναυπλίου</text:p>
          </table:table-cell>
          <table:table-cell office:value-type="float" office:value="14114.419999999" calcext:value-type="float">
            <text:p>14114,419999999</text:p>
          </table:table-cell>
          <table:table-cell office:value-type="float" office:value="0" calcext:value-type="float">
            <text:p>0</text:p>
          </table:table-cell>
          <table:table-cell office:value-type="float" office:value="6.168" calcext:value-type="float">
            <text:p>6,168</text:p>
          </table:table-cell>
          <table:table-cell/>
          <table:table-cell office:value-type="float" office:value="1176.197" calcext:value-type="float">
            <text:p>1176,197</text:p>
          </table:table-cell>
          <table:table-cell office:value-type="float" office:value="0" calcext:value-type="float">
            <text:p>0</text:p>
          </table:table-cell>
          <table:table-cell office:value-type="float" office:value="3.677" calcext:value-type="float">
            <text:p>3,67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3]+[.J333]&gt;0)" office:value-type="boolean" office:boolean-value="true" calcext:value-type="boolean">
            <text:p>ΣΩΣΤΌ</text:p>
          </table:table-cell>
          <table:table-cell table:formula="of:=IF([.I333]+[.K333]&gt;0)" office:value-type="boolean" office:boolean-value="false" calcext:value-type="boolean">
            <text:p>ΛΆΘΟΣ</text:p>
          </table:table-cell>
          <table:table-cell/>
          <table:table-cell table:formula="of:=IF(AND([.M333];[.N333]);&quot;ERROR&quot;;&quot;&quot;)">
            <text:p/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string" calcext:value-type="string">
            <text:p>HEDNO_fwtismos_odwn_plateiwn_9043</text:p>
          </table:table-cell>
          <table:table-cell office:value-type="string" calcext:value-type="string">
            <text:p>Αθηνών</text:p>
          </table:table-cell>
          <table:table-cell office:value-type="float" office:value="65072.5159999999" calcext:value-type="float">
            <text:p>65072,515999999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5422.451" calcext:value-type="float">
            <text:p>5422,451</text:p>
          </table:table-cell>
          <table:table-cell office:value-type="float" office:value="0" calcext:value-type="float">
            <text:p>0</text:p>
          </table:table-cell>
          <table:table-cell office:value-type="float" office:value="5.80833333333333" calcext:value-type="float">
            <text:p>5,808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4]+[.J334]&gt;0)" office:value-type="boolean" office:boolean-value="true" calcext:value-type="boolean">
            <text:p>ΣΩΣΤΌ</text:p>
          </table:table-cell>
          <table:table-cell table:formula="of:=IF([.I334]+[.K334]&gt;0)" office:value-type="boolean" office:boolean-value="false" calcext:value-type="boolean">
            <text:p>ΛΆΘΟΣ</text:p>
          </table:table-cell>
          <table:table-cell/>
          <table:table-cell table:formula="of:=IF(AND([.M334];[.N334]);&quot;ERROR&quot;;&quot;&quot;)">
            <text:p/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string" calcext:value-type="string">
            <text:p>HEDNO_fwtismos_odwn_plateiwn_9044</text:p>
          </table:table-cell>
          <table:table-cell office:value-type="string" calcext:value-type="string">
            <text:p>Χίου</text:p>
          </table:table-cell>
          <table:table-cell office:value-type="float" office:value="112002.64" calcext:value-type="float">
            <text:p>112002,6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/>
          <table:table-cell office:value-type="float" office:value="9333.15416666667" calcext:value-type="float">
            <text:p>9333,1541666667</text:p>
          </table:table-cell>
          <table:table-cell office:value-type="float" office:value="0" calcext:value-type="float">
            <text:p>0</text:p>
          </table:table-cell>
          <table:table-cell office:value-type="float" office:value="7.85583333333333" calcext:value-type="float">
            <text:p>7,8558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5]+[.J335]&gt;0)" office:value-type="boolean" office:boolean-value="true" calcext:value-type="boolean">
            <text:p>ΣΩΣΤΌ</text:p>
          </table:table-cell>
          <table:table-cell table:formula="of:=IF([.I335]+[.K335]&gt;0)" office:value-type="boolean" office:boolean-value="false" calcext:value-type="boolean">
            <text:p>ΛΆΘΟΣ</text:p>
          </table:table-cell>
          <table:table-cell/>
          <table:table-cell table:formula="of:=IF(AND([.M335];[.N335]);&quot;ERROR&quot;;&quot;&quot;)">
            <text:p/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string" calcext:value-type="string">
            <text:p>HEDNO_fwtismos_odwn_plateiwn_9045</text:p>
          </table:table-cell>
          <table:table-cell office:value-type="string" calcext:value-type="string">
            <text:p>Αθηνών</text:p>
          </table:table-cell>
          <table:table-cell office:value-type="float" office:value="20058.3999999999" calcext:value-type="float">
            <text:p>20058,3999999999</text:p>
          </table:table-cell>
          <table:table-cell office:value-type="float" office:value="0" calcext:value-type="float">
            <text:p>0</text:p>
          </table:table-cell>
          <table:table-cell office:value-type="float" office:value="4.472" calcext:value-type="float">
            <text:p>4,472</text:p>
          </table:table-cell>
          <table:table-cell/>
          <table:table-cell office:value-type="float" office:value="1671.49633333334" calcext:value-type="float">
            <text:p>1671,4963333333</text:p>
          </table:table-cell>
          <table:table-cell office:value-type="float" office:value="0" calcext:value-type="float">
            <text:p>0</text:p>
          </table:table-cell>
          <table:table-cell office:value-type="float" office:value="3.05466666666667" calcext:value-type="float">
            <text:p>3,054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6]+[.J336]&gt;0)" office:value-type="boolean" office:boolean-value="true" calcext:value-type="boolean">
            <text:p>ΣΩΣΤΌ</text:p>
          </table:table-cell>
          <table:table-cell table:formula="of:=IF([.I336]+[.K336]&gt;0)" office:value-type="boolean" office:boolean-value="false" calcext:value-type="boolean">
            <text:p>ΛΆΘΟΣ</text:p>
          </table:table-cell>
          <table:table-cell/>
          <table:table-cell table:formula="of:=IF(AND([.M336];[.N336]);&quot;ERROR&quot;;&quot;&quot;)">
            <text:p/>
          </table:table-cell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string" calcext:value-type="string">
            <text:p>HEDNO_fwtismos_odwn_plateiwn_9046</text:p>
          </table:table-cell>
          <table:table-cell office:value-type="string" calcext:value-type="string">
            <text:p>Αταλάντης</text:p>
          </table:table-cell>
          <table:table-cell office:value-type="float" office:value="63257.2880000001" calcext:value-type="float">
            <text:p>63257,2880000001</text:p>
          </table:table-cell>
          <table:table-cell office:value-type="float" office:value="0" calcext:value-type="float">
            <text:p>0</text:p>
          </table:table-cell>
          <table:table-cell office:value-type="float" office:value="23.304" calcext:value-type="float">
            <text:p>23,304</text:p>
          </table:table-cell>
          <table:table-cell/>
          <table:table-cell office:value-type="float" office:value="5271.338" calcext:value-type="float">
            <text:p>5271,338</text:p>
          </table:table-cell>
          <table:table-cell office:value-type="float" office:value="0" calcext:value-type="float">
            <text:p>0</text:p>
          </table:table-cell>
          <table:table-cell office:value-type="float" office:value="8.606" calcext:value-type="float">
            <text:p>8,60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7]+[.J337]&gt;0)" office:value-type="boolean" office:boolean-value="true" calcext:value-type="boolean">
            <text:p>ΣΩΣΤΌ</text:p>
          </table:table-cell>
          <table:table-cell table:formula="of:=IF([.I337]+[.K337]&gt;0)" office:value-type="boolean" office:boolean-value="false" calcext:value-type="boolean">
            <text:p>ΛΆΘΟΣ</text:p>
          </table:table-cell>
          <table:table-cell/>
          <table:table-cell table:formula="of:=IF(AND([.M337];[.N337]);&quot;ERROR&quot;;&quot;&quot;)">
            <text:p/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HEDNO_fwtismos_odwn_plateiwn_9047</text:p>
          </table:table-cell>
          <table:table-cell office:value-type="string" calcext:value-type="string">
            <text:p>Γλυφάδας</text:p>
          </table:table-cell>
          <table:table-cell office:value-type="float" office:value="88215.6159999997" calcext:value-type="float">
            <text:p>88215,6159999997</text:p>
          </table:table-cell>
          <table:table-cell office:value-type="float" office:value="0" calcext:value-type="float">
            <text:p>0</text:p>
          </table:table-cell>
          <table:table-cell office:value-type="float" office:value="10.076" calcext:value-type="float">
            <text:p>10,076</text:p>
          </table:table-cell>
          <table:table-cell/>
          <table:table-cell office:value-type="float" office:value="7351.245" calcext:value-type="float">
            <text:p>7351,245</text:p>
          </table:table-cell>
          <table:table-cell office:value-type="float" office:value="0" calcext:value-type="float">
            <text:p>0</text:p>
          </table:table-cell>
          <table:table-cell office:value-type="float" office:value="6.615" calcext:value-type="float">
            <text:p>6,6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8]+[.J338]&gt;0)" office:value-type="boolean" office:boolean-value="true" calcext:value-type="boolean">
            <text:p>ΣΩΣΤΌ</text:p>
          </table:table-cell>
          <table:table-cell table:formula="of:=IF([.I338]+[.K338]&gt;0)" office:value-type="boolean" office:boolean-value="false" calcext:value-type="boolean">
            <text:p>ΛΆΘΟΣ</text:p>
          </table:table-cell>
          <table:table-cell/>
          <table:table-cell table:formula="of:=IF(AND([.M338];[.N338]);&quot;ERROR&quot;;&quot;&quot;)">
            <text:p/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string" calcext:value-type="string">
            <text:p>HEDNO_fwtismos_odwn_plateiwn_9048</text:p>
          </table:table-cell>
          <table:table-cell office:value-type="string" calcext:value-type="string">
            <text:p>Γλυφάδας</text:p>
          </table:table-cell>
          <table:table-cell office:value-type="float" office:value="26175.1680000003" calcext:value-type="float">
            <text:p>26175,1680000003</text:p>
          </table:table-cell>
          <table:table-cell office:value-type="float" office:value="0" calcext:value-type="float">
            <text:p>0</text:p>
          </table:table-cell>
          <table:table-cell office:value-type="float" office:value="5.284" calcext:value-type="float">
            <text:p>5,284</text:p>
          </table:table-cell>
          <table:table-cell/>
          <table:table-cell office:value-type="float" office:value="2181.21666666667" calcext:value-type="float">
            <text:p>2181,2166666667</text:p>
          </table:table-cell>
          <table:table-cell office:value-type="float" office:value="0" calcext:value-type="float">
            <text:p>0</text:p>
          </table:table-cell>
          <table:table-cell office:value-type="float" office:value="3.612" calcext:value-type="float">
            <text:p>3,6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39]+[.J339]&gt;0)" office:value-type="boolean" office:boolean-value="true" calcext:value-type="boolean">
            <text:p>ΣΩΣΤΌ</text:p>
          </table:table-cell>
          <table:table-cell table:formula="of:=IF([.I339]+[.K339]&gt;0)" office:value-type="boolean" office:boolean-value="false" calcext:value-type="boolean">
            <text:p>ΛΆΘΟΣ</text:p>
          </table:table-cell>
          <table:table-cell/>
          <table:table-cell table:formula="of:=IF(AND([.M339];[.N339]);&quot;ERROR&quot;;&quot;&quot;)">
            <text:p/>
          </table:table-cell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string" calcext:value-type="string">
            <text:p>HEDNO_fwtismos_odwn_plateiwn_9049</text:p>
          </table:table-cell>
          <table:table-cell office:value-type="string" calcext:value-type="string">
            <text:p>Αγρινίου</text:p>
          </table:table-cell>
          <table:table-cell office:value-type="float" office:value="16245.9999999993" calcext:value-type="float">
            <text:p>16245,9999999993</text:p>
          </table:table-cell>
          <table:table-cell office:value-type="float" office:value="0" calcext:value-type="float">
            <text:p>0</text:p>
          </table:table-cell>
          <table:table-cell office:value-type="float" office:value="11.084" calcext:value-type="float">
            <text:p>11,084</text:p>
          </table:table-cell>
          <table:table-cell/>
          <table:table-cell office:value-type="float" office:value="1353.83033333334" calcext:value-type="float">
            <text:p>1353,8303333333</text:p>
          </table:table-cell>
          <table:table-cell office:value-type="float" office:value="0" calcext:value-type="float">
            <text:p>0</text:p>
          </table:table-cell>
          <table:table-cell office:value-type="float" office:value="3.32033333333333" calcext:value-type="float">
            <text:p>3,32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0]+[.J340]&gt;0)" office:value-type="boolean" office:boolean-value="true" calcext:value-type="boolean">
            <text:p>ΣΩΣΤΌ</text:p>
          </table:table-cell>
          <table:table-cell table:formula="of:=IF([.I340]+[.K340]&gt;0)" office:value-type="boolean" office:boolean-value="false" calcext:value-type="boolean">
            <text:p>ΛΆΘΟΣ</text:p>
          </table:table-cell>
          <table:table-cell/>
          <table:table-cell table:formula="of:=IF(AND([.M340];[.N340]);&quot;ERROR&quot;;&quot;&quot;)">
            <text:p/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HEDNO_fwtismos_odwn_plateiwn_9050</text:p>
          </table:table-cell>
          <table:table-cell office:value-type="string" calcext:value-type="string">
            <text:p>Χαλανδρίου</text:p>
          </table:table-cell>
          <table:table-cell office:value-type="float" office:value="54442.616" calcext:value-type="float">
            <text:p>54442,616</text:p>
          </table:table-cell>
          <table:table-cell office:value-type="float" office:value="0" calcext:value-type="float">
            <text:p>0</text:p>
          </table:table-cell>
          <table:table-cell office:value-type="float" office:value="10.008" calcext:value-type="float">
            <text:p>10,008</text:p>
          </table:table-cell>
          <table:table-cell/>
          <table:table-cell office:value-type="float" office:value="4536.794" calcext:value-type="float">
            <text:p>4536,794</text:p>
          </table:table-cell>
          <table:table-cell office:value-type="float" office:value="0" calcext:value-type="float">
            <text:p>0</text:p>
          </table:table-cell>
          <table:table-cell office:value-type="float" office:value="5.01633333333333" calcext:value-type="float">
            <text:p>5,016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1]+[.J341]&gt;0)" office:value-type="boolean" office:boolean-value="true" calcext:value-type="boolean">
            <text:p>ΣΩΣΤΌ</text:p>
          </table:table-cell>
          <table:table-cell table:formula="of:=IF([.I341]+[.K341]&gt;0)" office:value-type="boolean" office:boolean-value="false" calcext:value-type="boolean">
            <text:p>ΛΆΘΟΣ</text:p>
          </table:table-cell>
          <table:table-cell/>
          <table:table-cell table:formula="of:=IF(AND([.M341];[.N341]);&quot;ERROR&quot;;&quot;&quot;)">
            <text:p/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HEDNO_oikiakoi_10001</text:p>
          </table:table-cell>
          <table:table-cell office:value-type="string" calcext:value-type="string">
            <text:p>Δράμας</text:p>
          </table:table-cell>
          <table:table-cell office:value-type="float" office:value="39906.0899999999" calcext:value-type="float">
            <text:p>39906,0899999999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/>
          <table:table-cell office:value-type="float" office:value="3325.00916666667" calcext:value-type="float">
            <text:p>3325,0091666667</text:p>
          </table:table-cell>
          <table:table-cell office:value-type="float" office:value="0" calcext:value-type="float">
            <text:p>0</text:p>
          </table:table-cell>
          <table:table-cell office:value-type="float" office:value="4.18833333333333" calcext:value-type="float">
            <text:p>4,188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2]+[.J342]&gt;0)" office:value-type="boolean" office:boolean-value="true" calcext:value-type="boolean">
            <text:p>ΣΩΣΤΌ</text:p>
          </table:table-cell>
          <table:table-cell table:formula="of:=IF([.I342]+[.K342]&gt;0)" office:value-type="boolean" office:boolean-value="false" calcext:value-type="boolean">
            <text:p>ΛΆΘΟΣ</text:p>
          </table:table-cell>
          <table:table-cell/>
          <table:table-cell table:formula="of:=IF(AND([.M342];[.N342]);&quot;ERROR&quot;;&quot;&quot;)">
            <text:p/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HEDNO_oikiakoi_10002</text:p>
          </table:table-cell>
          <table:table-cell office:value-type="string" calcext:value-type="string">
            <text:p>Ανατ. Θεσ/κης</text:p>
          </table:table-cell>
          <table:table-cell office:value-type="float" office:value="28491.7199999997" calcext:value-type="float">
            <text:p>28491,7199999997</text:p>
          </table:table-cell>
          <table:table-cell office:value-type="float" office:value="0" calcext:value-type="float">
            <text:p>0</text:p>
          </table:table-cell>
          <table:table-cell office:value-type="float" office:value="5.752" calcext:value-type="float">
            <text:p>5,752</text:p>
          </table:table-cell>
          <table:table-cell/>
          <table:table-cell office:value-type="float" office:value="2374.10666666667" calcext:value-type="float">
            <text:p>2374,1066666667</text:p>
          </table:table-cell>
          <table:table-cell office:value-type="float" office:value="0" calcext:value-type="float">
            <text:p>0</text:p>
          </table:table-cell>
          <table:table-cell office:value-type="float" office:value="3.32766666666667" calcext:value-type="float">
            <text:p>3,32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3]+[.J343]&gt;0)" office:value-type="boolean" office:boolean-value="true" calcext:value-type="boolean">
            <text:p>ΣΩΣΤΌ</text:p>
          </table:table-cell>
          <table:table-cell table:formula="of:=IF([.I343]+[.K343]&gt;0)" office:value-type="boolean" office:boolean-value="false" calcext:value-type="boolean">
            <text:p>ΛΆΘΟΣ</text:p>
          </table:table-cell>
          <table:table-cell/>
          <table:table-cell table:formula="of:=IF(AND([.M343];[.N343]);&quot;ERROR&quot;;&quot;&quot;)">
            <text:p/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HEDNO_oikiakoi_10003</text:p>
          </table:table-cell>
          <table:table-cell office:value-type="string" calcext:value-type="string">
            <text:p>Κηφισιάς</text:p>
          </table:table-cell>
          <table:table-cell office:value-type="float" office:value="82356.1500000022" calcext:value-type="float">
            <text:p>82356,1500000022</text:p>
          </table:table-cell>
          <table:table-cell office:value-type="float" office:value="0" calcext:value-type="float">
            <text:p>0</text:p>
          </table:table-cell>
          <table:table-cell office:value-type="float" office:value="13.99" calcext:value-type="float">
            <text:p>13,99</text:p>
          </table:table-cell>
          <table:table-cell/>
          <table:table-cell office:value-type="float" office:value="6862.87583333333" calcext:value-type="float">
            <text:p>6862,8758333333</text:p>
          </table:table-cell>
          <table:table-cell office:value-type="float" office:value="0" calcext:value-type="float">
            <text:p>0</text:p>
          </table:table-cell>
          <table:table-cell office:value-type="float" office:value="9.115" calcext:value-type="float">
            <text:p>9,1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4]+[.J344]&gt;0)" office:value-type="boolean" office:boolean-value="true" calcext:value-type="boolean">
            <text:p>ΣΩΣΤΌ</text:p>
          </table:table-cell>
          <table:table-cell table:formula="of:=IF([.I344]+[.K344]&gt;0)" office:value-type="boolean" office:boolean-value="false" calcext:value-type="boolean">
            <text:p>ΛΆΘΟΣ</text:p>
          </table:table-cell>
          <table:table-cell/>
          <table:table-cell table:formula="of:=IF(AND([.M344];[.N344]);&quot;ERROR&quot;;&quot;&quot;)">
            <text:p/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HEDNO_oikiakoi_10004</text:p>
          </table:table-cell>
          <table:table-cell office:value-type="string" calcext:value-type="string">
            <text:p>Λ.Πύργου</text:p>
          </table:table-cell>
          <table:table-cell office:value-type="float" office:value="51527.0760000006" calcext:value-type="float">
            <text:p>51527,0760000006</text:p>
          </table:table-cell>
          <table:table-cell office:value-type="float" office:value="0" calcext:value-type="float">
            <text:p>0</text:p>
          </table:table-cell>
          <table:table-cell office:value-type="float" office:value="7.208" calcext:value-type="float">
            <text:p>7,208</text:p>
          </table:table-cell>
          <table:table-cell/>
          <table:table-cell office:value-type="float" office:value="4293.88933333333" calcext:value-type="float">
            <text:p>4293,8893333333</text:p>
          </table:table-cell>
          <table:table-cell office:value-type="float" office:value="0" calcext:value-type="float">
            <text:p>0</text:p>
          </table:table-cell>
          <table:table-cell office:value-type="float" office:value="5.758" calcext:value-type="float">
            <text:p>5,75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5]+[.J345]&gt;0)" office:value-type="boolean" office:boolean-value="true" calcext:value-type="boolean">
            <text:p>ΣΩΣΤΌ</text:p>
          </table:table-cell>
          <table:table-cell table:formula="of:=IF([.I345]+[.K345]&gt;0)" office:value-type="boolean" office:boolean-value="false" calcext:value-type="boolean">
            <text:p>ΛΆΘΟΣ</text:p>
          </table:table-cell>
          <table:table-cell/>
          <table:table-cell table:formula="of:=IF(AND([.M345];[.N345]);&quot;ERROR&quot;;&quot;&quot;)">
            <text:p/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HEDNO_oikiakoi_10005</text:p>
          </table:table-cell>
          <table:table-cell office:value-type="string" calcext:value-type="string">
            <text:p>Ωρωπού</text:p>
          </table:table-cell>
          <table:table-cell office:value-type="float" office:value="25476.2960000009" calcext:value-type="float">
            <text:p>25476,2960000009</text:p>
          </table:table-cell>
          <table:table-cell office:value-type="float" office:value="0" calcext:value-type="float">
            <text:p>0</text:p>
          </table:table-cell>
          <table:table-cell office:value-type="float" office:value="8.948" calcext:value-type="float">
            <text:p>8,948</text:p>
          </table:table-cell>
          <table:table-cell/>
          <table:table-cell office:value-type="float" office:value="2122.98566666667" calcext:value-type="float">
            <text:p>2122,9856666667</text:p>
          </table:table-cell>
          <table:table-cell office:value-type="float" office:value="0" calcext:value-type="float">
            <text:p>0</text:p>
          </table:table-cell>
          <table:table-cell office:value-type="float" office:value="3.14466666666667" calcext:value-type="float">
            <text:p>3,144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6]+[.J346]&gt;0)" office:value-type="boolean" office:boolean-value="true" calcext:value-type="boolean">
            <text:p>ΣΩΣΤΌ</text:p>
          </table:table-cell>
          <table:table-cell table:formula="of:=IF([.I346]+[.K346]&gt;0)" office:value-type="boolean" office:boolean-value="false" calcext:value-type="boolean">
            <text:p>ΛΆΘΟΣ</text:p>
          </table:table-cell>
          <table:table-cell/>
          <table:table-cell table:formula="of:=IF(AND([.M346];[.N346]);&quot;ERROR&quot;;&quot;&quot;)">
            <text:p/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HEDNO_oikiakoi_10006</text:p>
          </table:table-cell>
          <table:table-cell office:value-type="string" calcext:value-type="string">
            <text:p>Ξυλοκάστρου</text:p>
          </table:table-cell>
          <table:table-cell office:value-type="float" office:value="33893.4759999999" calcext:value-type="float">
            <text:p>33893,4759999999</text:p>
          </table:table-cell>
          <table:table-cell office:value-type="float" office:value="0" calcext:value-type="float">
            <text:p>0</text:p>
          </table:table-cell>
          <table:table-cell office:value-type="float" office:value="4.412" calcext:value-type="float">
            <text:p>4,412</text:p>
          </table:table-cell>
          <table:table-cell/>
          <table:table-cell office:value-type="float" office:value="2824.405" calcext:value-type="float">
            <text:p>2824,405</text:p>
          </table:table-cell>
          <table:table-cell office:value-type="float" office:value="0" calcext:value-type="float">
            <text:p>0</text:p>
          </table:table-cell>
          <table:table-cell office:value-type="float" office:value="3.23033333333333" calcext:value-type="float">
            <text:p>3,23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7]+[.J347]&gt;0)" office:value-type="boolean" office:boolean-value="true" calcext:value-type="boolean">
            <text:p>ΣΩΣΤΌ</text:p>
          </table:table-cell>
          <table:table-cell table:formula="of:=IF([.I347]+[.K347]&gt;0)" office:value-type="boolean" office:boolean-value="false" calcext:value-type="boolean">
            <text:p>ΛΆΘΟΣ</text:p>
          </table:table-cell>
          <table:table-cell/>
          <table:table-cell table:formula="of:=IF(AND([.M347];[.N347]);&quot;ERROR&quot;;&quot;&quot;)">
            <text:p/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HEDNO_oikiakoi_10007</text:p>
          </table:table-cell>
          <table:table-cell office:value-type="string" calcext:value-type="string">
            <text:p>Κορωπίου</text:p>
          </table:table-cell>
          <table:table-cell office:value-type="float" office:value="64704.2200000006" calcext:value-type="float">
            <text:p>64704,2200000006</text:p>
          </table:table-cell>
          <table:table-cell office:value-type="float" office:value="0" calcext:value-type="float">
            <text:p>0</text:p>
          </table:table-cell>
          <table:table-cell office:value-type="float" office:value="9.676" calcext:value-type="float">
            <text:p>9,676</text:p>
          </table:table-cell>
          <table:table-cell/>
          <table:table-cell office:value-type="float" office:value="5391.88466666667" calcext:value-type="float">
            <text:p>5391,8846666667</text:p>
          </table:table-cell>
          <table:table-cell office:value-type="float" office:value="0" calcext:value-type="float">
            <text:p>0</text:p>
          </table:table-cell>
          <table:table-cell office:value-type="float" office:value="6.73266666666667" calcext:value-type="float">
            <text:p>6,732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8]+[.J348]&gt;0)" office:value-type="boolean" office:boolean-value="true" calcext:value-type="boolean">
            <text:p>ΣΩΣΤΌ</text:p>
          </table:table-cell>
          <table:table-cell table:formula="of:=IF([.I348]+[.K348]&gt;0)" office:value-type="boolean" office:boolean-value="false" calcext:value-type="boolean">
            <text:p>ΛΆΘΟΣ</text:p>
          </table:table-cell>
          <table:table-cell/>
          <table:table-cell table:formula="of:=IF(AND([.M348];[.N348]);&quot;ERROR&quot;;&quot;&quot;)">
            <text:p/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HEDNO_oikiakoi_10008</text:p>
          </table:table-cell>
          <table:table-cell office:value-type="string" calcext:value-type="string">
            <text:p>Κηφισιάς</text:p>
          </table:table-cell>
          <table:table-cell office:value-type="float" office:value="37384.9960000001" calcext:value-type="float">
            <text:p>37384,9960000001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,38</text:p>
          </table:table-cell>
          <table:table-cell/>
          <table:table-cell office:value-type="float" office:value="3115.37966666667" calcext:value-type="float">
            <text:p>3115,3796666667</text:p>
          </table:table-cell>
          <table:table-cell office:value-type="float" office:value="0" calcext:value-type="float">
            <text:p>0</text:p>
          </table:table-cell>
          <table:table-cell office:value-type="float" office:value="3.999" calcext:value-type="float">
            <text:p>3,99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49]+[.J349]&gt;0)" office:value-type="boolean" office:boolean-value="true" calcext:value-type="boolean">
            <text:p>ΣΩΣΤΌ</text:p>
          </table:table-cell>
          <table:table-cell table:formula="of:=IF([.I349]+[.K349]&gt;0)" office:value-type="boolean" office:boolean-value="false" calcext:value-type="boolean">
            <text:p>ΛΆΘΟΣ</text:p>
          </table:table-cell>
          <table:table-cell/>
          <table:table-cell table:formula="of:=IF(AND([.M349];[.N349]);&quot;ERROR&quot;;&quot;&quot;)">
            <text:p/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HEDNO_oikiakoi_10009</text:p>
          </table:table-cell>
          <table:table-cell office:value-type="string" calcext:value-type="string">
            <text:p>Γλυφάδας</text:p>
          </table:table-cell>
          <table:table-cell office:value-type="float" office:value="9188.0680000001" calcext:value-type="float">
            <text:p>9188,068000000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765.628333333334" calcext:value-type="float">
            <text:p>765,6283333333</text:p>
          </table:table-cell>
          <table:table-cell office:value-type="float" office:value="0" calcext:value-type="float">
            <text:p>0</text:p>
          </table:table-cell>
          <table:table-cell office:value-type="float" office:value="1.378" calcext:value-type="float">
            <text:p>1,37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0]+[.J350]&gt;0)" office:value-type="boolean" office:boolean-value="true" calcext:value-type="boolean">
            <text:p>ΣΩΣΤΌ</text:p>
          </table:table-cell>
          <table:table-cell table:formula="of:=IF([.I350]+[.K350]&gt;0)" office:value-type="boolean" office:boolean-value="false" calcext:value-type="boolean">
            <text:p>ΛΆΘΟΣ</text:p>
          </table:table-cell>
          <table:table-cell/>
          <table:table-cell table:formula="of:=IF(AND([.M350];[.N350]);&quot;ERROR&quot;;&quot;&quot;)">
            <text:p/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HEDNO_oikiakoi_10010</text:p>
          </table:table-cell>
          <table:table-cell office:value-type="string" calcext:value-type="string">
            <text:p>Καλλιθέας</text:p>
          </table:table-cell>
          <table:table-cell office:value-type="float" office:value="6418.84699999998" calcext:value-type="float">
            <text:p>6418,847</text:p>
          </table:table-cell>
          <table:table-cell office:value-type="float" office:value="0" calcext:value-type="float">
            <text:p>0</text:p>
          </table:table-cell>
          <table:table-cell office:value-type="float" office:value="2.531" calcext:value-type="float">
            <text:p>2,531</text:p>
          </table:table-cell>
          <table:table-cell/>
          <table:table-cell office:value-type="float" office:value="534.893166666667" calcext:value-type="float">
            <text:p>534,8931666667</text:p>
          </table:table-cell>
          <table:table-cell office:value-type="float" office:value="0" calcext:value-type="float">
            <text:p>0</text:p>
          </table:table-cell>
          <table:table-cell office:value-type="float" office:value="1.45358333333333" calcext:value-type="float">
            <text:p>1,45358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1]+[.J351]&gt;0)" office:value-type="boolean" office:boolean-value="true" calcext:value-type="boolean">
            <text:p>ΣΩΣΤΌ</text:p>
          </table:table-cell>
          <table:table-cell table:formula="of:=IF([.I351]+[.K351]&gt;0)" office:value-type="boolean" office:boolean-value="false" calcext:value-type="boolean">
            <text:p>ΛΆΘΟΣ</text:p>
          </table:table-cell>
          <table:table-cell/>
          <table:table-cell table:formula="of:=IF(AND([.M351];[.N351]);&quot;ERROR&quot;;&quot;&quot;)">
            <text:p/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HEDNO_oikiakoi_10011</text:p>
          </table:table-cell>
          <table:table-cell office:value-type="string" calcext:value-type="string">
            <text:p>Χαλανδρίου</text:p>
          </table:table-cell>
          <table:table-cell office:value-type="float" office:value="168576.020000001" calcext:value-type="float">
            <text:p>168576,020000001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,58</text:p>
          </table:table-cell>
          <table:table-cell/>
          <table:table-cell office:value-type="float" office:value="14047.5933333333" calcext:value-type="float">
            <text:p>14047,5933333333</text:p>
          </table:table-cell>
          <table:table-cell office:value-type="float" office:value="0" calcext:value-type="float">
            <text:p>0</text:p>
          </table:table-cell>
          <table:table-cell office:value-type="float" office:value="9.08083333333333" calcext:value-type="float">
            <text:p>9,0808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2]+[.J352]&gt;0)" office:value-type="boolean" office:boolean-value="true" calcext:value-type="boolean">
            <text:p>ΣΩΣΤΌ</text:p>
          </table:table-cell>
          <table:table-cell table:formula="of:=IF([.I352]+[.K352]&gt;0)" office:value-type="boolean" office:boolean-value="false" calcext:value-type="boolean">
            <text:p>ΛΆΘΟΣ</text:p>
          </table:table-cell>
          <table:table-cell/>
          <table:table-cell table:formula="of:=IF(AND([.M352];[.N352]);&quot;ERROR&quot;;&quot;&quot;)">
            <text:p/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HEDNO_oikiakoi_10012</text:p>
          </table:table-cell>
          <table:table-cell office:value-type="string" calcext:value-type="string">
            <text:p>Ανατ. Θεσ/κης</text:p>
          </table:table-cell>
          <table:table-cell office:value-type="float" office:value="19184.8000000003" calcext:value-type="float">
            <text:p>19184,8000000003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,236</text:p>
          </table:table-cell>
          <table:table-cell/>
          <table:table-cell office:value-type="float" office:value="1598.67833333333" calcext:value-type="float">
            <text:p>1598,6783333333</text:p>
          </table:table-cell>
          <table:table-cell office:value-type="float" office:value="0" calcext:value-type="float">
            <text:p>0</text:p>
          </table:table-cell>
          <table:table-cell office:value-type="float" office:value="2.551" calcext:value-type="float">
            <text:p>2,5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3]+[.J353]&gt;0)" office:value-type="boolean" office:boolean-value="true" calcext:value-type="boolean">
            <text:p>ΣΩΣΤΌ</text:p>
          </table:table-cell>
          <table:table-cell table:formula="of:=IF([.I353]+[.K353]&gt;0)" office:value-type="boolean" office:boolean-value="false" calcext:value-type="boolean">
            <text:p>ΛΆΘΟΣ</text:p>
          </table:table-cell>
          <table:table-cell/>
          <table:table-cell table:formula="of:=IF(AND([.M353];[.N353]);&quot;ERROR&quot;;&quot;&quot;)">
            <text:p/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HEDNO_oikiakoi_10013</text:p>
          </table:table-cell>
          <table:table-cell office:value-type="string" calcext:value-type="string">
            <text:p>Κορωπίου</text:p>
          </table:table-cell>
          <table:table-cell office:value-type="float" office:value="40608.9320000001" calcext:value-type="float">
            <text:p>40608,9320000001</text:p>
          </table:table-cell>
          <table:table-cell office:value-type="float" office:value="0" calcext:value-type="float">
            <text:p>0</text:p>
          </table:table-cell>
          <table:table-cell office:value-type="float" office:value="6.304" calcext:value-type="float">
            <text:p>6,304</text:p>
          </table:table-cell>
          <table:table-cell/>
          <table:table-cell office:value-type="float" office:value="3384.032" calcext:value-type="float">
            <text:p>3384,032</text:p>
          </table:table-cell>
          <table:table-cell office:value-type="float" office:value="0" calcext:value-type="float">
            <text:p>0</text:p>
          </table:table-cell>
          <table:table-cell office:value-type="float" office:value="3.82366666666667" calcext:value-type="float">
            <text:p>3,823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4]+[.J354]&gt;0)" office:value-type="boolean" office:boolean-value="true" calcext:value-type="boolean">
            <text:p>ΣΩΣΤΌ</text:p>
          </table:table-cell>
          <table:table-cell table:formula="of:=IF([.I354]+[.K354]&gt;0)" office:value-type="boolean" office:boolean-value="false" calcext:value-type="boolean">
            <text:p>ΛΆΘΟΣ</text:p>
          </table:table-cell>
          <table:table-cell/>
          <table:table-cell table:formula="of:=IF(AND([.M354];[.N354]);&quot;ERROR&quot;;&quot;&quot;)">
            <text:p/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HEDNO_oikiakoi_10014</text:p>
          </table:table-cell>
          <table:table-cell office:value-type="string" calcext:value-type="string">
            <text:p>Κηφισιάς</text:p>
          </table:table-cell>
          <table:table-cell office:value-type="float" office:value="34601.6299999999" calcext:value-type="float">
            <text:p>34601,6299999999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float" office:value="2883.31" calcext:value-type="float">
            <text:p>2883,31</text:p>
          </table:table-cell>
          <table:table-cell office:value-type="float" office:value="0" calcext:value-type="float">
            <text:p>0</text:p>
          </table:table-cell>
          <table:table-cell office:value-type="float" office:value="2.68583333333333" calcext:value-type="float">
            <text:p>2,6858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5]+[.J355]&gt;0)" office:value-type="boolean" office:boolean-value="true" calcext:value-type="boolean">
            <text:p>ΣΩΣΤΌ</text:p>
          </table:table-cell>
          <table:table-cell table:formula="of:=IF([.I355]+[.K355]&gt;0)" office:value-type="boolean" office:boolean-value="false" calcext:value-type="boolean">
            <text:p>ΛΆΘΟΣ</text:p>
          </table:table-cell>
          <table:table-cell/>
          <table:table-cell table:formula="of:=IF(AND([.M355];[.N355]);&quot;ERROR&quot;;&quot;&quot;)">
            <text:p/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HEDNO_oikiakoi_10015</text:p>
          </table:table-cell>
          <table:table-cell office:value-type="string" calcext:value-type="string">
            <text:p>Αθηνών</text:p>
          </table:table-cell>
          <table:table-cell office:value-type="float" office:value="970.932000000452" calcext:value-type="float">
            <text:p>970,9320000005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,204</text:p>
          </table:table-cell>
          <table:table-cell/>
          <table:table-cell office:value-type="float" office:value="80.9086666666676" calcext:value-type="float">
            <text:p>80,9086666667</text:p>
          </table:table-cell>
          <table:table-cell office:value-type="float" office:value="0" calcext:value-type="float">
            <text:p>0</text:p>
          </table:table-cell>
          <table:table-cell office:value-type="float" office:value="0.0753333333333333" calcext:value-type="float">
            <text:p>0,075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6]+[.J356]&gt;0)" office:value-type="boolean" office:boolean-value="true" calcext:value-type="boolean">
            <text:p>ΣΩΣΤΌ</text:p>
          </table:table-cell>
          <table:table-cell table:formula="of:=IF([.I356]+[.K356]&gt;0)" office:value-type="boolean" office:boolean-value="false" calcext:value-type="boolean">
            <text:p>ΛΆΘΟΣ</text:p>
          </table:table-cell>
          <table:table-cell/>
          <table:table-cell table:formula="of:=IF(AND([.M356];[.N356]);&quot;ERROR&quot;;&quot;&quot;)">
            <text:p/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HEDNO_oikiakoi_10016</text:p>
          </table:table-cell>
          <table:table-cell office:value-type="string" calcext:value-type="string">
            <text:p>Κορωπίου</text:p>
          </table:table-cell>
          <table:table-cell office:value-type="float" office:value="90224.6510000005" calcext:value-type="float">
            <text:p>90224,6510000005</text:p>
          </table:table-cell>
          <table:table-cell office:value-type="float" office:value="0" calcext:value-type="float">
            <text:p>0</text:p>
          </table:table-cell>
          <table:table-cell office:value-type="float" office:value="6.528" calcext:value-type="float">
            <text:p>6,528</text:p>
          </table:table-cell>
          <table:table-cell/>
          <table:table-cell office:value-type="float" office:value="7518.44566666667" calcext:value-type="float">
            <text:p>7518,4456666667</text:p>
          </table:table-cell>
          <table:table-cell office:value-type="float" office:value="0" calcext:value-type="float">
            <text:p>0</text:p>
          </table:table-cell>
          <table:table-cell office:value-type="float" office:value="4.82658333333333" calcext:value-type="float">
            <text:p>4,82658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7]+[.J357]&gt;0)" office:value-type="boolean" office:boolean-value="true" calcext:value-type="boolean">
            <text:p>ΣΩΣΤΌ</text:p>
          </table:table-cell>
          <table:table-cell table:formula="of:=IF([.I357]+[.K357]&gt;0)" office:value-type="boolean" office:boolean-value="false" calcext:value-type="boolean">
            <text:p>ΛΆΘΟΣ</text:p>
          </table:table-cell>
          <table:table-cell/>
          <table:table-cell table:formula="of:=IF(AND([.M357];[.N357]);&quot;ERROR&quot;;&quot;&quot;)">
            <text:p/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HEDNO_oikiakoi_10017</text:p>
          </table:table-cell>
          <table:table-cell office:value-type="string" calcext:value-type="string">
            <text:p>Κηφισιάς</text:p>
          </table:table-cell>
          <table:table-cell office:value-type="float" office:value="16392.8359999999" calcext:value-type="float">
            <text:p>16392,8359999999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1366.04133333333" calcext:value-type="float">
            <text:p>1366,0413333333</text:p>
          </table:table-cell>
          <table:table-cell office:value-type="float" office:value="0" calcext:value-type="float">
            <text:p>0</text:p>
          </table:table-cell>
          <table:table-cell office:value-type="float" office:value="3.438" calcext:value-type="float">
            <text:p>3,43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8]+[.J358]&gt;0)" office:value-type="boolean" office:boolean-value="true" calcext:value-type="boolean">
            <text:p>ΣΩΣΤΌ</text:p>
          </table:table-cell>
          <table:table-cell table:formula="of:=IF([.I358]+[.K358]&gt;0)" office:value-type="boolean" office:boolean-value="false" calcext:value-type="boolean">
            <text:p>ΛΆΘΟΣ</text:p>
          </table:table-cell>
          <table:table-cell/>
          <table:table-cell table:formula="of:=IF(AND([.M358];[.N358]);&quot;ERROR&quot;;&quot;&quot;)">
            <text:p/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HEDNO_oikiakoi_10018</text:p>
          </table:table-cell>
          <table:table-cell office:value-type="string" calcext:value-type="string">
            <text:p>Κηφισιάς</text:p>
          </table:table-cell>
          <table:table-cell office:value-type="float" office:value="73044.2800000006" calcext:value-type="float">
            <text:p>73044,2800000006</text:p>
          </table:table-cell>
          <table:table-cell office:value-type="float" office:value="0" calcext:value-type="float">
            <text:p>0</text:p>
          </table:table-cell>
          <table:table-cell office:value-type="float" office:value="7.508" calcext:value-type="float">
            <text:p>7,508</text:p>
          </table:table-cell>
          <table:table-cell/>
          <table:table-cell office:value-type="float" office:value="6086.50500000001" calcext:value-type="float">
            <text:p>6086,505</text:p>
          </table:table-cell>
          <table:table-cell office:value-type="float" office:value="0" calcext:value-type="float">
            <text:p>0</text:p>
          </table:table-cell>
          <table:table-cell office:value-type="float" office:value="4.37766666666667" calcext:value-type="float">
            <text:p>4,377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59]+[.J359]&gt;0)" office:value-type="boolean" office:boolean-value="true" calcext:value-type="boolean">
            <text:p>ΣΩΣΤΌ</text:p>
          </table:table-cell>
          <table:table-cell table:formula="of:=IF([.I359]+[.K359]&gt;0)" office:value-type="boolean" office:boolean-value="false" calcext:value-type="boolean">
            <text:p>ΛΆΘΟΣ</text:p>
          </table:table-cell>
          <table:table-cell/>
          <table:table-cell table:formula="of:=IF(AND([.M359];[.N359]);&quot;ERROR&quot;;&quot;&quot;)">
            <text:p/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HEDNO_oikiakoi_10019</text:p>
          </table:table-cell>
          <table:table-cell office:value-type="string" calcext:value-type="string">
            <text:p>Θηβών</text:p>
          </table:table-cell>
          <table:table-cell office:value-type="float" office:value="42063.7479999999" calcext:value-type="float">
            <text:p>42063,7479999999</text:p>
          </table:table-cell>
          <table:table-cell office:value-type="float" office:value="0" calcext:value-type="float">
            <text:p>0</text:p>
          </table:table-cell>
          <table:table-cell office:value-type="float" office:value="5.816" calcext:value-type="float">
            <text:p>5,816</text:p>
          </table:table-cell>
          <table:table-cell/>
          <table:table-cell office:value-type="float" office:value="3505.16633333333" calcext:value-type="float">
            <text:p>3505,1663333333</text:p>
          </table:table-cell>
          <table:table-cell office:value-type="float" office:value="0" calcext:value-type="float">
            <text:p>0</text:p>
          </table:table-cell>
          <table:table-cell office:value-type="float" office:value="4.61433333333333" calcext:value-type="float">
            <text:p>4,614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0]+[.J360]&gt;0)" office:value-type="boolean" office:boolean-value="true" calcext:value-type="boolean">
            <text:p>ΣΩΣΤΌ</text:p>
          </table:table-cell>
          <table:table-cell table:formula="of:=IF([.I360]+[.K360]&gt;0)" office:value-type="boolean" office:boolean-value="false" calcext:value-type="boolean">
            <text:p>ΛΆΘΟΣ</text:p>
          </table:table-cell>
          <table:table-cell/>
          <table:table-cell table:formula="of:=IF(AND([.M360];[.N360]);&quot;ERROR&quot;;&quot;&quot;)">
            <text:p/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HEDNO_oikiakoi_10020</text:p>
          </table:table-cell>
          <table:table-cell office:value-type="string" calcext:value-type="string">
            <text:p>Γλυφάδας</text:p>
          </table:table-cell>
          <table:table-cell office:value-type="float" office:value="50897.4440000007" calcext:value-type="float">
            <text:p>50897,4440000007</text:p>
          </table:table-cell>
          <table:table-cell office:value-type="float" office:value="0" calcext:value-type="float">
            <text:p>0</text:p>
          </table:table-cell>
          <table:table-cell office:value-type="float" office:value="8.928" calcext:value-type="float">
            <text:p>8,928</text:p>
          </table:table-cell>
          <table:table-cell/>
          <table:table-cell office:value-type="float" office:value="4241.33466666666" calcext:value-type="float">
            <text:p>4241,3346666667</text:p>
          </table:table-cell>
          <table:table-cell office:value-type="float" office:value="0" calcext:value-type="float">
            <text:p>0</text:p>
          </table:table-cell>
          <table:table-cell office:value-type="float" office:value="4.14566666666667" calcext:value-type="float">
            <text:p>4,145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1]+[.J361]&gt;0)" office:value-type="boolean" office:boolean-value="true" calcext:value-type="boolean">
            <text:p>ΣΩΣΤΌ</text:p>
          </table:table-cell>
          <table:table-cell table:formula="of:=IF([.I361]+[.K361]&gt;0)" office:value-type="boolean" office:boolean-value="false" calcext:value-type="boolean">
            <text:p>ΛΆΘΟΣ</text:p>
          </table:table-cell>
          <table:table-cell/>
          <table:table-cell table:formula="of:=IF(AND([.M361];[.N361]);&quot;ERROR&quot;;&quot;&quot;)">
            <text:p/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HEDNO_oikiakoi_10021</text:p>
          </table:table-cell>
          <table:table-cell office:value-type="string" calcext:value-type="string">
            <text:p>Γλυφάδας</text:p>
          </table:table-cell>
          <table:table-cell office:value-type="float" office:value="127186.588000001" calcext:value-type="float">
            <text:p>127186,588000001</text:p>
          </table:table-cell>
          <table:table-cell office:value-type="float" office:value="0" calcext:value-type="float">
            <text:p>0</text:p>
          </table:table-cell>
          <table:table-cell office:value-type="float" office:value="12.068" calcext:value-type="float">
            <text:p>12,068</text:p>
          </table:table-cell>
          <table:table-cell/>
          <table:table-cell office:value-type="float" office:value="10598.2996666667" calcext:value-type="float">
            <text:p>10598,2996666667</text:p>
          </table:table-cell>
          <table:table-cell office:value-type="float" office:value="0" calcext:value-type="float">
            <text:p>0</text:p>
          </table:table-cell>
          <table:table-cell office:value-type="float" office:value="7.91033333333333" calcext:value-type="float">
            <text:p>7,91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2]+[.J362]&gt;0)" office:value-type="boolean" office:boolean-value="true" calcext:value-type="boolean">
            <text:p>ΣΩΣΤΌ</text:p>
          </table:table-cell>
          <table:table-cell table:formula="of:=IF([.I362]+[.K362]&gt;0)" office:value-type="boolean" office:boolean-value="false" calcext:value-type="boolean">
            <text:p>ΛΆΘΟΣ</text:p>
          </table:table-cell>
          <table:table-cell/>
          <table:table-cell table:formula="of:=IF(AND([.M362];[.N362]);&quot;ERROR&quot;;&quot;&quot;)">
            <text:p/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HEDNO_oikiakoi_10022</text:p>
          </table:table-cell>
          <table:table-cell office:value-type="string" calcext:value-type="string">
            <text:p>Κηφισιάς</text:p>
          </table:table-cell>
          <table:table-cell office:value-type="float" office:value="9010.36799999997" calcext:value-type="float">
            <text:p>9010,368</text:p>
          </table:table-cell>
          <table:table-cell office:value-type="float" office:value="0" calcext:value-type="float">
            <text:p>0</text:p>
          </table:table-cell>
          <table:table-cell office:value-type="float" office:value="2.716" calcext:value-type="float">
            <text:p>2,716</text:p>
          </table:table-cell>
          <table:table-cell/>
          <table:table-cell office:value-type="float" office:value="750.827333333334" calcext:value-type="float">
            <text:p>750,8273333333</text:p>
          </table:table-cell>
          <table:table-cell office:value-type="float" office:value="0" calcext:value-type="float">
            <text:p>0</text:p>
          </table:table-cell>
          <table:table-cell office:value-type="float" office:value="1.15533333333333" calcext:value-type="float">
            <text:p>1,155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3]+[.J363]&gt;0)" office:value-type="boolean" office:boolean-value="true" calcext:value-type="boolean">
            <text:p>ΣΩΣΤΌ</text:p>
          </table:table-cell>
          <table:table-cell table:formula="of:=IF([.I363]+[.K363]&gt;0)" office:value-type="boolean" office:boolean-value="false" calcext:value-type="boolean">
            <text:p>ΛΆΘΟΣ</text:p>
          </table:table-cell>
          <table:table-cell/>
          <table:table-cell table:formula="of:=IF(AND([.M363];[.N363]);&quot;ERROR&quot;;&quot;&quot;)">
            <text:p/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HEDNO_oikiakoi_10023</text:p>
          </table:table-cell>
          <table:table-cell office:value-type="string" calcext:value-type="string">
            <text:p>Κηφισιάς</text:p>
          </table:table-cell>
          <table:table-cell office:value-type="float" office:value="46915.6120000002" calcext:value-type="float">
            <text:p>46915,6120000002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/>
          <table:table-cell office:value-type="float" office:value="3909.495" calcext:value-type="float">
            <text:p>3909,495</text:p>
          </table:table-cell>
          <table:table-cell office:value-type="float" office:value="0" calcext:value-type="float">
            <text:p>0</text:p>
          </table:table-cell>
          <table:table-cell office:value-type="float" office:value="3.355" calcext:value-type="float">
            <text:p>3,3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4]+[.J364]&gt;0)" office:value-type="boolean" office:boolean-value="true" calcext:value-type="boolean">
            <text:p>ΣΩΣΤΌ</text:p>
          </table:table-cell>
          <table:table-cell table:formula="of:=IF([.I364]+[.K364]&gt;0)" office:value-type="boolean" office:boolean-value="false" calcext:value-type="boolean">
            <text:p>ΛΆΘΟΣ</text:p>
          </table:table-cell>
          <table:table-cell/>
          <table:table-cell table:formula="of:=IF(AND([.M364];[.N364]);&quot;ERROR&quot;;&quot;&quot;)">
            <text:p/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HEDNO_oikiakoi_10024</text:p>
          </table:table-cell>
          <table:table-cell office:value-type="string" calcext:value-type="string">
            <text:p>Κηφισιάς</text:p>
          </table:table-cell>
          <table:table-cell office:value-type="float" office:value="52943.7600000002" calcext:value-type="float">
            <text:p>52943,7600000002</text:p>
          </table:table-cell>
          <table:table-cell office:value-type="float" office:value="0" calcext:value-type="float">
            <text:p>0</text:p>
          </table:table-cell>
          <table:table-cell office:value-type="float" office:value="4.372" calcext:value-type="float">
            <text:p>4,372</text:p>
          </table:table-cell>
          <table:table-cell/>
          <table:table-cell office:value-type="float" office:value="4411.88366666667" calcext:value-type="float">
            <text:p>4411,8836666667</text:p>
          </table:table-cell>
          <table:table-cell office:value-type="float" office:value="0" calcext:value-type="float">
            <text:p>0</text:p>
          </table:table-cell>
          <table:table-cell office:value-type="float" office:value="3.42566666666667" calcext:value-type="float">
            <text:p>3,425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5]+[.J365]&gt;0)" office:value-type="boolean" office:boolean-value="true" calcext:value-type="boolean">
            <text:p>ΣΩΣΤΌ</text:p>
          </table:table-cell>
          <table:table-cell table:formula="of:=IF([.I365]+[.K365]&gt;0)" office:value-type="boolean" office:boolean-value="false" calcext:value-type="boolean">
            <text:p>ΛΆΘΟΣ</text:p>
          </table:table-cell>
          <table:table-cell/>
          <table:table-cell table:formula="of:=IF(AND([.M365];[.N365]);&quot;ERROR&quot;;&quot;&quot;)">
            <text:p/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HEDNO_oikiakoi_10025</text:p>
          </table:table-cell>
          <table:table-cell office:value-type="string" calcext:value-type="string">
            <text:p>Κηφισιάς</text:p>
          </table:table-cell>
          <table:table-cell office:value-type="float" office:value="52832.3239999997" calcext:value-type="float">
            <text:p>52832,3239999997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,96</text:p>
          </table:table-cell>
          <table:table-cell/>
          <table:table-cell office:value-type="float" office:value="4402.46466666667" calcext:value-type="float">
            <text:p>4402,4646666667</text:p>
          </table:table-cell>
          <table:table-cell office:value-type="float" office:value="0" calcext:value-type="float">
            <text:p>0</text:p>
          </table:table-cell>
          <table:table-cell office:value-type="float" office:value="3.70866666666667" calcext:value-type="float">
            <text:p>3,708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6]+[.J366]&gt;0)" office:value-type="boolean" office:boolean-value="true" calcext:value-type="boolean">
            <text:p>ΣΩΣΤΌ</text:p>
          </table:table-cell>
          <table:table-cell table:formula="of:=IF([.I366]+[.K366]&gt;0)" office:value-type="boolean" office:boolean-value="false" calcext:value-type="boolean">
            <text:p>ΛΆΘΟΣ</text:p>
          </table:table-cell>
          <table:table-cell/>
          <table:table-cell table:formula="of:=IF(AND([.M366];[.N366]);&quot;ERROR&quot;;&quot;&quot;)">
            <text:p/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HEDNO_oikiakoi_10026</text:p>
          </table:table-cell>
          <table:table-cell office:value-type="string" calcext:value-type="string">
            <text:p>Κομοτηνής</text:p>
          </table:table-cell>
          <table:table-cell office:value-type="float" office:value="21996.2320000002" calcext:value-type="float">
            <text:p>21996,2320000002</text:p>
          </table:table-cell>
          <table:table-cell office:value-type="float" office:value="0" calcext:value-type="float">
            <text:p>0</text:p>
          </table:table-cell>
          <table:table-cell office:value-type="float" office:value="3.928" calcext:value-type="float">
            <text:p>3,928</text:p>
          </table:table-cell>
          <table:table-cell/>
          <table:table-cell office:value-type="float" office:value="1832.84066666667" calcext:value-type="float">
            <text:p>1832,8406666667</text:p>
          </table:table-cell>
          <table:table-cell office:value-type="float" office:value="0" calcext:value-type="float">
            <text:p>0</text:p>
          </table:table-cell>
          <table:table-cell office:value-type="float" office:value="2.772" calcext:value-type="float">
            <text:p>2,77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7]+[.J367]&gt;0)" office:value-type="boolean" office:boolean-value="true" calcext:value-type="boolean">
            <text:p>ΣΩΣΤΌ</text:p>
          </table:table-cell>
          <table:table-cell table:formula="of:=IF([.I367]+[.K367]&gt;0)" office:value-type="boolean" office:boolean-value="false" calcext:value-type="boolean">
            <text:p>ΛΆΘΟΣ</text:p>
          </table:table-cell>
          <table:table-cell/>
          <table:table-cell table:formula="of:=IF(AND([.M367];[.N367]);&quot;ERROR&quot;;&quot;&quot;)">
            <text:p/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HEDNO_oikiakoi_10027</text:p>
          </table:table-cell>
          <table:table-cell office:value-type="string" calcext:value-type="string">
            <text:p>Πελ.Αχαρνών</text:p>
          </table:table-cell>
          <table:table-cell office:value-type="float" office:value="31553.1999999998" calcext:value-type="float">
            <text:p>31553,1999999998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float" office:value="2629.23416666667" calcext:value-type="float">
            <text:p>2629,2341666667</text:p>
          </table:table-cell>
          <table:table-cell office:value-type="float" office:value="0" calcext:value-type="float">
            <text:p>0</text:p>
          </table:table-cell>
          <table:table-cell office:value-type="float" office:value="2.92416666666667" calcext:value-type="float">
            <text:p>2,9241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8]+[.J368]&gt;0)" office:value-type="boolean" office:boolean-value="true" calcext:value-type="boolean">
            <text:p>ΣΩΣΤΌ</text:p>
          </table:table-cell>
          <table:table-cell table:formula="of:=IF([.I368]+[.K368]&gt;0)" office:value-type="boolean" office:boolean-value="false" calcext:value-type="boolean">
            <text:p>ΛΆΘΟΣ</text:p>
          </table:table-cell>
          <table:table-cell/>
          <table:table-cell table:formula="of:=IF(AND([.M368];[.N368]);&quot;ERROR&quot;;&quot;&quot;)">
            <text:p/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HEDNO_oikiakoi_10028</text:p>
          </table:table-cell>
          <table:table-cell office:value-type="string" calcext:value-type="string">
            <text:p>Κηφισιάς</text:p>
          </table:table-cell>
          <table:table-cell office:value-type="float" office:value="68597.7880000001" calcext:value-type="float">
            <text:p>68597,7880000001</text:p>
          </table:table-cell>
          <table:table-cell office:value-type="float" office:value="0" calcext:value-type="float">
            <text:p>0</text:p>
          </table:table-cell>
          <table:table-cell office:value-type="float" office:value="8.412" calcext:value-type="float">
            <text:p>8,412</text:p>
          </table:table-cell>
          <table:table-cell/>
          <table:table-cell office:value-type="float" office:value="5716.233" calcext:value-type="float">
            <text:p>5716,233</text:p>
          </table:table-cell>
          <table:table-cell office:value-type="float" office:value="0" calcext:value-type="float">
            <text:p>0</text:p>
          </table:table-cell>
          <table:table-cell office:value-type="float" office:value="7.31666666666667" calcext:value-type="float">
            <text:p>7,316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69]+[.J369]&gt;0)" office:value-type="boolean" office:boolean-value="true" calcext:value-type="boolean">
            <text:p>ΣΩΣΤΌ</text:p>
          </table:table-cell>
          <table:table-cell table:formula="of:=IF([.I369]+[.K369]&gt;0)" office:value-type="boolean" office:boolean-value="false" calcext:value-type="boolean">
            <text:p>ΛΆΘΟΣ</text:p>
          </table:table-cell>
          <table:table-cell/>
          <table:table-cell table:formula="of:=IF(AND([.M369];[.N369]);&quot;ERROR&quot;;&quot;&quot;)">
            <text:p/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HEDNO_oikiakoi_10029</text:p>
          </table:table-cell>
          <table:table-cell office:value-type="string" calcext:value-type="string">
            <text:p>Αθηνών</text:p>
          </table:table-cell>
          <table:table-cell office:value-type="float" office:value="62863.492" calcext:value-type="float">
            <text:p>62863,492</text:p>
          </table:table-cell>
          <table:table-cell office:value-type="float" office:value="0" calcext:value-type="float">
            <text:p>0</text:p>
          </table:table-cell>
          <table:table-cell office:value-type="float" office:value="9.544" calcext:value-type="float">
            <text:p>9,544</text:p>
          </table:table-cell>
          <table:table-cell/>
          <table:table-cell office:value-type="float" office:value="5238.55266666667" calcext:value-type="float">
            <text:p>5238,5526666667</text:p>
          </table:table-cell>
          <table:table-cell office:value-type="float" office:value="0" calcext:value-type="float">
            <text:p>0</text:p>
          </table:table-cell>
          <table:table-cell office:value-type="float" office:value="6.30266666666667" calcext:value-type="float">
            <text:p>6,302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0]+[.J370]&gt;0)" office:value-type="boolean" office:boolean-value="true" calcext:value-type="boolean">
            <text:p>ΣΩΣΤΌ</text:p>
          </table:table-cell>
          <table:table-cell table:formula="of:=IF([.I370]+[.K370]&gt;0)" office:value-type="boolean" office:boolean-value="false" calcext:value-type="boolean">
            <text:p>ΛΆΘΟΣ</text:p>
          </table:table-cell>
          <table:table-cell/>
          <table:table-cell table:formula="of:=IF(AND([.M370];[.N370]);&quot;ERROR&quot;;&quot;&quot;)">
            <text:p/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HEDNO_oikiakoi_10030</text:p>
          </table:table-cell>
          <table:table-cell office:value-type="string" calcext:value-type="string">
            <text:p>Κηφισιάς</text:p>
          </table:table-cell>
          <table:table-cell office:value-type="float" office:value="25407.692" calcext:value-type="float">
            <text:p>25407,692</text:p>
          </table:table-cell>
          <table:table-cell office:value-type="float" office:value="0" calcext:value-type="float">
            <text:p>0</text:p>
          </table:table-cell>
          <table:table-cell office:value-type="float" office:value="4.892" calcext:value-type="float">
            <text:p>4,892</text:p>
          </table:table-cell>
          <table:table-cell/>
          <table:table-cell office:value-type="float" office:value="2117.26366666666" calcext:value-type="float">
            <text:p>2117,2636666667</text:p>
          </table:table-cell>
          <table:table-cell office:value-type="float" office:value="0" calcext:value-type="float">
            <text:p>0</text:p>
          </table:table-cell>
          <table:table-cell office:value-type="float" office:value="3.97366666666667" calcext:value-type="float">
            <text:p>3,973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1]+[.J371]&gt;0)" office:value-type="boolean" office:boolean-value="true" calcext:value-type="boolean">
            <text:p>ΣΩΣΤΌ</text:p>
          </table:table-cell>
          <table:table-cell table:formula="of:=IF([.I371]+[.K371]&gt;0)" office:value-type="boolean" office:boolean-value="false" calcext:value-type="boolean">
            <text:p>ΛΆΘΟΣ</text:p>
          </table:table-cell>
          <table:table-cell/>
          <table:table-cell table:formula="of:=IF(AND([.M371];[.N371]);&quot;ERROR&quot;;&quot;&quot;)">
            <text:p/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HEDNO_oikiakoi_10031</text:p>
          </table:table-cell>
          <table:table-cell office:value-type="string" calcext:value-type="string">
            <text:p>Γλυφάδας</text:p>
          </table:table-cell>
          <table:table-cell office:value-type="float" office:value="13941.02" calcext:value-type="float">
            <text:p>13941,0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,08</text:p>
          </table:table-cell>
          <table:table-cell/>
          <table:table-cell office:value-type="float" office:value="1161.63333333333" calcext:value-type="float">
            <text:p>1161,6333333333</text:p>
          </table:table-cell>
          <table:table-cell office:value-type="float" office:value="0" calcext:value-type="float">
            <text:p>0</text:p>
          </table:table-cell>
          <table:table-cell office:value-type="float" office:value="1.41933333333333" calcext:value-type="float">
            <text:p>1,419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2]+[.J372]&gt;0)" office:value-type="boolean" office:boolean-value="true" calcext:value-type="boolean">
            <text:p>ΣΩΣΤΌ</text:p>
          </table:table-cell>
          <table:table-cell table:formula="of:=IF([.I372]+[.K372]&gt;0)" office:value-type="boolean" office:boolean-value="false" calcext:value-type="boolean">
            <text:p>ΛΆΘΟΣ</text:p>
          </table:table-cell>
          <table:table-cell/>
          <table:table-cell table:formula="of:=IF(AND([.M372];[.N372]);&quot;ERROR&quot;;&quot;&quot;)">
            <text:p/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HEDNO_oikiakoi_10032</text:p>
          </table:table-cell>
          <table:table-cell office:value-type="string" calcext:value-type="string">
            <text:p>Δράμας</text:p>
          </table:table-cell>
          <table:table-cell office:value-type="float" office:value="42691.7600000001" calcext:value-type="float">
            <text:p>42691,7600000001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/>
          <table:table-cell office:value-type="float" office:value="3557.48333333333" calcext:value-type="float">
            <text:p>3557,4833333333</text:p>
          </table:table-cell>
          <table:table-cell office:value-type="float" office:value="0" calcext:value-type="float">
            <text:p>0</text:p>
          </table:table-cell>
          <table:table-cell office:value-type="float" office:value="3.43583333333333" calcext:value-type="float">
            <text:p>3,4358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3]+[.J373]&gt;0)" office:value-type="boolean" office:boolean-value="true" calcext:value-type="boolean">
            <text:p>ΣΩΣΤΌ</text:p>
          </table:table-cell>
          <table:table-cell table:formula="of:=IF([.I373]+[.K373]&gt;0)" office:value-type="boolean" office:boolean-value="false" calcext:value-type="boolean">
            <text:p>ΛΆΘΟΣ</text:p>
          </table:table-cell>
          <table:table-cell/>
          <table:table-cell table:formula="of:=IF(AND([.M373];[.N373]);&quot;ERROR&quot;;&quot;&quot;)">
            <text:p/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HEDNO_oikiakoi_10033</text:p>
          </table:table-cell>
          <table:table-cell office:value-type="string" calcext:value-type="string">
            <text:p>Γλυφάδας</text:p>
          </table:table-cell>
          <table:table-cell office:value-type="float" office:value="5673.44799999999" calcext:value-type="float">
            <text:p>5673,448</text:p>
          </table:table-cell>
          <table:table-cell office:value-type="float" office:value="0" calcext:value-type="float">
            <text:p>0</text:p>
          </table:table-cell>
          <table:table-cell office:value-type="float" office:value="6.752" calcext:value-type="float">
            <text:p>6,752</text:p>
          </table:table-cell>
          <table:table-cell/>
          <table:table-cell office:value-type="float" office:value="472.776333333335" calcext:value-type="float">
            <text:p>472,7763333333</text:p>
          </table:table-cell>
          <table:table-cell office:value-type="float" office:value="0" calcext:value-type="float">
            <text:p>0</text:p>
          </table:table-cell>
          <table:table-cell office:value-type="float" office:value="2.65333333333333" calcext:value-type="float">
            <text:p>2,653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4]+[.J374]&gt;0)" office:value-type="boolean" office:boolean-value="true" calcext:value-type="boolean">
            <text:p>ΣΩΣΤΌ</text:p>
          </table:table-cell>
          <table:table-cell table:formula="of:=IF([.I374]+[.K374]&gt;0)" office:value-type="boolean" office:boolean-value="false" calcext:value-type="boolean">
            <text:p>ΛΆΘΟΣ</text:p>
          </table:table-cell>
          <table:table-cell/>
          <table:table-cell table:formula="of:=IF(AND([.M374];[.N374]);&quot;ERROR&quot;;&quot;&quot;)">
            <text:p/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HEDNO_oikiakoi_10034</text:p>
          </table:table-cell>
          <table:table-cell office:value-type="string" calcext:value-type="string">
            <text:p>Γλυφάδας</text:p>
          </table:table-cell>
          <table:table-cell office:value-type="float" office:value="75134.0120000001" calcext:value-type="float">
            <text:p>75134,0120000001</text:p>
          </table:table-cell>
          <table:table-cell office:value-type="float" office:value="0" calcext:value-type="float">
            <text:p>0</text:p>
          </table:table-cell>
          <table:table-cell office:value-type="float" office:value="20.904" calcext:value-type="float">
            <text:p>20,904</text:p>
          </table:table-cell>
          <table:table-cell/>
          <table:table-cell office:value-type="float" office:value="6260.89133333333" calcext:value-type="float">
            <text:p>6260,8913333333</text:p>
          </table:table-cell>
          <table:table-cell office:value-type="float" office:value="0" calcext:value-type="float">
            <text:p>0</text:p>
          </table:table-cell>
          <table:table-cell office:value-type="float" office:value="6.628" calcext:value-type="float">
            <text:p>6,62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5]+[.J375]&gt;0)" office:value-type="boolean" office:boolean-value="true" calcext:value-type="boolean">
            <text:p>ΣΩΣΤΌ</text:p>
          </table:table-cell>
          <table:table-cell table:formula="of:=IF([.I375]+[.K375]&gt;0)" office:value-type="boolean" office:boolean-value="false" calcext:value-type="boolean">
            <text:p>ΛΆΘΟΣ</text:p>
          </table:table-cell>
          <table:table-cell/>
          <table:table-cell table:formula="of:=IF(AND([.M375];[.N375]);&quot;ERROR&quot;;&quot;&quot;)">
            <text:p/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HEDNO_oikiakoi_10035</text:p>
          </table:table-cell>
          <table:table-cell office:value-type="string" calcext:value-type="string">
            <text:p>Κηφισιάς</text:p>
          </table:table-cell>
          <table:table-cell office:value-type="float" office:value="97603.963999999" calcext:value-type="float">
            <text:p>97603,96399999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float" office:value="8133.347" calcext:value-type="float">
            <text:p>8133,347</text:p>
          </table:table-cell>
          <table:table-cell office:value-type="float" office:value="0" calcext:value-type="float">
            <text:p>0</text:p>
          </table:table-cell>
          <table:table-cell office:value-type="float" office:value="5.962" calcext:value-type="float">
            <text:p>5,9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6]+[.J376]&gt;0)" office:value-type="boolean" office:boolean-value="true" calcext:value-type="boolean">
            <text:p>ΣΩΣΤΌ</text:p>
          </table:table-cell>
          <table:table-cell table:formula="of:=IF([.I376]+[.K376]&gt;0)" office:value-type="boolean" office:boolean-value="false" calcext:value-type="boolean">
            <text:p>ΛΆΘΟΣ</text:p>
          </table:table-cell>
          <table:table-cell/>
          <table:table-cell table:formula="of:=IF(AND([.M376];[.N376]);&quot;ERROR&quot;;&quot;&quot;)">
            <text:p/>
          </table:table-cell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HEDNO_oikiakoi_10036</text:p>
          </table:table-cell>
          <table:table-cell office:value-type="string" calcext:value-type="string">
            <text:p>Χαλανδρίου</text:p>
          </table:table-cell>
          <table:table-cell office:value-type="float" office:value="43877.68" calcext:value-type="float">
            <text:p>43877,68</text:p>
          </table:table-cell>
          <table:table-cell office:value-type="float" office:value="0" calcext:value-type="float">
            <text:p>0</text:p>
          </table:table-cell>
          <table:table-cell office:value-type="float" office:value="3.47" calcext:value-type="float">
            <text:p>3,47</text:p>
          </table:table-cell>
          <table:table-cell/>
          <table:table-cell office:value-type="float" office:value="3656.375" calcext:value-type="float">
            <text:p>3656,375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,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7]+[.J377]&gt;0)" office:value-type="boolean" office:boolean-value="true" calcext:value-type="boolean">
            <text:p>ΣΩΣΤΌ</text:p>
          </table:table-cell>
          <table:table-cell table:formula="of:=IF([.I377]+[.K377]&gt;0)" office:value-type="boolean" office:boolean-value="false" calcext:value-type="boolean">
            <text:p>ΛΆΘΟΣ</text:p>
          </table:table-cell>
          <table:table-cell/>
          <table:table-cell table:formula="of:=IF(AND([.M377];[.N377]);&quot;ERROR&quot;;&quot;&quot;)">
            <text:p/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HEDNO_oikiakoi_10037</text:p>
          </table:table-cell>
          <table:table-cell office:value-type="string" calcext:value-type="string">
            <text:p>Αγ.Δημητρίου</text:p>
          </table:table-cell>
          <table:table-cell office:value-type="float" office:value="35856.82" calcext:value-type="float">
            <text:p>35856,82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,27</text:p>
          </table:table-cell>
          <table:table-cell/>
          <table:table-cell office:value-type="float" office:value="2987.835" calcext:value-type="float">
            <text:p>2987,835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,8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8]+[.J378]&gt;0)" office:value-type="boolean" office:boolean-value="true" calcext:value-type="boolean">
            <text:p>ΣΩΣΤΌ</text:p>
          </table:table-cell>
          <table:table-cell table:formula="of:=IF([.I378]+[.K378]&gt;0)" office:value-type="boolean" office:boolean-value="false" calcext:value-type="boolean">
            <text:p>ΛΆΘΟΣ</text:p>
          </table:table-cell>
          <table:table-cell/>
          <table:table-cell table:formula="of:=IF(AND([.M378];[.N378]);&quot;ERROR&quot;;&quot;&quot;)">
            <text:p/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HEDNO_oikiakoi_10038</text:p>
          </table:table-cell>
          <table:table-cell office:value-type="string" calcext:value-type="string">
            <text:p>Κηφισιάς</text:p>
          </table:table-cell>
          <table:table-cell office:value-type="float" office:value="96269.0400000001" calcext:value-type="float">
            <text:p>96269,0400000001</text:p>
          </table:table-cell>
          <table:table-cell office:value-type="float" office:value="0" calcext:value-type="float">
            <text:p>0</text:p>
          </table:table-cell>
          <table:table-cell office:value-type="float" office:value="11.24" calcext:value-type="float">
            <text:p>11,24</text:p>
          </table:table-cell>
          <table:table-cell/>
          <table:table-cell office:value-type="float" office:value="8022.06" calcext:value-type="float">
            <text:p>8022,06</text:p>
          </table:table-cell>
          <table:table-cell office:value-type="float" office:value="0" calcext:value-type="float">
            <text:p>0</text:p>
          </table:table-cell>
          <table:table-cell office:value-type="float" office:value="6.70166666666667" calcext:value-type="float">
            <text:p>6,701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79]+[.J379]&gt;0)" office:value-type="boolean" office:boolean-value="true" calcext:value-type="boolean">
            <text:p>ΣΩΣΤΌ</text:p>
          </table:table-cell>
          <table:table-cell table:formula="of:=IF([.I379]+[.K379]&gt;0)" office:value-type="boolean" office:boolean-value="false" calcext:value-type="boolean">
            <text:p>ΛΆΘΟΣ</text:p>
          </table:table-cell>
          <table:table-cell/>
          <table:table-cell table:formula="of:=IF(AND([.M379];[.N379]);&quot;ERROR&quot;;&quot;&quot;)">
            <text:p/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HEDNO_oikiakoi_10039</text:p>
          </table:table-cell>
          <table:table-cell office:value-type="string" calcext:value-type="string">
            <text:p>Κηφισιάς</text:p>
          </table:table-cell>
          <table:table-cell office:value-type="float" office:value="29367.17" calcext:value-type="float">
            <text:p>29367,17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,48</text:p>
          </table:table-cell>
          <table:table-cell/>
          <table:table-cell office:value-type="float" office:value="2447.09166666667" calcext:value-type="float">
            <text:p>2447,0916666667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0]+[.J380]&gt;0)" office:value-type="boolean" office:boolean-value="true" calcext:value-type="boolean">
            <text:p>ΣΩΣΤΌ</text:p>
          </table:table-cell>
          <table:table-cell table:formula="of:=IF([.I380]+[.K380]&gt;0)" office:value-type="boolean" office:boolean-value="false" calcext:value-type="boolean">
            <text:p>ΛΆΘΟΣ</text:p>
          </table:table-cell>
          <table:table-cell/>
          <table:table-cell table:formula="of:=IF(AND([.M380];[.N380]);&quot;ERROR&quot;;&quot;&quot;)">
            <text:p/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HEDNO_oikiakoi_10040</text:p>
          </table:table-cell>
          <table:table-cell office:value-type="string" calcext:value-type="string">
            <text:p>Χαλανδρίου</text:p>
          </table:table-cell>
          <table:table-cell office:value-type="float" office:value="9254.15999999994" calcext:value-type="float">
            <text:p>9254,1599999999</text:p>
          </table:table-cell>
          <table:table-cell office:value-type="float" office:value="0" calcext:value-type="float">
            <text:p>0</text:p>
          </table:table-cell>
          <table:table-cell office:value-type="float" office:value="2.068" calcext:value-type="float">
            <text:p>2,068</text:p>
          </table:table-cell>
          <table:table-cell/>
          <table:table-cell office:value-type="float" office:value="771.164333333334" calcext:value-type="float">
            <text:p>771,1643333333</text:p>
          </table:table-cell>
          <table:table-cell office:value-type="float" office:value="0" calcext:value-type="float">
            <text:p>0</text:p>
          </table:table-cell>
          <table:table-cell office:value-type="float" office:value="1.62033333333333" calcext:value-type="float">
            <text:p>1,62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1]+[.J381]&gt;0)" office:value-type="boolean" office:boolean-value="true" calcext:value-type="boolean">
            <text:p>ΣΩΣΤΌ</text:p>
          </table:table-cell>
          <table:table-cell table:formula="of:=IF([.I381]+[.K381]&gt;0)" office:value-type="boolean" office:boolean-value="false" calcext:value-type="boolean">
            <text:p>ΛΆΘΟΣ</text:p>
          </table:table-cell>
          <table:table-cell/>
          <table:table-cell table:formula="of:=IF(AND([.M381];[.N381]);&quot;ERROR&quot;;&quot;&quot;)">
            <text:p/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HEDNO_oikiakoi_10041</text:p>
          </table:table-cell>
          <table:table-cell office:value-type="string" calcext:value-type="string">
            <text:p>Σπάρτης</text:p>
          </table:table-cell>
          <table:table-cell office:value-type="float" office:value="268178.824000003" calcext:value-type="float">
            <text:p>268178,824000003</text:p>
          </table:table-cell>
          <table:table-cell office:value-type="float" office:value="0" calcext:value-type="float">
            <text:p>0</text:p>
          </table:table-cell>
          <table:table-cell office:value-type="float" office:value="30.16" calcext:value-type="float">
            <text:p>30,16</text:p>
          </table:table-cell>
          <table:table-cell/>
          <table:table-cell office:value-type="float" office:value="22347.856" calcext:value-type="float">
            <text:p>22347,856</text:p>
          </table:table-cell>
          <table:table-cell office:value-type="float" office:value="0" calcext:value-type="float">
            <text:p>0</text:p>
          </table:table-cell>
          <table:table-cell office:value-type="float" office:value="28.969" calcext:value-type="float">
            <text:p>28,96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2]+[.J382]&gt;0)" office:value-type="boolean" office:boolean-value="true" calcext:value-type="boolean">
            <text:p>ΣΩΣΤΌ</text:p>
          </table:table-cell>
          <table:table-cell table:formula="of:=IF([.I382]+[.K382]&gt;0)" office:value-type="boolean" office:boolean-value="false" calcext:value-type="boolean">
            <text:p>ΛΆΘΟΣ</text:p>
          </table:table-cell>
          <table:table-cell/>
          <table:table-cell table:formula="of:=IF(AND([.M382];[.N382]);&quot;ERROR&quot;;&quot;&quot;)">
            <text:p/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HEDNO_oikiakoi_10042</text:p>
          </table:table-cell>
          <table:table-cell office:value-type="string" calcext:value-type="string">
            <text:p>Ναυπλίου</text:p>
          </table:table-cell>
          <table:table-cell office:value-type="float" office:value="14114.419999999" calcext:value-type="float">
            <text:p>14114,419999999</text:p>
          </table:table-cell>
          <table:table-cell office:value-type="float" office:value="0" calcext:value-type="float">
            <text:p>0</text:p>
          </table:table-cell>
          <table:table-cell office:value-type="float" office:value="6.168" calcext:value-type="float">
            <text:p>6,168</text:p>
          </table:table-cell>
          <table:table-cell/>
          <table:table-cell office:value-type="float" office:value="1176.19699999999" calcext:value-type="float">
            <text:p>1176,197</text:p>
          </table:table-cell>
          <table:table-cell office:value-type="float" office:value="0" calcext:value-type="float">
            <text:p>0</text:p>
          </table:table-cell>
          <table:table-cell office:value-type="float" office:value="3.677" calcext:value-type="float">
            <text:p>3,67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3]+[.J383]&gt;0)" office:value-type="boolean" office:boolean-value="true" calcext:value-type="boolean">
            <text:p>ΣΩΣΤΌ</text:p>
          </table:table-cell>
          <table:table-cell table:formula="of:=IF([.I383]+[.K383]&gt;0)" office:value-type="boolean" office:boolean-value="false" calcext:value-type="boolean">
            <text:p>ΛΆΘΟΣ</text:p>
          </table:table-cell>
          <table:table-cell/>
          <table:table-cell table:formula="of:=IF(AND([.M383];[.N383]);&quot;ERROR&quot;;&quot;&quot;)">
            <text:p/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HEDNO_oikiakoi_10043</text:p>
          </table:table-cell>
          <table:table-cell office:value-type="string" calcext:value-type="string">
            <text:p>Αθηνών</text:p>
          </table:table-cell>
          <table:table-cell office:value-type="float" office:value="65072.5159999999" calcext:value-type="float">
            <text:p>65072,515999999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5422.451" calcext:value-type="float">
            <text:p>5422,451</text:p>
          </table:table-cell>
          <table:table-cell office:value-type="float" office:value="0" calcext:value-type="float">
            <text:p>0</text:p>
          </table:table-cell>
          <table:table-cell office:value-type="float" office:value="5.80833333333333" calcext:value-type="float">
            <text:p>5,808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4]+[.J384]&gt;0)" office:value-type="boolean" office:boolean-value="true" calcext:value-type="boolean">
            <text:p>ΣΩΣΤΌ</text:p>
          </table:table-cell>
          <table:table-cell table:formula="of:=IF([.I384]+[.K384]&gt;0)" office:value-type="boolean" office:boolean-value="false" calcext:value-type="boolean">
            <text:p>ΛΆΘΟΣ</text:p>
          </table:table-cell>
          <table:table-cell/>
          <table:table-cell table:formula="of:=IF(AND([.M384];[.N384]);&quot;ERROR&quot;;&quot;&quot;)">
            <text:p/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HEDNO_oikiakoi_10044</text:p>
          </table:table-cell>
          <table:table-cell office:value-type="string" calcext:value-type="string">
            <text:p>Χίου</text:p>
          </table:table-cell>
          <table:table-cell office:value-type="float" office:value="112002.64" calcext:value-type="float">
            <text:p>112002,6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,5</text:p>
          </table:table-cell>
          <table:table-cell/>
          <table:table-cell office:value-type="float" office:value="9333.15416666667" calcext:value-type="float">
            <text:p>9333,1541666667</text:p>
          </table:table-cell>
          <table:table-cell office:value-type="float" office:value="0" calcext:value-type="float">
            <text:p>0</text:p>
          </table:table-cell>
          <table:table-cell office:value-type="float" office:value="7.85583333333333" calcext:value-type="float">
            <text:p>7,8558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5]+[.J385]&gt;0)" office:value-type="boolean" office:boolean-value="true" calcext:value-type="boolean">
            <text:p>ΣΩΣΤΌ</text:p>
          </table:table-cell>
          <table:table-cell table:formula="of:=IF([.I385]+[.K385]&gt;0)" office:value-type="boolean" office:boolean-value="false" calcext:value-type="boolean">
            <text:p>ΛΆΘΟΣ</text:p>
          </table:table-cell>
          <table:table-cell/>
          <table:table-cell table:formula="of:=IF(AND([.M385];[.N385]);&quot;ERROR&quot;;&quot;&quot;)">
            <text:p/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HEDNO_oikiakoi_10045</text:p>
          </table:table-cell>
          <table:table-cell office:value-type="string" calcext:value-type="string">
            <text:p>Αθηνών</text:p>
          </table:table-cell>
          <table:table-cell office:value-type="float" office:value="20058.3999999999" calcext:value-type="float">
            <text:p>20058,3999999999</text:p>
          </table:table-cell>
          <table:table-cell office:value-type="float" office:value="0" calcext:value-type="float">
            <text:p>0</text:p>
          </table:table-cell>
          <table:table-cell office:value-type="float" office:value="4.472" calcext:value-type="float">
            <text:p>4,472</text:p>
          </table:table-cell>
          <table:table-cell/>
          <table:table-cell office:value-type="float" office:value="1671.49633333333" calcext:value-type="float">
            <text:p>1671,4963333333</text:p>
          </table:table-cell>
          <table:table-cell office:value-type="float" office:value="0" calcext:value-type="float">
            <text:p>0</text:p>
          </table:table-cell>
          <table:table-cell office:value-type="float" office:value="3.05466666666667" calcext:value-type="float">
            <text:p>3,05466666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6]+[.J386]&gt;0)" office:value-type="boolean" office:boolean-value="true" calcext:value-type="boolean">
            <text:p>ΣΩΣΤΌ</text:p>
          </table:table-cell>
          <table:table-cell table:formula="of:=IF([.I386]+[.K386]&gt;0)" office:value-type="boolean" office:boolean-value="false" calcext:value-type="boolean">
            <text:p>ΛΆΘΟΣ</text:p>
          </table:table-cell>
          <table:table-cell/>
          <table:table-cell table:formula="of:=IF(AND([.M386];[.N386]);&quot;ERROR&quot;;&quot;&quot;)">
            <text:p/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HEDNO_oikiakoi_10046</text:p>
          </table:table-cell>
          <table:table-cell office:value-type="string" calcext:value-type="string">
            <text:p>Αταλάντης</text:p>
          </table:table-cell>
          <table:table-cell office:value-type="float" office:value="63257.2880000001" calcext:value-type="float">
            <text:p>63257,2880000001</text:p>
          </table:table-cell>
          <table:table-cell office:value-type="float" office:value="0" calcext:value-type="float">
            <text:p>0</text:p>
          </table:table-cell>
          <table:table-cell office:value-type="float" office:value="23.304" calcext:value-type="float">
            <text:p>23,304</text:p>
          </table:table-cell>
          <table:table-cell/>
          <table:table-cell office:value-type="float" office:value="5271.338" calcext:value-type="float">
            <text:p>5271,338</text:p>
          </table:table-cell>
          <table:table-cell office:value-type="float" office:value="0" calcext:value-type="float">
            <text:p>0</text:p>
          </table:table-cell>
          <table:table-cell office:value-type="float" office:value="8.606" calcext:value-type="float">
            <text:p>8,60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7]+[.J387]&gt;0)" office:value-type="boolean" office:boolean-value="true" calcext:value-type="boolean">
            <text:p>ΣΩΣΤΌ</text:p>
          </table:table-cell>
          <table:table-cell table:formula="of:=IF([.I387]+[.K387]&gt;0)" office:value-type="boolean" office:boolean-value="false" calcext:value-type="boolean">
            <text:p>ΛΆΘΟΣ</text:p>
          </table:table-cell>
          <table:table-cell/>
          <table:table-cell table:formula="of:=IF(AND([.M387];[.N387]);&quot;ERROR&quot;;&quot;&quot;)">
            <text:p/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HEDNO_oikiakoi_10047</text:p>
          </table:table-cell>
          <table:table-cell office:value-type="string" calcext:value-type="string">
            <text:p>Γλυφάδας</text:p>
          </table:table-cell>
          <table:table-cell office:value-type="float" office:value="88215.6159999997" calcext:value-type="float">
            <text:p>88215,6159999997</text:p>
          </table:table-cell>
          <table:table-cell office:value-type="float" office:value="0" calcext:value-type="float">
            <text:p>0</text:p>
          </table:table-cell>
          <table:table-cell office:value-type="float" office:value="10.076" calcext:value-type="float">
            <text:p>10,076</text:p>
          </table:table-cell>
          <table:table-cell/>
          <table:table-cell office:value-type="float" office:value="7351.245" calcext:value-type="float">
            <text:p>7351,245</text:p>
          </table:table-cell>
          <table:table-cell office:value-type="float" office:value="0" calcext:value-type="float">
            <text:p>0</text:p>
          </table:table-cell>
          <table:table-cell office:value-type="float" office:value="6.615" calcext:value-type="float">
            <text:p>6,6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8]+[.J388]&gt;0)" office:value-type="boolean" office:boolean-value="true" calcext:value-type="boolean">
            <text:p>ΣΩΣΤΌ</text:p>
          </table:table-cell>
          <table:table-cell table:formula="of:=IF([.I388]+[.K388]&gt;0)" office:value-type="boolean" office:boolean-value="false" calcext:value-type="boolean">
            <text:p>ΛΆΘΟΣ</text:p>
          </table:table-cell>
          <table:table-cell/>
          <table:table-cell table:formula="of:=IF(AND([.M388];[.N388]);&quot;ERROR&quot;;&quot;&quot;)">
            <text:p/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HEDNO_oikiakoi_10048</text:p>
          </table:table-cell>
          <table:table-cell office:value-type="string" calcext:value-type="string">
            <text:p>Γλυφάδας</text:p>
          </table:table-cell>
          <table:table-cell office:value-type="float" office:value="26175.1680000003" calcext:value-type="float">
            <text:p>26175,1680000003</text:p>
          </table:table-cell>
          <table:table-cell office:value-type="float" office:value="0" calcext:value-type="float">
            <text:p>0</text:p>
          </table:table-cell>
          <table:table-cell office:value-type="float" office:value="5.284" calcext:value-type="float">
            <text:p>5,284</text:p>
          </table:table-cell>
          <table:table-cell/>
          <table:table-cell office:value-type="float" office:value="2181.21666666667" calcext:value-type="float">
            <text:p>2181,2166666667</text:p>
          </table:table-cell>
          <table:table-cell office:value-type="float" office:value="0" calcext:value-type="float">
            <text:p>0</text:p>
          </table:table-cell>
          <table:table-cell office:value-type="float" office:value="3.612" calcext:value-type="float">
            <text:p>3,6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89]+[.J389]&gt;0)" office:value-type="boolean" office:boolean-value="true" calcext:value-type="boolean">
            <text:p>ΣΩΣΤΌ</text:p>
          </table:table-cell>
          <table:table-cell table:formula="of:=IF([.I389]+[.K389]&gt;0)" office:value-type="boolean" office:boolean-value="false" calcext:value-type="boolean">
            <text:p>ΛΆΘΟΣ</text:p>
          </table:table-cell>
          <table:table-cell/>
          <table:table-cell table:formula="of:=IF(AND([.M389];[.N389]);&quot;ERROR&quot;;&quot;&quot;)">
            <text:p/>
          </table:table-cell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HEDNO_oikiakoi_10049</text:p>
          </table:table-cell>
          <table:table-cell office:value-type="string" calcext:value-type="string">
            <text:p>Αγρινίου</text:p>
          </table:table-cell>
          <table:table-cell office:value-type="float" office:value="16245.9999999993" calcext:value-type="float">
            <text:p>16245,9999999993</text:p>
          </table:table-cell>
          <table:table-cell office:value-type="float" office:value="0" calcext:value-type="float">
            <text:p>0</text:p>
          </table:table-cell>
          <table:table-cell office:value-type="float" office:value="11.084" calcext:value-type="float">
            <text:p>11,084</text:p>
          </table:table-cell>
          <table:table-cell/>
          <table:table-cell office:value-type="float" office:value="1353.83033333334" calcext:value-type="float">
            <text:p>1353,8303333333</text:p>
          </table:table-cell>
          <table:table-cell office:value-type="float" office:value="0" calcext:value-type="float">
            <text:p>0</text:p>
          </table:table-cell>
          <table:table-cell office:value-type="float" office:value="3.32033333333333" calcext:value-type="float">
            <text:p>3,320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90]+[.J390]&gt;0)" office:value-type="boolean" office:boolean-value="true" calcext:value-type="boolean">
            <text:p>ΣΩΣΤΌ</text:p>
          </table:table-cell>
          <table:table-cell table:formula="of:=IF([.I390]+[.K390]&gt;0)" office:value-type="boolean" office:boolean-value="false" calcext:value-type="boolean">
            <text:p>ΛΆΘΟΣ</text:p>
          </table:table-cell>
          <table:table-cell/>
          <table:table-cell table:formula="of:=IF(AND([.M390];[.N390]);&quot;ERROR&quot;;&quot;&quot;)">
            <text:p/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HEDNO_oikiakoi_10050</text:p>
          </table:table-cell>
          <table:table-cell office:value-type="string" calcext:value-type="string">
            <text:p>Χαλανδρίου</text:p>
          </table:table-cell>
          <table:table-cell office:value-type="float" office:value="54442.616" calcext:value-type="float">
            <text:p>54442,616</text:p>
          </table:table-cell>
          <table:table-cell office:value-type="float" office:value="0" calcext:value-type="float">
            <text:p>0</text:p>
          </table:table-cell>
          <table:table-cell office:value-type="float" office:value="10.008" calcext:value-type="float">
            <text:p>10,008</text:p>
          </table:table-cell>
          <table:table-cell/>
          <table:table-cell office:value-type="float" office:value="4536.794" calcext:value-type="float">
            <text:p>4536,794</text:p>
          </table:table-cell>
          <table:table-cell office:value-type="float" office:value="0" calcext:value-type="float">
            <text:p>0</text:p>
          </table:table-cell>
          <table:table-cell office:value-type="float" office:value="5.01633333333333" calcext:value-type="float">
            <text:p>5,01633333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H391]+[.J391]&gt;0)" office:value-type="boolean" office:boolean-value="true" calcext:value-type="boolean">
            <text:p>ΣΩΣΤΌ</text:p>
          </table:table-cell>
          <table:table-cell table:formula="of:=IF([.I391]+[.K391]&gt;0)" office:value-type="boolean" office:boolean-value="false" calcext:value-type="boolean">
            <text:p>ΛΆΘΟΣ</text:p>
          </table:table-cell>
          <table:table-cell/>
          <table:table-cell table:formula="of:=IF(AND([.M391];[.N391]);&quot;ERROR&quot;;&quot;&quot;)">
            <text:p/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HEDNO_photovoltaika_MV_1100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31185.559999999" calcext:value-type="float">
            <text:p>331185,559999999</text:p>
          </table:table-cell>
          <table:table-cell/>
          <table:table-cell office:value-type="float" office:value="55.16" calcext:value-type="float">
            <text:p>55,16</text:p>
          </table:table-cell>
          <table:table-cell office:value-type="float" office:value="0" calcext:value-type="float">
            <text:p>0</text:p>
          </table:table-cell>
          <table:table-cell office:value-type="float" office:value="27598.7966666667" calcext:value-type="float">
            <text:p>27598,7966666667</text:p>
          </table:table-cell>
          <table:table-cell office:value-type="float" office:value="0" calcext:value-type="float">
            <text:p>0</text:p>
          </table:table-cell>
          <table:table-cell office:value-type="float" office:value="44.66" calcext:value-type="float">
            <text:p>44,66</text:p>
          </table:table-cell>
          <table:table-cell/>
          <table:table-cell table:formula="of:=IF([.H392]+[.J392]&gt;0)" office:value-type="boolean" office:boolean-value="false" calcext:value-type="boolean">
            <text:p>ΛΆΘΟΣ</text:p>
          </table:table-cell>
          <table:table-cell table:formula="of:=IF([.I392]+[.K392]&gt;0)" office:value-type="boolean" office:boolean-value="true" calcext:value-type="boolean">
            <text:p>ΣΩΣΤΌ</text:p>
          </table:table-cell>
          <table:table-cell/>
          <table:table-cell table:formula="of:=IF(AND([.M392];[.N392]);&quot;ERROR&quot;;&quot;&quot;)">
            <text:p/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string" calcext:value-type="string">
            <text:p>HEDNO_photovoltaika_MV_1100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05412.400000002" calcext:value-type="float">
            <text:p>605412,400000002</text:p>
          </table:table-cell>
          <table:table-cell/>
          <table:table-cell office:value-type="float" office:value="102.2" calcext:value-type="float">
            <text:p>102,2</text:p>
          </table:table-cell>
          <table:table-cell office:value-type="float" office:value="0" calcext:value-type="float">
            <text:p>0</text:p>
          </table:table-cell>
          <table:table-cell office:value-type="float" office:value="50451.0333333333" calcext:value-type="float">
            <text:p>50451,0333333333</text:p>
          </table:table-cell>
          <table:table-cell office:value-type="float" office:value="0" calcext:value-type="float">
            <text:p>0</text:p>
          </table:table-cell>
          <table:table-cell office:value-type="float" office:value="81.0666666666667" calcext:value-type="float">
            <text:p>81,0666666667</text:p>
          </table:table-cell>
          <table:table-cell/>
          <table:table-cell table:formula="of:=IF([.H393]+[.J393]&gt;0)" office:value-type="boolean" office:boolean-value="false" calcext:value-type="boolean">
            <text:p>ΛΆΘΟΣ</text:p>
          </table:table-cell>
          <table:table-cell table:formula="of:=IF([.I393]+[.K393]&gt;0)" office:value-type="boolean" office:boolean-value="true" calcext:value-type="boolean">
            <text:p>ΣΩΣΤΌ</text:p>
          </table:table-cell>
          <table:table-cell/>
          <table:table-cell table:formula="of:=IF(AND([.M393];[.N393]);&quot;ERROR&quot;;&quot;&quot;)">
            <text:p/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string" calcext:value-type="string">
            <text:p>HEDNO_photovoltaika_MV_1100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58947.999999999" calcext:value-type="float">
            <text:p>458947,999999999</text:p>
          </table:table-cell>
          <table:table-cell/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office:value-type="float" office:value="38245.6666666667" calcext:value-type="float">
            <text:p>38245,6666666667</text:p>
          </table:table-cell>
          <table:table-cell office:value-type="float" office:value="0" calcext:value-type="float">
            <text:p>0</text:p>
          </table:table-cell>
          <table:table-cell office:value-type="float" office:value="61.2333333333333" calcext:value-type="float">
            <text:p>61,2333333333</text:p>
          </table:table-cell>
          <table:table-cell/>
          <table:table-cell table:formula="of:=IF([.H394]+[.J394]&gt;0)" office:value-type="boolean" office:boolean-value="false" calcext:value-type="boolean">
            <text:p>ΛΆΘΟΣ</text:p>
          </table:table-cell>
          <table:table-cell table:formula="of:=IF([.I394]+[.K394]&gt;0)" office:value-type="boolean" office:boolean-value="true" calcext:value-type="boolean">
            <text:p>ΣΩΣΤΌ</text:p>
          </table:table-cell>
          <table:table-cell/>
          <table:table-cell table:formula="of:=IF(AND([.M394];[.N394]);&quot;ERROR&quot;;&quot;&quot;)">
            <text:p/>
          </table:table-cell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string" calcext:value-type="string">
            <text:p>HEDNO_photovoltaika_MV_1100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14570.200000001" calcext:value-type="float">
            <text:p>214570,200000001</text:p>
          </table:table-cell>
          <table:table-cell/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17880.85" calcext:value-type="float">
            <text:p>17880,85</text:p>
          </table:table-cell>
          <table:table-cell office:value-type="float" office:value="0" calcext:value-type="float">
            <text:p>0</text:p>
          </table:table-cell>
          <table:table-cell office:value-type="float" office:value="30.5333333333333" calcext:value-type="float">
            <text:p>30,5333333333</text:p>
          </table:table-cell>
          <table:table-cell/>
          <table:table-cell table:formula="of:=IF([.H395]+[.J395]&gt;0)" office:value-type="boolean" office:boolean-value="false" calcext:value-type="boolean">
            <text:p>ΛΆΘΟΣ</text:p>
          </table:table-cell>
          <table:table-cell table:formula="of:=IF([.I395]+[.K395]&gt;0)" office:value-type="boolean" office:boolean-value="true" calcext:value-type="boolean">
            <text:p>ΣΩΣΤΌ</text:p>
          </table:table-cell>
          <table:table-cell/>
          <table:table-cell table:formula="of:=IF(AND([.M395];[.N395]);&quot;ERROR&quot;;&quot;&quot;)">
            <text:p/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string" calcext:value-type="string">
            <text:p>HEDNO_photovoltaika_MV_1100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395195" calcext:value-type="float">
            <text:p>1395195</text:p>
          </table:table-cell>
          <table:table-cell/>
          <table:table-cell office:value-type="float" office:value="237.3" calcext:value-type="float">
            <text:p>237,3</text:p>
          </table:table-cell>
          <table:table-cell office:value-type="float" office:value="0" calcext:value-type="float">
            <text:p>0</text:p>
          </table:table-cell>
          <table:table-cell office:value-type="float" office:value="116266.25" calcext:value-type="float">
            <text:p>116266,25</text:p>
          </table:table-cell>
          <table:table-cell office:value-type="float" office:value="0" calcext:value-type="float">
            <text:p>0</text:p>
          </table:table-cell>
          <table:table-cell office:value-type="float" office:value="191.175" calcext:value-type="float">
            <text:p>191,175</text:p>
          </table:table-cell>
          <table:table-cell/>
          <table:table-cell table:formula="of:=IF([.H396]+[.J396]&gt;0)" office:value-type="boolean" office:boolean-value="false" calcext:value-type="boolean">
            <text:p>ΛΆΘΟΣ</text:p>
          </table:table-cell>
          <table:table-cell table:formula="of:=IF([.I396]+[.K396]&gt;0)" office:value-type="boolean" office:boolean-value="true" calcext:value-type="boolean">
            <text:p>ΣΩΣΤΌ</text:p>
          </table:table-cell>
          <table:table-cell/>
          <table:table-cell table:formula="of:=IF(AND([.M396];[.N396]);&quot;ERROR&quot;;&quot;&quot;)">
            <text:p/>
          </table:table-cell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string" calcext:value-type="string">
            <text:p>HEDNO_photovoltaika_MV_1100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768042.70000001" calcext:value-type="float">
            <text:p>2768042,70000001</text:p>
          </table:table-cell>
          <table:table-cell/>
          <table:table-cell office:value-type="float" office:value="452.94" calcext:value-type="float">
            <text:p>452,94</text:p>
          </table:table-cell>
          <table:table-cell office:value-type="float" office:value="0" calcext:value-type="float">
            <text:p>0</text:p>
          </table:table-cell>
          <table:table-cell office:value-type="float" office:value="230670.225" calcext:value-type="float">
            <text:p>230670,225</text:p>
          </table:table-cell>
          <table:table-cell office:value-type="float" office:value="0" calcext:value-type="float">
            <text:p>0</text:p>
          </table:table-cell>
          <table:table-cell office:value-type="float" office:value="383.06" calcext:value-type="float">
            <text:p>383,06</text:p>
          </table:table-cell>
          <table:table-cell/>
          <table:table-cell table:formula="of:=IF([.H397]+[.J397]&gt;0)" office:value-type="boolean" office:boolean-value="false" calcext:value-type="boolean">
            <text:p>ΛΆΘΟΣ</text:p>
          </table:table-cell>
          <table:table-cell table:formula="of:=IF([.I397]+[.K397]&gt;0)" office:value-type="boolean" office:boolean-value="true" calcext:value-type="boolean">
            <text:p>ΣΩΣΤΌ</text:p>
          </table:table-cell>
          <table:table-cell/>
          <table:table-cell table:formula="of:=IF(AND([.M397];[.N397]);&quot;ERROR&quot;;&quot;&quot;)">
            <text:p/>
          </table:table-cell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string" calcext:value-type="string">
            <text:p>HEDNO_photovoltaika_MV_1100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985442.699999998" calcext:value-type="float">
            <text:p>985442,699999998</text:p>
          </table:table-cell>
          <table:table-cell/>
          <table:table-cell office:value-type="float" office:value="213.9" calcext:value-type="float">
            <text:p>213,9</text:p>
          </table:table-cell>
          <table:table-cell office:value-type="float" office:value="0" calcext:value-type="float">
            <text:p>0</text:p>
          </table:table-cell>
          <table:table-cell office:value-type="float" office:value="82120.225" calcext:value-type="float">
            <text:p>82120,225</text:p>
          </table:table-cell>
          <table:table-cell office:value-type="float" office:value="0" calcext:value-type="float">
            <text:p>0</text:p>
          </table:table-cell>
          <table:table-cell office:value-type="float" office:value="170.925" calcext:value-type="float">
            <text:p>170,925</text:p>
          </table:table-cell>
          <table:table-cell/>
          <table:table-cell table:formula="of:=IF([.H398]+[.J398]&gt;0)" office:value-type="boolean" office:boolean-value="false" calcext:value-type="boolean">
            <text:p>ΛΆΘΟΣ</text:p>
          </table:table-cell>
          <table:table-cell table:formula="of:=IF([.I398]+[.K398]&gt;0)" office:value-type="boolean" office:boolean-value="true" calcext:value-type="boolean">
            <text:p>ΣΩΣΤΌ</text:p>
          </table:table-cell>
          <table:table-cell/>
          <table:table-cell table:formula="of:=IF(AND([.M398];[.N398]);&quot;ERROR&quot;;&quot;&quot;)">
            <text:p/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HEDNO_photovoltaika_MV_1100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08775.200000001" calcext:value-type="float">
            <text:p>308775,200000001</text:p>
          </table:table-cell>
          <table:table-cell/>
          <table:table-cell office:value-type="float" office:value="52.4" calcext:value-type="float">
            <text:p>52,4</text:p>
          </table:table-cell>
          <table:table-cell office:value-type="float" office:value="0" calcext:value-type="float">
            <text:p>0</text:p>
          </table:table-cell>
          <table:table-cell office:value-type="float" office:value="25731.2666666667" calcext:value-type="float">
            <text:p>25731,2666666667</text:p>
          </table:table-cell>
          <table:table-cell office:value-type="float" office:value="0" calcext:value-type="float">
            <text:p>0</text:p>
          </table:table-cell>
          <table:table-cell office:value-type="float" office:value="42.1666666666667" calcext:value-type="float">
            <text:p>42,1666666667</text:p>
          </table:table-cell>
          <table:table-cell/>
          <table:table-cell table:formula="of:=IF([.H399]+[.J399]&gt;0)" office:value-type="boolean" office:boolean-value="false" calcext:value-type="boolean">
            <text:p>ΛΆΘΟΣ</text:p>
          </table:table-cell>
          <table:table-cell table:formula="of:=IF([.I399]+[.K399]&gt;0)" office:value-type="boolean" office:boolean-value="true" calcext:value-type="boolean">
            <text:p>ΣΩΣΤΌ</text:p>
          </table:table-cell>
          <table:table-cell/>
          <table:table-cell table:formula="of:=IF(AND([.M399];[.N399]);&quot;ERROR&quot;;&quot;&quot;)">
            <text:p/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string" calcext:value-type="string">
            <text:p>HEDNO_photovoltaika_MV_1100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92642.899999999" calcext:value-type="float">
            <text:p>792642,89999999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66053.575" calcext:value-type="float">
            <text:p>66053,575</text:p>
          </table:table-cell>
          <table:table-cell office:value-type="float" office:value="0" calcext:value-type="float">
            <text:p>0</text:p>
          </table:table-cell>
          <table:table-cell office:value-type="float" office:value="114.25" calcext:value-type="float">
            <text:p>114,25</text:p>
          </table:table-cell>
          <table:table-cell/>
          <table:table-cell table:formula="of:=IF([.H400]+[.J400]&gt;0)" office:value-type="boolean" office:boolean-value="false" calcext:value-type="boolean">
            <text:p>ΛΆΘΟΣ</text:p>
          </table:table-cell>
          <table:table-cell table:formula="of:=IF([.I400]+[.K400]&gt;0)" office:value-type="boolean" office:boolean-value="true" calcext:value-type="boolean">
            <text:p>ΣΩΣΤΌ</text:p>
          </table:table-cell>
          <table:table-cell/>
          <table:table-cell table:formula="of:=IF(AND([.M400];[.N400]);&quot;ERROR&quot;;&quot;&quot;)">
            <text:p/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string" calcext:value-type="string">
            <text:p>HEDNO_photovoltaika_MV_1101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48995.400000002" calcext:value-type="float">
            <text:p>448995,400000002</text:p>
          </table:table-cell>
          <table:table-cell/>
          <table:table-cell office:value-type="float" office:value="70.2" calcext:value-type="float">
            <text:p>70,2</text:p>
          </table:table-cell>
          <table:table-cell office:value-type="float" office:value="0" calcext:value-type="float">
            <text:p>0</text:p>
          </table:table-cell>
          <table:table-cell office:value-type="float" office:value="37416.2833333333" calcext:value-type="float">
            <text:p>37416,2833333333</text:p>
          </table:table-cell>
          <table:table-cell office:value-type="float" office:value="0" calcext:value-type="float">
            <text:p>0</text:p>
          </table:table-cell>
          <table:table-cell office:value-type="float" office:value="60.6166666666667" calcext:value-type="float">
            <text:p>60,6166666667</text:p>
          </table:table-cell>
          <table:table-cell/>
          <table:table-cell table:formula="of:=IF([.H401]+[.J401]&gt;0)" office:value-type="boolean" office:boolean-value="false" calcext:value-type="boolean">
            <text:p>ΛΆΘΟΣ</text:p>
          </table:table-cell>
          <table:table-cell table:formula="of:=IF([.I401]+[.K401]&gt;0)" office:value-type="boolean" office:boolean-value="true" calcext:value-type="boolean">
            <text:p>ΣΩΣΤΌ</text:p>
          </table:table-cell>
          <table:table-cell/>
          <table:table-cell table:formula="of:=IF(AND([.M401];[.N401]);&quot;ERROR&quot;;&quot;&quot;)">
            <text:p/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string" calcext:value-type="string">
            <text:p>HEDNO_photovoltaika_MV_1101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88374.8" calcext:value-type="float">
            <text:p>788374,8</text:p>
          </table:table-cell>
          <table:table-cell/>
          <table:table-cell office:value-type="float" office:value="127.5" calcext:value-type="float">
            <text:p>127,5</text:p>
          </table:table-cell>
          <table:table-cell office:value-type="float" office:value="0" calcext:value-type="float">
            <text:p>0</text:p>
          </table:table-cell>
          <table:table-cell office:value-type="float" office:value="65697.9" calcext:value-type="float">
            <text:p>65697,9</text:p>
          </table:table-cell>
          <table:table-cell office:value-type="float" office:value="0" calcext:value-type="float">
            <text:p>0</text:p>
          </table:table-cell>
          <table:table-cell office:value-type="float" office:value="102.675" calcext:value-type="float">
            <text:p>102,675</text:p>
          </table:table-cell>
          <table:table-cell/>
          <table:table-cell table:formula="of:=IF([.H402]+[.J402]&gt;0)" office:value-type="boolean" office:boolean-value="false" calcext:value-type="boolean">
            <text:p>ΛΆΘΟΣ</text:p>
          </table:table-cell>
          <table:table-cell table:formula="of:=IF([.I402]+[.K402]&gt;0)" office:value-type="boolean" office:boolean-value="true" calcext:value-type="boolean">
            <text:p>ΣΩΣΤΌ</text:p>
          </table:table-cell>
          <table:table-cell/>
          <table:table-cell table:formula="of:=IF(AND([.M402];[.N402]);&quot;ERROR&quot;;&quot;&quot;)">
            <text:p/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string" calcext:value-type="string">
            <text:p>HEDNO_photovoltaika_MV_1101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47637.800000002" calcext:value-type="float">
            <text:p>247637,80000000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636.4833333333" calcext:value-type="float">
            <text:p>20636,4833333333</text:p>
          </table:table-cell>
          <table:table-cell office:value-type="float" office:value="0" calcext:value-type="float">
            <text:p>0</text:p>
          </table:table-cell>
          <table:table-cell office:value-type="float" office:value="30.9833333333333" calcext:value-type="float">
            <text:p>30,9833333333</text:p>
          </table:table-cell>
          <table:table-cell/>
          <table:table-cell table:formula="of:=IF([.H403]+[.J403]&gt;0)" office:value-type="boolean" office:boolean-value="false" calcext:value-type="boolean">
            <text:p>ΛΆΘΟΣ</text:p>
          </table:table-cell>
          <table:table-cell table:formula="of:=IF([.I403]+[.K403]&gt;0)" office:value-type="boolean" office:boolean-value="true" calcext:value-type="boolean">
            <text:p>ΣΩΣΤΌ</text:p>
          </table:table-cell>
          <table:table-cell/>
          <table:table-cell table:formula="of:=IF(AND([.M403];[.N403]);&quot;ERROR&quot;;&quot;&quot;)">
            <text:p/>
          </table:table-cell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string" calcext:value-type="string">
            <text:p>HEDNO_photovoltaika_MV_1101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09560.900000001" calcext:value-type="float">
            <text:p>409560,900000001</text:p>
          </table:table-cell>
          <table:table-cell/>
          <table:table-cell office:value-type="float" office:value="68.2" calcext:value-type="float">
            <text:p>68,2</text:p>
          </table:table-cell>
          <table:table-cell office:value-type="float" office:value="0" calcext:value-type="float">
            <text:p>0</text:p>
          </table:table-cell>
          <table:table-cell office:value-type="float" office:value="34130.075" calcext:value-type="float">
            <text:p>34130,075</text:p>
          </table:table-cell>
          <table:table-cell office:value-type="float" office:value="0" calcext:value-type="float">
            <text:p>0</text:p>
          </table:table-cell>
          <table:table-cell office:value-type="float" office:value="55.3916666666667" calcext:value-type="float">
            <text:p>55,3916666667</text:p>
          </table:table-cell>
          <table:table-cell/>
          <table:table-cell table:formula="of:=IF([.H404]+[.J404]&gt;0)" office:value-type="boolean" office:boolean-value="false" calcext:value-type="boolean">
            <text:p>ΛΆΘΟΣ</text:p>
          </table:table-cell>
          <table:table-cell table:formula="of:=IF([.I404]+[.K404]&gt;0)" office:value-type="boolean" office:boolean-value="true" calcext:value-type="boolean">
            <text:p>ΣΩΣΤΌ</text:p>
          </table:table-cell>
          <table:table-cell/>
          <table:table-cell table:formula="of:=IF(AND([.M404];[.N404]);&quot;ERROR&quot;;&quot;&quot;)">
            <text:p/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HEDNO_photovoltaika_MV_1101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532764.599999998" calcext:value-type="float">
            <text:p>532764,599999998</text:p>
          </table:table-cell>
          <table:table-cell/>
          <table:table-cell office:value-type="float" office:value="101.4" calcext:value-type="float">
            <text:p>101,4</text:p>
          </table:table-cell>
          <table:table-cell office:value-type="float" office:value="0" calcext:value-type="float">
            <text:p>0</text:p>
          </table:table-cell>
          <table:table-cell office:value-type="float" office:value="44397.05" calcext:value-type="float">
            <text:p>44397,05</text:p>
          </table:table-cell>
          <table:table-cell office:value-type="float" office:value="0" calcext:value-type="float">
            <text:p>0</text:p>
          </table:table-cell>
          <table:table-cell office:value-type="float" office:value="85.425" calcext:value-type="float">
            <text:p>85,425</text:p>
          </table:table-cell>
          <table:table-cell/>
          <table:table-cell table:formula="of:=IF([.H405]+[.J405]&gt;0)" office:value-type="boolean" office:boolean-value="false" calcext:value-type="boolean">
            <text:p>ΛΆΘΟΣ</text:p>
          </table:table-cell>
          <table:table-cell table:formula="of:=IF([.I405]+[.K405]&gt;0)" office:value-type="boolean" office:boolean-value="true" calcext:value-type="boolean">
            <text:p>ΣΩΣΤΌ</text:p>
          </table:table-cell>
          <table:table-cell/>
          <table:table-cell table:formula="of:=IF(AND([.M405];[.N405]);&quot;ERROR&quot;;&quot;&quot;)">
            <text:p/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HEDNO_photovoltaika_MV_1101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03849.200000005" calcext:value-type="float">
            <text:p>703849,200000005</text:p>
          </table:table-cell>
          <table:table-cell/>
          <table:table-cell office:value-type="float" office:value="111.6" calcext:value-type="float">
            <text:p>111,6</text:p>
          </table:table-cell>
          <table:table-cell office:value-type="float" office:value="0" calcext:value-type="float">
            <text:p>0</text:p>
          </table:table-cell>
          <table:table-cell office:value-type="float" office:value="58654.1" calcext:value-type="float">
            <text:p>58654,1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,8</text:p>
          </table:table-cell>
          <table:table-cell/>
          <table:table-cell table:formula="of:=IF([.H406]+[.J406]&gt;0)" office:value-type="boolean" office:boolean-value="false" calcext:value-type="boolean">
            <text:p>ΛΆΘΟΣ</text:p>
          </table:table-cell>
          <table:table-cell table:formula="of:=IF([.I406]+[.K406]&gt;0)" office:value-type="boolean" office:boolean-value="true" calcext:value-type="boolean">
            <text:p>ΣΩΣΤΌ</text:p>
          </table:table-cell>
          <table:table-cell/>
          <table:table-cell table:formula="of:=IF(AND([.M406];[.N406]);&quot;ERROR&quot;;&quot;&quot;)">
            <text:p/>
          </table:table-cell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HEDNO_photovoltaika_MV_1101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25083.200000002" calcext:value-type="float">
            <text:p>725083,200000002</text:p>
          </table:table-cell>
          <table:table-cell/>
          <table:table-cell office:value-type="float" office:value="120.8" calcext:value-type="float">
            <text:p>120,8</text:p>
          </table:table-cell>
          <table:table-cell office:value-type="float" office:value="0" calcext:value-type="float">
            <text:p>0</text:p>
          </table:table-cell>
          <table:table-cell office:value-type="float" office:value="60423.6" calcext:value-type="float">
            <text:p>60423,6</text:p>
          </table:table-cell>
          <table:table-cell office:value-type="float" office:value="0" calcext:value-type="float">
            <text:p>0</text:p>
          </table:table-cell>
          <table:table-cell office:value-type="float" office:value="98.1166666666667" calcext:value-type="float">
            <text:p>98,1166666667</text:p>
          </table:table-cell>
          <table:table-cell/>
          <table:table-cell table:formula="of:=IF([.H407]+[.J407]&gt;0)" office:value-type="boolean" office:boolean-value="false" calcext:value-type="boolean">
            <text:p>ΛΆΘΟΣ</text:p>
          </table:table-cell>
          <table:table-cell table:formula="of:=IF([.I407]+[.K407]&gt;0)" office:value-type="boolean" office:boolean-value="true" calcext:value-type="boolean">
            <text:p>ΣΩΣΤΌ</text:p>
          </table:table-cell>
          <table:table-cell/>
          <table:table-cell table:formula="of:=IF(AND([.M407];[.N407]);&quot;ERROR&quot;;&quot;&quot;)">
            <text:p/>
          </table:table-cell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HEDNO_photovoltaika_MV_1101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820885.179999917" calcext:value-type="float">
            <text:p>820885,179999917</text:p>
          </table:table-cell>
          <table:table-cell/>
          <table:table-cell office:value-type="float" office:value="135.28" calcext:value-type="float">
            <text:p>135,28</text:p>
          </table:table-cell>
          <table:table-cell office:value-type="float" office:value="0" calcext:value-type="float">
            <text:p>0</text:p>
          </table:table-cell>
          <table:table-cell office:value-type="float" office:value="68407.0900000003" calcext:value-type="float">
            <text:p>68407,090000000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,3</text:p>
          </table:table-cell>
          <table:table-cell/>
          <table:table-cell table:formula="of:=IF([.H408]+[.J408]&gt;0)" office:value-type="boolean" office:boolean-value="false" calcext:value-type="boolean">
            <text:p>ΛΆΘΟΣ</text:p>
          </table:table-cell>
          <table:table-cell table:formula="of:=IF([.I408]+[.K408]&gt;0)" office:value-type="boolean" office:boolean-value="true" calcext:value-type="boolean">
            <text:p>ΣΩΣΤΌ</text:p>
          </table:table-cell>
          <table:table-cell/>
          <table:table-cell table:formula="of:=IF(AND([.M408];[.N408]);&quot;ERROR&quot;;&quot;&quot;)">
            <text:p/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HEDNO_photovoltaika_MV_1101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410460.19999999" calcext:value-type="float">
            <text:p>1410460,19999999</text:p>
          </table:table-cell>
          <table:table-cell/>
          <table:table-cell office:value-type="float" office:value="239.1" calcext:value-type="float">
            <text:p>239,1</text:p>
          </table:table-cell>
          <table:table-cell office:value-type="float" office:value="0" calcext:value-type="float">
            <text:p>0</text:p>
          </table:table-cell>
          <table:table-cell office:value-type="float" office:value="117538.35" calcext:value-type="float">
            <text:p>117538,35</text:p>
          </table:table-cell>
          <table:table-cell office:value-type="float" office:value="0" calcext:value-type="float">
            <text:p>0</text:p>
          </table:table-cell>
          <table:table-cell office:value-type="float" office:value="187.85" calcext:value-type="float">
            <text:p>187,85</text:p>
          </table:table-cell>
          <table:table-cell/>
          <table:table-cell table:formula="of:=IF([.H409]+[.J409]&gt;0)" office:value-type="boolean" office:boolean-value="false" calcext:value-type="boolean">
            <text:p>ΛΆΘΟΣ</text:p>
          </table:table-cell>
          <table:table-cell table:formula="of:=IF([.I409]+[.K409]&gt;0)" office:value-type="boolean" office:boolean-value="true" calcext:value-type="boolean">
            <text:p>ΣΩΣΤΌ</text:p>
          </table:table-cell>
          <table:table-cell/>
          <table:table-cell table:formula="of:=IF(AND([.M409];[.N409]);&quot;ERROR&quot;;&quot;&quot;)">
            <text:p/>
          </table:table-cell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HEDNO_photovoltaika_MV_1101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39525.480000004" calcext:value-type="float">
            <text:p>639525,480000004</text:p>
          </table:table-cell>
          <table:table-cell/>
          <table:table-cell office:value-type="float" office:value="101.55" calcext:value-type="float">
            <text:p>101,55</text:p>
          </table:table-cell>
          <table:table-cell office:value-type="float" office:value="0" calcext:value-type="float">
            <text:p>0</text:p>
          </table:table-cell>
          <table:table-cell office:value-type="float" office:value="53293.79" calcext:value-type="float">
            <text:p>53293,79</text:p>
          </table:table-cell>
          <table:table-cell office:value-type="float" office:value="0" calcext:value-type="float">
            <text:p>0</text:p>
          </table:table-cell>
          <table:table-cell office:value-type="float" office:value="85.865" calcext:value-type="float">
            <text:p>85,865</text:p>
          </table:table-cell>
          <table:table-cell/>
          <table:table-cell table:formula="of:=IF([.H410]+[.J410]&gt;0)" office:value-type="boolean" office:boolean-value="false" calcext:value-type="boolean">
            <text:p>ΛΆΘΟΣ</text:p>
          </table:table-cell>
          <table:table-cell table:formula="of:=IF([.I410]+[.K410]&gt;0)" office:value-type="boolean" office:boolean-value="true" calcext:value-type="boolean">
            <text:p>ΣΩΣΤΌ</text:p>
          </table:table-cell>
          <table:table-cell/>
          <table:table-cell table:formula="of:=IF(AND([.M410];[.N410]);&quot;ERROR&quot;;&quot;&quot;)">
            <text:p/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HEDNO_photovoltaika_MV_1102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52219.500000002" calcext:value-type="float">
            <text:p>752219,500000002</text:p>
          </table:table-cell>
          <table:table-cell/>
          <table:table-cell office:value-type="float" office:value="125.74" calcext:value-type="float">
            <text:p>125,74</text:p>
          </table:table-cell>
          <table:table-cell office:value-type="float" office:value="0" calcext:value-type="float">
            <text:p>0</text:p>
          </table:table-cell>
          <table:table-cell office:value-type="float" office:value="62684.9583333333" calcext:value-type="float">
            <text:p>62684,9583333333</text:p>
          </table:table-cell>
          <table:table-cell office:value-type="float" office:value="0" calcext:value-type="float">
            <text:p>0</text:p>
          </table:table-cell>
          <table:table-cell office:value-type="float" office:value="106.681666666667" calcext:value-type="float">
            <text:p>106,6816666667</text:p>
          </table:table-cell>
          <table:table-cell/>
          <table:table-cell table:formula="of:=IF([.H411]+[.J411]&gt;0)" office:value-type="boolean" office:boolean-value="false" calcext:value-type="boolean">
            <text:p>ΛΆΘΟΣ</text:p>
          </table:table-cell>
          <table:table-cell table:formula="of:=IF([.I411]+[.K411]&gt;0)" office:value-type="boolean" office:boolean-value="true" calcext:value-type="boolean">
            <text:p>ΣΩΣΤΌ</text:p>
          </table:table-cell>
          <table:table-cell/>
          <table:table-cell table:formula="of:=IF(AND([.M411];[.N411]);&quot;ERROR&quot;;&quot;&quot;)">
            <text:p/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HEDNO_photovoltaika_MV_1102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172603.1" calcext:value-type="float">
            <text:p>1172603,1</text:p>
          </table:table-cell>
          <table:table-cell/>
          <table:table-cell office:value-type="float" office:value="210.6" calcext:value-type="float">
            <text:p>210,6</text:p>
          </table:table-cell>
          <table:table-cell office:value-type="float" office:value="0" calcext:value-type="float">
            <text:p>0</text:p>
          </table:table-cell>
          <table:table-cell office:value-type="float" office:value="97716.925" calcext:value-type="float">
            <text:p>97716,925</text:p>
          </table:table-cell>
          <table:table-cell office:value-type="float" office:value="0" calcext:value-type="float">
            <text:p>0</text:p>
          </table:table-cell>
          <table:table-cell office:value-type="float" office:value="162.35" calcext:value-type="float">
            <text:p>162,35</text:p>
          </table:table-cell>
          <table:table-cell/>
          <table:table-cell table:formula="of:=IF([.H412]+[.J412]&gt;0)" office:value-type="boolean" office:boolean-value="false" calcext:value-type="boolean">
            <text:p>ΛΆΘΟΣ</text:p>
          </table:table-cell>
          <table:table-cell table:formula="of:=IF([.I412]+[.K412]&gt;0)" office:value-type="boolean" office:boolean-value="true" calcext:value-type="boolean">
            <text:p>ΣΩΣΤΌ</text:p>
          </table:table-cell>
          <table:table-cell/>
          <table:table-cell table:formula="of:=IF(AND([.M412];[.N412]);&quot;ERROR&quot;;&quot;&quot;)">
            <text:p/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HEDNO_photovoltaika_MV_1102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97366.9" calcext:value-type="float">
            <text:p>397366,9</text:p>
          </table:table-cell>
          <table:table-cell/>
          <table:table-cell office:value-type="float" office:value="61.2" calcext:value-type="float">
            <text:p>61,2</text:p>
          </table:table-cell>
          <table:table-cell office:value-type="float" office:value="0" calcext:value-type="float">
            <text:p>0</text:p>
          </table:table-cell>
          <table:table-cell office:value-type="float" office:value="33113.9083333333" calcext:value-type="float">
            <text:p>33113,9083333333</text:p>
          </table:table-cell>
          <table:table-cell office:value-type="float" office:value="0" calcext:value-type="float">
            <text:p>0</text:p>
          </table:table-cell>
          <table:table-cell office:value-type="float" office:value="54.2333333333333" calcext:value-type="float">
            <text:p>54,2333333333</text:p>
          </table:table-cell>
          <table:table-cell/>
          <table:table-cell table:formula="of:=IF([.H413]+[.J413]&gt;0)" office:value-type="boolean" office:boolean-value="false" calcext:value-type="boolean">
            <text:p>ΛΆΘΟΣ</text:p>
          </table:table-cell>
          <table:table-cell table:formula="of:=IF([.I413]+[.K413]&gt;0)" office:value-type="boolean" office:boolean-value="true" calcext:value-type="boolean">
            <text:p>ΣΩΣΤΌ</text:p>
          </table:table-cell>
          <table:table-cell/>
          <table:table-cell table:formula="of:=IF(AND([.M413];[.N413]);&quot;ERROR&quot;;&quot;&quot;)">
            <text:p/>
          </table:table-cell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string" calcext:value-type="string">
            <text:p>HEDNO_photovoltaika_MV_1102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98432.600000001" calcext:value-type="float">
            <text:p>798432,600000001</text:p>
          </table:table-cell>
          <table:table-cell/>
          <table:table-cell office:value-type="float" office:value="121.8" calcext:value-type="float">
            <text:p>121,8</text:p>
          </table:table-cell>
          <table:table-cell office:value-type="float" office:value="0" calcext:value-type="float">
            <text:p>0</text:p>
          </table:table-cell>
          <table:table-cell office:value-type="float" office:value="66536.0500000001" calcext:value-type="float">
            <text:p>66536,0500000001</text:p>
          </table:table-cell>
          <table:table-cell office:value-type="float" office:value="0" calcext:value-type="float">
            <text:p>0</text:p>
          </table:table-cell>
          <table:table-cell office:value-type="float" office:value="111.366666666667" calcext:value-type="float">
            <text:p>111,3666666667</text:p>
          </table:table-cell>
          <table:table-cell/>
          <table:table-cell table:formula="of:=IF([.H414]+[.J414]&gt;0)" office:value-type="boolean" office:boolean-value="false" calcext:value-type="boolean">
            <text:p>ΛΆΘΟΣ</text:p>
          </table:table-cell>
          <table:table-cell table:formula="of:=IF([.I414]+[.K414]&gt;0)" office:value-type="boolean" office:boolean-value="true" calcext:value-type="boolean">
            <text:p>ΣΩΣΤΌ</text:p>
          </table:table-cell>
          <table:table-cell/>
          <table:table-cell table:formula="of:=IF(AND([.M414];[.N414]);&quot;ERROR&quot;;&quot;&quot;)">
            <text:p/>
          </table:table-cell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string" calcext:value-type="string">
            <text:p>HEDNO_photovoltaika_MV_1102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580096.200000001" calcext:value-type="float">
            <text:p>580096,200000001</text:p>
          </table:table-cell>
          <table:table-cell/>
          <table:table-cell office:value-type="float" office:value="93.6" calcext:value-type="float">
            <text:p>93,6</text:p>
          </table:table-cell>
          <table:table-cell office:value-type="float" office:value="0" calcext:value-type="float">
            <text:p>0</text:p>
          </table:table-cell>
          <table:table-cell office:value-type="float" office:value="48341.35" calcext:value-type="float">
            <text:p>48341,35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,4</text:p>
          </table:table-cell>
          <table:table-cell/>
          <table:table-cell table:formula="of:=IF([.H415]+[.J415]&gt;0)" office:value-type="boolean" office:boolean-value="false" calcext:value-type="boolean">
            <text:p>ΛΆΘΟΣ</text:p>
          </table:table-cell>
          <table:table-cell table:formula="of:=IF([.I415]+[.K415]&gt;0)" office:value-type="boolean" office:boolean-value="true" calcext:value-type="boolean">
            <text:p>ΣΩΣΤΌ</text:p>
          </table:table-cell>
          <table:table-cell/>
          <table:table-cell table:formula="of:=IF(AND([.M415];[.N415]);&quot;ERROR&quot;;&quot;&quot;)">
            <text:p/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HEDNO_photovoltaika_MV_1102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205601" calcext:value-type="float">
            <text:p>1205601</text:p>
          </table:table-cell>
          <table:table-cell/>
          <table:table-cell office:value-type="float" office:value="193.2" calcext:value-type="float">
            <text:p>193,2</text:p>
          </table:table-cell>
          <table:table-cell office:value-type="float" office:value="0" calcext:value-type="float">
            <text:p>0</text:p>
          </table:table-cell>
          <table:table-cell office:value-type="float" office:value="100466.75" calcext:value-type="float">
            <text:p>100466,75</text:p>
          </table:table-cell>
          <table:table-cell office:value-type="float" office:value="0" calcext:value-type="float">
            <text:p>0</text:p>
          </table:table-cell>
          <table:table-cell office:value-type="float" office:value="162.5" calcext:value-type="float">
            <text:p>162,5</text:p>
          </table:table-cell>
          <table:table-cell/>
          <table:table-cell table:formula="of:=IF([.H416]+[.J416]&gt;0)" office:value-type="boolean" office:boolean-value="false" calcext:value-type="boolean">
            <text:p>ΛΆΘΟΣ</text:p>
          </table:table-cell>
          <table:table-cell table:formula="of:=IF([.I416]+[.K416]&gt;0)" office:value-type="boolean" office:boolean-value="true" calcext:value-type="boolean">
            <text:p>ΣΩΣΤΌ</text:p>
          </table:table-cell>
          <table:table-cell/>
          <table:table-cell table:formula="of:=IF(AND([.M416];[.N416]);&quot;ERROR&quot;;&quot;&quot;)">
            <text:p/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string" calcext:value-type="string">
            <text:p>HEDNO_photovoltaika_MV_1102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125495.30000001" calcext:value-type="float">
            <text:p>1125495,30000001</text:p>
          </table:table-cell>
          <table:table-cell/>
          <table:table-cell office:value-type="float" office:value="233.1" calcext:value-type="float">
            <text:p>233,1</text:p>
          </table:table-cell>
          <table:table-cell office:value-type="float" office:value="0" calcext:value-type="float">
            <text:p>0</text:p>
          </table:table-cell>
          <table:table-cell office:value-type="float" office:value="93791.275" calcext:value-type="float">
            <text:p>93791,275</text:p>
          </table:table-cell>
          <table:table-cell office:value-type="float" office:value="0" calcext:value-type="float">
            <text:p>0</text:p>
          </table:table-cell>
          <table:table-cell office:value-type="float" office:value="183.3" calcext:value-type="float">
            <text:p>183,3</text:p>
          </table:table-cell>
          <table:table-cell/>
          <table:table-cell table:formula="of:=IF([.H417]+[.J417]&gt;0)" office:value-type="boolean" office:boolean-value="false" calcext:value-type="boolean">
            <text:p>ΛΆΘΟΣ</text:p>
          </table:table-cell>
          <table:table-cell table:formula="of:=IF([.I417]+[.K417]&gt;0)" office:value-type="boolean" office:boolean-value="true" calcext:value-type="boolean">
            <text:p>ΣΩΣΤΌ</text:p>
          </table:table-cell>
          <table:table-cell/>
          <table:table-cell table:formula="of:=IF(AND([.M417];[.N417]);&quot;ERROR&quot;;&quot;&quot;)">
            <text:p/>
          </table:table-cell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HEDNO_photovoltaika_MV_1102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927373.199999998" calcext:value-type="float">
            <text:p>927373,199999998</text:p>
          </table:table-cell>
          <table:table-cell/>
          <table:table-cell office:value-type="float" office:value="137.6" calcext:value-type="float">
            <text:p>137,6</text:p>
          </table:table-cell>
          <table:table-cell office:value-type="float" office:value="0" calcext:value-type="float">
            <text:p>0</text:p>
          </table:table-cell>
          <table:table-cell office:value-type="float" office:value="77281.1" calcext:value-type="float">
            <text:p>77281,1</text:p>
          </table:table-cell>
          <table:table-cell office:value-type="float" office:value="0" calcext:value-type="float">
            <text:p>0</text:p>
          </table:table-cell>
          <table:table-cell office:value-type="float" office:value="121.95" calcext:value-type="float">
            <text:p>121,95</text:p>
          </table:table-cell>
          <table:table-cell/>
          <table:table-cell table:formula="of:=IF([.H418]+[.J418]&gt;0)" office:value-type="boolean" office:boolean-value="false" calcext:value-type="boolean">
            <text:p>ΛΆΘΟΣ</text:p>
          </table:table-cell>
          <table:table-cell table:formula="of:=IF([.I418]+[.K418]&gt;0)" office:value-type="boolean" office:boolean-value="true" calcext:value-type="boolean">
            <text:p>ΣΩΣΤΌ</text:p>
          </table:table-cell>
          <table:table-cell/>
          <table:table-cell table:formula="of:=IF(AND([.M418];[.N418]);&quot;ERROR&quot;;&quot;&quot;)">
            <text:p/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HEDNO_photovoltaika_MV_1102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457768.09999999" calcext:value-type="float">
            <text:p>1457768,09999999</text:p>
          </table:table-cell>
          <table:table-cell/>
          <table:table-cell office:value-type="float" office:value="217.5" calcext:value-type="float">
            <text:p>217,5</text:p>
          </table:table-cell>
          <table:table-cell office:value-type="float" office:value="0" calcext:value-type="float">
            <text:p>0</text:p>
          </table:table-cell>
          <table:table-cell office:value-type="float" office:value="121480.675" calcext:value-type="float">
            <text:p>121480,675</text:p>
          </table:table-cell>
          <table:table-cell office:value-type="float" office:value="0" calcext:value-type="float">
            <text:p>0</text:p>
          </table:table-cell>
          <table:table-cell office:value-type="float" office:value="189.075" calcext:value-type="float">
            <text:p>189,075</text:p>
          </table:table-cell>
          <table:table-cell/>
          <table:table-cell table:formula="of:=IF([.H419]+[.J419]&gt;0)" office:value-type="boolean" office:boolean-value="false" calcext:value-type="boolean">
            <text:p>ΛΆΘΟΣ</text:p>
          </table:table-cell>
          <table:table-cell table:formula="of:=IF([.I419]+[.K419]&gt;0)" office:value-type="boolean" office:boolean-value="true" calcext:value-type="boolean">
            <text:p>ΣΩΣΤΌ</text:p>
          </table:table-cell>
          <table:table-cell/>
          <table:table-cell table:formula="of:=IF(AND([.M419];[.N419]);&quot;ERROR&quot;;&quot;&quot;)">
            <text:p/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HEDNO_photovoltaika_MV_1102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825952.000000005" calcext:value-type="float">
            <text:p>825952,000000005</text:p>
          </table:table-cell>
          <table:table-cell/>
          <table:table-cell office:value-type="float" office:value="122.6" calcext:value-type="float">
            <text:p>122,6</text:p>
          </table:table-cell>
          <table:table-cell office:value-type="float" office:value="0" calcext:value-type="float">
            <text:p>0</text:p>
          </table:table-cell>
          <table:table-cell office:value-type="float" office:value="68829.3333333333" calcext:value-type="float">
            <text:p>68829,3333333333</text:p>
          </table:table-cell>
          <table:table-cell office:value-type="float" office:value="0" calcext:value-type="float">
            <text:p>0</text:p>
          </table:table-cell>
          <table:table-cell office:value-type="float" office:value="111.816666666667" calcext:value-type="float">
            <text:p>111,8166666667</text:p>
          </table:table-cell>
          <table:table-cell/>
          <table:table-cell table:formula="of:=IF([.H420]+[.J420]&gt;0)" office:value-type="boolean" office:boolean-value="false" calcext:value-type="boolean">
            <text:p>ΛΆΘΟΣ</text:p>
          </table:table-cell>
          <table:table-cell table:formula="of:=IF([.I420]+[.K420]&gt;0)" office:value-type="boolean" office:boolean-value="true" calcext:value-type="boolean">
            <text:p>ΣΩΣΤΌ</text:p>
          </table:table-cell>
          <table:table-cell/>
          <table:table-cell table:formula="of:=IF(AND([.M420];[.N420]);&quot;ERROR&quot;;&quot;&quot;)">
            <text:p/>
          </table:table-cell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string" calcext:value-type="string">
            <text:p>HEDNO_photovoltaika_MV_1103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036229.1" calcext:value-type="float">
            <text:p>1036229,1</text:p>
          </table:table-cell>
          <table:table-cell/>
          <table:table-cell office:value-type="float" office:value="187.8" calcext:value-type="float">
            <text:p>187,8</text:p>
          </table:table-cell>
          <table:table-cell office:value-type="float" office:value="0" calcext:value-type="float">
            <text:p>0</text:p>
          </table:table-cell>
          <table:table-cell office:value-type="float" office:value="86352.425" calcext:value-type="float">
            <text:p>86352,42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,3</text:p>
          </table:table-cell>
          <table:table-cell/>
          <table:table-cell table:formula="of:=IF([.H421]+[.J421]&gt;0)" office:value-type="boolean" office:boolean-value="false" calcext:value-type="boolean">
            <text:p>ΛΆΘΟΣ</text:p>
          </table:table-cell>
          <table:table-cell table:formula="of:=IF([.I421]+[.K421]&gt;0)" office:value-type="boolean" office:boolean-value="true" calcext:value-type="boolean">
            <text:p>ΣΩΣΤΌ</text:p>
          </table:table-cell>
          <table:table-cell/>
          <table:table-cell table:formula="of:=IF(AND([.M421];[.N421]);&quot;ERROR&quot;;&quot;&quot;)">
            <text:p/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HEDNO_photovoltaika_MV_1103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54814.000000008" calcext:value-type="float">
            <text:p>754814,000000008</text:p>
          </table:table-cell>
          <table:table-cell/>
          <table:table-cell office:value-type="float" office:value="123.2" calcext:value-type="float">
            <text:p>123,2</text:p>
          </table:table-cell>
          <table:table-cell office:value-type="float" office:value="0" calcext:value-type="float">
            <text:p>0</text:p>
          </table:table-cell>
          <table:table-cell office:value-type="float" office:value="62901.1666666667" calcext:value-type="float">
            <text:p>62901,1666666667</text:p>
          </table:table-cell>
          <table:table-cell office:value-type="float" office:value="0" calcext:value-type="float">
            <text:p>0</text:p>
          </table:table-cell>
          <table:table-cell office:value-type="float" office:value="102.033333333333" calcext:value-type="float">
            <text:p>102,0333333333</text:p>
          </table:table-cell>
          <table:table-cell/>
          <table:table-cell table:formula="of:=IF([.H422]+[.J422]&gt;0)" office:value-type="boolean" office:boolean-value="false" calcext:value-type="boolean">
            <text:p>ΛΆΘΟΣ</text:p>
          </table:table-cell>
          <table:table-cell table:formula="of:=IF([.I422]+[.K422]&gt;0)" office:value-type="boolean" office:boolean-value="true" calcext:value-type="boolean">
            <text:p>ΣΩΣΤΌ</text:p>
          </table:table-cell>
          <table:table-cell/>
          <table:table-cell table:formula="of:=IF(AND([.M422];[.N422]);&quot;ERROR&quot;;&quot;&quot;)">
            <text:p/>
          </table:table-cell>
        </table:table-row>
        <table:table-row table:style-name="ro1">
          <table:table-cell office:value-type="float" office:value="11032" calcext:value-type="float">
            <text:p>11032</text:p>
          </table:table-cell>
          <table:table-cell office:value-type="string" calcext:value-type="string">
            <text:p>HEDNO_photovoltaika_MV_1103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313363.10000001" calcext:value-type="float">
            <text:p>1313363,10000001</text:p>
          </table:table-cell>
          <table:table-cell/>
          <table:table-cell office:value-type="float" office:value="215.1" calcext:value-type="float">
            <text:p>215,1</text:p>
          </table:table-cell>
          <table:table-cell office:value-type="float" office:value="0" calcext:value-type="float">
            <text:p>0</text:p>
          </table:table-cell>
          <table:table-cell office:value-type="float" office:value="109446.925" calcext:value-type="float">
            <text:p>109446,925</text:p>
          </table:table-cell>
          <table:table-cell office:value-type="float" office:value="0" calcext:value-type="float">
            <text:p>0</text:p>
          </table:table-cell>
          <table:table-cell office:value-type="float" office:value="175.475" calcext:value-type="float">
            <text:p>175,475</text:p>
          </table:table-cell>
          <table:table-cell/>
          <table:table-cell table:formula="of:=IF([.H423]+[.J423]&gt;0)" office:value-type="boolean" office:boolean-value="false" calcext:value-type="boolean">
            <text:p>ΛΆΘΟΣ</text:p>
          </table:table-cell>
          <table:table-cell table:formula="of:=IF([.I423]+[.K423]&gt;0)" office:value-type="boolean" office:boolean-value="true" calcext:value-type="boolean">
            <text:p>ΣΩΣΤΌ</text:p>
          </table:table-cell>
          <table:table-cell/>
          <table:table-cell table:formula="of:=IF(AND([.M423];[.N423]);&quot;ERROR&quot;;&quot;&quot;)">
            <text:p/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HEDNO_photovoltaika_MV_1103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33336.399999997" calcext:value-type="float">
            <text:p>733336,39999999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111.3666666667" calcext:value-type="float">
            <text:p>61111,3666666667</text:p>
          </table:table-cell>
          <table:table-cell office:value-type="float" office:value="0" calcext:value-type="float">
            <text:p>0</text:p>
          </table:table-cell>
          <table:table-cell office:value-type="float" office:value="107.233333333333" calcext:value-type="float">
            <text:p>107,2333333333</text:p>
          </table:table-cell>
          <table:table-cell/>
          <table:table-cell table:formula="of:=IF([.H424]+[.J424]&gt;0)" office:value-type="boolean" office:boolean-value="false" calcext:value-type="boolean">
            <text:p>ΛΆΘΟΣ</text:p>
          </table:table-cell>
          <table:table-cell table:formula="of:=IF([.I424]+[.K424]&gt;0)" office:value-type="boolean" office:boolean-value="true" calcext:value-type="boolean">
            <text:p>ΣΩΣΤΌ</text:p>
          </table:table-cell>
          <table:table-cell/>
          <table:table-cell table:formula="of:=IF(AND([.M424];[.N424]);&quot;ERROR&quot;;&quot;&quot;)">
            <text:p/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HEDNO_photovoltaika_MV_1103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65838.800000001" calcext:value-type="float">
            <text:p>765838,800000001</text:p>
          </table:table-cell>
          <table:table-cell/>
          <table:table-cell office:value-type="float" office:value="117.9" calcext:value-type="float">
            <text:p>117,9</text:p>
          </table:table-cell>
          <table:table-cell office:value-type="float" office:value="0" calcext:value-type="float">
            <text:p>0</text:p>
          </table:table-cell>
          <table:table-cell office:value-type="float" office:value="63819.9" calcext:value-type="float">
            <text:p>63819,9</text:p>
          </table:table-cell>
          <table:table-cell office:value-type="float" office:value="0" calcext:value-type="float">
            <text:p>0</text:p>
          </table:table-cell>
          <table:table-cell office:value-type="float" office:value="110.475" calcext:value-type="float">
            <text:p>110,475</text:p>
          </table:table-cell>
          <table:table-cell/>
          <table:table-cell table:formula="of:=IF([.H425]+[.J425]&gt;0)" office:value-type="boolean" office:boolean-value="false" calcext:value-type="boolean">
            <text:p>ΛΆΘΟΣ</text:p>
          </table:table-cell>
          <table:table-cell table:formula="of:=IF([.I425]+[.K425]&gt;0)" office:value-type="boolean" office:boolean-value="true" calcext:value-type="boolean">
            <text:p>ΣΩΣΤΌ</text:p>
          </table:table-cell>
          <table:table-cell/>
          <table:table-cell table:formula="of:=IF(AND([.M425];[.N425]);&quot;ERROR&quot;;&quot;&quot;)">
            <text:p/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HEDNO_photovoltaika_MV_1103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267815.3" calcext:value-type="float">
            <text:p>1267815,3</text:p>
          </table:table-cell>
          <table:table-cell/>
          <table:table-cell office:value-type="float" office:value="224.1" calcext:value-type="float">
            <text:p>224,1</text:p>
          </table:table-cell>
          <table:table-cell office:value-type="float" office:value="0" calcext:value-type="float">
            <text:p>0</text:p>
          </table:table-cell>
          <table:table-cell office:value-type="float" office:value="105651.275" calcext:value-type="float">
            <text:p>105651,275</text:p>
          </table:table-cell>
          <table:table-cell office:value-type="float" office:value="0" calcext:value-type="float">
            <text:p>0</text:p>
          </table:table-cell>
          <table:table-cell office:value-type="float" office:value="173.925" calcext:value-type="float">
            <text:p>173,925</text:p>
          </table:table-cell>
          <table:table-cell/>
          <table:table-cell table:formula="of:=IF([.H426]+[.J426]&gt;0)" office:value-type="boolean" office:boolean-value="false" calcext:value-type="boolean">
            <text:p>ΛΆΘΟΣ</text:p>
          </table:table-cell>
          <table:table-cell table:formula="of:=IF([.I426]+[.K426]&gt;0)" office:value-type="boolean" office:boolean-value="true" calcext:value-type="boolean">
            <text:p>ΣΩΣΤΌ</text:p>
          </table:table-cell>
          <table:table-cell/>
          <table:table-cell table:formula="of:=IF(AND([.M426];[.N426]);&quot;ERROR&quot;;&quot;&quot;)">
            <text:p/>
          </table:table-cell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string" calcext:value-type="string">
            <text:p>HEDNO_photovoltaika_MV_1103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577764.3" calcext:value-type="float">
            <text:p>577764,3</text:p>
          </table:table-cell>
          <table:table-cell/>
          <table:table-cell office:value-type="float" office:value="92.7" calcext:value-type="float">
            <text:p>92,7</text:p>
          </table:table-cell>
          <table:table-cell office:value-type="float" office:value="0" calcext:value-type="float">
            <text:p>0</text:p>
          </table:table-cell>
          <table:table-cell office:value-type="float" office:value="48147.025" calcext:value-type="float">
            <text:p>48147,025</text:p>
          </table:table-cell>
          <table:table-cell office:value-type="float" office:value="0" calcext:value-type="float">
            <text:p>0</text:p>
          </table:table-cell>
          <table:table-cell office:value-type="float" office:value="83.525" calcext:value-type="float">
            <text:p>83,525</text:p>
          </table:table-cell>
          <table:table-cell/>
          <table:table-cell table:formula="of:=IF([.H427]+[.J427]&gt;0)" office:value-type="boolean" office:boolean-value="false" calcext:value-type="boolean">
            <text:p>ΛΆΘΟΣ</text:p>
          </table:table-cell>
          <table:table-cell table:formula="of:=IF([.I427]+[.K427]&gt;0)" office:value-type="boolean" office:boolean-value="true" calcext:value-type="boolean">
            <text:p>ΣΩΣΤΌ</text:p>
          </table:table-cell>
          <table:table-cell/>
          <table:table-cell table:formula="of:=IF(AND([.M427];[.N427]);&quot;ERROR&quot;;&quot;&quot;)">
            <text:p/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HEDNO_photovoltaika_MV_1103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73533.999999998" calcext:value-type="float">
            <text:p>673533,999999998</text:p>
          </table:table-cell>
          <table:table-cell/>
          <table:table-cell office:value-type="float" office:value="112.4" calcext:value-type="float">
            <text:p>112,4</text:p>
          </table:table-cell>
          <table:table-cell office:value-type="float" office:value="0" calcext:value-type="float">
            <text:p>0</text:p>
          </table:table-cell>
          <table:table-cell office:value-type="float" office:value="56127.8333333333" calcext:value-type="float">
            <text:p>56127,8333333333</text:p>
          </table:table-cell>
          <table:table-cell office:value-type="float" office:value="0" calcext:value-type="float">
            <text:p>0</text:p>
          </table:table-cell>
          <table:table-cell office:value-type="float" office:value="91.65" calcext:value-type="float">
            <text:p>91,65</text:p>
          </table:table-cell>
          <table:table-cell/>
          <table:table-cell table:formula="of:=IF([.H428]+[.J428]&gt;0)" office:value-type="boolean" office:boolean-value="false" calcext:value-type="boolean">
            <text:p>ΛΆΘΟΣ</text:p>
          </table:table-cell>
          <table:table-cell table:formula="of:=IF([.I428]+[.K428]&gt;0)" office:value-type="boolean" office:boolean-value="true" calcext:value-type="boolean">
            <text:p>ΣΩΣΤΌ</text:p>
          </table:table-cell>
          <table:table-cell/>
          <table:table-cell table:formula="of:=IF(AND([.M428];[.N428]);&quot;ERROR&quot;;&quot;&quot;)">
            <text:p/>
          </table:table-cell>
        </table:table-row>
        <table:table-row table:style-name="ro1">
          <table:table-cell office:value-type="float" office:value="11038" calcext:value-type="float">
            <text:p>11038</text:p>
          </table:table-cell>
          <table:table-cell office:value-type="string" calcext:value-type="string">
            <text:p>HEDNO_photovoltaika_MV_1103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46478.999999997" calcext:value-type="float">
            <text:p>646478,999999997</text:p>
          </table:table-cell>
          <table:table-cell/>
          <table:table-cell office:value-type="float" office:value="105.6" calcext:value-type="float">
            <text:p>105,6</text:p>
          </table:table-cell>
          <table:table-cell office:value-type="float" office:value="0" calcext:value-type="float">
            <text:p>0</text:p>
          </table:table-cell>
          <table:table-cell office:value-type="float" office:value="53873.25" calcext:value-type="float">
            <text:p>53873,25</text:p>
          </table:table-cell>
          <table:table-cell office:value-type="float" office:value="0" calcext:value-type="float">
            <text:p>0</text:p>
          </table:table-cell>
          <table:table-cell office:value-type="float" office:value="87.9666666666667" calcext:value-type="float">
            <text:p>87,9666666667</text:p>
          </table:table-cell>
          <table:table-cell/>
          <table:table-cell table:formula="of:=IF([.H429]+[.J429]&gt;0)" office:value-type="boolean" office:boolean-value="false" calcext:value-type="boolean">
            <text:p>ΛΆΘΟΣ</text:p>
          </table:table-cell>
          <table:table-cell table:formula="of:=IF([.I429]+[.K429]&gt;0)" office:value-type="boolean" office:boolean-value="true" calcext:value-type="boolean">
            <text:p>ΣΩΣΤΌ</text:p>
          </table:table-cell>
          <table:table-cell/>
          <table:table-cell table:formula="of:=IF(AND([.M429];[.N429]);&quot;ERROR&quot;;&quot;&quot;)">
            <text:p/>
          </table:table-cell>
        </table:table-row>
        <table:table-row table:style-name="ro1">
          <table:table-cell office:value-type="float" office:value="11039" calcext:value-type="float">
            <text:p>11039</text:p>
          </table:table-cell>
          <table:table-cell office:value-type="string" calcext:value-type="string">
            <text:p>HEDNO_photovoltaika_MV_1103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85837" calcext:value-type="float">
            <text:p>28583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3819.75" calcext:value-type="float">
            <text:p>23819,75</text:p>
          </table:table-cell>
          <table:table-cell office:value-type="float" office:value="0" calcext:value-type="float">
            <text:p>0</text:p>
          </table:table-cell>
          <table:table-cell office:value-type="float" office:value="69.775" calcext:value-type="float">
            <text:p>69,775</text:p>
          </table:table-cell>
          <table:table-cell/>
          <table:table-cell table:formula="of:=IF([.H430]+[.J430]&gt;0)" office:value-type="boolean" office:boolean-value="false" calcext:value-type="boolean">
            <text:p>ΛΆΘΟΣ</text:p>
          </table:table-cell>
          <table:table-cell table:formula="of:=IF([.I430]+[.K430]&gt;0)" office:value-type="boolean" office:boolean-value="true" calcext:value-type="boolean">
            <text:p>ΣΩΣΤΌ</text:p>
          </table:table-cell>
          <table:table-cell/>
          <table:table-cell table:formula="of:=IF(AND([.M430];[.N430]);&quot;ERROR&quot;;&quot;&quot;)">
            <text:p/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HEDNO_photovoltaika_MV_1104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297206" calcext:value-type="float">
            <text:p>1297206</text:p>
          </table:table-cell>
          <table:table-cell/>
          <table:table-cell office:value-type="float" office:value="207.75" calcext:value-type="float">
            <text:p>207,75</text:p>
          </table:table-cell>
          <table:table-cell office:value-type="float" office:value="0" calcext:value-type="float">
            <text:p>0</text:p>
          </table:table-cell>
          <table:table-cell office:value-type="float" office:value="108100.5" calcext:value-type="float">
            <text:p>108100,5</text:p>
          </table:table-cell>
          <table:table-cell office:value-type="float" office:value="0" calcext:value-type="float">
            <text:p>0</text:p>
          </table:table-cell>
          <table:table-cell office:value-type="float" office:value="172.625" calcext:value-type="float">
            <text:p>172,625</text:p>
          </table:table-cell>
          <table:table-cell/>
          <table:table-cell table:formula="of:=IF([.H431]+[.J431]&gt;0)" office:value-type="boolean" office:boolean-value="false" calcext:value-type="boolean">
            <text:p>ΛΆΘΟΣ</text:p>
          </table:table-cell>
          <table:table-cell table:formula="of:=IF([.I431]+[.K431]&gt;0)" office:value-type="boolean" office:boolean-value="true" calcext:value-type="boolean">
            <text:p>ΣΩΣΤΌ</text:p>
          </table:table-cell>
          <table:table-cell/>
          <table:table-cell table:formula="of:=IF(AND([.M431];[.N431]);&quot;ERROR&quot;;&quot;&quot;)">
            <text:p/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HEDNO_photovoltaika_MV_11041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403261.000000003" calcext:value-type="float">
            <text:p>403261,000000003</text:p>
          </table:table-cell>
          <table:table-cell/>
          <table:table-cell office:value-type="float" office:value="63.6" calcext:value-type="float">
            <text:p>63,6</text:p>
          </table:table-cell>
          <table:table-cell office:value-type="float" office:value="0" calcext:value-type="float">
            <text:p>0</text:p>
          </table:table-cell>
          <table:table-cell office:value-type="float" office:value="33605.0833333333" calcext:value-type="float">
            <text:p>33605,08333333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[.H432]+[.J432]&gt;0)" office:value-type="boolean" office:boolean-value="false" calcext:value-type="boolean">
            <text:p>ΛΆΘΟΣ</text:p>
          </table:table-cell>
          <table:table-cell table:formula="of:=IF([.I432]+[.K432]&gt;0)" office:value-type="boolean" office:boolean-value="true" calcext:value-type="boolean">
            <text:p>ΣΩΣΤΌ</text:p>
          </table:table-cell>
          <table:table-cell/>
          <table:table-cell table:formula="of:=IF(AND([.M432];[.N432]);&quot;ERROR&quot;;&quot;&quot;)">
            <text:p/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HEDNO_photovoltaika_MV_11042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92345.199999996" calcext:value-type="float">
            <text:p>692345,199999996</text:p>
          </table:table-cell>
          <table:table-cell/>
          <table:table-cell office:value-type="float" office:value="106.4" calcext:value-type="float">
            <text:p>106,4</text:p>
          </table:table-cell>
          <table:table-cell office:value-type="float" office:value="0" calcext:value-type="float">
            <text:p>0</text:p>
          </table:table-cell>
          <table:table-cell office:value-type="float" office:value="57695.4333333333" calcext:value-type="float">
            <text:p>57695,4333333333</text:p>
          </table:table-cell>
          <table:table-cell office:value-type="float" office:value="0" calcext:value-type="float">
            <text:p>0</text:p>
          </table:table-cell>
          <table:table-cell office:value-type="float" office:value="98.5833333333333" calcext:value-type="float">
            <text:p>98,5833333333</text:p>
          </table:table-cell>
          <table:table-cell/>
          <table:table-cell table:formula="of:=IF([.H433]+[.J433]&gt;0)" office:value-type="boolean" office:boolean-value="false" calcext:value-type="boolean">
            <text:p>ΛΆΘΟΣ</text:p>
          </table:table-cell>
          <table:table-cell table:formula="of:=IF([.I433]+[.K433]&gt;0)" office:value-type="boolean" office:boolean-value="true" calcext:value-type="boolean">
            <text:p>ΣΩΣΤΌ</text:p>
          </table:table-cell>
          <table:table-cell/>
          <table:table-cell table:formula="of:=IF(AND([.M433];[.N433]);&quot;ERROR&quot;;&quot;&quot;)">
            <text:p/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HEDNO_photovoltaika_MV_11043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380672.97499999" calcext:value-type="float">
            <text:p>1380672,97499999</text:p>
          </table:table-cell>
          <table:table-cell/>
          <table:table-cell office:value-type="float" office:value="211.725" calcext:value-type="float">
            <text:p>211,725</text:p>
          </table:table-cell>
          <table:table-cell office:value-type="float" office:value="0" calcext:value-type="float">
            <text:p>0</text:p>
          </table:table-cell>
          <table:table-cell office:value-type="float" office:value="115056.08125" calcext:value-type="float">
            <text:p>115056,08125</text:p>
          </table:table-cell>
          <table:table-cell office:value-type="float" office:value="0" calcext:value-type="float">
            <text:p>0</text:p>
          </table:table-cell>
          <table:table-cell office:value-type="float" office:value="182.025" calcext:value-type="float">
            <text:p>182,025</text:p>
          </table:table-cell>
          <table:table-cell/>
          <table:table-cell table:formula="of:=IF([.H434]+[.J434]&gt;0)" office:value-type="boolean" office:boolean-value="false" calcext:value-type="boolean">
            <text:p>ΛΆΘΟΣ</text:p>
          </table:table-cell>
          <table:table-cell table:formula="of:=IF([.I434]+[.K434]&gt;0)" office:value-type="boolean" office:boolean-value="true" calcext:value-type="boolean">
            <text:p>ΣΩΣΤΌ</text:p>
          </table:table-cell>
          <table:table-cell/>
          <table:table-cell table:formula="of:=IF(AND([.M434];[.N434]);&quot;ERROR&quot;;&quot;&quot;)">
            <text:p/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HEDNO_photovoltaika_MV_11044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395181.999999999" calcext:value-type="float">
            <text:p>395181,999999999</text:p>
          </table:table-cell>
          <table:table-cell/>
          <table:table-cell office:value-type="float" office:value="66.4" calcext:value-type="float">
            <text:p>66,4</text:p>
          </table:table-cell>
          <table:table-cell office:value-type="float" office:value="0" calcext:value-type="float">
            <text:p>0</text:p>
          </table:table-cell>
          <table:table-cell office:value-type="float" office:value="32931.8333333333" calcext:value-type="float">
            <text:p>32931,8333333333</text:p>
          </table:table-cell>
          <table:table-cell office:value-type="float" office:value="0" calcext:value-type="float">
            <text:p>0</text:p>
          </table:table-cell>
          <table:table-cell office:value-type="float" office:value="56.4416666666667" calcext:value-type="float">
            <text:p>56,4416666667</text:p>
          </table:table-cell>
          <table:table-cell/>
          <table:table-cell table:formula="of:=IF([.H435]+[.J435]&gt;0)" office:value-type="boolean" office:boolean-value="false" calcext:value-type="boolean">
            <text:p>ΛΆΘΟΣ</text:p>
          </table:table-cell>
          <table:table-cell table:formula="of:=IF([.I435]+[.K435]&gt;0)" office:value-type="boolean" office:boolean-value="true" calcext:value-type="boolean">
            <text:p>ΣΩΣΤΌ</text:p>
          </table:table-cell>
          <table:table-cell/>
          <table:table-cell table:formula="of:=IF(AND([.M435];[.N435]);&quot;ERROR&quot;;&quot;&quot;)">
            <text:p/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string" calcext:value-type="string">
            <text:p>HEDNO_photovoltaika_MV_11045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1401793.5" calcext:value-type="float">
            <text:p>1401793,5</text:p>
          </table:table-cell>
          <table:table-cell/>
          <table:table-cell office:value-type="float" office:value="223.5" calcext:value-type="float">
            <text:p>223,5</text:p>
          </table:table-cell>
          <table:table-cell office:value-type="float" office:value="0" calcext:value-type="float">
            <text:p>0</text:p>
          </table:table-cell>
          <table:table-cell office:value-type="float" office:value="116816.125" calcext:value-type="float">
            <text:p>116816,125</text:p>
          </table:table-cell>
          <table:table-cell office:value-type="float" office:value="0" calcext:value-type="float">
            <text:p>0</text:p>
          </table:table-cell>
          <table:table-cell office:value-type="float" office:value="184.825" calcext:value-type="float">
            <text:p>184,825</text:p>
          </table:table-cell>
          <table:table-cell/>
          <table:table-cell table:formula="of:=IF([.H436]+[.J436]&gt;0)" office:value-type="boolean" office:boolean-value="false" calcext:value-type="boolean">
            <text:p>ΛΆΘΟΣ</text:p>
          </table:table-cell>
          <table:table-cell table:formula="of:=IF([.I436]+[.K436]&gt;0)" office:value-type="boolean" office:boolean-value="true" calcext:value-type="boolean">
            <text:p>ΣΩΣΤΌ</text:p>
          </table:table-cell>
          <table:table-cell/>
          <table:table-cell table:formula="of:=IF(AND([.M436];[.N436]);&quot;ERROR&quot;;&quot;&quot;)">
            <text:p/>
          </table:table-cell>
        </table:table-row>
        <table:table-row table:style-name="ro1">
          <table:table-cell office:value-type="float" office:value="11046" calcext:value-type="float">
            <text:p>11046</text:p>
          </table:table-cell>
          <table:table-cell office:value-type="string" calcext:value-type="string">
            <text:p>HEDNO_photovoltaika_MV_11046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629264.400000002" calcext:value-type="float">
            <text:p>629264,40000000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52438.7" calcext:value-type="float">
            <text:p>52438,7</text:p>
          </table:table-cell>
          <table:table-cell office:value-type="float" office:value="0" calcext:value-type="float">
            <text:p>0</text:p>
          </table:table-cell>
          <table:table-cell office:value-type="float" office:value="84.0833333333333" calcext:value-type="float">
            <text:p>84,0833333333</text:p>
          </table:table-cell>
          <table:table-cell/>
          <table:table-cell table:formula="of:=IF([.H437]+[.J437]&gt;0)" office:value-type="boolean" office:boolean-value="false" calcext:value-type="boolean">
            <text:p>ΛΆΘΟΣ</text:p>
          </table:table-cell>
          <table:table-cell table:formula="of:=IF([.I437]+[.K437]&gt;0)" office:value-type="boolean" office:boolean-value="true" calcext:value-type="boolean">
            <text:p>ΣΩΣΤΌ</text:p>
          </table:table-cell>
          <table:table-cell/>
          <table:table-cell table:formula="of:=IF(AND([.M437];[.N437]);&quot;ERROR&quot;;&quot;&quot;)">
            <text:p/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string" calcext:value-type="string">
            <text:p>HEDNO_photovoltaika_MV_11047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838348.5" calcext:value-type="float">
            <text:p>838348,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9862.375" calcext:value-type="float">
            <text:p>69862,375</text:p>
          </table:table-cell>
          <table:table-cell office:value-type="float" office:value="0" calcext:value-type="float">
            <text:p>0</text:p>
          </table:table-cell>
          <table:table-cell office:value-type="float" office:value="117.25" calcext:value-type="float">
            <text:p>117,25</text:p>
          </table:table-cell>
          <table:table-cell/>
          <table:table-cell table:formula="of:=IF([.H438]+[.J438]&gt;0)" office:value-type="boolean" office:boolean-value="false" calcext:value-type="boolean">
            <text:p>ΛΆΘΟΣ</text:p>
          </table:table-cell>
          <table:table-cell table:formula="of:=IF([.I438]+[.K438]&gt;0)" office:value-type="boolean" office:boolean-value="true" calcext:value-type="boolean">
            <text:p>ΣΩΣΤΌ</text:p>
          </table:table-cell>
          <table:table-cell/>
          <table:table-cell table:formula="of:=IF(AND([.M438];[.N438]);&quot;ERROR&quot;;&quot;&quot;)">
            <text:p/>
          </table:table-cell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HEDNO_photovoltaika_MV_11048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48740.299999996" calcext:value-type="float">
            <text:p>748740,299999996</text:p>
          </table:table-cell>
          <table:table-cell/>
          <table:table-cell office:value-type="float" office:value="113.4" calcext:value-type="float">
            <text:p>113,4</text:p>
          </table:table-cell>
          <table:table-cell office:value-type="float" office:value="0" calcext:value-type="float">
            <text:p>0</text:p>
          </table:table-cell>
          <table:table-cell office:value-type="float" office:value="62395.025" calcext:value-type="float">
            <text:p>62395,025</text:p>
          </table:table-cell>
          <table:table-cell office:value-type="float" office:value="0" calcext:value-type="float">
            <text:p>0</text:p>
          </table:table-cell>
          <table:table-cell office:value-type="float" office:value="102.15" calcext:value-type="float">
            <text:p>102,15</text:p>
          </table:table-cell>
          <table:table-cell/>
          <table:table-cell table:formula="of:=IF([.H439]+[.J439]&gt;0)" office:value-type="boolean" office:boolean-value="false" calcext:value-type="boolean">
            <text:p>ΛΆΘΟΣ</text:p>
          </table:table-cell>
          <table:table-cell table:formula="of:=IF([.I439]+[.K439]&gt;0)" office:value-type="boolean" office:boolean-value="true" calcext:value-type="boolean">
            <text:p>ΣΩΣΤΌ</text:p>
          </table:table-cell>
          <table:table-cell/>
          <table:table-cell table:formula="of:=IF(AND([.M439];[.N439]);&quot;ERROR&quot;;&quot;&quot;)">
            <text:p/>
          </table:table-cell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HEDNO_photovoltaika_MV_11049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788538.900000003" calcext:value-type="float">
            <text:p>788538,900000003</text:p>
          </table:table-cell>
          <table:table-cell/>
          <table:table-cell office:value-type="float" office:value="207.6" calcext:value-type="float">
            <text:p>207,6</text:p>
          </table:table-cell>
          <table:table-cell office:value-type="float" office:value="0" calcext:value-type="float">
            <text:p>0</text:p>
          </table:table-cell>
          <table:table-cell office:value-type="float" office:value="65711.575" calcext:value-type="float">
            <text:p>65711,575</text:p>
          </table:table-cell>
          <table:table-cell office:value-type="float" office:value="0" calcext:value-type="float">
            <text:p>0</text:p>
          </table:table-cell>
          <table:table-cell office:value-type="float" office:value="149.875" calcext:value-type="float">
            <text:p>149,875</text:p>
          </table:table-cell>
          <table:table-cell/>
          <table:table-cell table:formula="of:=IF([.H440]+[.J440]&gt;0)" office:value-type="boolean" office:boolean-value="false" calcext:value-type="boolean">
            <text:p>ΛΆΘΟΣ</text:p>
          </table:table-cell>
          <table:table-cell table:formula="of:=IF([.I440]+[.K440]&gt;0)" office:value-type="boolean" office:boolean-value="true" calcext:value-type="boolean">
            <text:p>ΣΩΣΤΌ</text:p>
          </table:table-cell>
          <table:table-cell/>
          <table:table-cell table:formula="of:=IF(AND([.M440];[.N440]);&quot;ERROR&quot;;&quot;&quot;)">
            <text:p/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string" calcext:value-type="string">
            <text:p>HEDNO_photovoltaika_MV_11050</text:p>
          </table:table-cell>
          <table:table-cell office:value-type="string" calcext:value-type="string">
            <text:p>Μ.Τ Περ. Ελευσίνα</text:p>
          </table:table-cell>
          <table:table-cell office:value-type="float" office:value="0" calcext:value-type="float">
            <text:p>0</text:p>
          </table:table-cell>
          <table:table-cell office:value-type="float" office:value="278231.310000007" calcext:value-type="float">
            <text:p>278231,310000007</text:p>
          </table:table-cell>
          <table:table-cell/>
          <table:table-cell office:value-type="float" office:value="45.54" calcext:value-type="float">
            <text:p>45,54</text:p>
          </table:table-cell>
          <table:table-cell office:value-type="float" office:value="0" calcext:value-type="float">
            <text:p>0</text:p>
          </table:table-cell>
          <table:table-cell office:value-type="float" office:value="23185.9424999999" calcext:value-type="float">
            <text:p>23185,9424999999</text:p>
          </table:table-cell>
          <table:table-cell office:value-type="float" office:value="0" calcext:value-type="float">
            <text:p>0</text:p>
          </table:table-cell>
          <table:table-cell office:value-type="float" office:value="37.895" calcext:value-type="float">
            <text:p>37,895</text:p>
          </table:table-cell>
          <table:table-cell/>
          <table:table-cell table:formula="of:=IF([.H441]+[.J441]&gt;0)" office:value-type="boolean" office:boolean-value="false" calcext:value-type="boolean">
            <text:p>ΛΆΘΟΣ</text:p>
          </table:table-cell>
          <table:table-cell table:formula="of:=IF([.I441]+[.K441]&gt;0)" office:value-type="boolean" office:boolean-value="true" calcext:value-type="boolean">
            <text:p>ΣΩΣΤΌ</text:p>
          </table:table-cell>
          <table:table-cell/>
          <table:table-cell table:formula="of:=IF(AND([.M441];[.N441]);&quot;ERROR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7:10:24.272307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6:52:29.971069493</meta:creation-date>
    <dc:date>2016-09-28T17:12:59.758669142</dc:date>
    <meta:editing-duration>PT3M35S</meta:editing-duration>
    <meta:editing-cycles>3</meta:editing-cycles>
    <meta:generator>LibreOffice/5.1.4.2$Linux_X86_64 LibreOffice_project/10m0$Build-2</meta:generator>
    <meta:document-statistic meta:table-count="1" meta:cell-count="5731" meta:object-count="0"/>
  </office:meta>
</office:document-meta>
</file>